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F.Cu</text:p>
          </table:table-cell>
          <table:table-cell table:style-name="Default" office:value-type="string" calcext:value-type="string">
            <text:p>In1.Cu</text:p>
          </table:table-cell>
          <table:table-cell office:value-type="string" calcext:value-type="string">
            <text:p>In2.Cu</text:p>
          </table:table-cell>
          <table:table-cell office:value-type="string" calcext:value-type="string">
            <text:p>In3.Cu</text:p>
          </table:table-cell>
          <table:table-cell office:value-type="string" calcext:value-type="string">
            <text:p>In4.Cu</text:p>
          </table:table-cell>
          <table:table-cell office:value-type="string" calcext:value-type="string">
            <text:p>B.Cu</text:p>
          </table:table-cell>
          <table:table-cell/>
          <table:table-cell office:value-type="string" calcext:value-type="string">
            <text:p>velocity (m/s)</text:p>
          </table:table-cell>
          <table:table-cell/>
          <table:table-cell office:value-type="string" calcext:value-type="string">
            <text:p>min flight T (ps)</text:p>
          </table:table-cell>
          <table:table-cell office:value-type="string" calcext:value-type="string">
            <text:p>max flight T (ps)</text:p>
          </table:table-cell>
          <table:table-cell office:value-type="string" calcext:value-type="string">
            <text:p>mean flight t (s)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table:formula="of:=[.$M2]*[.$J$2]*1000" office:value-type="float" office:value="5.416617" calcext:value-type="float">
            <text:p>5.416617</text:p>
          </table:table-cell>
          <table:table-cell table:formula="of:=[.$M2]*[.$J$3]*1000" office:value-type="float" office:value="4.351053" calcext:value-type="float">
            <text:p>4.351053</text:p>
          </table:table-cell>
          <table:table-cell table:formula="of:=[.$M2]*[.$J$3]*1000" office:value-type="float" office:value="4.351053" calcext:value-type="float">
            <text:p>4.351053</text:p>
          </table:table-cell>
          <table:table-cell table:formula="of:=[.$M2]*[.$J$4]*1000" office:value-type="float" office:value="4.351053029599" calcext:value-type="float">
            <text:p>4.351053029599</text:p>
          </table:table-cell>
          <table:table-cell table:formula="of:=[.$M2]*[.$J$5]*1000" office:value-type="float" office:value="4.351053059198" calcext:value-type="float">
            <text:p>4.351053059198</text:p>
          </table:table-cell>
          <table:table-cell table:formula="of:=[.$M2]*[.$J$6]*1000" office:value-type="float" office:value="4.351053088797" calcext:value-type="float">
            <text:p>4.351053088797</text:p>
          </table:table-cell>
          <table:table-cell/>
          <table:table-cell office:value-type="string" calcext:value-type="string">
            <text:p>F.Cu</text:p>
          </table:table-cell>
          <table:table-cell table:style-name="ce2" office:value-type="float" office:value="183000000" calcext:value-type="float">
            <text:p>1.83E+08</text:p>
          </table:table-cell>
          <table:table-cell office:value-type="float" office:value="29.451" calcext:value-type="float">
            <text:p>29.451</text:p>
          </table:table-cell>
          <table:table-cell office:value-type="float" office:value="29.747" calcext:value-type="float">
            <text:p>29.747</text:p>
          </table:table-cell>
          <table:table-cell table:formula="of:=(([.K2]+[.L2])/2) * 0.000000000001" office:value-type="float" office:value="0.000000000029599" calcext:value-type="float">
            <text:p>2.9599E-11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table:formula="of:=[.$M3]*[.$J$2]*1000" office:value-type="float" office:value="6.582327" calcext:value-type="float">
            <text:p>6.582327</text:p>
          </table:table-cell>
          <table:table-cell table:formula="of:=[.$M3]*[.$J$3]*1000" office:value-type="float" office:value="5.287443" calcext:value-type="float">
            <text:p>5.287443</text:p>
          </table:table-cell>
          <table:table-cell table:formula="of:=[.$M3]*[.$J$3]*1000" office:value-type="float" office:value="5.287443" calcext:value-type="float">
            <text:p>5.287443</text:p>
          </table:table-cell>
          <table:table-cell table:formula="of:=[.$M3]*[.$J$4]*1000" office:value-type="float" office:value="5.287443035969" calcext:value-type="float">
            <text:p>5.287443035969</text:p>
          </table:table-cell>
          <table:table-cell table:formula="of:=[.$M3]*[.$J$5]*1000" office:value-type="float" office:value="5.287443071938" calcext:value-type="float">
            <text:p>5.287443071938</text:p>
          </table:table-cell>
          <table:table-cell table:formula="of:=[.$M3]*[.$J$6]*1000" office:value-type="float" office:value="5.287443107907" calcext:value-type="float">
            <text:p>5.287443107907</text:p>
          </table:table-cell>
          <table:table-cell/>
          <table:table-cell office:value-type="string" calcext:value-type="string">
            <text:p>In1.Cu</text:p>
          </table:table-cell>
          <table:table-cell table:style-name="ce2" office:value-type="float" office:value="147000000" calcext:value-type="float">
            <text:p>1.47E+08</text:p>
          </table:table-cell>
          <table:table-cell office:value-type="float" office:value="35.789" calcext:value-type="float">
            <text:p>35.789</text:p>
          </table:table-cell>
          <table:table-cell office:value-type="float" office:value="36.149" calcext:value-type="float">
            <text:p>36.149</text:p>
          </table:table-cell>
          <table:table-cell table:formula="of:=(([.K3]+[.L3])/2) * 0.000000000001" office:value-type="float" office:value="0.000000000035969" calcext:value-type="float">
            <text:p>3.5969E-11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table:formula="of:=[.$M4]*[.$J$2]*1000" office:value-type="float" office:value="6.668886" calcext:value-type="float">
            <text:p>6.668886</text:p>
          </table:table-cell>
          <table:table-cell table:formula="of:=[.$M4]*[.$J$3]*1000" office:value-type="float" office:value="5.356974" calcext:value-type="float">
            <text:p>5.356974</text:p>
          </table:table-cell>
          <table:table-cell table:formula="of:=[.$M4]*[.$J$3]*1000" office:value-type="float" office:value="5.356974" calcext:value-type="float">
            <text:p>5.356974</text:p>
          </table:table-cell>
          <table:table-cell table:formula="of:=[.$M4]*[.$J$4]*1000" office:value-type="float" office:value="5.356974036442" calcext:value-type="float">
            <text:p>5.356974036442</text:p>
          </table:table-cell>
          <table:table-cell table:formula="of:=[.$M4]*[.$J$5]*1000" office:value-type="float" office:value="5.356974072884" calcext:value-type="float">
            <text:p>5.356974072884</text:p>
          </table:table-cell>
          <table:table-cell table:formula="of:=[.$M4]*[.$J$6]*1000" office:value-type="float" office:value="5.356974109326" calcext:value-type="float">
            <text:p>5.356974109326</text:p>
          </table:table-cell>
          <table:table-cell/>
          <table:table-cell office:value-type="string" calcext:value-type="string">
            <text:p>In2.Cu</text:p>
          </table:table-cell>
          <table:table-cell table:style-name="ce2" office:value-type="float" office:value="147000001" calcext:value-type="float">
            <text:p>1.47E+08</text:p>
          </table:table-cell>
          <table:table-cell office:value-type="float" office:value="36.26" calcext:value-type="float">
            <text:p>36.26</text:p>
          </table:table-cell>
          <table:table-cell office:value-type="float" office:value="36.624" calcext:value-type="float">
            <text:p>36.624</text:p>
          </table:table-cell>
          <table:table-cell table:formula="of:=(([.K4]+[.L4])/2) * 0.000000000001" office:value-type="float" office:value="0.000000000036442" calcext:value-type="float">
            <text:p>3.6442E-11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table:formula="of:=[.$M5]*[.$J$2]*1000" office:value-type="float" office:value="7.2972165" calcext:value-type="float">
            <text:p>7.2972165</text:p>
          </table:table-cell>
          <table:table-cell table:formula="of:=[.$M5]*[.$J$3]*1000" office:value-type="float" office:value="5.8616985" calcext:value-type="float">
            <text:p>5.8616985</text:p>
          </table:table-cell>
          <table:table-cell table:formula="of:=[.$M5]*[.$J$3]*1000" office:value-type="float" office:value="5.8616985" calcext:value-type="float">
            <text:p>5.8616985</text:p>
          </table:table-cell>
          <table:table-cell table:formula="of:=[.$M5]*[.$J$4]*1000" office:value-type="float" office:value="5.8616985398755" calcext:value-type="float">
            <text:p>5.8616985398755</text:p>
          </table:table-cell>
          <table:table-cell table:formula="of:=[.$M5]*[.$J$5]*1000" office:value-type="float" office:value="5.861698579751" calcext:value-type="float">
            <text:p>5.861698579751</text:p>
          </table:table-cell>
          <table:table-cell table:formula="of:=[.$M5]*[.$J$6]*1000" office:value-type="float" office:value="5.8616986196265" calcext:value-type="float">
            <text:p>5.8616986196265</text:p>
          </table:table-cell>
          <table:table-cell/>
          <table:table-cell office:value-type="string" calcext:value-type="string">
            <text:p>In3.Cu</text:p>
          </table:table-cell>
          <table:table-cell table:style-name="ce2" office:value-type="float" office:value="147000002" calcext:value-type="float">
            <text:p>1.47E+08</text:p>
          </table:table-cell>
          <table:table-cell office:value-type="float" office:value="39.676" calcext:value-type="float">
            <text:p>39.676</text:p>
          </table:table-cell>
          <table:table-cell office:value-type="float" office:value="40.075" calcext:value-type="float">
            <text:p>40.075</text:p>
          </table:table-cell>
          <table:table-cell table:formula="of:=(([.K5]+[.L5])/2) * 0.000000000001" office:value-type="float" office:value="0.0000000000398755" calcext:value-type="float">
            <text:p>3.98755E-11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table:formula="of:=[.$M6]*[.$J$2]*1000" office:value-type="float" office:value="7.3087455" calcext:value-type="float">
            <text:p>7.3087455</text:p>
          </table:table-cell>
          <table:table-cell table:formula="of:=[.$M6]*[.$J$3]*1000" office:value-type="float" office:value="5.8709595" calcext:value-type="float">
            <text:p>5.8709595</text:p>
          </table:table-cell>
          <table:table-cell table:formula="of:=[.$M6]*[.$J$3]*1000" office:value-type="float" office:value="5.8709595" calcext:value-type="float">
            <text:p>5.8709595</text:p>
          </table:table-cell>
          <table:table-cell table:formula="of:=[.$M6]*[.$J$4]*1000" office:value-type="float" office:value="5.8709595399385" calcext:value-type="float">
            <text:p>5.8709595399385</text:p>
          </table:table-cell>
          <table:table-cell table:formula="of:=[.$M6]*[.$J$5]*1000" office:value-type="float" office:value="5.870959579877" calcext:value-type="float">
            <text:p>5.870959579877</text:p>
          </table:table-cell>
          <table:table-cell table:formula="of:=[.$M6]*[.$J$6]*1000" office:value-type="float" office:value="5.8709596198155" calcext:value-type="float">
            <text:p>5.8709596198155</text:p>
          </table:table-cell>
          <table:table-cell/>
          <table:table-cell office:value-type="string" calcext:value-type="string">
            <text:p>In4.Cu</text:p>
          </table:table-cell>
          <table:table-cell table:style-name="ce2" office:value-type="float" office:value="147000003" calcext:value-type="float">
            <text:p>1.47E+08</text:p>
          </table:table-cell>
          <table:table-cell office:value-type="float" office:value="39.739" calcext:value-type="float">
            <text:p>39.739</text:p>
          </table:table-cell>
          <table:table-cell office:value-type="float" office:value="40.138" calcext:value-type="float">
            <text:p>40.138</text:p>
          </table:table-cell>
          <table:table-cell table:formula="of:=(([.K6]+[.L6])/2) * 0.000000000001" office:value-type="float" office:value="0.0000000000399385" calcext:value-type="float">
            <text:p>3.99385E-1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table:formula="of:=[.$M7]*[.$J$2]*1000" office:value-type="float" office:value="7.3667565" calcext:value-type="float">
            <text:p>7.3667565</text:p>
          </table:table-cell>
          <table:table-cell table:formula="of:=[.$M7]*[.$J$3]*1000" office:value-type="float" office:value="5.9175585" calcext:value-type="float">
            <text:p>5.9175585</text:p>
          </table:table-cell>
          <table:table-cell table:formula="of:=[.$M7]*[.$J$3]*1000" office:value-type="float" office:value="5.9175585" calcext:value-type="float">
            <text:p>5.9175585</text:p>
          </table:table-cell>
          <table:table-cell table:formula="of:=[.$M7]*[.$J$4]*1000" office:value-type="float" office:value="5.9175585402555" calcext:value-type="float">
            <text:p>5.9175585402555</text:p>
          </table:table-cell>
          <table:table-cell table:formula="of:=[.$M7]*[.$J$5]*1000" office:value-type="float" office:value="5.917558580511" calcext:value-type="float">
            <text:p>5.917558580511</text:p>
          </table:table-cell>
          <table:table-cell table:formula="of:=[.$M7]*[.$J$6]*1000" office:value-type="float" office:value="5.9175586207665" calcext:value-type="float">
            <text:p>5.9175586207665</text:p>
          </table:table-cell>
          <table:table-cell/>
          <table:table-cell office:value-type="string" calcext:value-type="string">
            <text:p>B.Cu</text:p>
          </table:table-cell>
          <table:table-cell table:style-name="ce2" office:value-type="float" office:value="183000000" calcext:value-type="float">
            <text:p>1.83E+08</text:p>
          </table:table-cell>
          <table:table-cell office:value-type="float" office:value="40.054" calcext:value-type="float">
            <text:p>40.054</text:p>
          </table:table-cell>
          <table:table-cell office:value-type="float" office:value="40.457" calcext:value-type="float">
            <text:p>40.457</text:p>
          </table:table-cell>
          <table:table-cell table:formula="of:=(([.K7]+[.L7])/2) * 0.000000000001" office:value-type="float" office:value="0.0000000000402555" calcext:value-type="float">
            <text:p>4.02555E-11</text:p>
          </table:table-cell>
        </table:table-row>
        <table:table-row table:style-name="ro1">
          <table:table-cell office:value-type="string" calcext:value-type="string">
            <text:p>M17</text:p>
          </table:table-cell>
          <table:table-cell table:formula="of:=[.$M8]*[.$J$2]*1000" office:value-type="float" office:value="7.5934935" calcext:value-type="float">
            <text:p>7.5934935</text:p>
          </table:table-cell>
          <table:table-cell table:formula="of:=[.$M8]*[.$J$3]*1000" office:value-type="float" office:value="6.0996915" calcext:value-type="float">
            <text:p>6.0996915</text:p>
          </table:table-cell>
          <table:table-cell table:formula="of:=[.$M8]*[.$J$3]*1000" office:value-type="float" office:value="6.0996915" calcext:value-type="float">
            <text:p>6.0996915</text:p>
          </table:table-cell>
          <table:table-cell table:formula="of:=[.$M8]*[.$J$4]*1000" office:value-type="float" office:value="6.0996915414945" calcext:value-type="float">
            <text:p>6.0996915414945</text:p>
          </table:table-cell>
          <table:table-cell table:formula="of:=[.$M8]*[.$J$5]*1000" office:value-type="float" office:value="6.099691582989" calcext:value-type="float">
            <text:p>6.099691582989</text:p>
          </table:table-cell>
          <table:table-cell table:formula="of:=[.$M8]*[.$J$6]*1000" office:value-type="float" office:value="6.0996916244835" calcext:value-type="float">
            <text:p>6.0996916244835</text:p>
          </table:table-cell>
          <table:table-cell table:number-columns-repeated="3"/>
          <table:table-cell office:value-type="float" office:value="41.287" calcext:value-type="float">
            <text:p>41.287</text:p>
          </table:table-cell>
          <table:table-cell office:value-type="float" office:value="41.702" calcext:value-type="float">
            <text:p>41.702</text:p>
          </table:table-cell>
          <table:table-cell table:formula="of:=(([.K8]+[.L8])/2) * 0.000000000001" office:value-type="float" office:value="0.0000000000414945" calcext:value-type="float">
            <text:p>4.14945E-11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table:formula="of:=[.$M9]*[.$J$2]*1000" office:value-type="float" office:value="8.3262255" calcext:value-type="float">
            <text:p>8.3262255</text:p>
          </table:table-cell>
          <table:table-cell table:formula="of:=[.$M9]*[.$J$3]*1000" office:value-type="float" office:value="6.6882795" calcext:value-type="float">
            <text:p>6.6882795</text:p>
          </table:table-cell>
          <table:table-cell table:formula="of:=[.$M9]*[.$J$3]*1000" office:value-type="float" office:value="6.6882795" calcext:value-type="float">
            <text:p>6.6882795</text:p>
          </table:table-cell>
          <table:table-cell table:formula="of:=[.$M9]*[.$J$4]*1000" office:value-type="float" office:value="6.6882795454985" calcext:value-type="float">
            <text:p>6.6882795454985</text:p>
          </table:table-cell>
          <table:table-cell table:formula="of:=[.$M9]*[.$J$5]*1000" office:value-type="float" office:value="6.688279590997" calcext:value-type="float">
            <text:p>6.688279590997</text:p>
          </table:table-cell>
          <table:table-cell table:formula="of:=[.$M9]*[.$J$6]*1000" office:value-type="float" office:value="6.6882796364955" calcext:value-type="float">
            <text:p>6.6882796364955</text:p>
          </table:table-cell>
          <table:table-cell table:number-columns-repeated="3"/>
          <table:table-cell office:value-type="float" office:value="45.271" calcext:value-type="float">
            <text:p>45.271</text:p>
          </table:table-cell>
          <table:table-cell office:value-type="float" office:value="45.726" calcext:value-type="float">
            <text:p>45.726</text:p>
          </table:table-cell>
          <table:table-cell table:formula="of:=(([.K9]+[.L9])/2) * 0.000000000001" office:value-type="float" office:value="0.0000000000454985" calcext:value-type="float">
            <text:p>4.54985E-11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[.$M10]*[.$J$2]*1000" office:value-type="float" office:value="8.994084" calcext:value-type="float">
            <text:p>8.994084</text:p>
          </table:table-cell>
          <table:table-cell table:formula="of:=[.$M10]*[.$J$3]*1000" office:value-type="float" office:value="7.224756" calcext:value-type="float">
            <text:p>7.224756</text:p>
          </table:table-cell>
          <table:table-cell table:formula="of:=[.$M10]*[.$J$3]*1000" office:value-type="float" office:value="7.224756" calcext:value-type="float">
            <text:p>7.224756</text:p>
          </table:table-cell>
          <table:table-cell table:formula="of:=[.$M10]*[.$J$4]*1000" office:value-type="float" office:value="7.224756049148" calcext:value-type="float">
            <text:p>7.224756049148</text:p>
          </table:table-cell>
          <table:table-cell table:formula="of:=[.$M10]*[.$J$5]*1000" office:value-type="float" office:value="7.224756098296" calcext:value-type="float">
            <text:p>7.224756098296</text:p>
          </table:table-cell>
          <table:table-cell table:formula="of:=[.$M10]*[.$J$6]*1000" office:value-type="float" office:value="7.224756147444" calcext:value-type="float">
            <text:p>7.224756147444</text:p>
          </table:table-cell>
          <table:table-cell table:number-columns-repeated="3"/>
          <table:table-cell office:value-type="float" office:value="48.902" calcext:value-type="float">
            <text:p>48.902</text:p>
          </table:table-cell>
          <table:table-cell office:value-type="float" office:value="49.394" calcext:value-type="float">
            <text:p>49.394</text:p>
          </table:table-cell>
          <table:table-cell table:formula="of:=(([.K10]+[.L10])/2) * 0.000000000001" office:value-type="float" office:value="0.000000000049148" calcext:value-type="float">
            <text:p>4.9148E-1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[.$M11]*[.$J$2]*1000" office:value-type="float" office:value="9.150183" calcext:value-type="float">
            <text:p>9.150183</text:p>
          </table:table-cell>
          <table:table-cell table:formula="of:=[.$M11]*[.$J$3]*1000" office:value-type="float" office:value="7.350147" calcext:value-type="float">
            <text:p>7.350147</text:p>
          </table:table-cell>
          <table:table-cell table:formula="of:=[.$M11]*[.$J$3]*1000" office:value-type="float" office:value="7.350147" calcext:value-type="float">
            <text:p>7.350147</text:p>
          </table:table-cell>
          <table:table-cell table:formula="of:=[.$M11]*[.$J$4]*1000" office:value-type="float" office:value="7.350147050001" calcext:value-type="float">
            <text:p>7.350147050001</text:p>
          </table:table-cell>
          <table:table-cell table:formula="of:=[.$M11]*[.$J$5]*1000" office:value-type="float" office:value="7.350147100002" calcext:value-type="float">
            <text:p>7.350147100002</text:p>
          </table:table-cell>
          <table:table-cell table:formula="of:=[.$M11]*[.$J$6]*1000" office:value-type="float" office:value="7.350147150003" calcext:value-type="float">
            <text:p>7.350147150003</text:p>
          </table:table-cell>
          <table:table-cell table:number-columns-repeated="3"/>
          <table:table-cell office:value-type="float" office:value="49.751" calcext:value-type="float">
            <text:p>49.751</text:p>
          </table:table-cell>
          <table:table-cell office:value-type="float" office:value="50.251" calcext:value-type="float">
            <text:p>50.251</text:p>
          </table:table-cell>
          <table:table-cell table:formula="of:=(([.K11]+[.L11])/2) * 0.000000000001" office:value-type="float" office:value="0.000000000050001" calcext:value-type="float">
            <text:p>5.0001E-11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formula="of:=[.$M12]*[.$J$2]*1000" office:value-type="float" office:value="9.2752635" calcext:value-type="float">
            <text:p>9.2752635</text:p>
          </table:table-cell>
          <table:table-cell table:formula="of:=[.$M12]*[.$J$3]*1000" office:value-type="float" office:value="7.4506215" calcext:value-type="float">
            <text:p>7.4506215</text:p>
          </table:table-cell>
          <table:table-cell table:formula="of:=[.$M12]*[.$J$3]*1000" office:value-type="float" office:value="7.4506215" calcext:value-type="float">
            <text:p>7.4506215</text:p>
          </table:table-cell>
          <table:table-cell table:formula="of:=[.$M12]*[.$J$4]*1000" office:value-type="float" office:value="7.4506215506845" calcext:value-type="float">
            <text:p>7.4506215506845</text:p>
          </table:table-cell>
          <table:table-cell table:formula="of:=[.$M12]*[.$J$5]*1000" office:value-type="float" office:value="7.450621601369" calcext:value-type="float">
            <text:p>7.450621601369</text:p>
          </table:table-cell>
          <table:table-cell table:formula="of:=[.$M12]*[.$J$6]*1000" office:value-type="float" office:value="7.4506216520535" calcext:value-type="float">
            <text:p>7.4506216520535</text:p>
          </table:table-cell>
          <table:table-cell table:number-columns-repeated="3"/>
          <table:table-cell office:value-type="float" office:value="50.431" calcext:value-type="float">
            <text:p>50.431</text:p>
          </table:table-cell>
          <table:table-cell office:value-type="float" office:value="50.938" calcext:value-type="float">
            <text:p>50.938</text:p>
          </table:table-cell>
          <table:table-cell table:formula="of:=(([.K12]+[.L12])/2) * 0.000000000001" office:value-type="float" office:value="0.0000000000506845" calcext:value-type="float">
            <text:p>5.06845E-1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[.$M13]*[.$J$2]*1000" office:value-type="float" office:value="9.5695275" calcext:value-type="float">
            <text:p>9.5695275</text:p>
          </table:table-cell>
          <table:table-cell table:formula="of:=[.$M13]*[.$J$3]*1000" office:value-type="float" office:value="7.6869975" calcext:value-type="float">
            <text:p>7.6869975</text:p>
          </table:table-cell>
          <table:table-cell table:formula="of:=[.$M13]*[.$J$3]*1000" office:value-type="float" office:value="7.6869975" calcext:value-type="float">
            <text:p>7.6869975</text:p>
          </table:table-cell>
          <table:table-cell table:formula="of:=[.$M13]*[.$J$4]*1000" office:value-type="float" office:value="7.6869975522925" calcext:value-type="float">
            <text:p>7.6869975522925</text:p>
          </table:table-cell>
          <table:table-cell table:formula="of:=[.$M13]*[.$J$5]*1000" office:value-type="float" office:value="7.686997604585" calcext:value-type="float">
            <text:p>7.686997604585</text:p>
          </table:table-cell>
          <table:table-cell table:formula="of:=[.$M13]*[.$J$6]*1000" office:value-type="float" office:value="7.6869976568775" calcext:value-type="float">
            <text:p>7.6869976568775</text:p>
          </table:table-cell>
          <table:table-cell table:number-columns-repeated="3"/>
          <table:table-cell office:value-type="float" office:value="52.031" calcext:value-type="float">
            <text:p>52.031</text:p>
          </table:table-cell>
          <table:table-cell office:value-type="float" office:value="52.554" calcext:value-type="float">
            <text:p>52.554</text:p>
          </table:table-cell>
          <table:table-cell table:formula="of:=(([.K13]+[.L13])/2) * 0.000000000001" office:value-type="float" office:value="0.0000000000522925" calcext:value-type="float">
            <text:p>5.22925E-11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table:formula="of:=[.$M14]*[.$J$2]*1000" office:value-type="float" office:value="10.2246675" calcext:value-type="float">
            <text:p>10.2246675</text:p>
          </table:table-cell>
          <table:table-cell table:formula="of:=[.$M14]*[.$J$3]*1000" office:value-type="float" office:value="8.2132575" calcext:value-type="float">
            <text:p>8.2132575</text:p>
          </table:table-cell>
          <table:table-cell table:formula="of:=[.$M14]*[.$J$3]*1000" office:value-type="float" office:value="8.2132575" calcext:value-type="float">
            <text:p>8.2132575</text:p>
          </table:table-cell>
          <table:table-cell table:formula="of:=[.$M14]*[.$J$4]*1000" office:value-type="float" office:value="8.2132575558725" calcext:value-type="float">
            <text:p>8.2132575558725</text:p>
          </table:table-cell>
          <table:table-cell table:formula="of:=[.$M14]*[.$J$5]*1000" office:value-type="float" office:value="8.213257611745" calcext:value-type="float">
            <text:p>8.213257611745</text:p>
          </table:table-cell>
          <table:table-cell table:formula="of:=[.$M14]*[.$J$6]*1000" office:value-type="float" office:value="8.2132576676175" calcext:value-type="float">
            <text:p>8.2132576676175</text:p>
          </table:table-cell>
          <table:table-cell table:number-columns-repeated="3"/>
          <table:table-cell office:value-type="float" office:value="55.593" calcext:value-type="float">
            <text:p>55.593</text:p>
          </table:table-cell>
          <table:table-cell office:value-type="float" office:value="56.152" calcext:value-type="float">
            <text:p>56.152</text:p>
          </table:table-cell>
          <table:table-cell table:formula="of:=(([.K14]+[.L14])/2) * 0.000000000001" office:value-type="float" office:value="0.0000000000558725" calcext:value-type="float">
            <text:p>5.58725E-11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[.$M15]*[.$J$2]*1000" office:value-type="float" office:value="10.2777375" calcext:value-type="float">
            <text:p>10.2777375</text:p>
          </table:table-cell>
          <table:table-cell table:formula="of:=[.$M15]*[.$J$3]*1000" office:value-type="float" office:value="8.2558875" calcext:value-type="float">
            <text:p>8.2558875</text:p>
          </table:table-cell>
          <table:table-cell table:formula="of:=[.$M15]*[.$J$3]*1000" office:value-type="float" office:value="8.2558875" calcext:value-type="float">
            <text:p>8.2558875</text:p>
          </table:table-cell>
          <table:table-cell table:formula="of:=[.$M15]*[.$J$4]*1000" office:value-type="float" office:value="8.2558875561625" calcext:value-type="float">
            <text:p>8.2558875561625</text:p>
          </table:table-cell>
          <table:table-cell table:formula="of:=[.$M15]*[.$J$5]*1000" office:value-type="float" office:value="8.255887612325" calcext:value-type="float">
            <text:p>8.255887612325</text:p>
          </table:table-cell>
          <table:table-cell table:formula="of:=[.$M15]*[.$J$6]*1000" office:value-type="float" office:value="8.2558876684875" calcext:value-type="float">
            <text:p>8.2558876684875</text:p>
          </table:table-cell>
          <table:table-cell table:number-columns-repeated="3"/>
          <table:table-cell office:value-type="float" office:value="55.882" calcext:value-type="float">
            <text:p>55.882</text:p>
          </table:table-cell>
          <table:table-cell office:value-type="float" office:value="56.443" calcext:value-type="float">
            <text:p>56.443</text:p>
          </table:table-cell>
          <table:table-cell table:formula="of:=(([.K15]+[.L15])/2) * 0.000000000001" office:value-type="float" office:value="0.0000000000561625" calcext:value-type="float">
            <text:p>5.61625E-11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table:formula="of:=[.$M16]*[.$J$2]*1000" office:value-type="float" office:value="10.315344" calcext:value-type="float">
            <text:p>10.315344</text:p>
          </table:table-cell>
          <table:table-cell table:formula="of:=[.$M16]*[.$J$3]*1000" office:value-type="float" office:value="8.286096" calcext:value-type="float">
            <text:p>8.286096</text:p>
          </table:table-cell>
          <table:table-cell table:formula="of:=[.$M16]*[.$J$3]*1000" office:value-type="float" office:value="8.286096" calcext:value-type="float">
            <text:p>8.286096</text:p>
          </table:table-cell>
          <table:table-cell table:formula="of:=[.$M16]*[.$J$4]*1000" office:value-type="float" office:value="8.286096056368" calcext:value-type="float">
            <text:p>8.286096056368</text:p>
          </table:table-cell>
          <table:table-cell table:formula="of:=[.$M16]*[.$J$5]*1000" office:value-type="float" office:value="8.286096112736" calcext:value-type="float">
            <text:p>8.286096112736</text:p>
          </table:table-cell>
          <table:table-cell table:formula="of:=[.$M16]*[.$J$6]*1000" office:value-type="float" office:value="8.286096169104" calcext:value-type="float">
            <text:p>8.286096169104</text:p>
          </table:table-cell>
          <table:table-cell table:number-columns-repeated="3"/>
          <table:table-cell office:value-type="float" office:value="56.086" calcext:value-type="float">
            <text:p>56.086</text:p>
          </table:table-cell>
          <table:table-cell office:value-type="float" office:value="56.65" calcext:value-type="float">
            <text:p>56.65</text:p>
          </table:table-cell>
          <table:table-cell table:formula="of:=(([.K16]+[.L16])/2) * 0.000000000001" office:value-type="float" office:value="0.000000000056368" calcext:value-type="float">
            <text:p>5.6368E-11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table:formula="of:=[.$M17]*[.$J$2]*1000" office:value-type="float" office:value="10.348284" calcext:value-type="float">
            <text:p>10.348284</text:p>
          </table:table-cell>
          <table:table-cell table:formula="of:=[.$M17]*[.$J$3]*1000" office:value-type="float" office:value="8.312556" calcext:value-type="float">
            <text:p>8.312556</text:p>
          </table:table-cell>
          <table:table-cell table:formula="of:=[.$M17]*[.$J$3]*1000" office:value-type="float" office:value="8.312556" calcext:value-type="float">
            <text:p>8.312556</text:p>
          </table:table-cell>
          <table:table-cell table:formula="of:=[.$M17]*[.$J$4]*1000" office:value-type="float" office:value="8.312556056548" calcext:value-type="float">
            <text:p>8.312556056548</text:p>
          </table:table-cell>
          <table:table-cell table:formula="of:=[.$M17]*[.$J$5]*1000" office:value-type="float" office:value="8.312556113096" calcext:value-type="float">
            <text:p>8.312556113096</text:p>
          </table:table-cell>
          <table:table-cell table:formula="of:=[.$M17]*[.$J$6]*1000" office:value-type="float" office:value="8.312556169644" calcext:value-type="float">
            <text:p>8.312556169644</text:p>
          </table:table-cell>
          <table:table-cell table:number-columns-repeated="3"/>
          <table:table-cell office:value-type="float" office:value="56.265" calcext:value-type="float">
            <text:p>56.265</text:p>
          </table:table-cell>
          <table:table-cell office:value-type="float" office:value="56.831" calcext:value-type="float">
            <text:p>56.831</text:p>
          </table:table-cell>
          <table:table-cell table:formula="of:=(([.K17]+[.L17])/2) * 0.000000000001" office:value-type="float" office:value="0.000000000056548" calcext:value-type="float">
            <text:p>5.6548E-11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[.$M18]*[.$J$2]*1000" office:value-type="float" office:value="10.4175495" calcext:value-type="float">
            <text:p>10.4175495</text:p>
          </table:table-cell>
          <table:table-cell table:formula="of:=[.$M18]*[.$J$3]*1000" office:value-type="float" office:value="8.3681955" calcext:value-type="float">
            <text:p>8.3681955</text:p>
          </table:table-cell>
          <table:table-cell table:formula="of:=[.$M18]*[.$J$3]*1000" office:value-type="float" office:value="8.3681955" calcext:value-type="float">
            <text:p>8.3681955</text:p>
          </table:table-cell>
          <table:table-cell table:formula="of:=[.$M18]*[.$J$4]*1000" office:value-type="float" office:value="8.3681955569265" calcext:value-type="float">
            <text:p>8.3681955569265</text:p>
          </table:table-cell>
          <table:table-cell table:formula="of:=[.$M18]*[.$J$5]*1000" office:value-type="float" office:value="8.368195613853" calcext:value-type="float">
            <text:p>8.368195613853</text:p>
          </table:table-cell>
          <table:table-cell table:formula="of:=[.$M18]*[.$J$6]*1000" office:value-type="float" office:value="8.3681956707795" calcext:value-type="float">
            <text:p>8.3681956707795</text:p>
          </table:table-cell>
          <table:table-cell table:number-columns-repeated="3"/>
          <table:table-cell office:value-type="float" office:value="56.642" calcext:value-type="float">
            <text:p>56.642</text:p>
          </table:table-cell>
          <table:table-cell office:value-type="float" office:value="57.211" calcext:value-type="float">
            <text:p>57.211</text:p>
          </table:table-cell>
          <table:table-cell table:formula="of:=(([.K18]+[.L18])/2) * 0.000000000001" office:value-type="float" office:value="0.0000000000569265" calcext:value-type="float">
            <text:p>5.69265E-11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table:formula="of:=[.$M19]*[.$J$2]*1000" office:value-type="float" office:value="10.573191" calcext:value-type="float">
            <text:p>10.573191</text:p>
          </table:table-cell>
          <table:table-cell table:formula="of:=[.$M19]*[.$J$3]*1000" office:value-type="float" office:value="8.493219" calcext:value-type="float">
            <text:p>8.493219</text:p>
          </table:table-cell>
          <table:table-cell table:formula="of:=[.$M19]*[.$J$3]*1000" office:value-type="float" office:value="8.493219" calcext:value-type="float">
            <text:p>8.493219</text:p>
          </table:table-cell>
          <table:table-cell table:formula="of:=[.$M19]*[.$J$4]*1000" office:value-type="float" office:value="8.493219057777" calcext:value-type="float">
            <text:p>8.493219057777</text:p>
          </table:table-cell>
          <table:table-cell table:formula="of:=[.$M19]*[.$J$5]*1000" office:value-type="float" office:value="8.493219115554" calcext:value-type="float">
            <text:p>8.493219115554</text:p>
          </table:table-cell>
          <table:table-cell table:formula="of:=[.$M19]*[.$J$6]*1000" office:value-type="float" office:value="8.493219173331" calcext:value-type="float">
            <text:p>8.493219173331</text:p>
          </table:table-cell>
          <table:table-cell table:number-columns-repeated="3"/>
          <table:table-cell office:value-type="float" office:value="57.488" calcext:value-type="float">
            <text:p>57.488</text:p>
          </table:table-cell>
          <table:table-cell office:value-type="float" office:value="58.066" calcext:value-type="float">
            <text:p>58.066</text:p>
          </table:table-cell>
          <table:table-cell table:formula="of:=(([.K19]+[.L19])/2) * 0.000000000001" office:value-type="float" office:value="0.000000000057777" calcext:value-type="float">
            <text:p>5.7777E-11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table:formula="of:=[.$M20]*[.$J$2]*1000" office:value-type="float" office:value="10.840554" calcext:value-type="float">
            <text:p>10.840554</text:p>
          </table:table-cell>
          <table:table-cell table:formula="of:=[.$M20]*[.$J$3]*1000" office:value-type="float" office:value="8.707986" calcext:value-type="float">
            <text:p>8.707986</text:p>
          </table:table-cell>
          <table:table-cell table:formula="of:=[.$M20]*[.$J$3]*1000" office:value-type="float" office:value="8.707986" calcext:value-type="float">
            <text:p>8.707986</text:p>
          </table:table-cell>
          <table:table-cell table:formula="of:=[.$M20]*[.$J$4]*1000" office:value-type="float" office:value="8.707986059238" calcext:value-type="float">
            <text:p>8.707986059238</text:p>
          </table:table-cell>
          <table:table-cell table:formula="of:=[.$M20]*[.$J$5]*1000" office:value-type="float" office:value="8.707986118476" calcext:value-type="float">
            <text:p>8.707986118476</text:p>
          </table:table-cell>
          <table:table-cell table:formula="of:=[.$M20]*[.$J$6]*1000" office:value-type="float" office:value="8.707986177714" calcext:value-type="float">
            <text:p>8.707986177714</text:p>
          </table:table-cell>
          <table:table-cell table:number-columns-repeated="3"/>
          <table:table-cell office:value-type="float" office:value="58.942" calcext:value-type="float">
            <text:p>58.942</text:p>
          </table:table-cell>
          <table:table-cell office:value-type="float" office:value="59.534" calcext:value-type="float">
            <text:p>59.534</text:p>
          </table:table-cell>
          <table:table-cell table:formula="of:=(([.K20]+[.L20])/2) * 0.000000000001" office:value-type="float" office:value="0.000000000059238" calcext:value-type="float">
            <text:p>5.9238E-1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table:formula="of:=[.$M21]*[.$J$2]*1000" office:value-type="float" office:value="11.170869" calcext:value-type="float">
            <text:p>11.170869</text:p>
          </table:table-cell>
          <table:table-cell table:formula="of:=[.$M21]*[.$J$3]*1000" office:value-type="float" office:value="8.973321" calcext:value-type="float">
            <text:p>8.973321</text:p>
          </table:table-cell>
          <table:table-cell table:formula="of:=[.$M21]*[.$J$3]*1000" office:value-type="float" office:value="8.973321" calcext:value-type="float">
            <text:p>8.973321</text:p>
          </table:table-cell>
          <table:table-cell table:formula="of:=[.$M21]*[.$J$4]*1000" office:value-type="float" office:value="8.973321061043" calcext:value-type="float">
            <text:p>8.973321061043</text:p>
          </table:table-cell>
          <table:table-cell table:formula="of:=[.$M21]*[.$J$5]*1000" office:value-type="float" office:value="8.973321122086" calcext:value-type="float">
            <text:p>8.973321122086</text:p>
          </table:table-cell>
          <table:table-cell table:formula="of:=[.$M21]*[.$J$6]*1000" office:value-type="float" office:value="8.973321183129" calcext:value-type="float">
            <text:p>8.973321183129</text:p>
          </table:table-cell>
          <table:table-cell table:number-columns-repeated="3"/>
          <table:table-cell office:value-type="float" office:value="60.738" calcext:value-type="float">
            <text:p>60.738</text:p>
          </table:table-cell>
          <table:table-cell office:value-type="float" office:value="61.348" calcext:value-type="float">
            <text:p>61.348</text:p>
          </table:table-cell>
          <table:table-cell table:formula="of:=(([.K21]+[.L21])/2) * 0.000000000001" office:value-type="float" office:value="0.000000000061043" calcext:value-type="float">
            <text:p>6.1043E-11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formula="of:=[.$M22]*[.$J$2]*1000" office:value-type="float" office:value="11.709255" calcext:value-type="float">
            <text:p>11.709255</text:p>
          </table:table-cell>
          <table:table-cell table:formula="of:=[.$M22]*[.$J$3]*1000" office:value-type="float" office:value="9.405795" calcext:value-type="float">
            <text:p>9.405795</text:p>
          </table:table-cell>
          <table:table-cell table:formula="of:=[.$M22]*[.$J$3]*1000" office:value-type="float" office:value="9.405795" calcext:value-type="float">
            <text:p>9.405795</text:p>
          </table:table-cell>
          <table:table-cell table:formula="of:=[.$M22]*[.$J$4]*1000" office:value-type="float" office:value="9.405795063985" calcext:value-type="float">
            <text:p>9.405795063985</text:p>
          </table:table-cell>
          <table:table-cell table:formula="of:=[.$M22]*[.$J$5]*1000" office:value-type="float" office:value="9.40579512797" calcext:value-type="float">
            <text:p>9.40579512797</text:p>
          </table:table-cell>
          <table:table-cell table:formula="of:=[.$M22]*[.$J$6]*1000" office:value-type="float" office:value="9.405795191955" calcext:value-type="float">
            <text:p>9.405795191955</text:p>
          </table:table-cell>
          <table:table-cell table:number-columns-repeated="3"/>
          <table:table-cell office:value-type="float" office:value="63.665" calcext:value-type="float">
            <text:p>63.665</text:p>
          </table:table-cell>
          <table:table-cell office:value-type="float" office:value="64.305" calcext:value-type="float">
            <text:p>64.305</text:p>
          </table:table-cell>
          <table:table-cell table:formula="of:=(([.K22]+[.L22])/2) * 0.000000000001" office:value-type="float" office:value="0.000000000063985" calcext:value-type="float">
            <text:p>6.3985E-11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[.$M23]*[.$J$2]*1000" office:value-type="float" office:value="11.7402735" calcext:value-type="float">
            <text:p>11.7402735</text:p>
          </table:table-cell>
          <table:table-cell table:formula="of:=[.$M23]*[.$J$3]*1000" office:value-type="float" office:value="9.4307115" calcext:value-type="float">
            <text:p>9.4307115</text:p>
          </table:table-cell>
          <table:table-cell table:formula="of:=[.$M23]*[.$J$3]*1000" office:value-type="float" office:value="9.4307115" calcext:value-type="float">
            <text:p>9.4307115</text:p>
          </table:table-cell>
          <table:table-cell table:formula="of:=[.$M23]*[.$J$4]*1000" office:value-type="float" office:value="9.4307115641545" calcext:value-type="float">
            <text:p>9.4307115641545</text:p>
          </table:table-cell>
          <table:table-cell table:formula="of:=[.$M23]*[.$J$5]*1000" office:value-type="float" office:value="9.430711628309" calcext:value-type="float">
            <text:p>9.430711628309</text:p>
          </table:table-cell>
          <table:table-cell table:formula="of:=[.$M23]*[.$J$6]*1000" office:value-type="float" office:value="9.4307116924635" calcext:value-type="float">
            <text:p>9.4307116924635</text:p>
          </table:table-cell>
          <table:table-cell table:number-columns-repeated="3"/>
          <table:table-cell office:value-type="float" office:value="63.834" calcext:value-type="float">
            <text:p>63.834</text:p>
          </table:table-cell>
          <table:table-cell office:value-type="float" office:value="64.475" calcext:value-type="float">
            <text:p>64.475</text:p>
          </table:table-cell>
          <table:table-cell table:formula="of:=(([.K23]+[.L23])/2) * 0.000000000001" office:value-type="float" office:value="0.0000000000641545" calcext:value-type="float">
            <text:p>6.41545E-11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[.$M24]*[.$J$2]*1000" office:value-type="float" office:value="11.9646315" calcext:value-type="float">
            <text:p>11.9646315</text:p>
          </table:table-cell>
          <table:table-cell table:formula="of:=[.$M24]*[.$J$3]*1000" office:value-type="float" office:value="9.6109335" calcext:value-type="float">
            <text:p>9.6109335</text:p>
          </table:table-cell>
          <table:table-cell table:formula="of:=[.$M24]*[.$J$3]*1000" office:value-type="float" office:value="9.6109335" calcext:value-type="float">
            <text:p>9.6109335</text:p>
          </table:table-cell>
          <table:table-cell table:formula="of:=[.$M24]*[.$J$4]*1000" office:value-type="float" office:value="9.6109335653805" calcext:value-type="float">
            <text:p>9.6109335653805</text:p>
          </table:table-cell>
          <table:table-cell table:formula="of:=[.$M24]*[.$J$5]*1000" office:value-type="float" office:value="9.610933630761" calcext:value-type="float">
            <text:p>9.610933630761</text:p>
          </table:table-cell>
          <table:table-cell table:formula="of:=[.$M24]*[.$J$6]*1000" office:value-type="float" office:value="9.6109336961415" calcext:value-type="float">
            <text:p>9.6109336961415</text:p>
          </table:table-cell>
          <table:table-cell table:number-columns-repeated="3"/>
          <table:table-cell office:value-type="float" office:value="65.054" calcext:value-type="float">
            <text:p>65.054</text:p>
          </table:table-cell>
          <table:table-cell office:value-type="float" office:value="65.707" calcext:value-type="float">
            <text:p>65.707</text:p>
          </table:table-cell>
          <table:table-cell table:formula="of:=(([.K24]+[.L24])/2) * 0.000000000001" office:value-type="float" office:value="0.0000000000653805" calcext:value-type="float">
            <text:p>6.53805E-1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formula="of:=[.$M25]*[.$J$2]*1000" office:value-type="float" office:value="12.1070055" calcext:value-type="float">
            <text:p>12.1070055</text:p>
          </table:table-cell>
          <table:table-cell table:formula="of:=[.$M25]*[.$J$3]*1000" office:value-type="float" office:value="9.7252995" calcext:value-type="float">
            <text:p>9.7252995</text:p>
          </table:table-cell>
          <table:table-cell table:formula="of:=[.$M25]*[.$J$3]*1000" office:value-type="float" office:value="9.7252995" calcext:value-type="float">
            <text:p>9.7252995</text:p>
          </table:table-cell>
          <table:table-cell table:formula="of:=[.$M25]*[.$J$4]*1000" office:value-type="float" office:value="9.7252995661585" calcext:value-type="float">
            <text:p>9.7252995661585</text:p>
          </table:table-cell>
          <table:table-cell table:formula="of:=[.$M25]*[.$J$5]*1000" office:value-type="float" office:value="9.725299632317" calcext:value-type="float">
            <text:p>9.725299632317</text:p>
          </table:table-cell>
          <table:table-cell table:formula="of:=[.$M25]*[.$J$6]*1000" office:value-type="float" office:value="9.7252996984755" calcext:value-type="float">
            <text:p>9.7252996984755</text:p>
          </table:table-cell>
          <table:table-cell table:number-columns-repeated="3"/>
          <table:table-cell office:value-type="float" office:value="65.828" calcext:value-type="float">
            <text:p>65.828</text:p>
          </table:table-cell>
          <table:table-cell office:value-type="float" office:value="66.489" calcext:value-type="float">
            <text:p>66.489</text:p>
          </table:table-cell>
          <table:table-cell table:formula="of:=(([.K25]+[.L25])/2) * 0.000000000001" office:value-type="float" office:value="0.0000000000661585" calcext:value-type="float">
            <text:p>6.61585E-11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[.$M26]*[.$J$2]*1000" office:value-type="float" office:value="12.1736175" calcext:value-type="float">
            <text:p>12.1736175</text:p>
          </table:table-cell>
          <table:table-cell table:formula="of:=[.$M26]*[.$J$3]*1000" office:value-type="float" office:value="9.7788075" calcext:value-type="float">
            <text:p>9.7788075</text:p>
          </table:table-cell>
          <table:table-cell table:formula="of:=[.$M26]*[.$J$3]*1000" office:value-type="float" office:value="9.7788075" calcext:value-type="float">
            <text:p>9.7788075</text:p>
          </table:table-cell>
          <table:table-cell table:formula="of:=[.$M26]*[.$J$4]*1000" office:value-type="float" office:value="9.7788075665225" calcext:value-type="float">
            <text:p>9.7788075665225</text:p>
          </table:table-cell>
          <table:table-cell table:formula="of:=[.$M26]*[.$J$5]*1000" office:value-type="float" office:value="9.778807633045" calcext:value-type="float">
            <text:p>9.778807633045</text:p>
          </table:table-cell>
          <table:table-cell table:formula="of:=[.$M26]*[.$J$6]*1000" office:value-type="float" office:value="9.7788076995675" calcext:value-type="float">
            <text:p>9.7788076995675</text:p>
          </table:table-cell>
          <table:table-cell table:number-columns-repeated="3"/>
          <table:table-cell office:value-type="float" office:value="66.19" calcext:value-type="float">
            <text:p>66.19</text:p>
          </table:table-cell>
          <table:table-cell office:value-type="float" office:value="66.855" calcext:value-type="float">
            <text:p>66.855</text:p>
          </table:table-cell>
          <table:table-cell table:formula="of:=(([.K26]+[.L26])/2) * 0.000000000001" office:value-type="float" office:value="0.0000000000665225" calcext:value-type="float">
            <text:p>6.65225E-11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formula="of:=[.$M27]*[.$J$2]*1000" office:value-type="float" office:value="12.178101" calcext:value-type="float">
            <text:p>12.178101</text:p>
          </table:table-cell>
          <table:table-cell table:formula="of:=[.$M27]*[.$J$3]*1000" office:value-type="float" office:value="9.782409" calcext:value-type="float">
            <text:p>9.782409</text:p>
          </table:table-cell>
          <table:table-cell table:formula="of:=[.$M27]*[.$J$3]*1000" office:value-type="float" office:value="9.782409" calcext:value-type="float">
            <text:p>9.782409</text:p>
          </table:table-cell>
          <table:table-cell table:formula="of:=[.$M27]*[.$J$4]*1000" office:value-type="float" office:value="9.782409066547" calcext:value-type="float">
            <text:p>9.782409066547</text:p>
          </table:table-cell>
          <table:table-cell table:formula="of:=[.$M27]*[.$J$5]*1000" office:value-type="float" office:value="9.782409133094" calcext:value-type="float">
            <text:p>9.782409133094</text:p>
          </table:table-cell>
          <table:table-cell table:formula="of:=[.$M27]*[.$J$6]*1000" office:value-type="float" office:value="9.782409199641" calcext:value-type="float">
            <text:p>9.782409199641</text:p>
          </table:table-cell>
          <table:table-cell table:number-columns-repeated="3"/>
          <table:table-cell office:value-type="float" office:value="66.214" calcext:value-type="float">
            <text:p>66.214</text:p>
          </table:table-cell>
          <table:table-cell office:value-type="float" office:value="66.88" calcext:value-type="float">
            <text:p>66.88</text:p>
          </table:table-cell>
          <table:table-cell table:formula="of:=(([.K27]+[.L27])/2) * 0.000000000001" office:value-type="float" office:value="0.000000000066547" calcext:value-type="float">
            <text:p>6.6547E-11</text:p>
          </table:table-cell>
        </table:table-row>
        <table:table-row table:style-name="ro1">
          <table:table-cell office:value-type="string" calcext:value-type="string">
            <text:p>H17</text:p>
          </table:table-cell>
          <table:table-cell table:formula="of:=[.$M28]*[.$J$2]*1000" office:value-type="float" office:value="12.4129815" calcext:value-type="float">
            <text:p>12.4129815</text:p>
          </table:table-cell>
          <table:table-cell table:formula="of:=[.$M28]*[.$J$3]*1000" office:value-type="float" office:value="9.9710835" calcext:value-type="float">
            <text:p>9.9710835</text:p>
          </table:table-cell>
          <table:table-cell table:formula="of:=[.$M28]*[.$J$3]*1000" office:value-type="float" office:value="9.9710835" calcext:value-type="float">
            <text:p>9.9710835</text:p>
          </table:table-cell>
          <table:table-cell table:formula="of:=[.$M28]*[.$J$4]*1000" office:value-type="float" office:value="9.9710835678305" calcext:value-type="float">
            <text:p>9.9710835678305</text:p>
          </table:table-cell>
          <table:table-cell table:formula="of:=[.$M28]*[.$J$5]*1000" office:value-type="float" office:value="9.971083635661" calcext:value-type="float">
            <text:p>9.971083635661</text:p>
          </table:table-cell>
          <table:table-cell table:formula="of:=[.$M28]*[.$J$6]*1000" office:value-type="float" office:value="9.9710837034915" calcext:value-type="float">
            <text:p>9.9710837034915</text:p>
          </table:table-cell>
          <table:table-cell table:number-columns-repeated="3"/>
          <table:table-cell office:value-type="float" office:value="67.491" calcext:value-type="float">
            <text:p>67.491</text:p>
          </table:table-cell>
          <table:table-cell office:value-type="float" office:value="68.17" calcext:value-type="float">
            <text:p>68.17</text:p>
          </table:table-cell>
          <table:table-cell table:formula="of:=(([.K28]+[.L28])/2) * 0.000000000001" office:value-type="float" office:value="0.0000000000678305" calcext:value-type="float">
            <text:p>6.78305E-1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[.$M29]*[.$J$2]*1000" office:value-type="float" office:value="12.4142625" calcext:value-type="float">
            <text:p>12.4142625</text:p>
          </table:table-cell>
          <table:table-cell table:formula="of:=[.$M29]*[.$J$3]*1000" office:value-type="float" office:value="9.9721125" calcext:value-type="float">
            <text:p>9.9721125</text:p>
          </table:table-cell>
          <table:table-cell table:formula="of:=[.$M29]*[.$J$3]*1000" office:value-type="float" office:value="9.9721125" calcext:value-type="float">
            <text:p>9.9721125</text:p>
          </table:table-cell>
          <table:table-cell table:formula="of:=[.$M29]*[.$J$4]*1000" office:value-type="float" office:value="9.9721125678375" calcext:value-type="float">
            <text:p>9.9721125678375</text:p>
          </table:table-cell>
          <table:table-cell table:formula="of:=[.$M29]*[.$J$5]*1000" office:value-type="float" office:value="9.972112635675" calcext:value-type="float">
            <text:p>9.972112635675</text:p>
          </table:table-cell>
          <table:table-cell table:formula="of:=[.$M29]*[.$J$6]*1000" office:value-type="float" office:value="9.9721127035125" calcext:value-type="float">
            <text:p>9.9721127035125</text:p>
          </table:table-cell>
          <table:table-cell table:number-columns-repeated="3"/>
          <table:table-cell office:value-type="float" office:value="67.498" calcext:value-type="float">
            <text:p>67.498</text:p>
          </table:table-cell>
          <table:table-cell office:value-type="float" office:value="68.177" calcext:value-type="float">
            <text:p>68.177</text:p>
          </table:table-cell>
          <table:table-cell table:formula="of:=(([.K29]+[.L29])/2) * 0.000000000001" office:value-type="float" office:value="0.0000000000678375" calcext:value-type="float">
            <text:p>6.78375E-11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table:formula="of:=[.$M30]*[.$J$2]*1000" office:value-type="float" office:value="12.4281705" calcext:value-type="float">
            <text:p>12.4281705</text:p>
          </table:table-cell>
          <table:table-cell table:formula="of:=[.$M30]*[.$J$3]*1000" office:value-type="float" office:value="9.9832845" calcext:value-type="float">
            <text:p>9.9832845</text:p>
          </table:table-cell>
          <table:table-cell table:formula="of:=[.$M30]*[.$J$3]*1000" office:value-type="float" office:value="9.9832845" calcext:value-type="float">
            <text:p>9.9832845</text:p>
          </table:table-cell>
          <table:table-cell table:formula="of:=[.$M30]*[.$J$4]*1000" office:value-type="float" office:value="9.9832845679135" calcext:value-type="float">
            <text:p>9.9832845679135</text:p>
          </table:table-cell>
          <table:table-cell table:formula="of:=[.$M30]*[.$J$5]*1000" office:value-type="float" office:value="9.983284635827" calcext:value-type="float">
            <text:p>9.983284635827</text:p>
          </table:table-cell>
          <table:table-cell table:formula="of:=[.$M30]*[.$J$6]*1000" office:value-type="float" office:value="9.9832847037405" calcext:value-type="float">
            <text:p>9.9832847037405</text:p>
          </table:table-cell>
          <table:table-cell table:number-columns-repeated="3"/>
          <table:table-cell office:value-type="float" office:value="67.574" calcext:value-type="float">
            <text:p>67.574</text:p>
          </table:table-cell>
          <table:table-cell office:value-type="float" office:value="68.253" calcext:value-type="float">
            <text:p>68.253</text:p>
          </table:table-cell>
          <table:table-cell table:formula="of:=(([.K30]+[.L30])/2) * 0.000000000001" office:value-type="float" office:value="0.0000000000679135" calcext:value-type="float">
            <text:p>6.79135E-1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[.$M31]*[.$J$2]*1000" office:value-type="float" office:value="12.4367715" calcext:value-type="float">
            <text:p>12.4367715</text:p>
          </table:table-cell>
          <table:table-cell table:formula="of:=[.$M31]*[.$J$3]*1000" office:value-type="float" office:value="9.9901935" calcext:value-type="float">
            <text:p>9.9901935</text:p>
          </table:table-cell>
          <table:table-cell table:formula="of:=[.$M31]*[.$J$3]*1000" office:value-type="float" office:value="9.9901935" calcext:value-type="float">
            <text:p>9.9901935</text:p>
          </table:table-cell>
          <table:table-cell table:formula="of:=[.$M31]*[.$J$4]*1000" office:value-type="float" office:value="9.9901935679605" calcext:value-type="float">
            <text:p>9.9901935679605</text:p>
          </table:table-cell>
          <table:table-cell table:formula="of:=[.$M31]*[.$J$5]*1000" office:value-type="float" office:value="9.990193635921" calcext:value-type="float">
            <text:p>9.990193635921</text:p>
          </table:table-cell>
          <table:table-cell table:formula="of:=[.$M31]*[.$J$6]*1000" office:value-type="float" office:value="9.9901937038815" calcext:value-type="float">
            <text:p>9.9901937038815</text:p>
          </table:table-cell>
          <table:table-cell table:number-columns-repeated="3"/>
          <table:table-cell office:value-type="float" office:value="67.621" calcext:value-type="float">
            <text:p>67.621</text:p>
          </table:table-cell>
          <table:table-cell office:value-type="float" office:value="68.3" calcext:value-type="float">
            <text:p>68.3</text:p>
          </table:table-cell>
          <table:table-cell table:formula="of:=(([.K31]+[.L31])/2) * 0.000000000001" office:value-type="float" office:value="0.0000000000679605" calcext:value-type="float">
            <text:p>6.79605E-1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[.$M32]*[.$J$2]*1000" office:value-type="float" office:value="12.453882" calcext:value-type="float">
            <text:p>12.453882</text:p>
          </table:table-cell>
          <table:table-cell table:formula="of:=[.$M32]*[.$J$3]*1000" office:value-type="float" office:value="10.003938" calcext:value-type="float">
            <text:p>10.003938</text:p>
          </table:table-cell>
          <table:table-cell table:formula="of:=[.$M32]*[.$J$3]*1000" office:value-type="float" office:value="10.003938" calcext:value-type="float">
            <text:p>10.003938</text:p>
          </table:table-cell>
          <table:table-cell table:formula="of:=[.$M32]*[.$J$4]*1000" office:value-type="float" office:value="10.003938068054" calcext:value-type="float">
            <text:p>10.003938068054</text:p>
          </table:table-cell>
          <table:table-cell table:formula="of:=[.$M32]*[.$J$5]*1000" office:value-type="float" office:value="10.003938136108" calcext:value-type="float">
            <text:p>10.003938136108</text:p>
          </table:table-cell>
          <table:table-cell table:formula="of:=[.$M32]*[.$J$6]*1000" office:value-type="float" office:value="10.003938204162" calcext:value-type="float">
            <text:p>10.003938204162</text:p>
          </table:table-cell>
          <table:table-cell table:number-columns-repeated="3"/>
          <table:table-cell office:value-type="float" office:value="67.714" calcext:value-type="float">
            <text:p>67.714</text:p>
          </table:table-cell>
          <table:table-cell office:value-type="float" office:value="68.394" calcext:value-type="float">
            <text:p>68.394</text:p>
          </table:table-cell>
          <table:table-cell table:formula="of:=(([.K32]+[.L32])/2) * 0.000000000001" office:value-type="float" office:value="0.000000000068054" calcext:value-type="float">
            <text:p>6.8054E-1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[.$M33]*[.$J$2]*1000" office:value-type="float" office:value="12.510978" calcext:value-type="float">
            <text:p>12.510978</text:p>
          </table:table-cell>
          <table:table-cell table:formula="of:=[.$M33]*[.$J$3]*1000" office:value-type="float" office:value="10.049802" calcext:value-type="float">
            <text:p>10.049802</text:p>
          </table:table-cell>
          <table:table-cell table:formula="of:=[.$M33]*[.$J$3]*1000" office:value-type="float" office:value="10.049802" calcext:value-type="float">
            <text:p>10.049802</text:p>
          </table:table-cell>
          <table:table-cell table:formula="of:=[.$M33]*[.$J$4]*1000" office:value-type="float" office:value="10.049802068366" calcext:value-type="float">
            <text:p>10.049802068366</text:p>
          </table:table-cell>
          <table:table-cell table:formula="of:=[.$M33]*[.$J$5]*1000" office:value-type="float" office:value="10.049802136732" calcext:value-type="float">
            <text:p>10.049802136732</text:p>
          </table:table-cell>
          <table:table-cell table:formula="of:=[.$M33]*[.$J$6]*1000" office:value-type="float" office:value="10.049802205098" calcext:value-type="float">
            <text:p>10.049802205098</text:p>
          </table:table-cell>
          <table:table-cell table:number-columns-repeated="3"/>
          <table:table-cell office:value-type="float" office:value="68.024" calcext:value-type="float">
            <text:p>68.024</text:p>
          </table:table-cell>
          <table:table-cell office:value-type="float" office:value="68.708" calcext:value-type="float">
            <text:p>68.708</text:p>
          </table:table-cell>
          <table:table-cell table:formula="of:=(([.K33]+[.L33])/2) * 0.000000000001" office:value-type="float" office:value="0.000000000068366" calcext:value-type="float">
            <text:p>6.8366E-11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table:formula="of:=[.$M34]*[.$J$2]*1000" office:value-type="float" office:value="12.6040335" calcext:value-type="float">
            <text:p>12.6040335</text:p>
          </table:table-cell>
          <table:table-cell table:formula="of:=[.$M34]*[.$J$3]*1000" office:value-type="float" office:value="10.1245515" calcext:value-type="float">
            <text:p>10.1245515</text:p>
          </table:table-cell>
          <table:table-cell table:formula="of:=[.$M34]*[.$J$3]*1000" office:value-type="float" office:value="10.1245515" calcext:value-type="float">
            <text:p>10.1245515</text:p>
          </table:table-cell>
          <table:table-cell table:formula="of:=[.$M34]*[.$J$4]*1000" office:value-type="float" office:value="10.1245515688745" calcext:value-type="float">
            <text:p>10.1245515688745</text:p>
          </table:table-cell>
          <table:table-cell table:formula="of:=[.$M34]*[.$J$5]*1000" office:value-type="float" office:value="10.124551637749" calcext:value-type="float">
            <text:p>10.124551637749</text:p>
          </table:table-cell>
          <table:table-cell table:formula="of:=[.$M34]*[.$J$6]*1000" office:value-type="float" office:value="10.1245517066235" calcext:value-type="float">
            <text:p>10.1245517066235</text:p>
          </table:table-cell>
          <table:table-cell table:number-columns-repeated="3"/>
          <table:table-cell office:value-type="float" office:value="68.53" calcext:value-type="float">
            <text:p>68.53</text:p>
          </table:table-cell>
          <table:table-cell office:value-type="float" office:value="69.219" calcext:value-type="float">
            <text:p>69.219</text:p>
          </table:table-cell>
          <table:table-cell table:formula="of:=(([.K34]+[.L34])/2) * 0.000000000001" office:value-type="float" office:value="0.0000000000688745" calcext:value-type="float">
            <text:p>6.88745E-1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table:formula="of:=[.$M35]*[.$J$2]*1000" office:value-type="float" office:value="12.6781485" calcext:value-type="float">
            <text:p>12.6781485</text:p>
          </table:table-cell>
          <table:table-cell table:formula="of:=[.$M35]*[.$J$3]*1000" office:value-type="float" office:value="10.1840865" calcext:value-type="float">
            <text:p>10.1840865</text:p>
          </table:table-cell>
          <table:table-cell table:formula="of:=[.$M35]*[.$J$3]*1000" office:value-type="float" office:value="10.1840865" calcext:value-type="float">
            <text:p>10.1840865</text:p>
          </table:table-cell>
          <table:table-cell table:formula="of:=[.$M35]*[.$J$4]*1000" office:value-type="float" office:value="10.1840865692795" calcext:value-type="float">
            <text:p>10.1840865692795</text:p>
          </table:table-cell>
          <table:table-cell table:formula="of:=[.$M35]*[.$J$5]*1000" office:value-type="float" office:value="10.184086638559" calcext:value-type="float">
            <text:p>10.184086638559</text:p>
          </table:table-cell>
          <table:table-cell table:formula="of:=[.$M35]*[.$J$6]*1000" office:value-type="float" office:value="10.1840867078385" calcext:value-type="float">
            <text:p>10.1840867078385</text:p>
          </table:table-cell>
          <table:table-cell table:number-columns-repeated="3"/>
          <table:table-cell office:value-type="float" office:value="68.933" calcext:value-type="float">
            <text:p>68.933</text:p>
          </table:table-cell>
          <table:table-cell office:value-type="float" office:value="69.626" calcext:value-type="float">
            <text:p>69.626</text:p>
          </table:table-cell>
          <table:table-cell table:formula="of:=(([.K35]+[.L35])/2) * 0.000000000001" office:value-type="float" office:value="0.0000000000692795" calcext:value-type="float">
            <text:p>6.92795E-11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table:formula="of:=[.$M36]*[.$J$2]*1000" office:value-type="float" office:value="12.880821" calcext:value-type="float">
            <text:p>12.880821</text:p>
          </table:table-cell>
          <table:table-cell table:formula="of:=[.$M36]*[.$J$3]*1000" office:value-type="float" office:value="10.346889" calcext:value-type="float">
            <text:p>10.346889</text:p>
          </table:table-cell>
          <table:table-cell table:formula="of:=[.$M36]*[.$J$3]*1000" office:value-type="float" office:value="10.346889" calcext:value-type="float">
            <text:p>10.346889</text:p>
          </table:table-cell>
          <table:table-cell table:formula="of:=[.$M36]*[.$J$4]*1000" office:value-type="float" office:value="10.346889070387" calcext:value-type="float">
            <text:p>10.346889070387</text:p>
          </table:table-cell>
          <table:table-cell table:formula="of:=[.$M36]*[.$J$5]*1000" office:value-type="float" office:value="10.346889140774" calcext:value-type="float">
            <text:p>10.346889140774</text:p>
          </table:table-cell>
          <table:table-cell table:formula="of:=[.$M36]*[.$J$6]*1000" office:value-type="float" office:value="10.346889211161" calcext:value-type="float">
            <text:p>10.346889211161</text:p>
          </table:table-cell>
          <table:table-cell table:number-columns-repeated="3"/>
          <table:table-cell office:value-type="float" office:value="70.035" calcext:value-type="float">
            <text:p>70.035</text:p>
          </table:table-cell>
          <table:table-cell office:value-type="float" office:value="70.739" calcext:value-type="float">
            <text:p>70.739</text:p>
          </table:table-cell>
          <table:table-cell table:formula="of:=(([.K36]+[.L36])/2) * 0.000000000001" office:value-type="float" office:value="0.000000000070387" calcext:value-type="float">
            <text:p>7.0387E-11</text:p>
          </table:table-cell>
        </table:table-row>
        <table:table-row table:style-name="ro1">
          <table:table-cell office:value-type="string" calcext:value-type="string">
            <text:p>E17</text:p>
          </table:table-cell>
          <table:table-cell table:formula="of:=[.$M37]*[.$J$2]*1000" office:value-type="float" office:value="13.443363" calcext:value-type="float">
            <text:p>13.443363</text:p>
          </table:table-cell>
          <table:table-cell table:formula="of:=[.$M37]*[.$J$3]*1000" office:value-type="float" office:value="10.798767" calcext:value-type="float">
            <text:p>10.798767</text:p>
          </table:table-cell>
          <table:table-cell table:formula="of:=[.$M37]*[.$J$3]*1000" office:value-type="float" office:value="10.798767" calcext:value-type="float">
            <text:p>10.798767</text:p>
          </table:table-cell>
          <table:table-cell table:formula="of:=[.$M37]*[.$J$4]*1000" office:value-type="float" office:value="10.798767073461" calcext:value-type="float">
            <text:p>10.798767073461</text:p>
          </table:table-cell>
          <table:table-cell table:formula="of:=[.$M37]*[.$J$5]*1000" office:value-type="float" office:value="10.798767146922" calcext:value-type="float">
            <text:p>10.798767146922</text:p>
          </table:table-cell>
          <table:table-cell table:formula="of:=[.$M37]*[.$J$6]*1000" office:value-type="float" office:value="10.798767220383" calcext:value-type="float">
            <text:p>10.798767220383</text:p>
          </table:table-cell>
          <table:table-cell table:number-columns-repeated="3"/>
          <table:table-cell office:value-type="float" office:value="73.094" calcext:value-type="float">
            <text:p>73.094</text:p>
          </table:table-cell>
          <table:table-cell office:value-type="float" office:value="73.828" calcext:value-type="float">
            <text:p>73.828</text:p>
          </table:table-cell>
          <table:table-cell table:formula="of:=(([.K37]+[.L37])/2) * 0.000000000001" office:value-type="float" office:value="0.000000000073461" calcext:value-type="float">
            <text:p>7.3461E-11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table:formula="of:=[.$M38]*[.$J$2]*1000" office:value-type="float" office:value="13.530105" calcext:value-type="float">
            <text:p>13.530105</text:p>
          </table:table-cell>
          <table:table-cell table:formula="of:=[.$M38]*[.$J$3]*1000" office:value-type="float" office:value="10.868445" calcext:value-type="float">
            <text:p>10.868445</text:p>
          </table:table-cell>
          <table:table-cell table:formula="of:=[.$M38]*[.$J$3]*1000" office:value-type="float" office:value="10.868445" calcext:value-type="float">
            <text:p>10.868445</text:p>
          </table:table-cell>
          <table:table-cell table:formula="of:=[.$M38]*[.$J$4]*1000" office:value-type="float" office:value="10.868445073935" calcext:value-type="float">
            <text:p>10.868445073935</text:p>
          </table:table-cell>
          <table:table-cell table:formula="of:=[.$M38]*[.$J$5]*1000" office:value-type="float" office:value="10.86844514787" calcext:value-type="float">
            <text:p>10.86844514787</text:p>
          </table:table-cell>
          <table:table-cell table:formula="of:=[.$M38]*[.$J$6]*1000" office:value-type="float" office:value="10.868445221805" calcext:value-type="float">
            <text:p>10.868445221805</text:p>
          </table:table-cell>
          <table:table-cell table:number-columns-repeated="3"/>
          <table:table-cell office:value-type="float" office:value="73.565" calcext:value-type="float">
            <text:p>73.565</text:p>
          </table:table-cell>
          <table:table-cell office:value-type="float" office:value="74.305" calcext:value-type="float">
            <text:p>74.305</text:p>
          </table:table-cell>
          <table:table-cell table:formula="of:=(([.K38]+[.L38])/2) * 0.000000000001" office:value-type="float" office:value="0.000000000073935" calcext:value-type="float">
            <text:p>7.3935E-11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[.$M39]*[.$J$2]*1000" office:value-type="float" office:value="13.5653325" calcext:value-type="float">
            <text:p>13.5653325</text:p>
          </table:table-cell>
          <table:table-cell table:formula="of:=[.$M39]*[.$J$3]*1000" office:value-type="float" office:value="10.8967425" calcext:value-type="float">
            <text:p>10.8967425</text:p>
          </table:table-cell>
          <table:table-cell table:formula="of:=[.$M39]*[.$J$3]*1000" office:value-type="float" office:value="10.8967425" calcext:value-type="float">
            <text:p>10.8967425</text:p>
          </table:table-cell>
          <table:table-cell table:formula="of:=[.$M39]*[.$J$4]*1000" office:value-type="float" office:value="10.8967425741275" calcext:value-type="float">
            <text:p>10.8967425741275</text:p>
          </table:table-cell>
          <table:table-cell table:formula="of:=[.$M39]*[.$J$5]*1000" office:value-type="float" office:value="10.896742648255" calcext:value-type="float">
            <text:p>10.896742648255</text:p>
          </table:table-cell>
          <table:table-cell table:formula="of:=[.$M39]*[.$J$6]*1000" office:value-type="float" office:value="10.8967427223825" calcext:value-type="float">
            <text:p>10.8967427223825</text:p>
          </table:table-cell>
          <table:table-cell table:number-columns-repeated="3"/>
          <table:table-cell office:value-type="float" office:value="73.757" calcext:value-type="float">
            <text:p>73.757</text:p>
          </table:table-cell>
          <table:table-cell office:value-type="float" office:value="74.498" calcext:value-type="float">
            <text:p>74.498</text:p>
          </table:table-cell>
          <table:table-cell table:formula="of:=(([.K39]+[.L39])/2) * 0.000000000001" office:value-type="float" office:value="0.0000000000741275" calcext:value-type="float">
            <text:p>7.41275E-11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formula="of:=[.$M40]*[.$J$2]*1000" office:value-type="float" office:value="13.623252" calcext:value-type="float">
            <text:p>13.623252</text:p>
          </table:table-cell>
          <table:table-cell table:formula="of:=[.$M40]*[.$J$3]*1000" office:value-type="float" office:value="10.943268" calcext:value-type="float">
            <text:p>10.943268</text:p>
          </table:table-cell>
          <table:table-cell table:formula="of:=[.$M40]*[.$J$3]*1000" office:value-type="float" office:value="10.943268" calcext:value-type="float">
            <text:p>10.943268</text:p>
          </table:table-cell>
          <table:table-cell table:formula="of:=[.$M40]*[.$J$4]*1000" office:value-type="float" office:value="10.943268074444" calcext:value-type="float">
            <text:p>10.943268074444</text:p>
          </table:table-cell>
          <table:table-cell table:formula="of:=[.$M40]*[.$J$5]*1000" office:value-type="float" office:value="10.943268148888" calcext:value-type="float">
            <text:p>10.943268148888</text:p>
          </table:table-cell>
          <table:table-cell table:formula="of:=[.$M40]*[.$J$6]*1000" office:value-type="float" office:value="10.943268223332" calcext:value-type="float">
            <text:p>10.943268223332</text:p>
          </table:table-cell>
          <table:table-cell table:number-columns-repeated="3"/>
          <table:table-cell office:value-type="float" office:value="74.072" calcext:value-type="float">
            <text:p>74.072</text:p>
          </table:table-cell>
          <table:table-cell office:value-type="float" office:value="74.816" calcext:value-type="float">
            <text:p>74.816</text:p>
          </table:table-cell>
          <table:table-cell table:formula="of:=(([.K40]+[.L40])/2) * 0.000000000001" office:value-type="float" office:value="0.000000000074444" calcext:value-type="float">
            <text:p>7.4444E-11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table:formula="of:=[.$M41]*[.$J$2]*1000" office:value-type="float" office:value="13.730673" calcext:value-type="float">
            <text:p>13.730673</text:p>
          </table:table-cell>
          <table:table-cell table:formula="of:=[.$M41]*[.$J$3]*1000" office:value-type="float" office:value="11.029557" calcext:value-type="float">
            <text:p>11.029557</text:p>
          </table:table-cell>
          <table:table-cell table:formula="of:=[.$M41]*[.$J$3]*1000" office:value-type="float" office:value="11.029557" calcext:value-type="float">
            <text:p>11.029557</text:p>
          </table:table-cell>
          <table:table-cell table:formula="of:=[.$M41]*[.$J$4]*1000" office:value-type="float" office:value="11.029557075031" calcext:value-type="float">
            <text:p>11.029557075031</text:p>
          </table:table-cell>
          <table:table-cell table:formula="of:=[.$M41]*[.$J$5]*1000" office:value-type="float" office:value="11.029557150062" calcext:value-type="float">
            <text:p>11.029557150062</text:p>
          </table:table-cell>
          <table:table-cell table:formula="of:=[.$M41]*[.$J$6]*1000" office:value-type="float" office:value="11.029557225093" calcext:value-type="float">
            <text:p>11.029557225093</text:p>
          </table:table-cell>
          <table:table-cell table:number-columns-repeated="3"/>
          <table:table-cell office:value-type="float" office:value="74.656" calcext:value-type="float">
            <text:p>74.656</text:p>
          </table:table-cell>
          <table:table-cell office:value-type="float" office:value="75.406" calcext:value-type="float">
            <text:p>75.406</text:p>
          </table:table-cell>
          <table:table-cell table:formula="of:=(([.K41]+[.L41])/2) * 0.000000000001" office:value-type="float" office:value="0.000000000075031" calcext:value-type="float">
            <text:p>7.5031E-11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table:formula="of:=[.$M42]*[.$J$2]*1000" office:value-type="float" office:value="13.845597" calcext:value-type="float">
            <text:p>13.845597</text:p>
          </table:table-cell>
          <table:table-cell table:formula="of:=[.$M42]*[.$J$3]*1000" office:value-type="float" office:value="11.121873" calcext:value-type="float">
            <text:p>11.121873</text:p>
          </table:table-cell>
          <table:table-cell table:formula="of:=[.$M42]*[.$J$3]*1000" office:value-type="float" office:value="11.121873" calcext:value-type="float">
            <text:p>11.121873</text:p>
          </table:table-cell>
          <table:table-cell table:formula="of:=[.$M42]*[.$J$4]*1000" office:value-type="float" office:value="11.121873075659" calcext:value-type="float">
            <text:p>11.121873075659</text:p>
          </table:table-cell>
          <table:table-cell table:formula="of:=[.$M42]*[.$J$5]*1000" office:value-type="float" office:value="11.121873151318" calcext:value-type="float">
            <text:p>11.121873151318</text:p>
          </table:table-cell>
          <table:table-cell table:formula="of:=[.$M42]*[.$J$6]*1000" office:value-type="float" office:value="11.121873226977" calcext:value-type="float">
            <text:p>11.121873226977</text:p>
          </table:table-cell>
          <table:table-cell table:number-columns-repeated="3"/>
          <table:table-cell office:value-type="float" office:value="75.281" calcext:value-type="float">
            <text:p>75.281</text:p>
          </table:table-cell>
          <table:table-cell office:value-type="float" office:value="76.037" calcext:value-type="float">
            <text:p>76.037</text:p>
          </table:table-cell>
          <table:table-cell table:formula="of:=(([.K42]+[.L42])/2) * 0.000000000001" office:value-type="float" office:value="0.000000000075659" calcext:value-type="float">
            <text:p>7.5659E-11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[.$M43]*[.$J$2]*1000" office:value-type="float" office:value="13.859322" calcext:value-type="float">
            <text:p>13.859322</text:p>
          </table:table-cell>
          <table:table-cell table:formula="of:=[.$M43]*[.$J$3]*1000" office:value-type="float" office:value="11.132898" calcext:value-type="float">
            <text:p>11.132898</text:p>
          </table:table-cell>
          <table:table-cell table:formula="of:=[.$M43]*[.$J$3]*1000" office:value-type="float" office:value="11.132898" calcext:value-type="float">
            <text:p>11.132898</text:p>
          </table:table-cell>
          <table:table-cell table:formula="of:=[.$M43]*[.$J$4]*1000" office:value-type="float" office:value="11.132898075734" calcext:value-type="float">
            <text:p>11.132898075734</text:p>
          </table:table-cell>
          <table:table-cell table:formula="of:=[.$M43]*[.$J$5]*1000" office:value-type="float" office:value="11.132898151468" calcext:value-type="float">
            <text:p>11.132898151468</text:p>
          </table:table-cell>
          <table:table-cell table:formula="of:=[.$M43]*[.$J$6]*1000" office:value-type="float" office:value="11.132898227202" calcext:value-type="float">
            <text:p>11.132898227202</text:p>
          </table:table-cell>
          <table:table-cell table:number-columns-repeated="3"/>
          <table:table-cell office:value-type="float" office:value="75.355" calcext:value-type="float">
            <text:p>75.355</text:p>
          </table:table-cell>
          <table:table-cell office:value-type="float" office:value="76.113" calcext:value-type="float">
            <text:p>76.113</text:p>
          </table:table-cell>
          <table:table-cell table:formula="of:=(([.K43]+[.L43])/2) * 0.000000000001" office:value-type="float" office:value="0.000000000075734" calcext:value-type="float">
            <text:p>7.5734E-11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table:formula="of:=[.$M44]*[.$J$2]*1000" office:value-type="float" office:value="14.099052" calcext:value-type="float">
            <text:p>14.099052</text:p>
          </table:table-cell>
          <table:table-cell table:formula="of:=[.$M44]*[.$J$3]*1000" office:value-type="float" office:value="11.325468" calcext:value-type="float">
            <text:p>11.325468</text:p>
          </table:table-cell>
          <table:table-cell table:formula="of:=[.$M44]*[.$J$3]*1000" office:value-type="float" office:value="11.325468" calcext:value-type="float">
            <text:p>11.325468</text:p>
          </table:table-cell>
          <table:table-cell table:formula="of:=[.$M44]*[.$J$4]*1000" office:value-type="float" office:value="11.325468077044" calcext:value-type="float">
            <text:p>11.325468077044</text:p>
          </table:table-cell>
          <table:table-cell table:formula="of:=[.$M44]*[.$J$5]*1000" office:value-type="float" office:value="11.325468154088" calcext:value-type="float">
            <text:p>11.325468154088</text:p>
          </table:table-cell>
          <table:table-cell table:formula="of:=[.$M44]*[.$J$6]*1000" office:value-type="float" office:value="11.325468231132" calcext:value-type="float">
            <text:p>11.325468231132</text:p>
          </table:table-cell>
          <table:table-cell table:number-columns-repeated="3"/>
          <table:table-cell office:value-type="float" office:value="76.659" calcext:value-type="float">
            <text:p>76.659</text:p>
          </table:table-cell>
          <table:table-cell office:value-type="float" office:value="77.429" calcext:value-type="float">
            <text:p>77.429</text:p>
          </table:table-cell>
          <table:table-cell table:formula="of:=(([.K44]+[.L44])/2) * 0.000000000001" office:value-type="float" office:value="0.000000000077044" calcext:value-type="float">
            <text:p>7.7044E-11</text:p>
          </table:table-cell>
        </table:table-row>
        <table:table-row table:style-name="ro1">
          <table:table-cell office:value-type="string" calcext:value-type="string">
            <text:p>G18</text:p>
          </table:table-cell>
          <table:table-cell table:formula="of:=[.$M45]*[.$J$2]*1000" office:value-type="float" office:value="14.1203715" calcext:value-type="float">
            <text:p>14.1203715</text:p>
          </table:table-cell>
          <table:table-cell table:formula="of:=[.$M45]*[.$J$3]*1000" office:value-type="float" office:value="11.3425935" calcext:value-type="float">
            <text:p>11.3425935</text:p>
          </table:table-cell>
          <table:table-cell table:formula="of:=[.$M45]*[.$J$3]*1000" office:value-type="float" office:value="11.3425935" calcext:value-type="float">
            <text:p>11.3425935</text:p>
          </table:table-cell>
          <table:table-cell table:formula="of:=[.$M45]*[.$J$4]*1000" office:value-type="float" office:value="11.3425935771605" calcext:value-type="float">
            <text:p>11.3425935771605</text:p>
          </table:table-cell>
          <table:table-cell table:formula="of:=[.$M45]*[.$J$5]*1000" office:value-type="float" office:value="11.342593654321" calcext:value-type="float">
            <text:p>11.342593654321</text:p>
          </table:table-cell>
          <table:table-cell table:formula="of:=[.$M45]*[.$J$6]*1000" office:value-type="float" office:value="11.3425937314815" calcext:value-type="float">
            <text:p>11.3425937314815</text:p>
          </table:table-cell>
          <table:table-cell table:number-columns-repeated="3"/>
          <table:table-cell office:value-type="float" office:value="76.775" calcext:value-type="float">
            <text:p>76.775</text:p>
          </table:table-cell>
          <table:table-cell office:value-type="float" office:value="77.546" calcext:value-type="float">
            <text:p>77.546</text:p>
          </table:table-cell>
          <table:table-cell table:formula="of:=(([.K45]+[.L45])/2) * 0.000000000001" office:value-type="float" office:value="0.0000000000771605" calcext:value-type="float">
            <text:p>7.71605E-11</text:p>
          </table:table-cell>
        </table:table-row>
        <table:table-row table:style-name="ro1">
          <table:table-cell office:value-type="string" calcext:value-type="string">
            <text:p>M15</text:p>
          </table:table-cell>
          <table:table-cell table:formula="of:=[.$M46]*[.$J$2]*1000" office:value-type="float" office:value="14.1478215" calcext:value-type="float">
            <text:p>14.1478215</text:p>
          </table:table-cell>
          <table:table-cell table:formula="of:=[.$M46]*[.$J$3]*1000" office:value-type="float" office:value="11.3646435" calcext:value-type="float">
            <text:p>11.3646435</text:p>
          </table:table-cell>
          <table:table-cell table:formula="of:=[.$M46]*[.$J$3]*1000" office:value-type="float" office:value="11.3646435" calcext:value-type="float">
            <text:p>11.3646435</text:p>
          </table:table-cell>
          <table:table-cell table:formula="of:=[.$M46]*[.$J$4]*1000" office:value-type="float" office:value="11.3646435773105" calcext:value-type="float">
            <text:p>11.3646435773105</text:p>
          </table:table-cell>
          <table:table-cell table:formula="of:=[.$M46]*[.$J$5]*1000" office:value-type="float" office:value="11.364643654621" calcext:value-type="float">
            <text:p>11.364643654621</text:p>
          </table:table-cell>
          <table:table-cell table:formula="of:=[.$M46]*[.$J$6]*1000" office:value-type="float" office:value="11.3646437319315" calcext:value-type="float">
            <text:p>11.3646437319315</text:p>
          </table:table-cell>
          <table:table-cell table:number-columns-repeated="3"/>
          <table:table-cell office:value-type="float" office:value="76.924" calcext:value-type="float">
            <text:p>76.924</text:p>
          </table:table-cell>
          <table:table-cell office:value-type="float" office:value="77.697" calcext:value-type="float">
            <text:p>77.697</text:p>
          </table:table-cell>
          <table:table-cell table:formula="of:=(([.K46]+[.L46])/2) * 0.000000000001" office:value-type="float" office:value="0.0000000000773105" calcext:value-type="float">
            <text:p>7.73105E-11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table:formula="of:=[.$M47]*[.$J$2]*1000" office:value-type="float" office:value="14.205741" calcext:value-type="float">
            <text:p>14.205741</text:p>
          </table:table-cell>
          <table:table-cell table:formula="of:=[.$M47]*[.$J$3]*1000" office:value-type="float" office:value="11.411169" calcext:value-type="float">
            <text:p>11.411169</text:p>
          </table:table-cell>
          <table:table-cell table:formula="of:=[.$M47]*[.$J$3]*1000" office:value-type="float" office:value="11.411169" calcext:value-type="float">
            <text:p>11.411169</text:p>
          </table:table-cell>
          <table:table-cell table:formula="of:=[.$M47]*[.$J$4]*1000" office:value-type="float" office:value="11.411169077627" calcext:value-type="float">
            <text:p>11.411169077627</text:p>
          </table:table-cell>
          <table:table-cell table:formula="of:=[.$M47]*[.$J$5]*1000" office:value-type="float" office:value="11.411169155254" calcext:value-type="float">
            <text:p>11.411169155254</text:p>
          </table:table-cell>
          <table:table-cell table:formula="of:=[.$M47]*[.$J$6]*1000" office:value-type="float" office:value="11.411169232881" calcext:value-type="float">
            <text:p>11.411169232881</text:p>
          </table:table-cell>
          <table:table-cell table:number-columns-repeated="3"/>
          <table:table-cell office:value-type="float" office:value="77.239" calcext:value-type="float">
            <text:p>77.239</text:p>
          </table:table-cell>
          <table:table-cell office:value-type="float" office:value="78.015" calcext:value-type="float">
            <text:p>78.015</text:p>
          </table:table-cell>
          <table:table-cell table:formula="of:=(([.K47]+[.L47])/2) * 0.000000000001" office:value-type="float" office:value="0.000000000077627" calcext:value-type="float">
            <text:p>7.7627E-11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table:formula="of:=[.$M48]*[.$J$2]*1000" office:value-type="float" office:value="14.31243" calcext:value-type="float">
            <text:p>14.31243</text:p>
          </table:table-cell>
          <table:table-cell table:formula="of:=[.$M48]*[.$J$3]*1000" office:value-type="float" office:value="11.49687" calcext:value-type="float">
            <text:p>11.49687</text:p>
          </table:table-cell>
          <table:table-cell table:formula="of:=[.$M48]*[.$J$3]*1000" office:value-type="float" office:value="11.49687" calcext:value-type="float">
            <text:p>11.49687</text:p>
          </table:table-cell>
          <table:table-cell table:formula="of:=[.$M48]*[.$J$4]*1000" office:value-type="float" office:value="11.49687007821" calcext:value-type="float">
            <text:p>11.49687007821</text:p>
          </table:table-cell>
          <table:table-cell table:formula="of:=[.$M48]*[.$J$5]*1000" office:value-type="float" office:value="11.49687015642" calcext:value-type="float">
            <text:p>11.49687015642</text:p>
          </table:table-cell>
          <table:table-cell table:formula="of:=[.$M48]*[.$J$6]*1000" office:value-type="float" office:value="11.49687023463" calcext:value-type="float">
            <text:p>11.49687023463</text:p>
          </table:table-cell>
          <table:table-cell table:number-columns-repeated="3"/>
          <table:table-cell office:value-type="float" office:value="77.819" calcext:value-type="float">
            <text:p>77.819</text:p>
          </table:table-cell>
          <table:table-cell office:value-type="float" office:value="78.601" calcext:value-type="float">
            <text:p>78.601</text:p>
          </table:table-cell>
          <table:table-cell table:formula="of:=(([.K48]+[.L48])/2) * 0.000000000001" office:value-type="float" office:value="0.00000000007821" calcext:value-type="float">
            <text:p>7.821E-11</text:p>
          </table:table-cell>
        </table:table-row>
        <table:table-row table:style-name="ro1">
          <table:table-cell office:value-type="string" calcext:value-type="string">
            <text:p>J20</text:p>
          </table:table-cell>
          <table:table-cell table:formula="of:=[.$M49]*[.$J$2]*1000" office:value-type="float" office:value="14.3364945" calcext:value-type="float">
            <text:p>14.3364945</text:p>
          </table:table-cell>
          <table:table-cell table:formula="of:=[.$M49]*[.$J$3]*1000" office:value-type="float" office:value="11.5162005" calcext:value-type="float">
            <text:p>11.5162005</text:p>
          </table:table-cell>
          <table:table-cell table:formula="of:=[.$M49]*[.$J$3]*1000" office:value-type="float" office:value="11.5162005" calcext:value-type="float">
            <text:p>11.5162005</text:p>
          </table:table-cell>
          <table:table-cell table:formula="of:=[.$M49]*[.$J$4]*1000" office:value-type="float" office:value="11.5162005783415" calcext:value-type="float">
            <text:p>11.5162005783415</text:p>
          </table:table-cell>
          <table:table-cell table:formula="of:=[.$M49]*[.$J$5]*1000" office:value-type="float" office:value="11.516200656683" calcext:value-type="float">
            <text:p>11.516200656683</text:p>
          </table:table-cell>
          <table:table-cell table:formula="of:=[.$M49]*[.$J$6]*1000" office:value-type="float" office:value="11.5162007350245" calcext:value-type="float">
            <text:p>11.5162007350245</text:p>
          </table:table-cell>
          <table:table-cell table:number-columns-repeated="3"/>
          <table:table-cell office:value-type="float" office:value="77.95" calcext:value-type="float">
            <text:p>77.95</text:p>
          </table:table-cell>
          <table:table-cell office:value-type="float" office:value="78.733" calcext:value-type="float">
            <text:p>78.733</text:p>
          </table:table-cell>
          <table:table-cell table:formula="of:=(([.K49]+[.L49])/2) * 0.000000000001" office:value-type="float" office:value="0.0000000000783415" calcext:value-type="float">
            <text:p>7.83415E-1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table:formula="of:=[.$M50]*[.$J$2]*1000" office:value-type="float" office:value="14.4303735" calcext:value-type="float">
            <text:p>14.4303735</text:p>
          </table:table-cell>
          <table:table-cell table:formula="of:=[.$M50]*[.$J$3]*1000" office:value-type="float" office:value="11.5916115" calcext:value-type="float">
            <text:p>11.5916115</text:p>
          </table:table-cell>
          <table:table-cell table:formula="of:=[.$M50]*[.$J$3]*1000" office:value-type="float" office:value="11.5916115" calcext:value-type="float">
            <text:p>11.5916115</text:p>
          </table:table-cell>
          <table:table-cell table:formula="of:=[.$M50]*[.$J$4]*1000" office:value-type="float" office:value="11.5916115788545" calcext:value-type="float">
            <text:p>11.5916115788545</text:p>
          </table:table-cell>
          <table:table-cell table:formula="of:=[.$M50]*[.$J$5]*1000" office:value-type="float" office:value="11.591611657709" calcext:value-type="float">
            <text:p>11.591611657709</text:p>
          </table:table-cell>
          <table:table-cell table:formula="of:=[.$M50]*[.$J$6]*1000" office:value-type="float" office:value="11.5916117365635" calcext:value-type="float">
            <text:p>11.5916117365635</text:p>
          </table:table-cell>
          <table:table-cell table:number-columns-repeated="3"/>
          <table:table-cell office:value-type="float" office:value="78.46" calcext:value-type="float">
            <text:p>78.46</text:p>
          </table:table-cell>
          <table:table-cell office:value-type="float" office:value="79.249" calcext:value-type="float">
            <text:p>79.249</text:p>
          </table:table-cell>
          <table:table-cell table:formula="of:=(([.K50]+[.L50])/2) * 0.000000000001" office:value-type="float" office:value="0.0000000000788545" calcext:value-type="float">
            <text:p>7.88545E-11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table:formula="of:=[.$M51]*[.$J$2]*1000" office:value-type="float" office:value="14.500737" calcext:value-type="float">
            <text:p>14.500737</text:p>
          </table:table-cell>
          <table:table-cell table:formula="of:=[.$M51]*[.$J$3]*1000" office:value-type="float" office:value="11.648133" calcext:value-type="float">
            <text:p>11.648133</text:p>
          </table:table-cell>
          <table:table-cell table:formula="of:=[.$M51]*[.$J$3]*1000" office:value-type="float" office:value="11.648133" calcext:value-type="float">
            <text:p>11.648133</text:p>
          </table:table-cell>
          <table:table-cell table:formula="of:=[.$M51]*[.$J$4]*1000" office:value-type="float" office:value="11.648133079239" calcext:value-type="float">
            <text:p>11.648133079239</text:p>
          </table:table-cell>
          <table:table-cell table:formula="of:=[.$M51]*[.$J$5]*1000" office:value-type="float" office:value="11.648133158478" calcext:value-type="float">
            <text:p>11.648133158478</text:p>
          </table:table-cell>
          <table:table-cell table:formula="of:=[.$M51]*[.$J$6]*1000" office:value-type="float" office:value="11.648133237717" calcext:value-type="float">
            <text:p>11.648133237717</text:p>
          </table:table-cell>
          <table:table-cell table:number-columns-repeated="3"/>
          <table:table-cell office:value-type="float" office:value="78.843" calcext:value-type="float">
            <text:p>78.843</text:p>
          </table:table-cell>
          <table:table-cell office:value-type="float" office:value="79.635" calcext:value-type="float">
            <text:p>79.635</text:p>
          </table:table-cell>
          <table:table-cell table:formula="of:=(([.K51]+[.L51])/2) * 0.000000000001" office:value-type="float" office:value="0.000000000079239" calcext:value-type="float">
            <text:p>7.9239E-11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[.$M52]*[.$J$2]*1000" office:value-type="float" office:value="14.639085" calcext:value-type="float">
            <text:p>14.639085</text:p>
          </table:table-cell>
          <table:table-cell table:formula="of:=[.$M52]*[.$J$3]*1000" office:value-type="float" office:value="11.759265" calcext:value-type="float">
            <text:p>11.759265</text:p>
          </table:table-cell>
          <table:table-cell table:formula="of:=[.$M52]*[.$J$3]*1000" office:value-type="float" office:value="11.759265" calcext:value-type="float">
            <text:p>11.759265</text:p>
          </table:table-cell>
          <table:table-cell table:formula="of:=[.$M52]*[.$J$4]*1000" office:value-type="float" office:value="11.759265079995" calcext:value-type="float">
            <text:p>11.759265079995</text:p>
          </table:table-cell>
          <table:table-cell table:formula="of:=[.$M52]*[.$J$5]*1000" office:value-type="float" office:value="11.75926515999" calcext:value-type="float">
            <text:p>11.75926515999</text:p>
          </table:table-cell>
          <table:table-cell table:formula="of:=[.$M52]*[.$J$6]*1000" office:value-type="float" office:value="11.759265239985" calcext:value-type="float">
            <text:p>11.759265239985</text:p>
          </table:table-cell>
          <table:table-cell table:number-columns-repeated="3"/>
          <table:table-cell office:value-type="float" office:value="79.595" calcext:value-type="float">
            <text:p>79.595</text:p>
          </table:table-cell>
          <table:table-cell office:value-type="float" office:value="80.395" calcext:value-type="float">
            <text:p>80.395</text:p>
          </table:table-cell>
          <table:table-cell table:formula="of:=(([.K52]+[.L52])/2) * 0.000000000001" office:value-type="float" office:value="0.000000000079995" calcext:value-type="float">
            <text:p>7.9995E-1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table:formula="of:=[.$M53]*[.$J$2]*1000" office:value-type="float" office:value="14.644392" calcext:value-type="float">
            <text:p>14.644392</text:p>
          </table:table-cell>
          <table:table-cell table:formula="of:=[.$M53]*[.$J$3]*1000" office:value-type="float" office:value="11.763528" calcext:value-type="float">
            <text:p>11.763528</text:p>
          </table:table-cell>
          <table:table-cell table:formula="of:=[.$M53]*[.$J$3]*1000" office:value-type="float" office:value="11.763528" calcext:value-type="float">
            <text:p>11.763528</text:p>
          </table:table-cell>
          <table:table-cell table:formula="of:=[.$M53]*[.$J$4]*1000" office:value-type="float" office:value="11.763528080024" calcext:value-type="float">
            <text:p>11.763528080024</text:p>
          </table:table-cell>
          <table:table-cell table:formula="of:=[.$M53]*[.$J$5]*1000" office:value-type="float" office:value="11.763528160048" calcext:value-type="float">
            <text:p>11.763528160048</text:p>
          </table:table-cell>
          <table:table-cell table:formula="of:=[.$M53]*[.$J$6]*1000" office:value-type="float" office:value="11.763528240072" calcext:value-type="float">
            <text:p>11.763528240072</text:p>
          </table:table-cell>
          <table:table-cell table:number-columns-repeated="3"/>
          <table:table-cell office:value-type="float" office:value="79.624" calcext:value-type="float">
            <text:p>79.624</text:p>
          </table:table-cell>
          <table:table-cell office:value-type="float" office:value="80.424" calcext:value-type="float">
            <text:p>80.424</text:p>
          </table:table-cell>
          <table:table-cell table:formula="of:=(([.K53]+[.L53])/2) * 0.000000000001" office:value-type="float" office:value="0.000000000080024" calcext:value-type="float">
            <text:p>8.0024E-11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table:formula="of:=[.$M54]*[.$J$2]*1000" office:value-type="float" office:value="14.681724" calcext:value-type="float">
            <text:p>14.681724</text:p>
          </table:table-cell>
          <table:table-cell table:formula="of:=[.$M54]*[.$J$3]*1000" office:value-type="float" office:value="11.793516" calcext:value-type="float">
            <text:p>11.793516</text:p>
          </table:table-cell>
          <table:table-cell table:formula="of:=[.$M54]*[.$J$3]*1000" office:value-type="float" office:value="11.793516" calcext:value-type="float">
            <text:p>11.793516</text:p>
          </table:table-cell>
          <table:table-cell table:formula="of:=[.$M54]*[.$J$4]*1000" office:value-type="float" office:value="11.793516080228" calcext:value-type="float">
            <text:p>11.793516080228</text:p>
          </table:table-cell>
          <table:table-cell table:formula="of:=[.$M54]*[.$J$5]*1000" office:value-type="float" office:value="11.793516160456" calcext:value-type="float">
            <text:p>11.793516160456</text:p>
          </table:table-cell>
          <table:table-cell table:formula="of:=[.$M54]*[.$J$6]*1000" office:value-type="float" office:value="11.793516240684" calcext:value-type="float">
            <text:p>11.793516240684</text:p>
          </table:table-cell>
          <table:table-cell table:number-columns-repeated="3"/>
          <table:table-cell office:value-type="float" office:value="79.827" calcext:value-type="float">
            <text:p>79.827</text:p>
          </table:table-cell>
          <table:table-cell office:value-type="float" office:value="80.629" calcext:value-type="float">
            <text:p>80.629</text:p>
          </table:table-cell>
          <table:table-cell table:formula="of:=(([.K54]+[.L54])/2) * 0.000000000001" office:value-type="float" office:value="0.000000000080228" calcext:value-type="float">
            <text:p>8.0228E-11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table:formula="of:=[.$M55]*[.$J$2]*1000" office:value-type="float" office:value="14.6968215" calcext:value-type="float">
            <text:p>14.6968215</text:p>
          </table:table-cell>
          <table:table-cell table:formula="of:=[.$M55]*[.$J$3]*1000" office:value-type="float" office:value="11.8056435" calcext:value-type="float">
            <text:p>11.8056435</text:p>
          </table:table-cell>
          <table:table-cell table:formula="of:=[.$M55]*[.$J$3]*1000" office:value-type="float" office:value="11.8056435" calcext:value-type="float">
            <text:p>11.8056435</text:p>
          </table:table-cell>
          <table:table-cell table:formula="of:=[.$M55]*[.$J$4]*1000" office:value-type="float" office:value="11.8056435803105" calcext:value-type="float">
            <text:p>11.8056435803105</text:p>
          </table:table-cell>
          <table:table-cell table:formula="of:=[.$M55]*[.$J$5]*1000" office:value-type="float" office:value="11.805643660621" calcext:value-type="float">
            <text:p>11.805643660621</text:p>
          </table:table-cell>
          <table:table-cell table:formula="of:=[.$M55]*[.$J$6]*1000" office:value-type="float" office:value="11.8056437409315" calcext:value-type="float">
            <text:p>11.8056437409315</text:p>
          </table:table-cell>
          <table:table-cell table:number-columns-repeated="3"/>
          <table:table-cell office:value-type="float" office:value="79.909" calcext:value-type="float">
            <text:p>79.909</text:p>
          </table:table-cell>
          <table:table-cell office:value-type="float" office:value="80.712" calcext:value-type="float">
            <text:p>80.712</text:p>
          </table:table-cell>
          <table:table-cell table:formula="of:=(([.K55]+[.L55])/2) * 0.000000000001" office:value-type="float" office:value="0.0000000000803105" calcext:value-type="float">
            <text:p>8.03105E-11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table:formula="of:=[.$M56]*[.$J$2]*1000" office:value-type="float" office:value="14.722716" calcext:value-type="float">
            <text:p>14.722716</text:p>
          </table:table-cell>
          <table:table-cell table:formula="of:=[.$M56]*[.$J$3]*1000" office:value-type="float" office:value="11.826444" calcext:value-type="float">
            <text:p>11.826444</text:p>
          </table:table-cell>
          <table:table-cell table:formula="of:=[.$M56]*[.$J$3]*1000" office:value-type="float" office:value="11.826444" calcext:value-type="float">
            <text:p>11.826444</text:p>
          </table:table-cell>
          <table:table-cell table:formula="of:=[.$M56]*[.$J$4]*1000" office:value-type="float" office:value="11.826444080452" calcext:value-type="float">
            <text:p>11.826444080452</text:p>
          </table:table-cell>
          <table:table-cell table:formula="of:=[.$M56]*[.$J$5]*1000" office:value-type="float" office:value="11.826444160904" calcext:value-type="float">
            <text:p>11.826444160904</text:p>
          </table:table-cell>
          <table:table-cell table:formula="of:=[.$M56]*[.$J$6]*1000" office:value-type="float" office:value="11.826444241356" calcext:value-type="float">
            <text:p>11.826444241356</text:p>
          </table:table-cell>
          <table:table-cell table:number-columns-repeated="3"/>
          <table:table-cell office:value-type="float" office:value="80.05" calcext:value-type="float">
            <text:p>80.05</text:p>
          </table:table-cell>
          <table:table-cell office:value-type="float" office:value="80.854" calcext:value-type="float">
            <text:p>80.854</text:p>
          </table:table-cell>
          <table:table-cell table:formula="of:=(([.K56]+[.L56])/2) * 0.000000000001" office:value-type="float" office:value="0.000000000080452" calcext:value-type="float">
            <text:p>8.0452E-11</text:p>
          </table:table-cell>
        </table:table-row>
        <table:table-row table:style-name="ro1">
          <table:table-cell office:value-type="string" calcext:value-type="string">
            <text:p>T18</text:p>
          </table:table-cell>
          <table:table-cell table:formula="of:=[.$M57]*[.$J$2]*1000" office:value-type="float" office:value="14.755107" calcext:value-type="float">
            <text:p>14.755107</text:p>
          </table:table-cell>
          <table:table-cell table:formula="of:=[.$M57]*[.$J$3]*1000" office:value-type="float" office:value="11.852463" calcext:value-type="float">
            <text:p>11.852463</text:p>
          </table:table-cell>
          <table:table-cell table:formula="of:=[.$M57]*[.$J$3]*1000" office:value-type="float" office:value="11.852463" calcext:value-type="float">
            <text:p>11.852463</text:p>
          </table:table-cell>
          <table:table-cell table:formula="of:=[.$M57]*[.$J$4]*1000" office:value-type="float" office:value="11.852463080629" calcext:value-type="float">
            <text:p>11.852463080629</text:p>
          </table:table-cell>
          <table:table-cell table:formula="of:=[.$M57]*[.$J$5]*1000" office:value-type="float" office:value="11.852463161258" calcext:value-type="float">
            <text:p>11.852463161258</text:p>
          </table:table-cell>
          <table:table-cell table:formula="of:=[.$M57]*[.$J$6]*1000" office:value-type="float" office:value="11.852463241887" calcext:value-type="float">
            <text:p>11.852463241887</text:p>
          </table:table-cell>
          <table:table-cell table:number-columns-repeated="3"/>
          <table:table-cell office:value-type="float" office:value="80.226" calcext:value-type="float">
            <text:p>80.226</text:p>
          </table:table-cell>
          <table:table-cell office:value-type="float" office:value="81.032" calcext:value-type="float">
            <text:p>81.032</text:p>
          </table:table-cell>
          <table:table-cell table:formula="of:=(([.K57]+[.L57])/2) * 0.000000000001" office:value-type="float" office:value="0.000000000080629" calcext:value-type="float">
            <text:p>8.0629E-11</text:p>
          </table:table-cell>
        </table:table-row>
        <table:table-row table:style-name="ro1">
          <table:table-cell office:value-type="string" calcext:value-type="string">
            <text:p>J21</text:p>
          </table:table-cell>
          <table:table-cell table:formula="of:=[.$M58]*[.$J$2]*1000" office:value-type="float" office:value="14.8344375" calcext:value-type="float">
            <text:p>14.8344375</text:p>
          </table:table-cell>
          <table:table-cell table:formula="of:=[.$M58]*[.$J$3]*1000" office:value-type="float" office:value="11.9161875" calcext:value-type="float">
            <text:p>11.9161875</text:p>
          </table:table-cell>
          <table:table-cell table:formula="of:=[.$M58]*[.$J$3]*1000" office:value-type="float" office:value="11.9161875" calcext:value-type="float">
            <text:p>11.9161875</text:p>
          </table:table-cell>
          <table:table-cell table:formula="of:=[.$M58]*[.$J$4]*1000" office:value-type="float" office:value="11.9161875810625" calcext:value-type="float">
            <text:p>11.9161875810625</text:p>
          </table:table-cell>
          <table:table-cell table:formula="of:=[.$M58]*[.$J$5]*1000" office:value-type="float" office:value="11.916187662125" calcext:value-type="float">
            <text:p>11.916187662125</text:p>
          </table:table-cell>
          <table:table-cell table:formula="of:=[.$M58]*[.$J$6]*1000" office:value-type="float" office:value="11.9161877431875" calcext:value-type="float">
            <text:p>11.9161877431875</text:p>
          </table:table-cell>
          <table:table-cell table:number-columns-repeated="3"/>
          <table:table-cell office:value-type="float" office:value="80.657" calcext:value-type="float">
            <text:p>80.657</text:p>
          </table:table-cell>
          <table:table-cell office:value-type="float" office:value="81.468" calcext:value-type="float">
            <text:p>81.468</text:p>
          </table:table-cell>
          <table:table-cell table:formula="of:=(([.K58]+[.L58])/2) * 0.000000000001" office:value-type="float" office:value="0.0000000000810625" calcext:value-type="float">
            <text:p>8.10625E-11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table:formula="of:=[.$M59]*[.$J$2]*1000" office:value-type="float" office:value="14.8962" calcext:value-type="float">
            <text:p>14.8962</text:p>
          </table:table-cell>
          <table:table-cell table:formula="of:=[.$M59]*[.$J$3]*1000" office:value-type="float" office:value="11.9658" calcext:value-type="float">
            <text:p>11.9658</text:p>
          </table:table-cell>
          <table:table-cell table:formula="of:=[.$M59]*[.$J$3]*1000" office:value-type="float" office:value="11.9658" calcext:value-type="float">
            <text:p>11.9658</text:p>
          </table:table-cell>
          <table:table-cell table:formula="of:=[.$M59]*[.$J$4]*1000" office:value-type="float" office:value="11.9658000814" calcext:value-type="float">
            <text:p>11.9658000814</text:p>
          </table:table-cell>
          <table:table-cell table:formula="of:=[.$M59]*[.$J$5]*1000" office:value-type="float" office:value="11.9658001628" calcext:value-type="float">
            <text:p>11.9658001628</text:p>
          </table:table-cell>
          <table:table-cell table:formula="of:=[.$M59]*[.$J$6]*1000" office:value-type="float" office:value="11.9658002442" calcext:value-type="float">
            <text:p>11.9658002442</text:p>
          </table:table-cell>
          <table:table-cell table:number-columns-repeated="3"/>
          <table:table-cell office:value-type="float" office:value="80.993" calcext:value-type="float">
            <text:p>80.993</text:p>
          </table:table-cell>
          <table:table-cell office:value-type="float" office:value="81.807" calcext:value-type="float">
            <text:p>81.807</text:p>
          </table:table-cell>
          <table:table-cell table:formula="of:=(([.K59]+[.L59])/2) * 0.000000000001" office:value-type="float" office:value="0.0000000000814" calcext:value-type="float">
            <text:p>8.14E-11</text:p>
          </table:table-cell>
        </table:table-row>
        <table:table-row table:style-name="ro1">
          <table:table-cell office:value-type="string" calcext:value-type="string">
            <text:p>G17</text:p>
          </table:table-cell>
          <table:table-cell table:formula="of:=[.$M60]*[.$J$2]*1000" office:value-type="float" office:value="14.9058075" calcext:value-type="float">
            <text:p>14.9058075</text:p>
          </table:table-cell>
          <table:table-cell table:formula="of:=[.$M60]*[.$J$3]*1000" office:value-type="float" office:value="11.9735175" calcext:value-type="float">
            <text:p>11.9735175</text:p>
          </table:table-cell>
          <table:table-cell table:formula="of:=[.$M60]*[.$J$3]*1000" office:value-type="float" office:value="11.9735175" calcext:value-type="float">
            <text:p>11.9735175</text:p>
          </table:table-cell>
          <table:table-cell table:formula="of:=[.$M60]*[.$J$4]*1000" office:value-type="float" office:value="11.9735175814525" calcext:value-type="float">
            <text:p>11.9735175814525</text:p>
          </table:table-cell>
          <table:table-cell table:formula="of:=[.$M60]*[.$J$5]*1000" office:value-type="float" office:value="11.973517662905" calcext:value-type="float">
            <text:p>11.973517662905</text:p>
          </table:table-cell>
          <table:table-cell table:formula="of:=[.$M60]*[.$J$6]*1000" office:value-type="float" office:value="11.9735177443575" calcext:value-type="float">
            <text:p>11.9735177443575</text:p>
          </table:table-cell>
          <table:table-cell table:number-columns-repeated="3"/>
          <table:table-cell office:value-type="float" office:value="81.045" calcext:value-type="float">
            <text:p>81.045</text:p>
          </table:table-cell>
          <table:table-cell office:value-type="float" office:value="81.86" calcext:value-type="float">
            <text:p>81.86</text:p>
          </table:table-cell>
          <table:table-cell table:formula="of:=(([.K60]+[.L60])/2) * 0.000000000001" office:value-type="float" office:value="0.0000000000814525" calcext:value-type="float">
            <text:p>8.14525E-11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table:formula="of:=[.$M61]*[.$J$2]*1000" office:value-type="float" office:value="14.9098335" calcext:value-type="float">
            <text:p>14.9098335</text:p>
          </table:table-cell>
          <table:table-cell table:formula="of:=[.$M61]*[.$J$3]*1000" office:value-type="float" office:value="11.9767515" calcext:value-type="float">
            <text:p>11.9767515</text:p>
          </table:table-cell>
          <table:table-cell table:formula="of:=[.$M61]*[.$J$3]*1000" office:value-type="float" office:value="11.9767515" calcext:value-type="float">
            <text:p>11.9767515</text:p>
          </table:table-cell>
          <table:table-cell table:formula="of:=[.$M61]*[.$J$4]*1000" office:value-type="float" office:value="11.9767515814745" calcext:value-type="float">
            <text:p>11.9767515814745</text:p>
          </table:table-cell>
          <table:table-cell table:formula="of:=[.$M61]*[.$J$5]*1000" office:value-type="float" office:value="11.976751662949" calcext:value-type="float">
            <text:p>11.976751662949</text:p>
          </table:table-cell>
          <table:table-cell table:formula="of:=[.$M61]*[.$J$6]*1000" office:value-type="float" office:value="11.9767517444235" calcext:value-type="float">
            <text:p>11.9767517444235</text:p>
          </table:table-cell>
          <table:table-cell table:number-columns-repeated="3"/>
          <table:table-cell office:value-type="float" office:value="81.067" calcext:value-type="float">
            <text:p>81.067</text:p>
          </table:table-cell>
          <table:table-cell office:value-type="float" office:value="81.882" calcext:value-type="float">
            <text:p>81.882</text:p>
          </table:table-cell>
          <table:table-cell table:formula="of:=(([.K61]+[.L61])/2) * 0.000000000001" office:value-type="float" office:value="0.0000000000814745" calcext:value-type="float">
            <text:p>8.14745E-11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table:formula="of:=[.$M62]*[.$J$2]*1000" office:value-type="float" office:value="14.9158725" calcext:value-type="float">
            <text:p>14.9158725</text:p>
          </table:table-cell>
          <table:table-cell table:formula="of:=[.$M62]*[.$J$3]*1000" office:value-type="float" office:value="11.9816025" calcext:value-type="float">
            <text:p>11.9816025</text:p>
          </table:table-cell>
          <table:table-cell table:formula="of:=[.$M62]*[.$J$3]*1000" office:value-type="float" office:value="11.9816025" calcext:value-type="float">
            <text:p>11.9816025</text:p>
          </table:table-cell>
          <table:table-cell table:formula="of:=[.$M62]*[.$J$4]*1000" office:value-type="float" office:value="11.9816025815075" calcext:value-type="float">
            <text:p>11.9816025815075</text:p>
          </table:table-cell>
          <table:table-cell table:formula="of:=[.$M62]*[.$J$5]*1000" office:value-type="float" office:value="11.981602663015" calcext:value-type="float">
            <text:p>11.981602663015</text:p>
          </table:table-cell>
          <table:table-cell table:formula="of:=[.$M62]*[.$J$6]*1000" office:value-type="float" office:value="11.9816027445225" calcext:value-type="float">
            <text:p>11.9816027445225</text:p>
          </table:table-cell>
          <table:table-cell table:number-columns-repeated="3"/>
          <table:table-cell office:value-type="float" office:value="81.1" calcext:value-type="float">
            <text:p>81.1</text:p>
          </table:table-cell>
          <table:table-cell office:value-type="float" office:value="81.915" calcext:value-type="float">
            <text:p>81.915</text:p>
          </table:table-cell>
          <table:table-cell table:formula="of:=(([.K62]+[.L62])/2) * 0.000000000001" office:value-type="float" office:value="0.0000000000815075" calcext:value-type="float">
            <text:p>8.15075E-11</text:p>
          </table:table-cell>
        </table:table-row>
        <table:table-row table:style-name="ro1">
          <table:table-cell office:value-type="string" calcext:value-type="string">
            <text:p>H19</text:p>
          </table:table-cell>
          <table:table-cell table:formula="of:=[.$M63]*[.$J$2]*1000" office:value-type="float" office:value="14.9436885" calcext:value-type="float">
            <text:p>14.9436885</text:p>
          </table:table-cell>
          <table:table-cell table:formula="of:=[.$M63]*[.$J$3]*1000" office:value-type="float" office:value="12.0039465" calcext:value-type="float">
            <text:p>12.0039465</text:p>
          </table:table-cell>
          <table:table-cell table:formula="of:=[.$M63]*[.$J$3]*1000" office:value-type="float" office:value="12.0039465" calcext:value-type="float">
            <text:p>12.0039465</text:p>
          </table:table-cell>
          <table:table-cell table:formula="of:=[.$M63]*[.$J$4]*1000" office:value-type="float" office:value="12.0039465816595" calcext:value-type="float">
            <text:p>12.0039465816595</text:p>
          </table:table-cell>
          <table:table-cell table:formula="of:=[.$M63]*[.$J$5]*1000" office:value-type="float" office:value="12.003946663319" calcext:value-type="float">
            <text:p>12.003946663319</text:p>
          </table:table-cell>
          <table:table-cell table:formula="of:=[.$M63]*[.$J$6]*1000" office:value-type="float" office:value="12.0039467449785" calcext:value-type="float">
            <text:p>12.0039467449785</text:p>
          </table:table-cell>
          <table:table-cell table:number-columns-repeated="3"/>
          <table:table-cell office:value-type="float" office:value="81.251" calcext:value-type="float">
            <text:p>81.251</text:p>
          </table:table-cell>
          <table:table-cell office:value-type="float" office:value="82.068" calcext:value-type="float">
            <text:p>82.068</text:p>
          </table:table-cell>
          <table:table-cell table:formula="of:=(([.K63]+[.L63])/2) * 0.000000000001" office:value-type="float" office:value="0.0000000000816595" calcext:value-type="float">
            <text:p>8.16595E-1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table:formula="of:=[.$M64]*[.$J$2]*1000" office:value-type="float" office:value="15.0117645" calcext:value-type="float">
            <text:p>15.0117645</text:p>
          </table:table-cell>
          <table:table-cell table:formula="of:=[.$M64]*[.$J$3]*1000" office:value-type="float" office:value="12.0586305" calcext:value-type="float">
            <text:p>12.0586305</text:p>
          </table:table-cell>
          <table:table-cell table:formula="of:=[.$M64]*[.$J$3]*1000" office:value-type="float" office:value="12.0586305" calcext:value-type="float">
            <text:p>12.0586305</text:p>
          </table:table-cell>
          <table:table-cell table:formula="of:=[.$M64]*[.$J$4]*1000" office:value-type="float" office:value="12.0586305820315" calcext:value-type="float">
            <text:p>12.0586305820315</text:p>
          </table:table-cell>
          <table:table-cell table:formula="of:=[.$M64]*[.$J$5]*1000" office:value-type="float" office:value="12.058630664063" calcext:value-type="float">
            <text:p>12.058630664063</text:p>
          </table:table-cell>
          <table:table-cell table:formula="of:=[.$M64]*[.$J$6]*1000" office:value-type="float" office:value="12.0586307460945" calcext:value-type="float">
            <text:p>12.0586307460945</text:p>
          </table:table-cell>
          <table:table-cell table:number-columns-repeated="3"/>
          <table:table-cell office:value-type="float" office:value="81.621" calcext:value-type="float">
            <text:p>81.621</text:p>
          </table:table-cell>
          <table:table-cell office:value-type="float" office:value="82.442" calcext:value-type="float">
            <text:p>82.442</text:p>
          </table:table-cell>
          <table:table-cell table:formula="of:=(([.K64]+[.L64])/2) * 0.000000000001" office:value-type="float" office:value="0.0000000000820315" calcext:value-type="float">
            <text:p>8.20315E-11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table:formula="of:=[.$M65]*[.$J$2]*1000" office:value-type="float" office:value="15.0247575" calcext:value-type="float">
            <text:p>15.0247575</text:p>
          </table:table-cell>
          <table:table-cell table:formula="of:=[.$M65]*[.$J$3]*1000" office:value-type="float" office:value="12.0690675" calcext:value-type="float">
            <text:p>12.0690675</text:p>
          </table:table-cell>
          <table:table-cell table:formula="of:=[.$M65]*[.$J$3]*1000" office:value-type="float" office:value="12.0690675" calcext:value-type="float">
            <text:p>12.0690675</text:p>
          </table:table-cell>
          <table:table-cell table:formula="of:=[.$M65]*[.$J$4]*1000" office:value-type="float" office:value="12.0690675821025" calcext:value-type="float">
            <text:p>12.0690675821025</text:p>
          </table:table-cell>
          <table:table-cell table:formula="of:=[.$M65]*[.$J$5]*1000" office:value-type="float" office:value="12.069067664205" calcext:value-type="float">
            <text:p>12.069067664205</text:p>
          </table:table-cell>
          <table:table-cell table:formula="of:=[.$M65]*[.$J$6]*1000" office:value-type="float" office:value="12.0690677463075" calcext:value-type="float">
            <text:p>12.0690677463075</text:p>
          </table:table-cell>
          <table:table-cell table:number-columns-repeated="3"/>
          <table:table-cell office:value-type="float" office:value="81.692" calcext:value-type="float">
            <text:p>81.692</text:p>
          </table:table-cell>
          <table:table-cell office:value-type="float" office:value="82.513" calcext:value-type="float">
            <text:p>82.513</text:p>
          </table:table-cell>
          <table:table-cell table:formula="of:=(([.K65]+[.L65])/2) * 0.000000000001" office:value-type="float" office:value="0.0000000000821025" calcext:value-type="float">
            <text:p>8.21025E-11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formula="of:=[.$M66]*[.$J$2]*1000" office:value-type="float" office:value="15.043332" calcext:value-type="float">
            <text:p>15.043332</text:p>
          </table:table-cell>
          <table:table-cell table:formula="of:=[.$M66]*[.$J$3]*1000" office:value-type="float" office:value="12.083988" calcext:value-type="float">
            <text:p>12.083988</text:p>
          </table:table-cell>
          <table:table-cell table:formula="of:=[.$M66]*[.$J$3]*1000" office:value-type="float" office:value="12.083988" calcext:value-type="float">
            <text:p>12.083988</text:p>
          </table:table-cell>
          <table:table-cell table:formula="of:=[.$M66]*[.$J$4]*1000" office:value-type="float" office:value="12.083988082204" calcext:value-type="float">
            <text:p>12.083988082204</text:p>
          </table:table-cell>
          <table:table-cell table:formula="of:=[.$M66]*[.$J$5]*1000" office:value-type="float" office:value="12.083988164408" calcext:value-type="float">
            <text:p>12.083988164408</text:p>
          </table:table-cell>
          <table:table-cell table:formula="of:=[.$M66]*[.$J$6]*1000" office:value-type="float" office:value="12.083988246612" calcext:value-type="float">
            <text:p>12.083988246612</text:p>
          </table:table-cell>
          <table:table-cell table:number-columns-repeated="3"/>
          <table:table-cell office:value-type="float" office:value="81.793" calcext:value-type="float">
            <text:p>81.793</text:p>
          </table:table-cell>
          <table:table-cell office:value-type="float" office:value="82.615" calcext:value-type="float">
            <text:p>82.615</text:p>
          </table:table-cell>
          <table:table-cell table:formula="of:=(([.K66]+[.L66])/2) * 0.000000000001" office:value-type="float" office:value="0.000000000082204" calcext:value-type="float">
            <text:p>8.2204E-11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table:formula="of:=[.$M67]*[.$J$2]*1000" office:value-type="float" office:value="15.0580635" calcext:value-type="float">
            <text:p>15.0580635</text:p>
          </table:table-cell>
          <table:table-cell table:formula="of:=[.$M67]*[.$J$3]*1000" office:value-type="float" office:value="12.0958215" calcext:value-type="float">
            <text:p>12.0958215</text:p>
          </table:table-cell>
          <table:table-cell table:formula="of:=[.$M67]*[.$J$3]*1000" office:value-type="float" office:value="12.0958215" calcext:value-type="float">
            <text:p>12.0958215</text:p>
          </table:table-cell>
          <table:table-cell table:formula="of:=[.$M67]*[.$J$4]*1000" office:value-type="float" office:value="12.0958215822845" calcext:value-type="float">
            <text:p>12.0958215822845</text:p>
          </table:table-cell>
          <table:table-cell table:formula="of:=[.$M67]*[.$J$5]*1000" office:value-type="float" office:value="12.095821664569" calcext:value-type="float">
            <text:p>12.095821664569</text:p>
          </table:table-cell>
          <table:table-cell table:formula="of:=[.$M67]*[.$J$6]*1000" office:value-type="float" office:value="12.0958217468535" calcext:value-type="float">
            <text:p>12.0958217468535</text:p>
          </table:table-cell>
          <table:table-cell table:number-columns-repeated="3"/>
          <table:table-cell office:value-type="float" office:value="81.873" calcext:value-type="float">
            <text:p>81.873</text:p>
          </table:table-cell>
          <table:table-cell office:value-type="float" office:value="82.696" calcext:value-type="float">
            <text:p>82.696</text:p>
          </table:table-cell>
          <table:table-cell table:formula="of:=(([.K67]+[.L67])/2) * 0.000000000001" office:value-type="float" office:value="0.0000000000822845" calcext:value-type="float">
            <text:p>8.22845E-11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table:formula="of:=[.$M68]*[.$J$2]*1000" office:value-type="float" office:value="15.147825" calcext:value-type="float">
            <text:p>15.147825</text:p>
          </table:table-cell>
          <table:table-cell table:formula="of:=[.$M68]*[.$J$3]*1000" office:value-type="float" office:value="12.167925" calcext:value-type="float">
            <text:p>12.167925</text:p>
          </table:table-cell>
          <table:table-cell table:formula="of:=[.$M68]*[.$J$3]*1000" office:value-type="float" office:value="12.167925" calcext:value-type="float">
            <text:p>12.167925</text:p>
          </table:table-cell>
          <table:table-cell table:formula="of:=[.$M68]*[.$J$4]*1000" office:value-type="float" office:value="12.167925082775" calcext:value-type="float">
            <text:p>12.167925082775</text:p>
          </table:table-cell>
          <table:table-cell table:formula="of:=[.$M68]*[.$J$5]*1000" office:value-type="float" office:value="12.16792516555" calcext:value-type="float">
            <text:p>12.16792516555</text:p>
          </table:table-cell>
          <table:table-cell table:formula="of:=[.$M68]*[.$J$6]*1000" office:value-type="float" office:value="12.167925248325" calcext:value-type="float">
            <text:p>12.167925248325</text:p>
          </table:table-cell>
          <table:table-cell table:number-columns-repeated="3"/>
          <table:table-cell office:value-type="float" office:value="82.361" calcext:value-type="float">
            <text:p>82.361</text:p>
          </table:table-cell>
          <table:table-cell office:value-type="float" office:value="83.189" calcext:value-type="float">
            <text:p>83.189</text:p>
          </table:table-cell>
          <table:table-cell table:formula="of:=(([.K68]+[.L68])/2) * 0.000000000001" office:value-type="float" office:value="0.000000000082775" calcext:value-type="float">
            <text:p>8.2775E-11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table:formula="of:=[.$M69]*[.$J$2]*1000" office:value-type="float" office:value="15.2450895" calcext:value-type="float">
            <text:p>15.2450895</text:p>
          </table:table-cell>
          <table:table-cell table:formula="of:=[.$M69]*[.$J$3]*1000" office:value-type="float" office:value="12.2460555" calcext:value-type="float">
            <text:p>12.2460555</text:p>
          </table:table-cell>
          <table:table-cell table:formula="of:=[.$M69]*[.$J$3]*1000" office:value-type="float" office:value="12.2460555" calcext:value-type="float">
            <text:p>12.2460555</text:p>
          </table:table-cell>
          <table:table-cell table:formula="of:=[.$M69]*[.$J$4]*1000" office:value-type="float" office:value="12.2460555833065" calcext:value-type="float">
            <text:p>12.2460555833065</text:p>
          </table:table-cell>
          <table:table-cell table:formula="of:=[.$M69]*[.$J$5]*1000" office:value-type="float" office:value="12.246055666613" calcext:value-type="float">
            <text:p>12.246055666613</text:p>
          </table:table-cell>
          <table:table-cell table:formula="of:=[.$M69]*[.$J$6]*1000" office:value-type="float" office:value="12.2460557499195" calcext:value-type="float">
            <text:p>12.2460557499195</text:p>
          </table:table-cell>
          <table:table-cell table:number-columns-repeated="3"/>
          <table:table-cell office:value-type="float" office:value="82.89" calcext:value-type="float">
            <text:p>82.89</text:p>
          </table:table-cell>
          <table:table-cell office:value-type="float" office:value="83.723" calcext:value-type="float">
            <text:p>83.723</text:p>
          </table:table-cell>
          <table:table-cell table:formula="of:=(([.K69]+[.L69])/2) * 0.000000000001" office:value-type="float" office:value="0.0000000000833065" calcext:value-type="float">
            <text:p>8.33065E-11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table:formula="of:=[.$M70]*[.$J$2]*1000" office:value-type="float" office:value="15.266409" calcext:value-type="float">
            <text:p>15.266409</text:p>
          </table:table-cell>
          <table:table-cell table:formula="of:=[.$M70]*[.$J$3]*1000" office:value-type="float" office:value="12.263181" calcext:value-type="float">
            <text:p>12.263181</text:p>
          </table:table-cell>
          <table:table-cell table:formula="of:=[.$M70]*[.$J$3]*1000" office:value-type="float" office:value="12.263181" calcext:value-type="float">
            <text:p>12.263181</text:p>
          </table:table-cell>
          <table:table-cell table:formula="of:=[.$M70]*[.$J$4]*1000" office:value-type="float" office:value="12.263181083423" calcext:value-type="float">
            <text:p>12.263181083423</text:p>
          </table:table-cell>
          <table:table-cell table:formula="of:=[.$M70]*[.$J$5]*1000" office:value-type="float" office:value="12.263181166846" calcext:value-type="float">
            <text:p>12.263181166846</text:p>
          </table:table-cell>
          <table:table-cell table:formula="of:=[.$M70]*[.$J$6]*1000" office:value-type="float" office:value="12.263181250269" calcext:value-type="float">
            <text:p>12.263181250269</text:p>
          </table:table-cell>
          <table:table-cell table:number-columns-repeated="3"/>
          <table:table-cell office:value-type="float" office:value="83.006" calcext:value-type="float">
            <text:p>83.006</text:p>
          </table:table-cell>
          <table:table-cell office:value-type="float" office:value="83.84" calcext:value-type="float">
            <text:p>83.84</text:p>
          </table:table-cell>
          <table:table-cell table:formula="of:=(([.K70]+[.L70])/2) * 0.000000000001" office:value-type="float" office:value="0.000000000083423" calcext:value-type="float">
            <text:p>8.3423E-11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table:formula="of:=[.$M71]*[.$J$2]*1000" office:value-type="float" office:value="15.3107865" calcext:value-type="float">
            <text:p>15.3107865</text:p>
          </table:table-cell>
          <table:table-cell table:formula="of:=[.$M71]*[.$J$3]*1000" office:value-type="float" office:value="12.2988285" calcext:value-type="float">
            <text:p>12.2988285</text:p>
          </table:table-cell>
          <table:table-cell table:formula="of:=[.$M71]*[.$J$3]*1000" office:value-type="float" office:value="12.2988285" calcext:value-type="float">
            <text:p>12.2988285</text:p>
          </table:table-cell>
          <table:table-cell table:formula="of:=[.$M71]*[.$J$4]*1000" office:value-type="float" office:value="12.2988285836655" calcext:value-type="float">
            <text:p>12.2988285836655</text:p>
          </table:table-cell>
          <table:table-cell table:formula="of:=[.$M71]*[.$J$5]*1000" office:value-type="float" office:value="12.298828667331" calcext:value-type="float">
            <text:p>12.298828667331</text:p>
          </table:table-cell>
          <table:table-cell table:formula="of:=[.$M71]*[.$J$6]*1000" office:value-type="float" office:value="12.2988287509965" calcext:value-type="float">
            <text:p>12.2988287509965</text:p>
          </table:table-cell>
          <table:table-cell table:number-columns-repeated="3"/>
          <table:table-cell office:value-type="float" office:value="83.247" calcext:value-type="float">
            <text:p>83.247</text:p>
          </table:table-cell>
          <table:table-cell office:value-type="float" office:value="84.084" calcext:value-type="float">
            <text:p>84.084</text:p>
          </table:table-cell>
          <table:table-cell table:formula="of:=(([.K71]+[.L71])/2) * 0.000000000001" office:value-type="float" office:value="0.0000000000836655" calcext:value-type="float">
            <text:p>8.36655E-11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table:formula="of:=[.$M72]*[.$J$2]*1000" office:value-type="float" office:value="15.3761175" calcext:value-type="float">
            <text:p>15.3761175</text:p>
          </table:table-cell>
          <table:table-cell table:formula="of:=[.$M72]*[.$J$3]*1000" office:value-type="float" office:value="12.3513075" calcext:value-type="float">
            <text:p>12.3513075</text:p>
          </table:table-cell>
          <table:table-cell table:formula="of:=[.$M72]*[.$J$3]*1000" office:value-type="float" office:value="12.3513075" calcext:value-type="float">
            <text:p>12.3513075</text:p>
          </table:table-cell>
          <table:table-cell table:formula="of:=[.$M72]*[.$J$4]*1000" office:value-type="float" office:value="12.3513075840225" calcext:value-type="float">
            <text:p>12.3513075840225</text:p>
          </table:table-cell>
          <table:table-cell table:formula="of:=[.$M72]*[.$J$5]*1000" office:value-type="float" office:value="12.351307668045" calcext:value-type="float">
            <text:p>12.351307668045</text:p>
          </table:table-cell>
          <table:table-cell table:formula="of:=[.$M72]*[.$J$6]*1000" office:value-type="float" office:value="12.3513077520675" calcext:value-type="float">
            <text:p>12.3513077520675</text:p>
          </table:table-cell>
          <table:table-cell table:number-columns-repeated="3"/>
          <table:table-cell office:value-type="float" office:value="83.602" calcext:value-type="float">
            <text:p>83.602</text:p>
          </table:table-cell>
          <table:table-cell office:value-type="float" office:value="84.443" calcext:value-type="float">
            <text:p>84.443</text:p>
          </table:table-cell>
          <table:table-cell table:formula="of:=(([.K72]+[.L72])/2) * 0.000000000001" office:value-type="float" office:value="0.0000000000840225" calcext:value-type="float">
            <text:p>8.40225E-11</text:p>
          </table:table-cell>
        </table:table-row>
        <table:table-row table:style-name="ro1">
          <table:table-cell office:value-type="string" calcext:value-type="string">
            <text:p>K18</text:p>
          </table:table-cell>
          <table:table-cell table:formula="of:=[.$M73]*[.$J$2]*1000" office:value-type="float" office:value="15.3887445" calcext:value-type="float">
            <text:p>15.3887445</text:p>
          </table:table-cell>
          <table:table-cell table:formula="of:=[.$M73]*[.$J$3]*1000" office:value-type="float" office:value="12.3614505" calcext:value-type="float">
            <text:p>12.3614505</text:p>
          </table:table-cell>
          <table:table-cell table:formula="of:=[.$M73]*[.$J$3]*1000" office:value-type="float" office:value="12.3614505" calcext:value-type="float">
            <text:p>12.3614505</text:p>
          </table:table-cell>
          <table:table-cell table:formula="of:=[.$M73]*[.$J$4]*1000" office:value-type="float" office:value="12.3614505840915" calcext:value-type="float">
            <text:p>12.3614505840915</text:p>
          </table:table-cell>
          <table:table-cell table:formula="of:=[.$M73]*[.$J$5]*1000" office:value-type="float" office:value="12.361450668183" calcext:value-type="float">
            <text:p>12.361450668183</text:p>
          </table:table-cell>
          <table:table-cell table:formula="of:=[.$M73]*[.$J$6]*1000" office:value-type="float" office:value="12.3614507522745" calcext:value-type="float">
            <text:p>12.3614507522745</text:p>
          </table:table-cell>
          <table:table-cell table:number-columns-repeated="3"/>
          <table:table-cell office:value-type="float" office:value="83.671" calcext:value-type="float">
            <text:p>83.671</text:p>
          </table:table-cell>
          <table:table-cell office:value-type="float" office:value="84.512" calcext:value-type="float">
            <text:p>84.512</text:p>
          </table:table-cell>
          <table:table-cell table:formula="of:=(([.K73]+[.L73])/2) * 0.000000000001" office:value-type="float" office:value="0.0000000000840915" calcext:value-type="float">
            <text:p>8.40915E-11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table:formula="of:=[.$M74]*[.$J$2]*1000" office:value-type="float" office:value="15.548229" calcext:value-type="float">
            <text:p>15.548229</text:p>
          </table:table-cell>
          <table:table-cell table:formula="of:=[.$M74]*[.$J$3]*1000" office:value-type="float" office:value="12.489561" calcext:value-type="float">
            <text:p>12.489561</text:p>
          </table:table-cell>
          <table:table-cell table:formula="of:=[.$M74]*[.$J$3]*1000" office:value-type="float" office:value="12.489561" calcext:value-type="float">
            <text:p>12.489561</text:p>
          </table:table-cell>
          <table:table-cell table:formula="of:=[.$M74]*[.$J$4]*1000" office:value-type="float" office:value="12.489561084963" calcext:value-type="float">
            <text:p>12.489561084963</text:p>
          </table:table-cell>
          <table:table-cell table:formula="of:=[.$M74]*[.$J$5]*1000" office:value-type="float" office:value="12.489561169926" calcext:value-type="float">
            <text:p>12.489561169926</text:p>
          </table:table-cell>
          <table:table-cell table:formula="of:=[.$M74]*[.$J$6]*1000" office:value-type="float" office:value="12.489561254889" calcext:value-type="float">
            <text:p>12.489561254889</text:p>
          </table:table-cell>
          <table:table-cell table:number-columns-repeated="3"/>
          <table:table-cell office:value-type="float" office:value="84.538" calcext:value-type="float">
            <text:p>84.538</text:p>
          </table:table-cell>
          <table:table-cell office:value-type="float" office:value="85.388" calcext:value-type="float">
            <text:p>85.388</text:p>
          </table:table-cell>
          <table:table-cell table:formula="of:=(([.K74]+[.L74])/2) * 0.000000000001" office:value-type="float" office:value="0.000000000084963" calcext:value-type="float">
            <text:p>8.4963E-11</text:p>
          </table:table-cell>
        </table:table-row>
        <table:table-row table:style-name="ro1">
          <table:table-cell office:value-type="string" calcext:value-type="string">
            <text:p>K17</text:p>
          </table:table-cell>
          <table:table-cell table:formula="of:=[.$M75]*[.$J$2]*1000" office:value-type="float" office:value="15.578058" calcext:value-type="float">
            <text:p>15.578058</text:p>
          </table:table-cell>
          <table:table-cell table:formula="of:=[.$M75]*[.$J$3]*1000" office:value-type="float" office:value="12.513522" calcext:value-type="float">
            <text:p>12.513522</text:p>
          </table:table-cell>
          <table:table-cell table:formula="of:=[.$M75]*[.$J$3]*1000" office:value-type="float" office:value="12.513522" calcext:value-type="float">
            <text:p>12.513522</text:p>
          </table:table-cell>
          <table:table-cell table:formula="of:=[.$M75]*[.$J$4]*1000" office:value-type="float" office:value="12.513522085126" calcext:value-type="float">
            <text:p>12.513522085126</text:p>
          </table:table-cell>
          <table:table-cell table:formula="of:=[.$M75]*[.$J$5]*1000" office:value-type="float" office:value="12.513522170252" calcext:value-type="float">
            <text:p>12.513522170252</text:p>
          </table:table-cell>
          <table:table-cell table:formula="of:=[.$M75]*[.$J$6]*1000" office:value-type="float" office:value="12.513522255378" calcext:value-type="float">
            <text:p>12.513522255378</text:p>
          </table:table-cell>
          <table:table-cell table:number-columns-repeated="3"/>
          <table:table-cell office:value-type="float" office:value="84.7" calcext:value-type="float">
            <text:p>84.7</text:p>
          </table:table-cell>
          <table:table-cell office:value-type="float" office:value="85.552" calcext:value-type="float">
            <text:p>85.552</text:p>
          </table:table-cell>
          <table:table-cell table:formula="of:=(([.K75]+[.L75])/2) * 0.000000000001" office:value-type="float" office:value="0.000000000085126" calcext:value-type="float">
            <text:p>8.5126E-11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table:formula="of:=[.$M76]*[.$J$2]*1000" office:value-type="float" office:value="15.604959" calcext:value-type="float">
            <text:p>15.604959</text:p>
          </table:table-cell>
          <table:table-cell table:formula="of:=[.$M76]*[.$J$3]*1000" office:value-type="float" office:value="12.535131" calcext:value-type="float">
            <text:p>12.535131</text:p>
          </table:table-cell>
          <table:table-cell table:formula="of:=[.$M76]*[.$J$3]*1000" office:value-type="float" office:value="12.535131" calcext:value-type="float">
            <text:p>12.535131</text:p>
          </table:table-cell>
          <table:table-cell table:formula="of:=[.$M76]*[.$J$4]*1000" office:value-type="float" office:value="12.535131085273" calcext:value-type="float">
            <text:p>12.535131085273</text:p>
          </table:table-cell>
          <table:table-cell table:formula="of:=[.$M76]*[.$J$5]*1000" office:value-type="float" office:value="12.535131170546" calcext:value-type="float">
            <text:p>12.535131170546</text:p>
          </table:table-cell>
          <table:table-cell table:formula="of:=[.$M76]*[.$J$6]*1000" office:value-type="float" office:value="12.535131255819" calcext:value-type="float">
            <text:p>12.535131255819</text:p>
          </table:table-cell>
          <table:table-cell table:number-columns-repeated="3"/>
          <table:table-cell office:value-type="float" office:value="84.847" calcext:value-type="float">
            <text:p>84.847</text:p>
          </table:table-cell>
          <table:table-cell office:value-type="float" office:value="85.699" calcext:value-type="float">
            <text:p>85.699</text:p>
          </table:table-cell>
          <table:table-cell table:formula="of:=(([.K76]+[.L76])/2) * 0.000000000001" office:value-type="float" office:value="0.000000000085273" calcext:value-type="float">
            <text:p>8.5273E-11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table:formula="of:=[.$M77]*[.$J$2]*1000" office:value-type="float" office:value="15.8702175" calcext:value-type="float">
            <text:p>15.8702175</text:p>
          </table:table-cell>
          <table:table-cell table:formula="of:=[.$M77]*[.$J$3]*1000" office:value-type="float" office:value="12.7482075" calcext:value-type="float">
            <text:p>12.7482075</text:p>
          </table:table-cell>
          <table:table-cell table:formula="of:=[.$M77]*[.$J$3]*1000" office:value-type="float" office:value="12.7482075" calcext:value-type="float">
            <text:p>12.7482075</text:p>
          </table:table-cell>
          <table:table-cell table:formula="of:=[.$M77]*[.$J$4]*1000" office:value-type="float" office:value="12.7482075867225" calcext:value-type="float">
            <text:p>12.7482075867225</text:p>
          </table:table-cell>
          <table:table-cell table:formula="of:=[.$M77]*[.$J$5]*1000" office:value-type="float" office:value="12.748207673445" calcext:value-type="float">
            <text:p>12.748207673445</text:p>
          </table:table-cell>
          <table:table-cell table:formula="of:=[.$M77]*[.$J$6]*1000" office:value-type="float" office:value="12.7482077601675" calcext:value-type="float">
            <text:p>12.7482077601675</text:p>
          </table:table-cell>
          <table:table-cell table:number-columns-repeated="3"/>
          <table:table-cell office:value-type="float" office:value="86.289" calcext:value-type="float">
            <text:p>86.289</text:p>
          </table:table-cell>
          <table:table-cell office:value-type="float" office:value="87.156" calcext:value-type="float">
            <text:p>87.156</text:p>
          </table:table-cell>
          <table:table-cell table:formula="of:=(([.K77]+[.L77])/2) * 0.000000000001" office:value-type="float" office:value="0.0000000000867225" calcext:value-type="float">
            <text:p>8.67225E-11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table:formula="of:=[.$M78]*[.$J$2]*1000" office:value-type="float" office:value="15.9395745" calcext:value-type="float">
            <text:p>15.9395745</text:p>
          </table:table-cell>
          <table:table-cell table:formula="of:=[.$M78]*[.$J$3]*1000" office:value-type="float" office:value="12.8039205" calcext:value-type="float">
            <text:p>12.8039205</text:p>
          </table:table-cell>
          <table:table-cell table:formula="of:=[.$M78]*[.$J$3]*1000" office:value-type="float" office:value="12.8039205" calcext:value-type="float">
            <text:p>12.8039205</text:p>
          </table:table-cell>
          <table:table-cell table:formula="of:=[.$M78]*[.$J$4]*1000" office:value-type="float" office:value="12.8039205871015" calcext:value-type="float">
            <text:p>12.8039205871015</text:p>
          </table:table-cell>
          <table:table-cell table:formula="of:=[.$M78]*[.$J$5]*1000" office:value-type="float" office:value="12.803920674203" calcext:value-type="float">
            <text:p>12.803920674203</text:p>
          </table:table-cell>
          <table:table-cell table:formula="of:=[.$M78]*[.$J$6]*1000" office:value-type="float" office:value="12.8039207613045" calcext:value-type="float">
            <text:p>12.8039207613045</text:p>
          </table:table-cell>
          <table:table-cell table:number-columns-repeated="3"/>
          <table:table-cell office:value-type="float" office:value="86.666" calcext:value-type="float">
            <text:p>86.666</text:p>
          </table:table-cell>
          <table:table-cell office:value-type="float" office:value="87.537" calcext:value-type="float">
            <text:p>87.537</text:p>
          </table:table-cell>
          <table:table-cell table:formula="of:=(([.K78]+[.L78])/2) * 0.000000000001" office:value-type="float" office:value="0.0000000000871015" calcext:value-type="float">
            <text:p>8.71015E-11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table:formula="of:=[.$M79]*[.$J$2]*1000" office:value-type="float" office:value="15.989991" calcext:value-type="float">
            <text:p>15.989991</text:p>
          </table:table-cell>
          <table:table-cell table:formula="of:=[.$M79]*[.$J$3]*1000" office:value-type="float" office:value="12.844419" calcext:value-type="float">
            <text:p>12.844419</text:p>
          </table:table-cell>
          <table:table-cell table:formula="of:=[.$M79]*[.$J$3]*1000" office:value-type="float" office:value="12.844419" calcext:value-type="float">
            <text:p>12.844419</text:p>
          </table:table-cell>
          <table:table-cell table:formula="of:=[.$M79]*[.$J$4]*1000" office:value-type="float" office:value="12.844419087377" calcext:value-type="float">
            <text:p>12.844419087377</text:p>
          </table:table-cell>
          <table:table-cell table:formula="of:=[.$M79]*[.$J$5]*1000" office:value-type="float" office:value="12.844419174754" calcext:value-type="float">
            <text:p>12.844419174754</text:p>
          </table:table-cell>
          <table:table-cell table:formula="of:=[.$M79]*[.$J$6]*1000" office:value-type="float" office:value="12.844419262131" calcext:value-type="float">
            <text:p>12.844419262131</text:p>
          </table:table-cell>
          <table:table-cell table:number-columns-repeated="3"/>
          <table:table-cell office:value-type="float" office:value="86.94" calcext:value-type="float">
            <text:p>86.94</text:p>
          </table:table-cell>
          <table:table-cell office:value-type="float" office:value="87.814" calcext:value-type="float">
            <text:p>87.814</text:p>
          </table:table-cell>
          <table:table-cell table:formula="of:=(([.K79]+[.L79])/2) * 0.000000000001" office:value-type="float" office:value="0.000000000087377" calcext:value-type="float">
            <text:p>8.7377E-11</text:p>
          </table:table-cell>
        </table:table-row>
        <table:table-row table:style-name="ro1">
          <table:table-cell office:value-type="string" calcext:value-type="string">
            <text:p>H20</text:p>
          </table:table-cell>
          <table:table-cell table:formula="of:=[.$M80]*[.$J$2]*1000" office:value-type="float" office:value="16.0563285" calcext:value-type="float">
            <text:p>16.0563285</text:p>
          </table:table-cell>
          <table:table-cell table:formula="of:=[.$M80]*[.$J$3]*1000" office:value-type="float" office:value="12.8977065" calcext:value-type="float">
            <text:p>12.8977065</text:p>
          </table:table-cell>
          <table:table-cell table:formula="of:=[.$M80]*[.$J$3]*1000" office:value-type="float" office:value="12.8977065" calcext:value-type="float">
            <text:p>12.8977065</text:p>
          </table:table-cell>
          <table:table-cell table:formula="of:=[.$M80]*[.$J$4]*1000" office:value-type="float" office:value="12.8977065877395" calcext:value-type="float">
            <text:p>12.8977065877395</text:p>
          </table:table-cell>
          <table:table-cell table:formula="of:=[.$M80]*[.$J$5]*1000" office:value-type="float" office:value="12.897706675479" calcext:value-type="float">
            <text:p>12.897706675479</text:p>
          </table:table-cell>
          <table:table-cell table:formula="of:=[.$M80]*[.$J$6]*1000" office:value-type="float" office:value="12.8977067632185" calcext:value-type="float">
            <text:p>12.8977067632185</text:p>
          </table:table-cell>
          <table:table-cell table:number-columns-repeated="3"/>
          <table:table-cell office:value-type="float" office:value="87.301" calcext:value-type="float">
            <text:p>87.301</text:p>
          </table:table-cell>
          <table:table-cell office:value-type="float" office:value="88.178" calcext:value-type="float">
            <text:p>88.178</text:p>
          </table:table-cell>
          <table:table-cell table:formula="of:=(([.K80]+[.L80])/2) * 0.000000000001" office:value-type="float" office:value="0.0000000000877395" calcext:value-type="float">
            <text:p>8.77395E-11</text:p>
          </table:table-cell>
        </table:table-row>
        <table:table-row table:style-name="ro1">
          <table:table-cell office:value-type="string" calcext:value-type="string">
            <text:p>K19</text:p>
          </table:table-cell>
          <table:table-cell table:formula="of:=[.$M81]*[.$J$2]*1000" office:value-type="float" office:value="16.06191" calcext:value-type="float">
            <text:p>16.06191</text:p>
          </table:table-cell>
          <table:table-cell table:formula="of:=[.$M81]*[.$J$3]*1000" office:value-type="float" office:value="12.90219" calcext:value-type="float">
            <text:p>12.90219</text:p>
          </table:table-cell>
          <table:table-cell table:formula="of:=[.$M81]*[.$J$3]*1000" office:value-type="float" office:value="12.90219" calcext:value-type="float">
            <text:p>12.90219</text:p>
          </table:table-cell>
          <table:table-cell table:formula="of:=[.$M81]*[.$J$4]*1000" office:value-type="float" office:value="12.90219008777" calcext:value-type="float">
            <text:p>12.90219008777</text:p>
          </table:table-cell>
          <table:table-cell table:formula="of:=[.$M81]*[.$J$5]*1000" office:value-type="float" office:value="12.90219017554" calcext:value-type="float">
            <text:p>12.90219017554</text:p>
          </table:table-cell>
          <table:table-cell table:formula="of:=[.$M81]*[.$J$6]*1000" office:value-type="float" office:value="12.90219026331" calcext:value-type="float">
            <text:p>12.90219026331</text:p>
          </table:table-cell>
          <table:table-cell table:number-columns-repeated="3"/>
          <table:table-cell office:value-type="float" office:value="87.331" calcext:value-type="float">
            <text:p>87.331</text:p>
          </table:table-cell>
          <table:table-cell office:value-type="float" office:value="88.209" calcext:value-type="float">
            <text:p>88.209</text:p>
          </table:table-cell>
          <table:table-cell table:formula="of:=(([.K81]+[.L81])/2) * 0.000000000001" office:value-type="float" office:value="0.00000000008777" calcext:value-type="float">
            <text:p>8.777E-11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formula="of:=[.$M82]*[.$J$2]*1000" office:value-type="float" office:value="16.103634" calcext:value-type="float">
            <text:p>16.103634</text:p>
          </table:table-cell>
          <table:table-cell table:formula="of:=[.$M82]*[.$J$3]*1000" office:value-type="float" office:value="12.935706" calcext:value-type="float">
            <text:p>12.935706</text:p>
          </table:table-cell>
          <table:table-cell table:formula="of:=[.$M82]*[.$J$3]*1000" office:value-type="float" office:value="12.935706" calcext:value-type="float">
            <text:p>12.935706</text:p>
          </table:table-cell>
          <table:table-cell table:formula="of:=[.$M82]*[.$J$4]*1000" office:value-type="float" office:value="12.935706087998" calcext:value-type="float">
            <text:p>12.935706087998</text:p>
          </table:table-cell>
          <table:table-cell table:formula="of:=[.$M82]*[.$J$5]*1000" office:value-type="float" office:value="12.935706175996" calcext:value-type="float">
            <text:p>12.935706175996</text:p>
          </table:table-cell>
          <table:table-cell table:formula="of:=[.$M82]*[.$J$6]*1000" office:value-type="float" office:value="12.935706263994" calcext:value-type="float">
            <text:p>12.935706263994</text:p>
          </table:table-cell>
          <table:table-cell table:number-columns-repeated="3"/>
          <table:table-cell office:value-type="float" office:value="87.558" calcext:value-type="float">
            <text:p>87.558</text:p>
          </table:table-cell>
          <table:table-cell office:value-type="float" office:value="88.438" calcext:value-type="float">
            <text:p>88.438</text:p>
          </table:table-cell>
          <table:table-cell table:formula="of:=(([.K82]+[.L82])/2) * 0.000000000001" office:value-type="float" office:value="0.000000000087998" calcext:value-type="float">
            <text:p>8.7998E-1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formula="of:=[.$M83]*[.$J$2]*1000" office:value-type="float" office:value="16.1181825" calcext:value-type="float">
            <text:p>16.1181825</text:p>
          </table:table-cell>
          <table:table-cell table:formula="of:=[.$M83]*[.$J$3]*1000" office:value-type="float" office:value="12.9473925" calcext:value-type="float">
            <text:p>12.9473925</text:p>
          </table:table-cell>
          <table:table-cell table:formula="of:=[.$M83]*[.$J$3]*1000" office:value-type="float" office:value="12.9473925" calcext:value-type="float">
            <text:p>12.9473925</text:p>
          </table:table-cell>
          <table:table-cell table:formula="of:=[.$M83]*[.$J$4]*1000" office:value-type="float" office:value="12.9473925880775" calcext:value-type="float">
            <text:p>12.9473925880775</text:p>
          </table:table-cell>
          <table:table-cell table:formula="of:=[.$M83]*[.$J$5]*1000" office:value-type="float" office:value="12.947392676155" calcext:value-type="float">
            <text:p>12.947392676155</text:p>
          </table:table-cell>
          <table:table-cell table:formula="of:=[.$M83]*[.$J$6]*1000" office:value-type="float" office:value="12.9473927642325" calcext:value-type="float">
            <text:p>12.9473927642325</text:p>
          </table:table-cell>
          <table:table-cell table:number-columns-repeated="3"/>
          <table:table-cell office:value-type="float" office:value="87.637" calcext:value-type="float">
            <text:p>87.637</text:p>
          </table:table-cell>
          <table:table-cell office:value-type="float" office:value="88.518" calcext:value-type="float">
            <text:p>88.518</text:p>
          </table:table-cell>
          <table:table-cell table:formula="of:=(([.K83]+[.L83])/2) * 0.000000000001" office:value-type="float" office:value="0.0000000000880775" calcext:value-type="float">
            <text:p>8.80775E-11</text:p>
          </table:table-cell>
        </table:table-row>
        <table:table-row table:style-name="ro1">
          <table:table-cell office:value-type="string" calcext:value-type="string">
            <text:p>L18</text:p>
          </table:table-cell>
          <table:table-cell table:formula="of:=[.$M84]*[.$J$2]*1000" office:value-type="float" office:value="16.1187315" calcext:value-type="float">
            <text:p>16.1187315</text:p>
          </table:table-cell>
          <table:table-cell table:formula="of:=[.$M84]*[.$J$3]*1000" office:value-type="float" office:value="12.9478335" calcext:value-type="float">
            <text:p>12.9478335</text:p>
          </table:table-cell>
          <table:table-cell table:formula="of:=[.$M84]*[.$J$3]*1000" office:value-type="float" office:value="12.9478335" calcext:value-type="float">
            <text:p>12.9478335</text:p>
          </table:table-cell>
          <table:table-cell table:formula="of:=[.$M84]*[.$J$4]*1000" office:value-type="float" office:value="12.9478335880805" calcext:value-type="float">
            <text:p>12.9478335880805</text:p>
          </table:table-cell>
          <table:table-cell table:formula="of:=[.$M84]*[.$J$5]*1000" office:value-type="float" office:value="12.947833676161" calcext:value-type="float">
            <text:p>12.947833676161</text:p>
          </table:table-cell>
          <table:table-cell table:formula="of:=[.$M84]*[.$J$6]*1000" office:value-type="float" office:value="12.9478337642415" calcext:value-type="float">
            <text:p>12.9478337642415</text:p>
          </table:table-cell>
          <table:table-cell table:number-columns-repeated="3"/>
          <table:table-cell office:value-type="float" office:value="87.64" calcext:value-type="float">
            <text:p>87.64</text:p>
          </table:table-cell>
          <table:table-cell office:value-type="float" office:value="88.521" calcext:value-type="float">
            <text:p>88.521</text:p>
          </table:table-cell>
          <table:table-cell table:formula="of:=(([.K84]+[.L84])/2) * 0.000000000001" office:value-type="float" office:value="0.0000000000880805" calcext:value-type="float">
            <text:p>8.80805E-11</text:p>
          </table:table-cell>
        </table:table-row>
        <table:table-row table:style-name="ro1">
          <table:table-cell office:value-type="string" calcext:value-type="string">
            <text:p>L20</text:p>
          </table:table-cell>
          <table:table-cell table:formula="of:=[.$M85]*[.$J$2]*1000" office:value-type="float" office:value="16.1492925" calcext:value-type="float">
            <text:p>16.1492925</text:p>
          </table:table-cell>
          <table:table-cell table:formula="of:=[.$M85]*[.$J$3]*1000" office:value-type="float" office:value="12.9723825" calcext:value-type="float">
            <text:p>12.9723825</text:p>
          </table:table-cell>
          <table:table-cell table:formula="of:=[.$M85]*[.$J$3]*1000" office:value-type="float" office:value="12.9723825" calcext:value-type="float">
            <text:p>12.9723825</text:p>
          </table:table-cell>
          <table:table-cell table:formula="of:=[.$M85]*[.$J$4]*1000" office:value-type="float" office:value="12.9723825882475" calcext:value-type="float">
            <text:p>12.9723825882475</text:p>
          </table:table-cell>
          <table:table-cell table:formula="of:=[.$M85]*[.$J$5]*1000" office:value-type="float" office:value="12.972382676495" calcext:value-type="float">
            <text:p>12.972382676495</text:p>
          </table:table-cell>
          <table:table-cell table:formula="of:=[.$M85]*[.$J$6]*1000" office:value-type="float" office:value="12.9723827647425" calcext:value-type="float">
            <text:p>12.9723827647425</text:p>
          </table:table-cell>
          <table:table-cell table:number-columns-repeated="3"/>
          <table:table-cell office:value-type="float" office:value="87.806" calcext:value-type="float">
            <text:p>87.806</text:p>
          </table:table-cell>
          <table:table-cell office:value-type="float" office:value="88.689" calcext:value-type="float">
            <text:p>88.689</text:p>
          </table:table-cell>
          <table:table-cell table:formula="of:=(([.K85]+[.L85])/2) * 0.000000000001" office:value-type="float" office:value="0.0000000000882475" calcext:value-type="float">
            <text:p>8.82475E-11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[.$M86]*[.$J$2]*1000" office:value-type="float" office:value="16.218192" calcext:value-type="float">
            <text:p>16.218192</text:p>
          </table:table-cell>
          <table:table-cell table:formula="of:=[.$M86]*[.$J$3]*1000" office:value-type="float" office:value="13.027728" calcext:value-type="float">
            <text:p>13.027728</text:p>
          </table:table-cell>
          <table:table-cell table:formula="of:=[.$M86]*[.$J$3]*1000" office:value-type="float" office:value="13.027728" calcext:value-type="float">
            <text:p>13.027728</text:p>
          </table:table-cell>
          <table:table-cell table:formula="of:=[.$M86]*[.$J$4]*1000" office:value-type="float" office:value="13.027728088624" calcext:value-type="float">
            <text:p>13.027728088624</text:p>
          </table:table-cell>
          <table:table-cell table:formula="of:=[.$M86]*[.$J$5]*1000" office:value-type="float" office:value="13.027728177248" calcext:value-type="float">
            <text:p>13.027728177248</text:p>
          </table:table-cell>
          <table:table-cell table:formula="of:=[.$M86]*[.$J$6]*1000" office:value-type="float" office:value="13.027728265872" calcext:value-type="float">
            <text:p>13.027728265872</text:p>
          </table:table-cell>
          <table:table-cell table:number-columns-repeated="3"/>
          <table:table-cell office:value-type="float" office:value="88.181" calcext:value-type="float">
            <text:p>88.181</text:p>
          </table:table-cell>
          <table:table-cell office:value-type="float" office:value="89.067" calcext:value-type="float">
            <text:p>89.067</text:p>
          </table:table-cell>
          <table:table-cell table:formula="of:=(([.K86]+[.L86])/2) * 0.000000000001" office:value-type="float" office:value="0.000000000088624" calcext:value-type="float">
            <text:p>8.8624E-11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formula="of:=[.$M87]*[.$J$2]*1000" office:value-type="float" office:value="16.2665955" calcext:value-type="float">
            <text:p>16.2665955</text:p>
          </table:table-cell>
          <table:table-cell table:formula="of:=[.$M87]*[.$J$3]*1000" office:value-type="float" office:value="13.0666095" calcext:value-type="float">
            <text:p>13.0666095</text:p>
          </table:table-cell>
          <table:table-cell table:formula="of:=[.$M87]*[.$J$3]*1000" office:value-type="float" office:value="13.0666095" calcext:value-type="float">
            <text:p>13.0666095</text:p>
          </table:table-cell>
          <table:table-cell table:formula="of:=[.$M87]*[.$J$4]*1000" office:value-type="float" office:value="13.0666095888885" calcext:value-type="float">
            <text:p>13.0666095888885</text:p>
          </table:table-cell>
          <table:table-cell table:formula="of:=[.$M87]*[.$J$5]*1000" office:value-type="float" office:value="13.066609677777" calcext:value-type="float">
            <text:p>13.066609677777</text:p>
          </table:table-cell>
          <table:table-cell table:formula="of:=[.$M87]*[.$J$6]*1000" office:value-type="float" office:value="13.0666097666655" calcext:value-type="float">
            <text:p>13.0666097666655</text:p>
          </table:table-cell>
          <table:table-cell table:number-columns-repeated="3"/>
          <table:table-cell office:value-type="float" office:value="88.444" calcext:value-type="float">
            <text:p>88.444</text:p>
          </table:table-cell>
          <table:table-cell office:value-type="float" office:value="89.333" calcext:value-type="float">
            <text:p>89.333</text:p>
          </table:table-cell>
          <table:table-cell table:formula="of:=(([.K87]+[.L87])/2) * 0.000000000001" office:value-type="float" office:value="0.0000000000888885" calcext:value-type="float">
            <text:p>8.88885E-1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table:formula="of:=[.$M88]*[.$J$2]*1000" office:value-type="float" office:value="16.284072" calcext:value-type="float">
            <text:p>16.284072</text:p>
          </table:table-cell>
          <table:table-cell table:formula="of:=[.$M88]*[.$J$3]*1000" office:value-type="float" office:value="13.080648" calcext:value-type="float">
            <text:p>13.080648</text:p>
          </table:table-cell>
          <table:table-cell table:formula="of:=[.$M88]*[.$J$3]*1000" office:value-type="float" office:value="13.080648" calcext:value-type="float">
            <text:p>13.080648</text:p>
          </table:table-cell>
          <table:table-cell table:formula="of:=[.$M88]*[.$J$4]*1000" office:value-type="float" office:value="13.080648088984" calcext:value-type="float">
            <text:p>13.080648088984</text:p>
          </table:table-cell>
          <table:table-cell table:formula="of:=[.$M88]*[.$J$5]*1000" office:value-type="float" office:value="13.080648177968" calcext:value-type="float">
            <text:p>13.080648177968</text:p>
          </table:table-cell>
          <table:table-cell table:formula="of:=[.$M88]*[.$J$6]*1000" office:value-type="float" office:value="13.080648266952" calcext:value-type="float">
            <text:p>13.080648266952</text:p>
          </table:table-cell>
          <table:table-cell table:number-columns-repeated="3"/>
          <table:table-cell office:value-type="float" office:value="88.539" calcext:value-type="float">
            <text:p>88.539</text:p>
          </table:table-cell>
          <table:table-cell office:value-type="float" office:value="89.429" calcext:value-type="float">
            <text:p>89.429</text:p>
          </table:table-cell>
          <table:table-cell table:formula="of:=(([.K88]+[.L88])/2) * 0.000000000001" office:value-type="float" office:value="0.000000000088984" calcext:value-type="float">
            <text:p>8.8984E-11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formula="of:=[.$M89]*[.$J$2]*1000" office:value-type="float" office:value="16.3072215" calcext:value-type="float">
            <text:p>16.3072215</text:p>
          </table:table-cell>
          <table:table-cell table:formula="of:=[.$M89]*[.$J$3]*1000" office:value-type="float" office:value="13.0992435" calcext:value-type="float">
            <text:p>13.0992435</text:p>
          </table:table-cell>
          <table:table-cell table:formula="of:=[.$M89]*[.$J$3]*1000" office:value-type="float" office:value="13.0992435" calcext:value-type="float">
            <text:p>13.0992435</text:p>
          </table:table-cell>
          <table:table-cell table:formula="of:=[.$M89]*[.$J$4]*1000" office:value-type="float" office:value="13.0992435891105" calcext:value-type="float">
            <text:p>13.0992435891105</text:p>
          </table:table-cell>
          <table:table-cell table:formula="of:=[.$M89]*[.$J$5]*1000" office:value-type="float" office:value="13.099243678221" calcext:value-type="float">
            <text:p>13.099243678221</text:p>
          </table:table-cell>
          <table:table-cell table:formula="of:=[.$M89]*[.$J$6]*1000" office:value-type="float" office:value="13.0992437673315" calcext:value-type="float">
            <text:p>13.0992437673315</text:p>
          </table:table-cell>
          <table:table-cell table:number-columns-repeated="3"/>
          <table:table-cell office:value-type="float" office:value="88.665" calcext:value-type="float">
            <text:p>88.665</text:p>
          </table:table-cell>
          <table:table-cell office:value-type="float" office:value="89.556" calcext:value-type="float">
            <text:p>89.556</text:p>
          </table:table-cell>
          <table:table-cell table:formula="of:=(([.K89]+[.L89])/2) * 0.000000000001" office:value-type="float" office:value="0.0000000000891105" calcext:value-type="float">
            <text:p>8.91105E-11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formula="of:=[.$M90]*[.$J$2]*1000" office:value-type="float" office:value="16.308594" calcext:value-type="float">
            <text:p>16.308594</text:p>
          </table:table-cell>
          <table:table-cell table:formula="of:=[.$M90]*[.$J$3]*1000" office:value-type="float" office:value="13.100346" calcext:value-type="float">
            <text:p>13.100346</text:p>
          </table:table-cell>
          <table:table-cell table:formula="of:=[.$M90]*[.$J$3]*1000" office:value-type="float" office:value="13.100346" calcext:value-type="float">
            <text:p>13.100346</text:p>
          </table:table-cell>
          <table:table-cell table:formula="of:=[.$M90]*[.$J$4]*1000" office:value-type="float" office:value="13.100346089118" calcext:value-type="float">
            <text:p>13.100346089118</text:p>
          </table:table-cell>
          <table:table-cell table:formula="of:=[.$M90]*[.$J$5]*1000" office:value-type="float" office:value="13.100346178236" calcext:value-type="float">
            <text:p>13.100346178236</text:p>
          </table:table-cell>
          <table:table-cell table:formula="of:=[.$M90]*[.$J$6]*1000" office:value-type="float" office:value="13.100346267354" calcext:value-type="float">
            <text:p>13.100346267354</text:p>
          </table:table-cell>
          <table:table-cell table:number-columns-repeated="3"/>
          <table:table-cell office:value-type="float" office:value="88.672" calcext:value-type="float">
            <text:p>88.672</text:p>
          </table:table-cell>
          <table:table-cell office:value-type="float" office:value="89.564" calcext:value-type="float">
            <text:p>89.564</text:p>
          </table:table-cell>
          <table:table-cell table:formula="of:=(([.K90]+[.L90])/2) * 0.000000000001" office:value-type="float" office:value="0.000000000089118" calcext:value-type="float">
            <text:p>8.9118E-11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table:formula="of:=[.$M91]*[.$J$2]*1000" office:value-type="float" office:value="16.3443705" calcext:value-type="float">
            <text:p>16.3443705</text:p>
          </table:table-cell>
          <table:table-cell table:formula="of:=[.$M91]*[.$J$3]*1000" office:value-type="float" office:value="13.1290845" calcext:value-type="float">
            <text:p>13.1290845</text:p>
          </table:table-cell>
          <table:table-cell table:formula="of:=[.$M91]*[.$J$3]*1000" office:value-type="float" office:value="13.1290845" calcext:value-type="float">
            <text:p>13.1290845</text:p>
          </table:table-cell>
          <table:table-cell table:formula="of:=[.$M91]*[.$J$4]*1000" office:value-type="float" office:value="13.1290845893135" calcext:value-type="float">
            <text:p>13.1290845893135</text:p>
          </table:table-cell>
          <table:table-cell table:formula="of:=[.$M91]*[.$J$5]*1000" office:value-type="float" office:value="13.129084678627" calcext:value-type="float">
            <text:p>13.129084678627</text:p>
          </table:table-cell>
          <table:table-cell table:formula="of:=[.$M91]*[.$J$6]*1000" office:value-type="float" office:value="13.1290847679405" calcext:value-type="float">
            <text:p>13.1290847679405</text:p>
          </table:table-cell>
          <table:table-cell table:number-columns-repeated="3"/>
          <table:table-cell office:value-type="float" office:value="88.867" calcext:value-type="float">
            <text:p>88.867</text:p>
          </table:table-cell>
          <table:table-cell office:value-type="float" office:value="89.76" calcext:value-type="float">
            <text:p>89.76</text:p>
          </table:table-cell>
          <table:table-cell table:formula="of:=(([.K91]+[.L91])/2) * 0.000000000001" office:value-type="float" office:value="0.0000000000893135" calcext:value-type="float">
            <text:p>8.93135E-11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formula="of:=[.$M92]*[.$J$2]*1000" office:value-type="float" office:value="16.3771275" calcext:value-type="float">
            <text:p>16.3771275</text:p>
          </table:table-cell>
          <table:table-cell table:formula="of:=[.$M92]*[.$J$3]*1000" office:value-type="float" office:value="13.1553975" calcext:value-type="float">
            <text:p>13.1553975</text:p>
          </table:table-cell>
          <table:table-cell table:formula="of:=[.$M92]*[.$J$3]*1000" office:value-type="float" office:value="13.1553975" calcext:value-type="float">
            <text:p>13.1553975</text:p>
          </table:table-cell>
          <table:table-cell table:formula="of:=[.$M92]*[.$J$4]*1000" office:value-type="float" office:value="13.1553975894925" calcext:value-type="float">
            <text:p>13.1553975894925</text:p>
          </table:table-cell>
          <table:table-cell table:formula="of:=[.$M92]*[.$J$5]*1000" office:value-type="float" office:value="13.155397678985" calcext:value-type="float">
            <text:p>13.155397678985</text:p>
          </table:table-cell>
          <table:table-cell table:formula="of:=[.$M92]*[.$J$6]*1000" office:value-type="float" office:value="13.1553977684775" calcext:value-type="float">
            <text:p>13.1553977684775</text:p>
          </table:table-cell>
          <table:table-cell table:number-columns-repeated="3"/>
          <table:table-cell office:value-type="float" office:value="89.045" calcext:value-type="float">
            <text:p>89.045</text:p>
          </table:table-cell>
          <table:table-cell office:value-type="float" office:value="89.94" calcext:value-type="float">
            <text:p>89.94</text:p>
          </table:table-cell>
          <table:table-cell table:formula="of:=(([.K92]+[.L92])/2) * 0.000000000001" office:value-type="float" office:value="0.0000000000894925" calcext:value-type="float">
            <text:p>8.94925E-11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formula="of:=[.$M93]*[.$J$2]*1000" office:value-type="float" office:value="16.424616" calcext:value-type="float">
            <text:p>16.424616</text:p>
          </table:table-cell>
          <table:table-cell table:formula="of:=[.$M93]*[.$J$3]*1000" office:value-type="float" office:value="13.193544" calcext:value-type="float">
            <text:p>13.193544</text:p>
          </table:table-cell>
          <table:table-cell table:formula="of:=[.$M93]*[.$J$3]*1000" office:value-type="float" office:value="13.193544" calcext:value-type="float">
            <text:p>13.193544</text:p>
          </table:table-cell>
          <table:table-cell table:formula="of:=[.$M93]*[.$J$4]*1000" office:value-type="float" office:value="13.193544089752" calcext:value-type="float">
            <text:p>13.193544089752</text:p>
          </table:table-cell>
          <table:table-cell table:formula="of:=[.$M93]*[.$J$5]*1000" office:value-type="float" office:value="13.193544179504" calcext:value-type="float">
            <text:p>13.193544179504</text:p>
          </table:table-cell>
          <table:table-cell table:formula="of:=[.$M93]*[.$J$6]*1000" office:value-type="float" office:value="13.193544269256" calcext:value-type="float">
            <text:p>13.193544269256</text:p>
          </table:table-cell>
          <table:table-cell table:number-columns-repeated="3"/>
          <table:table-cell office:value-type="float" office:value="89.303" calcext:value-type="float">
            <text:p>89.303</text:p>
          </table:table-cell>
          <table:table-cell office:value-type="float" office:value="90.201" calcext:value-type="float">
            <text:p>90.201</text:p>
          </table:table-cell>
          <table:table-cell table:formula="of:=(([.K93]+[.L93])/2) * 0.000000000001" office:value-type="float" office:value="0.000000000089752" calcext:value-type="float">
            <text:p>8.9752E-1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table:formula="of:=[.$M94]*[.$J$2]*1000" office:value-type="float" office:value="16.4585625" calcext:value-type="float">
            <text:p>16.4585625</text:p>
          </table:table-cell>
          <table:table-cell table:formula="of:=[.$M94]*[.$J$3]*1000" office:value-type="float" office:value="13.2208125" calcext:value-type="float">
            <text:p>13.2208125</text:p>
          </table:table-cell>
          <table:table-cell table:formula="of:=[.$M94]*[.$J$3]*1000" office:value-type="float" office:value="13.2208125" calcext:value-type="float">
            <text:p>13.2208125</text:p>
          </table:table-cell>
          <table:table-cell table:formula="of:=[.$M94]*[.$J$4]*1000" office:value-type="float" office:value="13.2208125899375" calcext:value-type="float">
            <text:p>13.2208125899375</text:p>
          </table:table-cell>
          <table:table-cell table:formula="of:=[.$M94]*[.$J$5]*1000" office:value-type="float" office:value="13.220812679875" calcext:value-type="float">
            <text:p>13.220812679875</text:p>
          </table:table-cell>
          <table:table-cell table:formula="of:=[.$M94]*[.$J$6]*1000" office:value-type="float" office:value="13.2208127698125" calcext:value-type="float">
            <text:p>13.2208127698125</text:p>
          </table:table-cell>
          <table:table-cell table:number-columns-repeated="3"/>
          <table:table-cell office:value-type="float" office:value="89.488" calcext:value-type="float">
            <text:p>89.488</text:p>
          </table:table-cell>
          <table:table-cell office:value-type="float" office:value="90.387" calcext:value-type="float">
            <text:p>90.387</text:p>
          </table:table-cell>
          <table:table-cell table:formula="of:=(([.K94]+[.L94])/2) * 0.000000000001" office:value-type="float" office:value="0.0000000000899375" calcext:value-type="float">
            <text:p>8.99375E-11</text:p>
          </table:table-cell>
        </table:table-row>
        <table:table-row table:style-name="ro1">
          <table:table-cell office:value-type="string" calcext:value-type="string">
            <text:p>L19</text:p>
          </table:table-cell>
          <table:table-cell table:formula="of:=[.$M95]*[.$J$2]*1000" office:value-type="float" office:value="16.474026" calcext:value-type="float">
            <text:p>16.474026</text:p>
          </table:table-cell>
          <table:table-cell table:formula="of:=[.$M95]*[.$J$3]*1000" office:value-type="float" office:value="13.233234" calcext:value-type="float">
            <text:p>13.233234</text:p>
          </table:table-cell>
          <table:table-cell table:formula="of:=[.$M95]*[.$J$3]*1000" office:value-type="float" office:value="13.233234" calcext:value-type="float">
            <text:p>13.233234</text:p>
          </table:table-cell>
          <table:table-cell table:formula="of:=[.$M95]*[.$J$4]*1000" office:value-type="float" office:value="13.233234090022" calcext:value-type="float">
            <text:p>13.233234090022</text:p>
          </table:table-cell>
          <table:table-cell table:formula="of:=[.$M95]*[.$J$5]*1000" office:value-type="float" office:value="13.233234180044" calcext:value-type="float">
            <text:p>13.233234180044</text:p>
          </table:table-cell>
          <table:table-cell table:formula="of:=[.$M95]*[.$J$6]*1000" office:value-type="float" office:value="13.233234270066" calcext:value-type="float">
            <text:p>13.233234270066</text:p>
          </table:table-cell>
          <table:table-cell table:number-columns-repeated="3"/>
          <table:table-cell office:value-type="float" office:value="89.572" calcext:value-type="float">
            <text:p>89.572</text:p>
          </table:table-cell>
          <table:table-cell office:value-type="float" office:value="90.472" calcext:value-type="float">
            <text:p>90.472</text:p>
          </table:table-cell>
          <table:table-cell table:formula="of:=(([.K95]+[.L95])/2) * 0.000000000001" office:value-type="float" office:value="0.000000000090022" calcext:value-type="float">
            <text:p>9.0022E-1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table:formula="of:=[.$M96]*[.$J$2]*1000" office:value-type="float" office:value="16.4772285" calcext:value-type="float">
            <text:p>16.4772285</text:p>
          </table:table-cell>
          <table:table-cell table:formula="of:=[.$M96]*[.$J$3]*1000" office:value-type="float" office:value="13.2358065" calcext:value-type="float">
            <text:p>13.2358065</text:p>
          </table:table-cell>
          <table:table-cell table:formula="of:=[.$M96]*[.$J$3]*1000" office:value-type="float" office:value="13.2358065" calcext:value-type="float">
            <text:p>13.2358065</text:p>
          </table:table-cell>
          <table:table-cell table:formula="of:=[.$M96]*[.$J$4]*1000" office:value-type="float" office:value="13.2358065900395" calcext:value-type="float">
            <text:p>13.2358065900395</text:p>
          </table:table-cell>
          <table:table-cell table:formula="of:=[.$M96]*[.$J$5]*1000" office:value-type="float" office:value="13.235806680079" calcext:value-type="float">
            <text:p>13.235806680079</text:p>
          </table:table-cell>
          <table:table-cell table:formula="of:=[.$M96]*[.$J$6]*1000" office:value-type="float" office:value="13.2358067701185" calcext:value-type="float">
            <text:p>13.2358067701185</text:p>
          </table:table-cell>
          <table:table-cell table:number-columns-repeated="3"/>
          <table:table-cell office:value-type="float" office:value="89.589" calcext:value-type="float">
            <text:p>89.589</text:p>
          </table:table-cell>
          <table:table-cell office:value-type="float" office:value="90.49" calcext:value-type="float">
            <text:p>90.49</text:p>
          </table:table-cell>
          <table:table-cell table:formula="of:=(([.K96]+[.L96])/2) * 0.000000000001" office:value-type="float" office:value="0.0000000000900395" calcext:value-type="float">
            <text:p>9.00395E-11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table:formula="of:=[.$M97]*[.$J$2]*1000" office:value-type="float" office:value="16.4946135" calcext:value-type="float">
            <text:p>16.4946135</text:p>
          </table:table-cell>
          <table:table-cell table:formula="of:=[.$M97]*[.$J$3]*1000" office:value-type="float" office:value="13.2497715" calcext:value-type="float">
            <text:p>13.2497715</text:p>
          </table:table-cell>
          <table:table-cell table:formula="of:=[.$M97]*[.$J$3]*1000" office:value-type="float" office:value="13.2497715" calcext:value-type="float">
            <text:p>13.2497715</text:p>
          </table:table-cell>
          <table:table-cell table:formula="of:=[.$M97]*[.$J$4]*1000" office:value-type="float" office:value="13.2497715901345" calcext:value-type="float">
            <text:p>13.2497715901345</text:p>
          </table:table-cell>
          <table:table-cell table:formula="of:=[.$M97]*[.$J$5]*1000" office:value-type="float" office:value="13.249771680269" calcext:value-type="float">
            <text:p>13.249771680269</text:p>
          </table:table-cell>
          <table:table-cell table:formula="of:=[.$M97]*[.$J$6]*1000" office:value-type="float" office:value="13.2497717704035" calcext:value-type="float">
            <text:p>13.2497717704035</text:p>
          </table:table-cell>
          <table:table-cell table:number-columns-repeated="3"/>
          <table:table-cell office:value-type="float" office:value="89.684" calcext:value-type="float">
            <text:p>89.684</text:p>
          </table:table-cell>
          <table:table-cell office:value-type="float" office:value="90.585" calcext:value-type="float">
            <text:p>90.585</text:p>
          </table:table-cell>
          <table:table-cell table:formula="of:=(([.K97]+[.L97])/2) * 0.000000000001" office:value-type="float" office:value="0.0000000000901345" calcext:value-type="float">
            <text:p>9.01345E-1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formula="of:=[.$M98]*[.$J$2]*1000" office:value-type="float" office:value="16.555827" calcext:value-type="float">
            <text:p>16.555827</text:p>
          </table:table-cell>
          <table:table-cell table:formula="of:=[.$M98]*[.$J$3]*1000" office:value-type="float" office:value="13.298943" calcext:value-type="float">
            <text:p>13.298943</text:p>
          </table:table-cell>
          <table:table-cell table:formula="of:=[.$M98]*[.$J$3]*1000" office:value-type="float" office:value="13.298943" calcext:value-type="float">
            <text:p>13.298943</text:p>
          </table:table-cell>
          <table:table-cell table:formula="of:=[.$M98]*[.$J$4]*1000" office:value-type="float" office:value="13.298943090469" calcext:value-type="float">
            <text:p>13.298943090469</text:p>
          </table:table-cell>
          <table:table-cell table:formula="of:=[.$M98]*[.$J$5]*1000" office:value-type="float" office:value="13.298943180938" calcext:value-type="float">
            <text:p>13.298943180938</text:p>
          </table:table-cell>
          <table:table-cell table:formula="of:=[.$M98]*[.$J$6]*1000" office:value-type="float" office:value="13.298943271407" calcext:value-type="float">
            <text:p>13.298943271407</text:p>
          </table:table-cell>
          <table:table-cell table:number-columns-repeated="3"/>
          <table:table-cell office:value-type="float" office:value="90.017" calcext:value-type="float">
            <text:p>90.017</text:p>
          </table:table-cell>
          <table:table-cell office:value-type="float" office:value="90.921" calcext:value-type="float">
            <text:p>90.921</text:p>
          </table:table-cell>
          <table:table-cell table:formula="of:=(([.K98]+[.L98])/2) * 0.000000000001" office:value-type="float" office:value="0.000000000090469" calcext:value-type="float">
            <text:p>9.0469E-11</text:p>
          </table:table-cell>
        </table:table-row>
        <table:table-row table:style-name="ro1">
          <table:table-cell office:value-type="string" calcext:value-type="string">
            <text:p>Y17</text:p>
          </table:table-cell>
          <table:table-cell table:formula="of:=[.$M99]*[.$J$2]*1000" office:value-type="float" office:value="16.586754" calcext:value-type="float">
            <text:p>16.586754</text:p>
          </table:table-cell>
          <table:table-cell table:formula="of:=[.$M99]*[.$J$3]*1000" office:value-type="float" office:value="13.323786" calcext:value-type="float">
            <text:p>13.323786</text:p>
          </table:table-cell>
          <table:table-cell table:formula="of:=[.$M99]*[.$J$3]*1000" office:value-type="float" office:value="13.323786" calcext:value-type="float">
            <text:p>13.323786</text:p>
          </table:table-cell>
          <table:table-cell table:formula="of:=[.$M99]*[.$J$4]*1000" office:value-type="float" office:value="13.323786090638" calcext:value-type="float">
            <text:p>13.323786090638</text:p>
          </table:table-cell>
          <table:table-cell table:formula="of:=[.$M99]*[.$J$5]*1000" office:value-type="float" office:value="13.323786181276" calcext:value-type="float">
            <text:p>13.323786181276</text:p>
          </table:table-cell>
          <table:table-cell table:formula="of:=[.$M99]*[.$J$6]*1000" office:value-type="float" office:value="13.323786271914" calcext:value-type="float">
            <text:p>13.323786271914</text:p>
          </table:table-cell>
          <table:table-cell table:number-columns-repeated="3"/>
          <table:table-cell office:value-type="float" office:value="90.185" calcext:value-type="float">
            <text:p>90.185</text:p>
          </table:table-cell>
          <table:table-cell office:value-type="float" office:value="91.091" calcext:value-type="float">
            <text:p>91.091</text:p>
          </table:table-cell>
          <table:table-cell table:formula="of:=(([.K99]+[.L99])/2) * 0.000000000001" office:value-type="float" office:value="0.000000000090638" calcext:value-type="float">
            <text:p>9.0638E-11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table:formula="of:=[.$M100]*[.$J$2]*1000" office:value-type="float" office:value="16.5958125" calcext:value-type="float">
            <text:p>16.5958125</text:p>
          </table:table-cell>
          <table:table-cell table:formula="of:=[.$M100]*[.$J$3]*1000" office:value-type="float" office:value="13.3310625" calcext:value-type="float">
            <text:p>13.3310625</text:p>
          </table:table-cell>
          <table:table-cell table:formula="of:=[.$M100]*[.$J$3]*1000" office:value-type="float" office:value="13.3310625" calcext:value-type="float">
            <text:p>13.3310625</text:p>
          </table:table-cell>
          <table:table-cell table:formula="of:=[.$M100]*[.$J$4]*1000" office:value-type="float" office:value="13.3310625906875" calcext:value-type="float">
            <text:p>13.3310625906875</text:p>
          </table:table-cell>
          <table:table-cell table:formula="of:=[.$M100]*[.$J$5]*1000" office:value-type="float" office:value="13.331062681375" calcext:value-type="float">
            <text:p>13.331062681375</text:p>
          </table:table-cell>
          <table:table-cell table:formula="of:=[.$M100]*[.$J$6]*1000" office:value-type="float" office:value="13.3310627720625" calcext:value-type="float">
            <text:p>13.3310627720625</text:p>
          </table:table-cell>
          <table:table-cell table:number-columns-repeated="3"/>
          <table:table-cell office:value-type="float" office:value="90.234" calcext:value-type="float">
            <text:p>90.234</text:p>
          </table:table-cell>
          <table:table-cell office:value-type="float" office:value="91.141" calcext:value-type="float">
            <text:p>91.141</text:p>
          </table:table-cell>
          <table:table-cell table:formula="of:=(([.K100]+[.L100])/2) * 0.000000000001" office:value-type="float" office:value="0.0000000000906875" calcext:value-type="float">
            <text:p>9.06875E-11</text:p>
          </table:table-cell>
        </table:table-row>
        <table:table-row table:style-name="ro1">
          <table:table-cell office:value-type="string" calcext:value-type="string">
            <text:p>K21</text:p>
          </table:table-cell>
          <table:table-cell table:formula="of:=[.$M101]*[.$J$2]*1000" office:value-type="float" office:value="16.6020345" calcext:value-type="float">
            <text:p>16.6020345</text:p>
          </table:table-cell>
          <table:table-cell table:formula="of:=[.$M101]*[.$J$3]*1000" office:value-type="float" office:value="13.3360605" calcext:value-type="float">
            <text:p>13.3360605</text:p>
          </table:table-cell>
          <table:table-cell table:formula="of:=[.$M101]*[.$J$3]*1000" office:value-type="float" office:value="13.3360605" calcext:value-type="float">
            <text:p>13.3360605</text:p>
          </table:table-cell>
          <table:table-cell table:formula="of:=[.$M101]*[.$J$4]*1000" office:value-type="float" office:value="13.3360605907215" calcext:value-type="float">
            <text:p>13.3360605907215</text:p>
          </table:table-cell>
          <table:table-cell table:formula="of:=[.$M101]*[.$J$5]*1000" office:value-type="float" office:value="13.336060681443" calcext:value-type="float">
            <text:p>13.336060681443</text:p>
          </table:table-cell>
          <table:table-cell table:formula="of:=[.$M101]*[.$J$6]*1000" office:value-type="float" office:value="13.3360607721645" calcext:value-type="float">
            <text:p>13.3360607721645</text:p>
          </table:table-cell>
          <table:table-cell table:number-columns-repeated="3"/>
          <table:table-cell office:value-type="float" office:value="90.268" calcext:value-type="float">
            <text:p>90.268</text:p>
          </table:table-cell>
          <table:table-cell office:value-type="float" office:value="91.175" calcext:value-type="float">
            <text:p>91.175</text:p>
          </table:table-cell>
          <table:table-cell table:formula="of:=(([.K101]+[.L101])/2) * 0.000000000001" office:value-type="float" office:value="0.0000000000907215" calcext:value-type="float">
            <text:p>9.07215E-11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table:formula="of:=[.$M102]*[.$J$2]*1000" office:value-type="float" office:value="16.6380855" calcext:value-type="float">
            <text:p>16.6380855</text:p>
          </table:table-cell>
          <table:table-cell table:formula="of:=[.$M102]*[.$J$3]*1000" office:value-type="float" office:value="13.3650195" calcext:value-type="float">
            <text:p>13.3650195</text:p>
          </table:table-cell>
          <table:table-cell table:formula="of:=[.$M102]*[.$J$3]*1000" office:value-type="float" office:value="13.3650195" calcext:value-type="float">
            <text:p>13.3650195</text:p>
          </table:table-cell>
          <table:table-cell table:formula="of:=[.$M102]*[.$J$4]*1000" office:value-type="float" office:value="13.3650195909185" calcext:value-type="float">
            <text:p>13.3650195909185</text:p>
          </table:table-cell>
          <table:table-cell table:formula="of:=[.$M102]*[.$J$5]*1000" office:value-type="float" office:value="13.365019681837" calcext:value-type="float">
            <text:p>13.365019681837</text:p>
          </table:table-cell>
          <table:table-cell table:formula="of:=[.$M102]*[.$J$6]*1000" office:value-type="float" office:value="13.3650197727555" calcext:value-type="float">
            <text:p>13.3650197727555</text:p>
          </table:table-cell>
          <table:table-cell table:number-columns-repeated="3"/>
          <table:table-cell office:value-type="float" office:value="90.464" calcext:value-type="float">
            <text:p>90.464</text:p>
          </table:table-cell>
          <table:table-cell office:value-type="float" office:value="91.373" calcext:value-type="float">
            <text:p>91.373</text:p>
          </table:table-cell>
          <table:table-cell table:formula="of:=(([.K102]+[.L102])/2) * 0.000000000001" office:value-type="float" office:value="0.0000000000909185" calcext:value-type="float">
            <text:p>9.09185E-11</text:p>
          </table:table-cell>
        </table:table-row>
        <table:table-row table:style-name="ro1">
          <table:table-cell office:value-type="string" calcext:value-type="string">
            <text:p>E18</text:p>
          </table:table-cell>
          <table:table-cell table:formula="of:=[.$M103]*[.$J$2]*1000" office:value-type="float" office:value="16.698933" calcext:value-type="float">
            <text:p>16.698933</text:p>
          </table:table-cell>
          <table:table-cell table:formula="of:=[.$M103]*[.$J$3]*1000" office:value-type="float" office:value="13.413897" calcext:value-type="float">
            <text:p>13.413897</text:p>
          </table:table-cell>
          <table:table-cell table:formula="of:=[.$M103]*[.$J$3]*1000" office:value-type="float" office:value="13.413897" calcext:value-type="float">
            <text:p>13.413897</text:p>
          </table:table-cell>
          <table:table-cell table:formula="of:=[.$M103]*[.$J$4]*1000" office:value-type="float" office:value="13.413897091251" calcext:value-type="float">
            <text:p>13.413897091251</text:p>
          </table:table-cell>
          <table:table-cell table:formula="of:=[.$M103]*[.$J$5]*1000" office:value-type="float" office:value="13.413897182502" calcext:value-type="float">
            <text:p>13.413897182502</text:p>
          </table:table-cell>
          <table:table-cell table:formula="of:=[.$M103]*[.$J$6]*1000" office:value-type="float" office:value="13.413897273753" calcext:value-type="float">
            <text:p>13.413897273753</text:p>
          </table:table-cell>
          <table:table-cell table:number-columns-repeated="3"/>
          <table:table-cell office:value-type="float" office:value="90.795" calcext:value-type="float">
            <text:p>90.795</text:p>
          </table:table-cell>
          <table:table-cell office:value-type="float" office:value="91.707" calcext:value-type="float">
            <text:p>91.707</text:p>
          </table:table-cell>
          <table:table-cell table:formula="of:=(([.K103]+[.L103])/2) * 0.000000000001" office:value-type="float" office:value="0.000000000091251" calcext:value-type="float">
            <text:p>9.1251E-11</text:p>
          </table:table-cell>
        </table:table-row>
        <table:table-row table:style-name="ro1">
          <table:table-cell office:value-type="string" calcext:value-type="string">
            <text:p>W16</text:p>
          </table:table-cell>
          <table:table-cell table:formula="of:=[.$M104]*[.$J$2]*1000" office:value-type="float" office:value="16.7025015" calcext:value-type="float">
            <text:p>16.7025015</text:p>
          </table:table-cell>
          <table:table-cell table:formula="of:=[.$M104]*[.$J$3]*1000" office:value-type="float" office:value="13.4167635" calcext:value-type="float">
            <text:p>13.4167635</text:p>
          </table:table-cell>
          <table:table-cell table:formula="of:=[.$M104]*[.$J$3]*1000" office:value-type="float" office:value="13.4167635" calcext:value-type="float">
            <text:p>13.4167635</text:p>
          </table:table-cell>
          <table:table-cell table:formula="of:=[.$M104]*[.$J$4]*1000" office:value-type="float" office:value="13.4167635912705" calcext:value-type="float">
            <text:p>13.4167635912705</text:p>
          </table:table-cell>
          <table:table-cell table:formula="of:=[.$M104]*[.$J$5]*1000" office:value-type="float" office:value="13.416763682541" calcext:value-type="float">
            <text:p>13.416763682541</text:p>
          </table:table-cell>
          <table:table-cell table:formula="of:=[.$M104]*[.$J$6]*1000" office:value-type="float" office:value="13.4167637738115" calcext:value-type="float">
            <text:p>13.4167637738115</text:p>
          </table:table-cell>
          <table:table-cell table:number-columns-repeated="3"/>
          <table:table-cell office:value-type="float" office:value="90.814" calcext:value-type="float">
            <text:p>90.814</text:p>
          </table:table-cell>
          <table:table-cell office:value-type="float" office:value="91.727" calcext:value-type="float">
            <text:p>91.727</text:p>
          </table:table-cell>
          <table:table-cell table:formula="of:=(([.K104]+[.L104])/2) * 0.000000000001" office:value-type="float" office:value="0.0000000000912705" calcext:value-type="float">
            <text:p>9.12705E-11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table:formula="of:=[.$M105]*[.$J$2]*1000" office:value-type="float" office:value="16.8214515" calcext:value-type="float">
            <text:p>16.8214515</text:p>
          </table:table-cell>
          <table:table-cell table:formula="of:=[.$M105]*[.$J$3]*1000" office:value-type="float" office:value="13.5123135" calcext:value-type="float">
            <text:p>13.5123135</text:p>
          </table:table-cell>
          <table:table-cell table:formula="of:=[.$M105]*[.$J$3]*1000" office:value-type="float" office:value="13.5123135" calcext:value-type="float">
            <text:p>13.5123135</text:p>
          </table:table-cell>
          <table:table-cell table:formula="of:=[.$M105]*[.$J$4]*1000" office:value-type="float" office:value="13.5123135919205" calcext:value-type="float">
            <text:p>13.5123135919205</text:p>
          </table:table-cell>
          <table:table-cell table:formula="of:=[.$M105]*[.$J$5]*1000" office:value-type="float" office:value="13.512313683841" calcext:value-type="float">
            <text:p>13.512313683841</text:p>
          </table:table-cell>
          <table:table-cell table:formula="of:=[.$M105]*[.$J$6]*1000" office:value-type="float" office:value="13.5123137757615" calcext:value-type="float">
            <text:p>13.5123137757615</text:p>
          </table:table-cell>
          <table:table-cell table:number-columns-repeated="3"/>
          <table:table-cell office:value-type="float" office:value="91.461" calcext:value-type="float">
            <text:p>91.461</text:p>
          </table:table-cell>
          <table:table-cell office:value-type="float" office:value="92.38" calcext:value-type="float">
            <text:p>92.38</text:p>
          </table:table-cell>
          <table:table-cell table:formula="of:=(([.K105]+[.L105])/2) * 0.000000000001" office:value-type="float" office:value="0.0000000000919205" calcext:value-type="float">
            <text:p>9.19205E-11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table:formula="of:=[.$M106]*[.$J$2]*1000" office:value-type="float" office:value="16.839294" calcext:value-type="float">
            <text:p>16.839294</text:p>
          </table:table-cell>
          <table:table-cell table:formula="of:=[.$M106]*[.$J$3]*1000" office:value-type="float" office:value="13.526646" calcext:value-type="float">
            <text:p>13.526646</text:p>
          </table:table-cell>
          <table:table-cell table:formula="of:=[.$M106]*[.$J$3]*1000" office:value-type="float" office:value="13.526646" calcext:value-type="float">
            <text:p>13.526646</text:p>
          </table:table-cell>
          <table:table-cell table:formula="of:=[.$M106]*[.$J$4]*1000" office:value-type="float" office:value="13.526646092018" calcext:value-type="float">
            <text:p>13.526646092018</text:p>
          </table:table-cell>
          <table:table-cell table:formula="of:=[.$M106]*[.$J$5]*1000" office:value-type="float" office:value="13.526646184036" calcext:value-type="float">
            <text:p>13.526646184036</text:p>
          </table:table-cell>
          <table:table-cell table:formula="of:=[.$M106]*[.$J$6]*1000" office:value-type="float" office:value="13.526646276054" calcext:value-type="float">
            <text:p>13.526646276054</text:p>
          </table:table-cell>
          <table:table-cell table:number-columns-repeated="3"/>
          <table:table-cell office:value-type="float" office:value="91.558" calcext:value-type="float">
            <text:p>91.558</text:p>
          </table:table-cell>
          <table:table-cell office:value-type="float" office:value="92.478" calcext:value-type="float">
            <text:p>92.478</text:p>
          </table:table-cell>
          <table:table-cell table:formula="of:=(([.K106]+[.L106])/2) * 0.000000000001" office:value-type="float" office:value="0.000000000092018" calcext:value-type="float">
            <text:p>9.2018E-1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table:formula="of:=[.$M107]*[.$J$2]*1000" office:value-type="float" office:value="16.877541" calcext:value-type="float">
            <text:p>16.877541</text:p>
          </table:table-cell>
          <table:table-cell table:formula="of:=[.$M107]*[.$J$3]*1000" office:value-type="float" office:value="13.557369" calcext:value-type="float">
            <text:p>13.557369</text:p>
          </table:table-cell>
          <table:table-cell table:formula="of:=[.$M107]*[.$J$3]*1000" office:value-type="float" office:value="13.557369" calcext:value-type="float">
            <text:p>13.557369</text:p>
          </table:table-cell>
          <table:table-cell table:formula="of:=[.$M107]*[.$J$4]*1000" office:value-type="float" office:value="13.557369092227" calcext:value-type="float">
            <text:p>13.557369092227</text:p>
          </table:table-cell>
          <table:table-cell table:formula="of:=[.$M107]*[.$J$5]*1000" office:value-type="float" office:value="13.557369184454" calcext:value-type="float">
            <text:p>13.557369184454</text:p>
          </table:table-cell>
          <table:table-cell table:formula="of:=[.$M107]*[.$J$6]*1000" office:value-type="float" office:value="13.557369276681" calcext:value-type="float">
            <text:p>13.557369276681</text:p>
          </table:table-cell>
          <table:table-cell table:number-columns-repeated="3"/>
          <table:table-cell office:value-type="float" office:value="91.766" calcext:value-type="float">
            <text:p>91.766</text:p>
          </table:table-cell>
          <table:table-cell office:value-type="float" office:value="92.688" calcext:value-type="float">
            <text:p>92.688</text:p>
          </table:table-cell>
          <table:table-cell table:formula="of:=(([.K107]+[.L107])/2) * 0.000000000001" office:value-type="float" office:value="0.000000000092227" calcext:value-type="float">
            <text:p>9.2227E-1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formula="of:=[.$M108]*[.$J$2]*1000" office:value-type="float" office:value="16.939578" calcext:value-type="float">
            <text:p>16.939578</text:p>
          </table:table-cell>
          <table:table-cell table:formula="of:=[.$M108]*[.$J$3]*1000" office:value-type="float" office:value="13.607202" calcext:value-type="float">
            <text:p>13.607202</text:p>
          </table:table-cell>
          <table:table-cell table:formula="of:=[.$M108]*[.$J$3]*1000" office:value-type="float" office:value="13.607202" calcext:value-type="float">
            <text:p>13.607202</text:p>
          </table:table-cell>
          <table:table-cell table:formula="of:=[.$M108]*[.$J$4]*1000" office:value-type="float" office:value="13.607202092566" calcext:value-type="float">
            <text:p>13.607202092566</text:p>
          </table:table-cell>
          <table:table-cell table:formula="of:=[.$M108]*[.$J$5]*1000" office:value-type="float" office:value="13.607202185132" calcext:value-type="float">
            <text:p>13.607202185132</text:p>
          </table:table-cell>
          <table:table-cell table:formula="of:=[.$M108]*[.$J$6]*1000" office:value-type="float" office:value="13.607202277698" calcext:value-type="float">
            <text:p>13.607202277698</text:p>
          </table:table-cell>
          <table:table-cell table:number-columns-repeated="3"/>
          <table:table-cell office:value-type="float" office:value="92.103" calcext:value-type="float">
            <text:p>92.103</text:p>
          </table:table-cell>
          <table:table-cell office:value-type="float" office:value="93.029" calcext:value-type="float">
            <text:p>93.029</text:p>
          </table:table-cell>
          <table:table-cell table:formula="of:=(([.K108]+[.L108])/2) * 0.000000000001" office:value-type="float" office:value="0.000000000092566" calcext:value-type="float">
            <text:p>9.2566E-11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table:formula="of:=[.$M109]*[.$J$2]*1000" office:value-type="float" office:value="16.982034" calcext:value-type="float">
            <text:p>16.982034</text:p>
          </table:table-cell>
          <table:table-cell table:formula="of:=[.$M109]*[.$J$3]*1000" office:value-type="float" office:value="13.641306" calcext:value-type="float">
            <text:p>13.641306</text:p>
          </table:table-cell>
          <table:table-cell table:formula="of:=[.$M109]*[.$J$3]*1000" office:value-type="float" office:value="13.641306" calcext:value-type="float">
            <text:p>13.641306</text:p>
          </table:table-cell>
          <table:table-cell table:formula="of:=[.$M109]*[.$J$4]*1000" office:value-type="float" office:value="13.641306092798" calcext:value-type="float">
            <text:p>13.641306092798</text:p>
          </table:table-cell>
          <table:table-cell table:formula="of:=[.$M109]*[.$J$5]*1000" office:value-type="float" office:value="13.641306185596" calcext:value-type="float">
            <text:p>13.641306185596</text:p>
          </table:table-cell>
          <table:table-cell table:formula="of:=[.$M109]*[.$J$6]*1000" office:value-type="float" office:value="13.641306278394" calcext:value-type="float">
            <text:p>13.641306278394</text:p>
          </table:table-cell>
          <table:table-cell table:number-columns-repeated="3"/>
          <table:table-cell office:value-type="float" office:value="92.334" calcext:value-type="float">
            <text:p>92.334</text:p>
          </table:table-cell>
          <table:table-cell office:value-type="float" office:value="93.262" calcext:value-type="float">
            <text:p>93.262</text:p>
          </table:table-cell>
          <table:table-cell table:formula="of:=(([.K109]+[.L109])/2) * 0.000000000001" office:value-type="float" office:value="0.000000000092798" calcext:value-type="float">
            <text:p>9.2798E-11</text:p>
          </table:table-cell>
        </table:table-row>
        <table:table-row table:style-name="ro1">
          <table:table-cell office:value-type="string" calcext:value-type="string">
            <text:p>W15</text:p>
          </table:table-cell>
          <table:table-cell table:formula="of:=[.$M110]*[.$J$2]*1000" office:value-type="float" office:value="16.98606" calcext:value-type="float">
            <text:p>16.98606</text:p>
          </table:table-cell>
          <table:table-cell table:formula="of:=[.$M110]*[.$J$3]*1000" office:value-type="float" office:value="13.64454" calcext:value-type="float">
            <text:p>13.64454</text:p>
          </table:table-cell>
          <table:table-cell table:formula="of:=[.$M110]*[.$J$3]*1000" office:value-type="float" office:value="13.64454" calcext:value-type="float">
            <text:p>13.64454</text:p>
          </table:table-cell>
          <table:table-cell table:formula="of:=[.$M110]*[.$J$4]*1000" office:value-type="float" office:value="13.64454009282" calcext:value-type="float">
            <text:p>13.64454009282</text:p>
          </table:table-cell>
          <table:table-cell table:formula="of:=[.$M110]*[.$J$5]*1000" office:value-type="float" office:value="13.64454018564" calcext:value-type="float">
            <text:p>13.64454018564</text:p>
          </table:table-cell>
          <table:table-cell table:formula="of:=[.$M110]*[.$J$6]*1000" office:value-type="float" office:value="13.64454027846" calcext:value-type="float">
            <text:p>13.64454027846</text:p>
          </table:table-cell>
          <table:table-cell table:number-columns-repeated="3"/>
          <table:table-cell office:value-type="float" office:value="92.356" calcext:value-type="float">
            <text:p>92.356</text:p>
          </table:table-cell>
          <table:table-cell office:value-type="float" office:value="93.284" calcext:value-type="float">
            <text:p>93.284</text:p>
          </table:table-cell>
          <table:table-cell table:formula="of:=(([.K110]+[.L110])/2) * 0.000000000001" office:value-type="float" office:value="0.00000000009282" calcext:value-type="float">
            <text:p>9.282E-1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formula="of:=[.$M111]*[.$J$2]*1000" office:value-type="float" office:value="17.0051835" calcext:value-type="float">
            <text:p>17.0051835</text:p>
          </table:table-cell>
          <table:table-cell table:formula="of:=[.$M111]*[.$J$3]*1000" office:value-type="float" office:value="13.6599015" calcext:value-type="float">
            <text:p>13.6599015</text:p>
          </table:table-cell>
          <table:table-cell table:formula="of:=[.$M111]*[.$J$3]*1000" office:value-type="float" office:value="13.6599015" calcext:value-type="float">
            <text:p>13.6599015</text:p>
          </table:table-cell>
          <table:table-cell table:formula="of:=[.$M111]*[.$J$4]*1000" office:value-type="float" office:value="13.6599015929245" calcext:value-type="float">
            <text:p>13.6599015929245</text:p>
          </table:table-cell>
          <table:table-cell table:formula="of:=[.$M111]*[.$J$5]*1000" office:value-type="float" office:value="13.659901685849" calcext:value-type="float">
            <text:p>13.659901685849</text:p>
          </table:table-cell>
          <table:table-cell table:formula="of:=[.$M111]*[.$J$6]*1000" office:value-type="float" office:value="13.6599017787735" calcext:value-type="float">
            <text:p>13.6599017787735</text:p>
          </table:table-cell>
          <table:table-cell table:number-columns-repeated="3"/>
          <table:table-cell office:value-type="float" office:value="92.46" calcext:value-type="float">
            <text:p>92.46</text:p>
          </table:table-cell>
          <table:table-cell office:value-type="float" office:value="93.389" calcext:value-type="float">
            <text:p>93.389</text:p>
          </table:table-cell>
          <table:table-cell table:formula="of:=(([.K111]+[.L111])/2) * 0.000000000001" office:value-type="float" office:value="0.0000000000929245" calcext:value-type="float">
            <text:p>9.29245E-11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table:formula="of:=[.$M112]*[.$J$2]*1000" office:value-type="float" office:value="17.0117715" calcext:value-type="float">
            <text:p>17.0117715</text:p>
          </table:table-cell>
          <table:table-cell table:formula="of:=[.$M112]*[.$J$3]*1000" office:value-type="float" office:value="13.6651935" calcext:value-type="float">
            <text:p>13.6651935</text:p>
          </table:table-cell>
          <table:table-cell table:formula="of:=[.$M112]*[.$J$3]*1000" office:value-type="float" office:value="13.6651935" calcext:value-type="float">
            <text:p>13.6651935</text:p>
          </table:table-cell>
          <table:table-cell table:formula="of:=[.$M112]*[.$J$4]*1000" office:value-type="float" office:value="13.6651935929605" calcext:value-type="float">
            <text:p>13.6651935929605</text:p>
          </table:table-cell>
          <table:table-cell table:formula="of:=[.$M112]*[.$J$5]*1000" office:value-type="float" office:value="13.665193685921" calcext:value-type="float">
            <text:p>13.665193685921</text:p>
          </table:table-cell>
          <table:table-cell table:formula="of:=[.$M112]*[.$J$6]*1000" office:value-type="float" office:value="13.6651937788815" calcext:value-type="float">
            <text:p>13.6651937788815</text:p>
          </table:table-cell>
          <table:table-cell table:number-columns-repeated="3"/>
          <table:table-cell office:value-type="float" office:value="92.496" calcext:value-type="float">
            <text:p>92.496</text:p>
          </table:table-cell>
          <table:table-cell office:value-type="float" office:value="93.425" calcext:value-type="float">
            <text:p>93.425</text:p>
          </table:table-cell>
          <table:table-cell table:formula="of:=(([.K112]+[.L112])/2) * 0.000000000001" office:value-type="float" office:value="0.0000000000929605" calcext:value-type="float">
            <text:p>9.29605E-11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table:formula="of:=[.$M113]*[.$J$2]*1000" office:value-type="float" office:value="17.0137845" calcext:value-type="float">
            <text:p>17.0137845</text:p>
          </table:table-cell>
          <table:table-cell table:formula="of:=[.$M113]*[.$J$3]*1000" office:value-type="float" office:value="13.6668105" calcext:value-type="float">
            <text:p>13.6668105</text:p>
          </table:table-cell>
          <table:table-cell table:formula="of:=[.$M113]*[.$J$3]*1000" office:value-type="float" office:value="13.6668105" calcext:value-type="float">
            <text:p>13.6668105</text:p>
          </table:table-cell>
          <table:table-cell table:formula="of:=[.$M113]*[.$J$4]*1000" office:value-type="float" office:value="13.6668105929715" calcext:value-type="float">
            <text:p>13.6668105929715</text:p>
          </table:table-cell>
          <table:table-cell table:formula="of:=[.$M113]*[.$J$5]*1000" office:value-type="float" office:value="13.666810685943" calcext:value-type="float">
            <text:p>13.666810685943</text:p>
          </table:table-cell>
          <table:table-cell table:formula="of:=[.$M113]*[.$J$6]*1000" office:value-type="float" office:value="13.6668107789145" calcext:value-type="float">
            <text:p>13.6668107789145</text:p>
          </table:table-cell>
          <table:table-cell table:number-columns-repeated="3"/>
          <table:table-cell office:value-type="float" office:value="92.507" calcext:value-type="float">
            <text:p>92.507</text:p>
          </table:table-cell>
          <table:table-cell office:value-type="float" office:value="93.436" calcext:value-type="float">
            <text:p>93.436</text:p>
          </table:table-cell>
          <table:table-cell table:formula="of:=(([.K113]+[.L113])/2) * 0.000000000001" office:value-type="float" office:value="0.0000000000929715" calcext:value-type="float">
            <text:p>9.29715E-11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table:formula="of:=[.$M114]*[.$J$2]*1000" office:value-type="float" office:value="17.029797" calcext:value-type="float">
            <text:p>17.029797</text:p>
          </table:table-cell>
          <table:table-cell table:formula="of:=[.$M114]*[.$J$3]*1000" office:value-type="float" office:value="13.679673" calcext:value-type="float">
            <text:p>13.679673</text:p>
          </table:table-cell>
          <table:table-cell table:formula="of:=[.$M114]*[.$J$3]*1000" office:value-type="float" office:value="13.679673" calcext:value-type="float">
            <text:p>13.679673</text:p>
          </table:table-cell>
          <table:table-cell table:formula="of:=[.$M114]*[.$J$4]*1000" office:value-type="float" office:value="13.679673093059" calcext:value-type="float">
            <text:p>13.679673093059</text:p>
          </table:table-cell>
          <table:table-cell table:formula="of:=[.$M114]*[.$J$5]*1000" office:value-type="float" office:value="13.679673186118" calcext:value-type="float">
            <text:p>13.679673186118</text:p>
          </table:table-cell>
          <table:table-cell table:formula="of:=[.$M114]*[.$J$6]*1000" office:value-type="float" office:value="13.679673279177" calcext:value-type="float">
            <text:p>13.679673279177</text:p>
          </table:table-cell>
          <table:table-cell table:number-columns-repeated="3"/>
          <table:table-cell office:value-type="float" office:value="92.594" calcext:value-type="float">
            <text:p>92.594</text:p>
          </table:table-cell>
          <table:table-cell office:value-type="float" office:value="93.524" calcext:value-type="float">
            <text:p>93.524</text:p>
          </table:table-cell>
          <table:table-cell table:formula="of:=(([.K114]+[.L114])/2) * 0.000000000001" office:value-type="float" office:value="0.000000000093059" calcext:value-type="float">
            <text:p>9.3059E-11</text:p>
          </table:table-cell>
        </table:table-row>
        <table:table-row table:style-name="ro1">
          <table:table-cell office:value-type="string" calcext:value-type="string">
            <text:p>G21</text:p>
          </table:table-cell>
          <table:table-cell table:formula="of:=[.$M115]*[.$J$2]*1000" office:value-type="float" office:value="17.0370255" calcext:value-type="float">
            <text:p>17.0370255</text:p>
          </table:table-cell>
          <table:table-cell table:formula="of:=[.$M115]*[.$J$3]*1000" office:value-type="float" office:value="13.6854795" calcext:value-type="float">
            <text:p>13.6854795</text:p>
          </table:table-cell>
          <table:table-cell table:formula="of:=[.$M115]*[.$J$3]*1000" office:value-type="float" office:value="13.6854795" calcext:value-type="float">
            <text:p>13.6854795</text:p>
          </table:table-cell>
          <table:table-cell table:formula="of:=[.$M115]*[.$J$4]*1000" office:value-type="float" office:value="13.6854795930985" calcext:value-type="float">
            <text:p>13.6854795930985</text:p>
          </table:table-cell>
          <table:table-cell table:formula="of:=[.$M115]*[.$J$5]*1000" office:value-type="float" office:value="13.685479686197" calcext:value-type="float">
            <text:p>13.685479686197</text:p>
          </table:table-cell>
          <table:table-cell table:formula="of:=[.$M115]*[.$J$6]*1000" office:value-type="float" office:value="13.6854797792955" calcext:value-type="float">
            <text:p>13.6854797792955</text:p>
          </table:table-cell>
          <table:table-cell table:number-columns-repeated="3"/>
          <table:table-cell office:value-type="float" office:value="92.633" calcext:value-type="float">
            <text:p>92.633</text:p>
          </table:table-cell>
          <table:table-cell office:value-type="float" office:value="93.564" calcext:value-type="float">
            <text:p>93.564</text:p>
          </table:table-cell>
          <table:table-cell table:formula="of:=(([.K115]+[.L115])/2) * 0.000000000001" office:value-type="float" office:value="0.0000000000930985" calcext:value-type="float">
            <text:p>9.30985E-11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table:formula="of:=[.$M116]*[.$J$2]*1000" office:value-type="float" office:value="17.0445285" calcext:value-type="float">
            <text:p>17.0445285</text:p>
          </table:table-cell>
          <table:table-cell table:formula="of:=[.$M116]*[.$J$3]*1000" office:value-type="float" office:value="13.6915065" calcext:value-type="float">
            <text:p>13.6915065</text:p>
          </table:table-cell>
          <table:table-cell table:formula="of:=[.$M116]*[.$J$3]*1000" office:value-type="float" office:value="13.6915065" calcext:value-type="float">
            <text:p>13.6915065</text:p>
          </table:table-cell>
          <table:table-cell table:formula="of:=[.$M116]*[.$J$4]*1000" office:value-type="float" office:value="13.6915065931395" calcext:value-type="float">
            <text:p>13.6915065931395</text:p>
          </table:table-cell>
          <table:table-cell table:formula="of:=[.$M116]*[.$J$5]*1000" office:value-type="float" office:value="13.691506686279" calcext:value-type="float">
            <text:p>13.691506686279</text:p>
          </table:table-cell>
          <table:table-cell table:formula="of:=[.$M116]*[.$J$6]*1000" office:value-type="float" office:value="13.6915067794185" calcext:value-type="float">
            <text:p>13.6915067794185</text:p>
          </table:table-cell>
          <table:table-cell table:number-columns-repeated="3"/>
          <table:table-cell office:value-type="float" office:value="92.674" calcext:value-type="float">
            <text:p>92.674</text:p>
          </table:table-cell>
          <table:table-cell office:value-type="float" office:value="93.605" calcext:value-type="float">
            <text:p>93.605</text:p>
          </table:table-cell>
          <table:table-cell table:formula="of:=(([.K116]+[.L116])/2) * 0.000000000001" office:value-type="float" office:value="0.0000000000931395" calcext:value-type="float">
            <text:p>9.31395E-11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table:formula="of:=[.$M117]*[.$J$2]*1000" office:value-type="float" office:value="17.0476395" calcext:value-type="float">
            <text:p>17.0476395</text:p>
          </table:table-cell>
          <table:table-cell table:formula="of:=[.$M117]*[.$J$3]*1000" office:value-type="float" office:value="13.6940055" calcext:value-type="float">
            <text:p>13.6940055</text:p>
          </table:table-cell>
          <table:table-cell table:formula="of:=[.$M117]*[.$J$3]*1000" office:value-type="float" office:value="13.6940055" calcext:value-type="float">
            <text:p>13.6940055</text:p>
          </table:table-cell>
          <table:table-cell table:formula="of:=[.$M117]*[.$J$4]*1000" office:value-type="float" office:value="13.6940055931565" calcext:value-type="float">
            <text:p>13.6940055931565</text:p>
          </table:table-cell>
          <table:table-cell table:formula="of:=[.$M117]*[.$J$5]*1000" office:value-type="float" office:value="13.694005686313" calcext:value-type="float">
            <text:p>13.694005686313</text:p>
          </table:table-cell>
          <table:table-cell table:formula="of:=[.$M117]*[.$J$6]*1000" office:value-type="float" office:value="13.6940057794695" calcext:value-type="float">
            <text:p>13.6940057794695</text:p>
          </table:table-cell>
          <table:table-cell table:number-columns-repeated="3"/>
          <table:table-cell office:value-type="float" office:value="92.691" calcext:value-type="float">
            <text:p>92.691</text:p>
          </table:table-cell>
          <table:table-cell office:value-type="float" office:value="93.622" calcext:value-type="float">
            <text:p>93.622</text:p>
          </table:table-cell>
          <table:table-cell table:formula="of:=(([.K117]+[.L117])/2) * 0.000000000001" office:value-type="float" office:value="0.0000000000931565" calcext:value-type="float">
            <text:p>9.31565E-11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table:formula="of:=[.$M118]*[.$J$2]*1000" office:value-type="float" office:value="17.127519" calcext:value-type="float">
            <text:p>17.127519</text:p>
          </table:table-cell>
          <table:table-cell table:formula="of:=[.$M118]*[.$J$3]*1000" office:value-type="float" office:value="13.758171" calcext:value-type="float">
            <text:p>13.758171</text:p>
          </table:table-cell>
          <table:table-cell table:formula="of:=[.$M118]*[.$J$3]*1000" office:value-type="float" office:value="13.758171" calcext:value-type="float">
            <text:p>13.758171</text:p>
          </table:table-cell>
          <table:table-cell table:formula="of:=[.$M118]*[.$J$4]*1000" office:value-type="float" office:value="13.758171093593" calcext:value-type="float">
            <text:p>13.758171093593</text:p>
          </table:table-cell>
          <table:table-cell table:formula="of:=[.$M118]*[.$J$5]*1000" office:value-type="float" office:value="13.758171187186" calcext:value-type="float">
            <text:p>13.758171187186</text:p>
          </table:table-cell>
          <table:table-cell table:formula="of:=[.$M118]*[.$J$6]*1000" office:value-type="float" office:value="13.758171280779" calcext:value-type="float">
            <text:p>13.758171280779</text:p>
          </table:table-cell>
          <table:table-cell table:number-columns-repeated="3"/>
          <table:table-cell office:value-type="float" office:value="93.125" calcext:value-type="float">
            <text:p>93.125</text:p>
          </table:table-cell>
          <table:table-cell office:value-type="float" office:value="94.061" calcext:value-type="float">
            <text:p>94.061</text:p>
          </table:table-cell>
          <table:table-cell table:formula="of:=(([.K118]+[.L118])/2) * 0.000000000001" office:value-type="float" office:value="0.000000000093593" calcext:value-type="float">
            <text:p>9.3593E-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formula="of:=[.$M119]*[.$J$2]*1000" office:value-type="float" office:value="17.129166" calcext:value-type="float">
            <text:p>17.129166</text:p>
          </table:table-cell>
          <table:table-cell table:formula="of:=[.$M119]*[.$J$3]*1000" office:value-type="float" office:value="13.759494" calcext:value-type="float">
            <text:p>13.759494</text:p>
          </table:table-cell>
          <table:table-cell table:formula="of:=[.$M119]*[.$J$3]*1000" office:value-type="float" office:value="13.759494" calcext:value-type="float">
            <text:p>13.759494</text:p>
          </table:table-cell>
          <table:table-cell table:formula="of:=[.$M119]*[.$J$4]*1000" office:value-type="float" office:value="13.759494093602" calcext:value-type="float">
            <text:p>13.759494093602</text:p>
          </table:table-cell>
          <table:table-cell table:formula="of:=[.$M119]*[.$J$5]*1000" office:value-type="float" office:value="13.759494187204" calcext:value-type="float">
            <text:p>13.759494187204</text:p>
          </table:table-cell>
          <table:table-cell table:formula="of:=[.$M119]*[.$J$6]*1000" office:value-type="float" office:value="13.759494280806" calcext:value-type="float">
            <text:p>13.759494280806</text:p>
          </table:table-cell>
          <table:table-cell table:number-columns-repeated="3"/>
          <table:table-cell office:value-type="float" office:value="93.134" calcext:value-type="float">
            <text:p>93.134</text:p>
          </table:table-cell>
          <table:table-cell office:value-type="float" office:value="94.07" calcext:value-type="float">
            <text:p>94.07</text:p>
          </table:table-cell>
          <table:table-cell table:formula="of:=(([.K119]+[.L119])/2) * 0.000000000001" office:value-type="float" office:value="0.000000000093602" calcext:value-type="float">
            <text:p>9.3602E-1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table:formula="of:=[.$M120]*[.$J$2]*1000" office:value-type="float" office:value="17.1332835" calcext:value-type="float">
            <text:p>17.1332835</text:p>
          </table:table-cell>
          <table:table-cell table:formula="of:=[.$M120]*[.$J$3]*1000" office:value-type="float" office:value="13.7628015" calcext:value-type="float">
            <text:p>13.7628015</text:p>
          </table:table-cell>
          <table:table-cell table:formula="of:=[.$M120]*[.$J$3]*1000" office:value-type="float" office:value="13.7628015" calcext:value-type="float">
            <text:p>13.7628015</text:p>
          </table:table-cell>
          <table:table-cell table:formula="of:=[.$M120]*[.$J$4]*1000" office:value-type="float" office:value="13.7628015936245" calcext:value-type="float">
            <text:p>13.7628015936245</text:p>
          </table:table-cell>
          <table:table-cell table:formula="of:=[.$M120]*[.$J$5]*1000" office:value-type="float" office:value="13.762801687249" calcext:value-type="float">
            <text:p>13.762801687249</text:p>
          </table:table-cell>
          <table:table-cell table:formula="of:=[.$M120]*[.$J$6]*1000" office:value-type="float" office:value="13.7628017808735" calcext:value-type="float">
            <text:p>13.7628017808735</text:p>
          </table:table-cell>
          <table:table-cell table:number-columns-repeated="3"/>
          <table:table-cell office:value-type="float" office:value="93.156" calcext:value-type="float">
            <text:p>93.156</text:p>
          </table:table-cell>
          <table:table-cell office:value-type="float" office:value="94.093" calcext:value-type="float">
            <text:p>94.093</text:p>
          </table:table-cell>
          <table:table-cell table:formula="of:=(([.K120]+[.L120])/2) * 0.000000000001" office:value-type="float" office:value="0.0000000000936245" calcext:value-type="float">
            <text:p>9.36245E-11</text:p>
          </table:table-cell>
        </table:table-row>
        <table:table-row table:style-name="ro1">
          <table:table-cell office:value-type="string" calcext:value-type="string">
            <text:p>E19</text:p>
          </table:table-cell>
          <table:table-cell table:formula="of:=[.$M121]*[.$J$2]*1000" office:value-type="float" office:value="17.1384075" calcext:value-type="float">
            <text:p>17.1384075</text:p>
          </table:table-cell>
          <table:table-cell table:formula="of:=[.$M121]*[.$J$3]*1000" office:value-type="float" office:value="13.7669175" calcext:value-type="float">
            <text:p>13.7669175</text:p>
          </table:table-cell>
          <table:table-cell table:formula="of:=[.$M121]*[.$J$3]*1000" office:value-type="float" office:value="13.7669175" calcext:value-type="float">
            <text:p>13.7669175</text:p>
          </table:table-cell>
          <table:table-cell table:formula="of:=[.$M121]*[.$J$4]*1000" office:value-type="float" office:value="13.7669175936525" calcext:value-type="float">
            <text:p>13.7669175936525</text:p>
          </table:table-cell>
          <table:table-cell table:formula="of:=[.$M121]*[.$J$5]*1000" office:value-type="float" office:value="13.766917687305" calcext:value-type="float">
            <text:p>13.766917687305</text:p>
          </table:table-cell>
          <table:table-cell table:formula="of:=[.$M121]*[.$J$6]*1000" office:value-type="float" office:value="13.7669177809575" calcext:value-type="float">
            <text:p>13.7669177809575</text:p>
          </table:table-cell>
          <table:table-cell table:number-columns-repeated="3"/>
          <table:table-cell office:value-type="float" office:value="93.184" calcext:value-type="float">
            <text:p>93.184</text:p>
          </table:table-cell>
          <table:table-cell office:value-type="float" office:value="94.121" calcext:value-type="float">
            <text:p>94.121</text:p>
          </table:table-cell>
          <table:table-cell table:formula="of:=(([.K121]+[.L121])/2) * 0.000000000001" office:value-type="float" office:value="0.0000000000936525" calcext:value-type="float">
            <text:p>9.36525E-1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formula="of:=[.$M122]*[.$J$2]*1000" office:value-type="float" office:value="17.1446295" calcext:value-type="float">
            <text:p>17.1446295</text:p>
          </table:table-cell>
          <table:table-cell table:formula="of:=[.$M122]*[.$J$3]*1000" office:value-type="float" office:value="13.7719155" calcext:value-type="float">
            <text:p>13.7719155</text:p>
          </table:table-cell>
          <table:table-cell table:formula="of:=[.$M122]*[.$J$3]*1000" office:value-type="float" office:value="13.7719155" calcext:value-type="float">
            <text:p>13.7719155</text:p>
          </table:table-cell>
          <table:table-cell table:formula="of:=[.$M122]*[.$J$4]*1000" office:value-type="float" office:value="13.7719155936865" calcext:value-type="float">
            <text:p>13.7719155936865</text:p>
          </table:table-cell>
          <table:table-cell table:formula="of:=[.$M122]*[.$J$5]*1000" office:value-type="float" office:value="13.771915687373" calcext:value-type="float">
            <text:p>13.771915687373</text:p>
          </table:table-cell>
          <table:table-cell table:formula="of:=[.$M122]*[.$J$6]*1000" office:value-type="float" office:value="13.7719157810595" calcext:value-type="float">
            <text:p>13.7719157810595</text:p>
          </table:table-cell>
          <table:table-cell table:number-columns-repeated="3"/>
          <table:table-cell office:value-type="float" office:value="93.218" calcext:value-type="float">
            <text:p>93.218</text:p>
          </table:table-cell>
          <table:table-cell office:value-type="float" office:value="94.155" calcext:value-type="float">
            <text:p>94.155</text:p>
          </table:table-cell>
          <table:table-cell table:formula="of:=(([.K122]+[.L122])/2) * 0.000000000001" office:value-type="float" office:value="0.0000000000936865" calcext:value-type="float">
            <text:p>9.36865E-11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table:formula="of:=[.$M123]*[.$J$2]*1000" office:value-type="float" office:value="17.1462765" calcext:value-type="float">
            <text:p>17.1462765</text:p>
          </table:table-cell>
          <table:table-cell table:formula="of:=[.$M123]*[.$J$3]*1000" office:value-type="float" office:value="13.7732385" calcext:value-type="float">
            <text:p>13.7732385</text:p>
          </table:table-cell>
          <table:table-cell table:formula="of:=[.$M123]*[.$J$3]*1000" office:value-type="float" office:value="13.7732385" calcext:value-type="float">
            <text:p>13.7732385</text:p>
          </table:table-cell>
          <table:table-cell table:formula="of:=[.$M123]*[.$J$4]*1000" office:value-type="float" office:value="13.7732385936955" calcext:value-type="float">
            <text:p>13.7732385936955</text:p>
          </table:table-cell>
          <table:table-cell table:formula="of:=[.$M123]*[.$J$5]*1000" office:value-type="float" office:value="13.773238687391" calcext:value-type="float">
            <text:p>13.773238687391</text:p>
          </table:table-cell>
          <table:table-cell table:formula="of:=[.$M123]*[.$J$6]*1000" office:value-type="float" office:value="13.7732387810865" calcext:value-type="float">
            <text:p>13.7732387810865</text:p>
          </table:table-cell>
          <table:table-cell table:number-columns-repeated="3"/>
          <table:table-cell office:value-type="float" office:value="93.227" calcext:value-type="float">
            <text:p>93.227</text:p>
          </table:table-cell>
          <table:table-cell office:value-type="float" office:value="94.164" calcext:value-type="float">
            <text:p>94.164</text:p>
          </table:table-cell>
          <table:table-cell table:formula="of:=(([.K123]+[.L123])/2) * 0.000000000001" office:value-type="float" office:value="0.0000000000936955" calcext:value-type="float">
            <text:p>9.36955E-11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[.$M124]*[.$J$2]*1000" office:value-type="float" office:value="17.2159995" calcext:value-type="float">
            <text:p>17.2159995</text:p>
          </table:table-cell>
          <table:table-cell table:formula="of:=[.$M124]*[.$J$3]*1000" office:value-type="float" office:value="13.8292455" calcext:value-type="float">
            <text:p>13.8292455</text:p>
          </table:table-cell>
          <table:table-cell table:formula="of:=[.$M124]*[.$J$3]*1000" office:value-type="float" office:value="13.8292455" calcext:value-type="float">
            <text:p>13.8292455</text:p>
          </table:table-cell>
          <table:table-cell table:formula="of:=[.$M124]*[.$J$4]*1000" office:value-type="float" office:value="13.8292455940765" calcext:value-type="float">
            <text:p>13.8292455940765</text:p>
          </table:table-cell>
          <table:table-cell table:formula="of:=[.$M124]*[.$J$5]*1000" office:value-type="float" office:value="13.829245688153" calcext:value-type="float">
            <text:p>13.829245688153</text:p>
          </table:table-cell>
          <table:table-cell table:formula="of:=[.$M124]*[.$J$6]*1000" office:value-type="float" office:value="13.8292457822295" calcext:value-type="float">
            <text:p>13.8292457822295</text:p>
          </table:table-cell>
          <table:table-cell table:number-columns-repeated="3"/>
          <table:table-cell office:value-type="float" office:value="93.606" calcext:value-type="float">
            <text:p>93.606</text:p>
          </table:table-cell>
          <table:table-cell office:value-type="float" office:value="94.547" calcext:value-type="float">
            <text:p>94.547</text:p>
          </table:table-cell>
          <table:table-cell table:formula="of:=(([.K124]+[.L124])/2) * 0.000000000001" office:value-type="float" office:value="0.0000000000940765" calcext:value-type="float">
            <text:p>9.40765E-1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table:formula="of:=[.$M125]*[.$J$2]*1000" office:value-type="float" office:value="17.266965" calcext:value-type="float">
            <text:p>17.266965</text:p>
          </table:table-cell>
          <table:table-cell table:formula="of:=[.$M125]*[.$J$3]*1000" office:value-type="float" office:value="13.870185" calcext:value-type="float">
            <text:p>13.870185</text:p>
          </table:table-cell>
          <table:table-cell table:formula="of:=[.$M125]*[.$J$3]*1000" office:value-type="float" office:value="13.870185" calcext:value-type="float">
            <text:p>13.870185</text:p>
          </table:table-cell>
          <table:table-cell table:formula="of:=[.$M125]*[.$J$4]*1000" office:value-type="float" office:value="13.870185094355" calcext:value-type="float">
            <text:p>13.870185094355</text:p>
          </table:table-cell>
          <table:table-cell table:formula="of:=[.$M125]*[.$J$5]*1000" office:value-type="float" office:value="13.87018518871" calcext:value-type="float">
            <text:p>13.87018518871</text:p>
          </table:table-cell>
          <table:table-cell table:formula="of:=[.$M125]*[.$J$6]*1000" office:value-type="float" office:value="13.870185283065" calcext:value-type="float">
            <text:p>13.870185283065</text:p>
          </table:table-cell>
          <table:table-cell table:number-columns-repeated="3"/>
          <table:table-cell office:value-type="float" office:value="93.883" calcext:value-type="float">
            <text:p>93.883</text:p>
          </table:table-cell>
          <table:table-cell office:value-type="float" office:value="94.827" calcext:value-type="float">
            <text:p>94.827</text:p>
          </table:table-cell>
          <table:table-cell table:formula="of:=(([.K125]+[.L125])/2) * 0.000000000001" office:value-type="float" office:value="0.000000000094355" calcext:value-type="float">
            <text:p>9.4355E-11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[.$M126]*[.$J$2]*1000" office:value-type="float" office:value="17.2941405" calcext:value-type="float">
            <text:p>17.2941405</text:p>
          </table:table-cell>
          <table:table-cell table:formula="of:=[.$M126]*[.$J$3]*1000" office:value-type="float" office:value="13.8920145" calcext:value-type="float">
            <text:p>13.8920145</text:p>
          </table:table-cell>
          <table:table-cell table:formula="of:=[.$M126]*[.$J$3]*1000" office:value-type="float" office:value="13.8920145" calcext:value-type="float">
            <text:p>13.8920145</text:p>
          </table:table-cell>
          <table:table-cell table:formula="of:=[.$M126]*[.$J$4]*1000" office:value-type="float" office:value="13.8920145945035" calcext:value-type="float">
            <text:p>13.8920145945035</text:p>
          </table:table-cell>
          <table:table-cell table:formula="of:=[.$M126]*[.$J$5]*1000" office:value-type="float" office:value="13.892014689007" calcext:value-type="float">
            <text:p>13.892014689007</text:p>
          </table:table-cell>
          <table:table-cell table:formula="of:=[.$M126]*[.$J$6]*1000" office:value-type="float" office:value="13.8920147835105" calcext:value-type="float">
            <text:p>13.8920147835105</text:p>
          </table:table-cell>
          <table:table-cell table:number-columns-repeated="3"/>
          <table:table-cell office:value-type="float" office:value="94.031" calcext:value-type="float">
            <text:p>94.031</text:p>
          </table:table-cell>
          <table:table-cell office:value-type="float" office:value="94.976" calcext:value-type="float">
            <text:p>94.976</text:p>
          </table:table-cell>
          <table:table-cell table:formula="of:=(([.K126]+[.L126])/2) * 0.000000000001" office:value-type="float" office:value="0.0000000000945035" calcext:value-type="float">
            <text:p>9.45035E-1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formula="of:=[.$M127]*[.$J$2]*1000" office:value-type="float" office:value="17.3161005" calcext:value-type="float">
            <text:p>17.3161005</text:p>
          </table:table-cell>
          <table:table-cell table:formula="of:=[.$M127]*[.$J$3]*1000" office:value-type="float" office:value="13.9096545" calcext:value-type="float">
            <text:p>13.9096545</text:p>
          </table:table-cell>
          <table:table-cell table:formula="of:=[.$M127]*[.$J$3]*1000" office:value-type="float" office:value="13.9096545" calcext:value-type="float">
            <text:p>13.9096545</text:p>
          </table:table-cell>
          <table:table-cell table:formula="of:=[.$M127]*[.$J$4]*1000" office:value-type="float" office:value="13.9096545946235" calcext:value-type="float">
            <text:p>13.9096545946235</text:p>
          </table:table-cell>
          <table:table-cell table:formula="of:=[.$M127]*[.$J$5]*1000" office:value-type="float" office:value="13.909654689247" calcext:value-type="float">
            <text:p>13.909654689247</text:p>
          </table:table-cell>
          <table:table-cell table:formula="of:=[.$M127]*[.$J$6]*1000" office:value-type="float" office:value="13.9096547838705" calcext:value-type="float">
            <text:p>13.9096547838705</text:p>
          </table:table-cell>
          <table:table-cell table:number-columns-repeated="3"/>
          <table:table-cell office:value-type="float" office:value="94.15" calcext:value-type="float">
            <text:p>94.15</text:p>
          </table:table-cell>
          <table:table-cell office:value-type="float" office:value="95.097" calcext:value-type="float">
            <text:p>95.097</text:p>
          </table:table-cell>
          <table:table-cell table:formula="of:=(([.K127]+[.L127])/2) * 0.000000000001" office:value-type="float" office:value="0.0000000000946235" calcext:value-type="float">
            <text:p>9.46235E-11</text:p>
          </table:table-cell>
        </table:table-row>
        <table:table-row table:style-name="ro1">
          <table:table-cell office:value-type="string" calcext:value-type="string">
            <text:p>K22</text:p>
          </table:table-cell>
          <table:table-cell table:formula="of:=[.$M128]*[.$J$2]*1000" office:value-type="float" office:value="17.3581905" calcext:value-type="float">
            <text:p>17.3581905</text:p>
          </table:table-cell>
          <table:table-cell table:formula="of:=[.$M128]*[.$J$3]*1000" office:value-type="float" office:value="13.9434645" calcext:value-type="float">
            <text:p>13.9434645</text:p>
          </table:table-cell>
          <table:table-cell table:formula="of:=[.$M128]*[.$J$3]*1000" office:value-type="float" office:value="13.9434645" calcext:value-type="float">
            <text:p>13.9434645</text:p>
          </table:table-cell>
          <table:table-cell table:formula="of:=[.$M128]*[.$J$4]*1000" office:value-type="float" office:value="13.9434645948535" calcext:value-type="float">
            <text:p>13.9434645948535</text:p>
          </table:table-cell>
          <table:table-cell table:formula="of:=[.$M128]*[.$J$5]*1000" office:value-type="float" office:value="13.943464689707" calcext:value-type="float">
            <text:p>13.943464689707</text:p>
          </table:table-cell>
          <table:table-cell table:formula="of:=[.$M128]*[.$J$6]*1000" office:value-type="float" office:value="13.9434647845605" calcext:value-type="float">
            <text:p>13.9434647845605</text:p>
          </table:table-cell>
          <table:table-cell table:number-columns-repeated="3"/>
          <table:table-cell office:value-type="float" office:value="94.379" calcext:value-type="float">
            <text:p>94.379</text:p>
          </table:table-cell>
          <table:table-cell office:value-type="float" office:value="95.328" calcext:value-type="float">
            <text:p>95.328</text:p>
          </table:table-cell>
          <table:table-cell table:formula="of:=(([.K128]+[.L128])/2) * 0.000000000001" office:value-type="float" office:value="0.0000000000948535" calcext:value-type="float">
            <text:p>9.48535E-1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table:formula="of:=[.$M129]*[.$J$2]*1000" office:value-type="float" office:value="17.3651445" calcext:value-type="float">
            <text:p>17.3651445</text:p>
          </table:table-cell>
          <table:table-cell table:formula="of:=[.$M129]*[.$J$3]*1000" office:value-type="float" office:value="13.9490505" calcext:value-type="float">
            <text:p>13.9490505</text:p>
          </table:table-cell>
          <table:table-cell table:formula="of:=[.$M129]*[.$J$3]*1000" office:value-type="float" office:value="13.9490505" calcext:value-type="float">
            <text:p>13.9490505</text:p>
          </table:table-cell>
          <table:table-cell table:formula="of:=[.$M129]*[.$J$4]*1000" office:value-type="float" office:value="13.9490505948915" calcext:value-type="float">
            <text:p>13.9490505948915</text:p>
          </table:table-cell>
          <table:table-cell table:formula="of:=[.$M129]*[.$J$5]*1000" office:value-type="float" office:value="13.949050689783" calcext:value-type="float">
            <text:p>13.949050689783</text:p>
          </table:table-cell>
          <table:table-cell table:formula="of:=[.$M129]*[.$J$6]*1000" office:value-type="float" office:value="13.9490507846745" calcext:value-type="float">
            <text:p>13.9490507846745</text:p>
          </table:table-cell>
          <table:table-cell table:number-columns-repeated="3"/>
          <table:table-cell office:value-type="float" office:value="94.417" calcext:value-type="float">
            <text:p>94.417</text:p>
          </table:table-cell>
          <table:table-cell office:value-type="float" office:value="95.366" calcext:value-type="float">
            <text:p>95.366</text:p>
          </table:table-cell>
          <table:table-cell table:formula="of:=(([.K129]+[.L129])/2) * 0.000000000001" office:value-type="float" office:value="0.0000000000948915" calcext:value-type="float">
            <text:p>9.48915E-11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[.$M130]*[.$J$2]*1000" office:value-type="float" office:value="17.3768565" calcext:value-type="float">
            <text:p>17.3768565</text:p>
          </table:table-cell>
          <table:table-cell table:formula="of:=[.$M130]*[.$J$3]*1000" office:value-type="float" office:value="13.9584585" calcext:value-type="float">
            <text:p>13.9584585</text:p>
          </table:table-cell>
          <table:table-cell table:formula="of:=[.$M130]*[.$J$3]*1000" office:value-type="float" office:value="13.9584585" calcext:value-type="float">
            <text:p>13.9584585</text:p>
          </table:table-cell>
          <table:table-cell table:formula="of:=[.$M130]*[.$J$4]*1000" office:value-type="float" office:value="13.9584585949555" calcext:value-type="float">
            <text:p>13.9584585949555</text:p>
          </table:table-cell>
          <table:table-cell table:formula="of:=[.$M130]*[.$J$5]*1000" office:value-type="float" office:value="13.958458689911" calcext:value-type="float">
            <text:p>13.958458689911</text:p>
          </table:table-cell>
          <table:table-cell table:formula="of:=[.$M130]*[.$J$6]*1000" office:value-type="float" office:value="13.9584587848665" calcext:value-type="float">
            <text:p>13.9584587848665</text:p>
          </table:table-cell>
          <table:table-cell table:number-columns-repeated="3"/>
          <table:table-cell office:value-type="float" office:value="94.481" calcext:value-type="float">
            <text:p>94.481</text:p>
          </table:table-cell>
          <table:table-cell office:value-type="float" office:value="95.43" calcext:value-type="float">
            <text:p>95.43</text:p>
          </table:table-cell>
          <table:table-cell table:formula="of:=(([.K130]+[.L130])/2) * 0.000000000001" office:value-type="float" office:value="0.0000000000949555" calcext:value-type="float">
            <text:p>9.49555E-11</text:p>
          </table:table-cell>
        </table:table-row>
        <table:table-row table:style-name="ro1">
          <table:table-cell office:value-type="string" calcext:value-type="string">
            <text:p>W9</text:p>
          </table:table-cell>
          <table:table-cell table:formula="of:=[.$M131]*[.$J$2]*1000" office:value-type="float" office:value="17.389575" calcext:value-type="float">
            <text:p>17.389575</text:p>
          </table:table-cell>
          <table:table-cell table:formula="of:=[.$M131]*[.$J$3]*1000" office:value-type="float" office:value="13.968675" calcext:value-type="float">
            <text:p>13.968675</text:p>
          </table:table-cell>
          <table:table-cell table:formula="of:=[.$M131]*[.$J$3]*1000" office:value-type="float" office:value="13.968675" calcext:value-type="float">
            <text:p>13.968675</text:p>
          </table:table-cell>
          <table:table-cell table:formula="of:=[.$M131]*[.$J$4]*1000" office:value-type="float" office:value="13.968675095025" calcext:value-type="float">
            <text:p>13.968675095025</text:p>
          </table:table-cell>
          <table:table-cell table:formula="of:=[.$M131]*[.$J$5]*1000" office:value-type="float" office:value="13.96867519005" calcext:value-type="float">
            <text:p>13.96867519005</text:p>
          </table:table-cell>
          <table:table-cell table:formula="of:=[.$M131]*[.$J$6]*1000" office:value-type="float" office:value="13.968675285075" calcext:value-type="float">
            <text:p>13.968675285075</text:p>
          </table:table-cell>
          <table:table-cell table:number-columns-repeated="3"/>
          <table:table-cell office:value-type="float" office:value="94.55" calcext:value-type="float">
            <text:p>94.55</text:p>
          </table:table-cell>
          <table:table-cell office:value-type="float" office:value="95.5" calcext:value-type="float">
            <text:p>95.5</text:p>
          </table:table-cell>
          <table:table-cell table:formula="of:=(([.K131]+[.L131])/2) * 0.000000000001" office:value-type="float" office:value="0.000000000095025" calcext:value-type="float">
            <text:p>9.5025E-11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table:formula="of:=[.$M132]*[.$J$2]*1000" office:value-type="float" office:value="17.417757" calcext:value-type="float">
            <text:p>17.417757</text:p>
          </table:table-cell>
          <table:table-cell table:formula="of:=[.$M132]*[.$J$3]*1000" office:value-type="float" office:value="13.991313" calcext:value-type="float">
            <text:p>13.991313</text:p>
          </table:table-cell>
          <table:table-cell table:formula="of:=[.$M132]*[.$J$3]*1000" office:value-type="float" office:value="13.991313" calcext:value-type="float">
            <text:p>13.991313</text:p>
          </table:table-cell>
          <table:table-cell table:formula="of:=[.$M132]*[.$J$4]*1000" office:value-type="float" office:value="13.991313095179" calcext:value-type="float">
            <text:p>13.991313095179</text:p>
          </table:table-cell>
          <table:table-cell table:formula="of:=[.$M132]*[.$J$5]*1000" office:value-type="float" office:value="13.991313190358" calcext:value-type="float">
            <text:p>13.991313190358</text:p>
          </table:table-cell>
          <table:table-cell table:formula="of:=[.$M132]*[.$J$6]*1000" office:value-type="float" office:value="13.991313285537" calcext:value-type="float">
            <text:p>13.991313285537</text:p>
          </table:table-cell>
          <table:table-cell table:number-columns-repeated="3"/>
          <table:table-cell office:value-type="float" office:value="94.703" calcext:value-type="float">
            <text:p>94.703</text:p>
          </table:table-cell>
          <table:table-cell office:value-type="float" office:value="95.655" calcext:value-type="float">
            <text:p>95.655</text:p>
          </table:table-cell>
          <table:table-cell table:formula="of:=(([.K132]+[.L132])/2) * 0.000000000001" office:value-type="float" office:value="0.000000000095179" calcext:value-type="float">
            <text:p>9.5179E-11</text:p>
          </table:table-cell>
        </table:table-row>
        <table:table-row table:style-name="ro1">
          <table:table-cell office:value-type="string" calcext:value-type="string">
            <text:p>K16</text:p>
          </table:table-cell>
          <table:table-cell table:formula="of:=[.$M133]*[.$J$2]*1000" office:value-type="float" office:value="17.534694" calcext:value-type="float">
            <text:p>17.534694</text:p>
          </table:table-cell>
          <table:table-cell table:formula="of:=[.$M133]*[.$J$3]*1000" office:value-type="float" office:value="14.085246" calcext:value-type="float">
            <text:p>14.085246</text:p>
          </table:table-cell>
          <table:table-cell table:formula="of:=[.$M133]*[.$J$3]*1000" office:value-type="float" office:value="14.085246" calcext:value-type="float">
            <text:p>14.085246</text:p>
          </table:table-cell>
          <table:table-cell table:formula="of:=[.$M133]*[.$J$4]*1000" office:value-type="float" office:value="14.085246095818" calcext:value-type="float">
            <text:p>14.085246095818</text:p>
          </table:table-cell>
          <table:table-cell table:formula="of:=[.$M133]*[.$J$5]*1000" office:value-type="float" office:value="14.085246191636" calcext:value-type="float">
            <text:p>14.085246191636</text:p>
          </table:table-cell>
          <table:table-cell table:formula="of:=[.$M133]*[.$J$6]*1000" office:value-type="float" office:value="14.085246287454" calcext:value-type="float">
            <text:p>14.085246287454</text:p>
          </table:table-cell>
          <table:table-cell table:number-columns-repeated="3"/>
          <table:table-cell office:value-type="float" office:value="95.339" calcext:value-type="float">
            <text:p>95.339</text:p>
          </table:table-cell>
          <table:table-cell office:value-type="float" office:value="96.297" calcext:value-type="float">
            <text:p>96.297</text:p>
          </table:table-cell>
          <table:table-cell table:formula="of:=(([.K133]+[.L133])/2) * 0.000000000001" office:value-type="float" office:value="0.000000000095818" calcext:value-type="float">
            <text:p>9.5818E-1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formula="of:=[.$M134]*[.$J$2]*1000" office:value-type="float" office:value="17.5494255" calcext:value-type="float">
            <text:p>17.5494255</text:p>
          </table:table-cell>
          <table:table-cell table:formula="of:=[.$M134]*[.$J$3]*1000" office:value-type="float" office:value="14.0970795" calcext:value-type="float">
            <text:p>14.0970795</text:p>
          </table:table-cell>
          <table:table-cell table:formula="of:=[.$M134]*[.$J$3]*1000" office:value-type="float" office:value="14.0970795" calcext:value-type="float">
            <text:p>14.0970795</text:p>
          </table:table-cell>
          <table:table-cell table:formula="of:=[.$M134]*[.$J$4]*1000" office:value-type="float" office:value="14.0970795958985" calcext:value-type="float">
            <text:p>14.0970795958985</text:p>
          </table:table-cell>
          <table:table-cell table:formula="of:=[.$M134]*[.$J$5]*1000" office:value-type="float" office:value="14.097079691797" calcext:value-type="float">
            <text:p>14.097079691797</text:p>
          </table:table-cell>
          <table:table-cell table:formula="of:=[.$M134]*[.$J$6]*1000" office:value-type="float" office:value="14.0970797876955" calcext:value-type="float">
            <text:p>14.0970797876955</text:p>
          </table:table-cell>
          <table:table-cell table:number-columns-repeated="3"/>
          <table:table-cell office:value-type="float" office:value="95.419" calcext:value-type="float">
            <text:p>95.419</text:p>
          </table:table-cell>
          <table:table-cell office:value-type="float" office:value="96.378" calcext:value-type="float">
            <text:p>96.378</text:p>
          </table:table-cell>
          <table:table-cell table:formula="of:=(([.K134]+[.L134])/2) * 0.000000000001" office:value-type="float" office:value="0.0000000000958985" calcext:value-type="float">
            <text:p>9.58985E-11</text:p>
          </table:table-cell>
        </table:table-row>
        <table:table-row table:style-name="ro1">
          <table:table-cell office:value-type="string" calcext:value-type="string">
            <text:p>G22</text:p>
          </table:table-cell>
          <table:table-cell table:formula="of:=[.$M135]*[.$J$2]*1000" office:value-type="float" office:value="17.569098" calcext:value-type="float">
            <text:p>17.569098</text:p>
          </table:table-cell>
          <table:table-cell table:formula="of:=[.$M135]*[.$J$3]*1000" office:value-type="float" office:value="14.112882" calcext:value-type="float">
            <text:p>14.112882</text:p>
          </table:table-cell>
          <table:table-cell table:formula="of:=[.$M135]*[.$J$3]*1000" office:value-type="float" office:value="14.112882" calcext:value-type="float">
            <text:p>14.112882</text:p>
          </table:table-cell>
          <table:table-cell table:formula="of:=[.$M135]*[.$J$4]*1000" office:value-type="float" office:value="14.112882096006" calcext:value-type="float">
            <text:p>14.112882096006</text:p>
          </table:table-cell>
          <table:table-cell table:formula="of:=[.$M135]*[.$J$5]*1000" office:value-type="float" office:value="14.112882192012" calcext:value-type="float">
            <text:p>14.112882192012</text:p>
          </table:table-cell>
          <table:table-cell table:formula="of:=[.$M135]*[.$J$6]*1000" office:value-type="float" office:value="14.112882288018" calcext:value-type="float">
            <text:p>14.112882288018</text:p>
          </table:table-cell>
          <table:table-cell table:number-columns-repeated="3"/>
          <table:table-cell office:value-type="float" office:value="95.526" calcext:value-type="float">
            <text:p>95.526</text:p>
          </table:table-cell>
          <table:table-cell office:value-type="float" office:value="96.486" calcext:value-type="float">
            <text:p>96.486</text:p>
          </table:table-cell>
          <table:table-cell table:formula="of:=(([.K135]+[.L135])/2) * 0.000000000001" office:value-type="float" office:value="0.000000000096006" calcext:value-type="float">
            <text:p>9.6006E-11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table:formula="of:=[.$M136]*[.$J$2]*1000" office:value-type="float" office:value="17.6495265" calcext:value-type="float">
            <text:p>17.6495265</text:p>
          </table:table-cell>
          <table:table-cell table:formula="of:=[.$M136]*[.$J$3]*1000" office:value-type="float" office:value="14.1774885" calcext:value-type="float">
            <text:p>14.1774885</text:p>
          </table:table-cell>
          <table:table-cell table:formula="of:=[.$M136]*[.$J$3]*1000" office:value-type="float" office:value="14.1774885" calcext:value-type="float">
            <text:p>14.1774885</text:p>
          </table:table-cell>
          <table:table-cell table:formula="of:=[.$M136]*[.$J$4]*1000" office:value-type="float" office:value="14.1774885964455" calcext:value-type="float">
            <text:p>14.1774885964455</text:p>
          </table:table-cell>
          <table:table-cell table:formula="of:=[.$M136]*[.$J$5]*1000" office:value-type="float" office:value="14.177488692891" calcext:value-type="float">
            <text:p>14.177488692891</text:p>
          </table:table-cell>
          <table:table-cell table:formula="of:=[.$M136]*[.$J$6]*1000" office:value-type="float" office:value="14.1774887893365" calcext:value-type="float">
            <text:p>14.1774887893365</text:p>
          </table:table-cell>
          <table:table-cell table:number-columns-repeated="3"/>
          <table:table-cell office:value-type="float" office:value="95.963" calcext:value-type="float">
            <text:p>95.963</text:p>
          </table:table-cell>
          <table:table-cell office:value-type="float" office:value="96.928" calcext:value-type="float">
            <text:p>96.928</text:p>
          </table:table-cell>
          <table:table-cell table:formula="of:=(([.K136]+[.L136])/2) * 0.000000000001" office:value-type="float" office:value="0.0000000000964455" calcext:value-type="float">
            <text:p>9.64455E-11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table:formula="of:=[.$M137]*[.$J$2]*1000" office:value-type="float" office:value="17.6711205" calcext:value-type="float">
            <text:p>17.6711205</text:p>
          </table:table-cell>
          <table:table-cell table:formula="of:=[.$M137]*[.$J$3]*1000" office:value-type="float" office:value="14.1948345" calcext:value-type="float">
            <text:p>14.1948345</text:p>
          </table:table-cell>
          <table:table-cell table:formula="of:=[.$M137]*[.$J$3]*1000" office:value-type="float" office:value="14.1948345" calcext:value-type="float">
            <text:p>14.1948345</text:p>
          </table:table-cell>
          <table:table-cell table:formula="of:=[.$M137]*[.$J$4]*1000" office:value-type="float" office:value="14.1948345965635" calcext:value-type="float">
            <text:p>14.1948345965635</text:p>
          </table:table-cell>
          <table:table-cell table:formula="of:=[.$M137]*[.$J$5]*1000" office:value-type="float" office:value="14.194834693127" calcext:value-type="float">
            <text:p>14.194834693127</text:p>
          </table:table-cell>
          <table:table-cell table:formula="of:=[.$M137]*[.$J$6]*1000" office:value-type="float" office:value="14.1948347896905" calcext:value-type="float">
            <text:p>14.1948347896905</text:p>
          </table:table-cell>
          <table:table-cell table:number-columns-repeated="3"/>
          <table:table-cell office:value-type="float" office:value="96.081" calcext:value-type="float">
            <text:p>96.081</text:p>
          </table:table-cell>
          <table:table-cell office:value-type="float" office:value="97.046" calcext:value-type="float">
            <text:p>97.046</text:p>
          </table:table-cell>
          <table:table-cell table:formula="of:=(([.K137]+[.L137])/2) * 0.000000000001" office:value-type="float" office:value="0.0000000000965635" calcext:value-type="float">
            <text:p>9.65635E-11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table:formula="of:=[.$M138]*[.$J$2]*1000" office:value-type="float" office:value="17.683656" calcext:value-type="float">
            <text:p>17.683656</text:p>
          </table:table-cell>
          <table:table-cell table:formula="of:=[.$M138]*[.$J$3]*1000" office:value-type="float" office:value="14.204904" calcext:value-type="float">
            <text:p>14.204904</text:p>
          </table:table-cell>
          <table:table-cell table:formula="of:=[.$M138]*[.$J$3]*1000" office:value-type="float" office:value="14.204904" calcext:value-type="float">
            <text:p>14.204904</text:p>
          </table:table-cell>
          <table:table-cell table:formula="of:=[.$M138]*[.$J$4]*1000" office:value-type="float" office:value="14.204904096632" calcext:value-type="float">
            <text:p>14.204904096632</text:p>
          </table:table-cell>
          <table:table-cell table:formula="of:=[.$M138]*[.$J$5]*1000" office:value-type="float" office:value="14.204904193264" calcext:value-type="float">
            <text:p>14.204904193264</text:p>
          </table:table-cell>
          <table:table-cell table:formula="of:=[.$M138]*[.$J$6]*1000" office:value-type="float" office:value="14.204904289896" calcext:value-type="float">
            <text:p>14.204904289896</text:p>
          </table:table-cell>
          <table:table-cell table:number-columns-repeated="3"/>
          <table:table-cell office:value-type="float" office:value="96.149" calcext:value-type="float">
            <text:p>96.149</text:p>
          </table:table-cell>
          <table:table-cell office:value-type="float" office:value="97.115" calcext:value-type="float">
            <text:p>97.115</text:p>
          </table:table-cell>
          <table:table-cell table:formula="of:=(([.K138]+[.L138])/2) * 0.000000000001" office:value-type="float" office:value="0.000000000096632" calcext:value-type="float">
            <text:p>9.6632E-11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table:formula="of:=[.$M139]*[.$J$2]*1000" office:value-type="float" office:value="17.718975" calcext:value-type="float">
            <text:p>17.718975</text:p>
          </table:table-cell>
          <table:table-cell table:formula="of:=[.$M139]*[.$J$3]*1000" office:value-type="float" office:value="14.233275" calcext:value-type="float">
            <text:p>14.233275</text:p>
          </table:table-cell>
          <table:table-cell table:formula="of:=[.$M139]*[.$J$3]*1000" office:value-type="float" office:value="14.233275" calcext:value-type="float">
            <text:p>14.233275</text:p>
          </table:table-cell>
          <table:table-cell table:formula="of:=[.$M139]*[.$J$4]*1000" office:value-type="float" office:value="14.233275096825" calcext:value-type="float">
            <text:p>14.233275096825</text:p>
          </table:table-cell>
          <table:table-cell table:formula="of:=[.$M139]*[.$J$5]*1000" office:value-type="float" office:value="14.23327519365" calcext:value-type="float">
            <text:p>14.23327519365</text:p>
          </table:table-cell>
          <table:table-cell table:formula="of:=[.$M139]*[.$J$6]*1000" office:value-type="float" office:value="14.233275290475" calcext:value-type="float">
            <text:p>14.233275290475</text:p>
          </table:table-cell>
          <table:table-cell table:number-columns-repeated="3"/>
          <table:table-cell office:value-type="float" office:value="96.341" calcext:value-type="float">
            <text:p>96.341</text:p>
          </table:table-cell>
          <table:table-cell office:value-type="float" office:value="97.309" calcext:value-type="float">
            <text:p>97.309</text:p>
          </table:table-cell>
          <table:table-cell table:formula="of:=(([.K139]+[.L139])/2) * 0.000000000001" office:value-type="float" office:value="0.000000000096825" calcext:value-type="float">
            <text:p>9.6825E-11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table:formula="of:=[.$M140]*[.$J$2]*1000" office:value-type="float" office:value="17.747157" calcext:value-type="float">
            <text:p>17.747157</text:p>
          </table:table-cell>
          <table:table-cell table:formula="of:=[.$M140]*[.$J$3]*1000" office:value-type="float" office:value="14.255913" calcext:value-type="float">
            <text:p>14.255913</text:p>
          </table:table-cell>
          <table:table-cell table:formula="of:=[.$M140]*[.$J$3]*1000" office:value-type="float" office:value="14.255913" calcext:value-type="float">
            <text:p>14.255913</text:p>
          </table:table-cell>
          <table:table-cell table:formula="of:=[.$M140]*[.$J$4]*1000" office:value-type="float" office:value="14.255913096979" calcext:value-type="float">
            <text:p>14.255913096979</text:p>
          </table:table-cell>
          <table:table-cell table:formula="of:=[.$M140]*[.$J$5]*1000" office:value-type="float" office:value="14.255913193958" calcext:value-type="float">
            <text:p>14.255913193958</text:p>
          </table:table-cell>
          <table:table-cell table:formula="of:=[.$M140]*[.$J$6]*1000" office:value-type="float" office:value="14.255913290937" calcext:value-type="float">
            <text:p>14.255913290937</text:p>
          </table:table-cell>
          <table:table-cell table:number-columns-repeated="3"/>
          <table:table-cell office:value-type="float" office:value="96.494" calcext:value-type="float">
            <text:p>96.494</text:p>
          </table:table-cell>
          <table:table-cell office:value-type="float" office:value="97.464" calcext:value-type="float">
            <text:p>97.464</text:p>
          </table:table-cell>
          <table:table-cell table:formula="of:=(([.K140]+[.L140])/2) * 0.000000000001" office:value-type="float" office:value="0.000000000096979" calcext:value-type="float">
            <text:p>9.6979E-11</text:p>
          </table:table-cell>
        </table:table-row>
        <table:table-row table:style-name="ro1">
          <table:table-cell office:value-type="string" calcext:value-type="string">
            <text:p>L21</text:p>
          </table:table-cell>
          <table:table-cell table:formula="of:=[.$M141]*[.$J$2]*1000" office:value-type="float" office:value="17.8026975" calcext:value-type="float">
            <text:p>17.8026975</text:p>
          </table:table-cell>
          <table:table-cell table:formula="of:=[.$M141]*[.$J$3]*1000" office:value-type="float" office:value="14.3005275" calcext:value-type="float">
            <text:p>14.3005275</text:p>
          </table:table-cell>
          <table:table-cell table:formula="of:=[.$M141]*[.$J$3]*1000" office:value-type="float" office:value="14.3005275" calcext:value-type="float">
            <text:p>14.3005275</text:p>
          </table:table-cell>
          <table:table-cell table:formula="of:=[.$M141]*[.$J$4]*1000" office:value-type="float" office:value="14.3005275972825" calcext:value-type="float">
            <text:p>14.3005275972825</text:p>
          </table:table-cell>
          <table:table-cell table:formula="of:=[.$M141]*[.$J$5]*1000" office:value-type="float" office:value="14.300527694565" calcext:value-type="float">
            <text:p>14.300527694565</text:p>
          </table:table-cell>
          <table:table-cell table:formula="of:=[.$M141]*[.$J$6]*1000" office:value-type="float" office:value="14.3005277918475" calcext:value-type="float">
            <text:p>14.3005277918475</text:p>
          </table:table-cell>
          <table:table-cell table:number-columns-repeated="3"/>
          <table:table-cell office:value-type="float" office:value="96.796" calcext:value-type="float">
            <text:p>96.796</text:p>
          </table:table-cell>
          <table:table-cell office:value-type="float" office:value="97.769" calcext:value-type="float">
            <text:p>97.769</text:p>
          </table:table-cell>
          <table:table-cell table:formula="of:=(([.K141]+[.L141])/2) * 0.000000000001" office:value-type="float" office:value="0.0000000000972825" calcext:value-type="float">
            <text:p>9.72825E-11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table:formula="of:=[.$M142]*[.$J$2]*1000" office:value-type="float" office:value="17.802972" calcext:value-type="float">
            <text:p>17.802972</text:p>
          </table:table-cell>
          <table:table-cell table:formula="of:=[.$M142]*[.$J$3]*1000" office:value-type="float" office:value="14.300748" calcext:value-type="float">
            <text:p>14.300748</text:p>
          </table:table-cell>
          <table:table-cell table:formula="of:=[.$M142]*[.$J$3]*1000" office:value-type="float" office:value="14.300748" calcext:value-type="float">
            <text:p>14.300748</text:p>
          </table:table-cell>
          <table:table-cell table:formula="of:=[.$M142]*[.$J$4]*1000" office:value-type="float" office:value="14.300748097284" calcext:value-type="float">
            <text:p>14.300748097284</text:p>
          </table:table-cell>
          <table:table-cell table:formula="of:=[.$M142]*[.$J$5]*1000" office:value-type="float" office:value="14.300748194568" calcext:value-type="float">
            <text:p>14.300748194568</text:p>
          </table:table-cell>
          <table:table-cell table:formula="of:=[.$M142]*[.$J$6]*1000" office:value-type="float" office:value="14.300748291852" calcext:value-type="float">
            <text:p>14.300748291852</text:p>
          </table:table-cell>
          <table:table-cell table:number-columns-repeated="3"/>
          <table:table-cell office:value-type="float" office:value="96.798" calcext:value-type="float">
            <text:p>96.798</text:p>
          </table:table-cell>
          <table:table-cell office:value-type="float" office:value="97.77" calcext:value-type="float">
            <text:p>97.77</text:p>
          </table:table-cell>
          <table:table-cell table:formula="of:=(([.K142]+[.L142])/2) * 0.000000000001" office:value-type="float" office:value="0.000000000097284" calcext:value-type="float">
            <text:p>9.7284E-11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table:formula="of:=[.$M143]*[.$J$2]*1000" office:value-type="float" office:value="17.8442385" calcext:value-type="float">
            <text:p>17.8442385</text:p>
          </table:table-cell>
          <table:table-cell table:formula="of:=[.$M143]*[.$J$3]*1000" office:value-type="float" office:value="14.3338965" calcext:value-type="float">
            <text:p>14.3338965</text:p>
          </table:table-cell>
          <table:table-cell table:formula="of:=[.$M143]*[.$J$3]*1000" office:value-type="float" office:value="14.3338965" calcext:value-type="float">
            <text:p>14.3338965</text:p>
          </table:table-cell>
          <table:table-cell table:formula="of:=[.$M143]*[.$J$4]*1000" office:value-type="float" office:value="14.3338965975095" calcext:value-type="float">
            <text:p>14.3338965975095</text:p>
          </table:table-cell>
          <table:table-cell table:formula="of:=[.$M143]*[.$J$5]*1000" office:value-type="float" office:value="14.333896695019" calcext:value-type="float">
            <text:p>14.333896695019</text:p>
          </table:table-cell>
          <table:table-cell table:formula="of:=[.$M143]*[.$J$6]*1000" office:value-type="float" office:value="14.3338967925285" calcext:value-type="float">
            <text:p>14.3338967925285</text:p>
          </table:table-cell>
          <table:table-cell table:number-columns-repeated="3"/>
          <table:table-cell office:value-type="float" office:value="97.022" calcext:value-type="float">
            <text:p>97.022</text:p>
          </table:table-cell>
          <table:table-cell office:value-type="float" office:value="97.997" calcext:value-type="float">
            <text:p>97.997</text:p>
          </table:table-cell>
          <table:table-cell table:formula="of:=(([.K143]+[.L143])/2) * 0.000000000001" office:value-type="float" office:value="0.0000000000975095" calcext:value-type="float">
            <text:p>9.75095E-11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formula="of:=[.$M144]*[.$J$2]*1000" office:value-type="float" office:value="17.870316" calcext:value-type="float">
            <text:p>17.870316</text:p>
          </table:table-cell>
          <table:table-cell table:formula="of:=[.$M144]*[.$J$3]*1000" office:value-type="float" office:value="14.354844" calcext:value-type="float">
            <text:p>14.354844</text:p>
          </table:table-cell>
          <table:table-cell table:formula="of:=[.$M144]*[.$J$3]*1000" office:value-type="float" office:value="14.354844" calcext:value-type="float">
            <text:p>14.354844</text:p>
          </table:table-cell>
          <table:table-cell table:formula="of:=[.$M144]*[.$J$4]*1000" office:value-type="float" office:value="14.354844097652" calcext:value-type="float">
            <text:p>14.354844097652</text:p>
          </table:table-cell>
          <table:table-cell table:formula="of:=[.$M144]*[.$J$5]*1000" office:value-type="float" office:value="14.354844195304" calcext:value-type="float">
            <text:p>14.354844195304</text:p>
          </table:table-cell>
          <table:table-cell table:formula="of:=[.$M144]*[.$J$6]*1000" office:value-type="float" office:value="14.354844292956" calcext:value-type="float">
            <text:p>14.354844292956</text:p>
          </table:table-cell>
          <table:table-cell table:number-columns-repeated="3"/>
          <table:table-cell office:value-type="float" office:value="97.164" calcext:value-type="float">
            <text:p>97.164</text:p>
          </table:table-cell>
          <table:table-cell office:value-type="float" office:value="98.14" calcext:value-type="float">
            <text:p>98.14</text:p>
          </table:table-cell>
          <table:table-cell table:formula="of:=(([.K144]+[.L144])/2) * 0.000000000001" office:value-type="float" office:value="0.000000000097652" calcext:value-type="float">
            <text:p>9.7652E-11</text:p>
          </table:table-cell>
        </table:table-row>
        <table:table-row table:style-name="ro1">
          <table:table-cell office:value-type="string" calcext:value-type="string">
            <text:p>G20</text:p>
          </table:table-cell>
          <table:table-cell table:formula="of:=[.$M145]*[.$J$2]*1000" office:value-type="float" office:value="17.9573325" calcext:value-type="float">
            <text:p>17.9573325</text:p>
          </table:table-cell>
          <table:table-cell table:formula="of:=[.$M145]*[.$J$3]*1000" office:value-type="float" office:value="14.4247425" calcext:value-type="float">
            <text:p>14.4247425</text:p>
          </table:table-cell>
          <table:table-cell table:formula="of:=[.$M145]*[.$J$3]*1000" office:value-type="float" office:value="14.4247425" calcext:value-type="float">
            <text:p>14.4247425</text:p>
          </table:table-cell>
          <table:table-cell table:formula="of:=[.$M145]*[.$J$4]*1000" office:value-type="float" office:value="14.4247425981275" calcext:value-type="float">
            <text:p>14.4247425981275</text:p>
          </table:table-cell>
          <table:table-cell table:formula="of:=[.$M145]*[.$J$5]*1000" office:value-type="float" office:value="14.424742696255" calcext:value-type="float">
            <text:p>14.424742696255</text:p>
          </table:table-cell>
          <table:table-cell table:formula="of:=[.$M145]*[.$J$6]*1000" office:value-type="float" office:value="14.4247427943825" calcext:value-type="float">
            <text:p>14.4247427943825</text:p>
          </table:table-cell>
          <table:table-cell table:number-columns-repeated="3"/>
          <table:table-cell office:value-type="float" office:value="97.637" calcext:value-type="float">
            <text:p>97.637</text:p>
          </table:table-cell>
          <table:table-cell office:value-type="float" office:value="98.618" calcext:value-type="float">
            <text:p>98.618</text:p>
          </table:table-cell>
          <table:table-cell table:formula="of:=(([.K145]+[.L145])/2) * 0.000000000001" office:value-type="float" office:value="0.0000000000981275" calcext:value-type="float">
            <text:p>9.81275E-11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formula="of:=[.$M146]*[.$J$2]*1000" office:value-type="float" office:value="17.969319" calcext:value-type="float">
            <text:p>17.969319</text:p>
          </table:table-cell>
          <table:table-cell table:formula="of:=[.$M146]*[.$J$3]*1000" office:value-type="float" office:value="14.434371" calcext:value-type="float">
            <text:p>14.434371</text:p>
          </table:table-cell>
          <table:table-cell table:formula="of:=[.$M146]*[.$J$3]*1000" office:value-type="float" office:value="14.434371" calcext:value-type="float">
            <text:p>14.434371</text:p>
          </table:table-cell>
          <table:table-cell table:formula="of:=[.$M146]*[.$J$4]*1000" office:value-type="float" office:value="14.434371098193" calcext:value-type="float">
            <text:p>14.434371098193</text:p>
          </table:table-cell>
          <table:table-cell table:formula="of:=[.$M146]*[.$J$5]*1000" office:value-type="float" office:value="14.434371196386" calcext:value-type="float">
            <text:p>14.434371196386</text:p>
          </table:table-cell>
          <table:table-cell table:formula="of:=[.$M146]*[.$J$6]*1000" office:value-type="float" office:value="14.434371294579" calcext:value-type="float">
            <text:p>14.434371294579</text:p>
          </table:table-cell>
          <table:table-cell table:number-columns-repeated="3"/>
          <table:table-cell office:value-type="float" office:value="97.702" calcext:value-type="float">
            <text:p>97.702</text:p>
          </table:table-cell>
          <table:table-cell office:value-type="float" office:value="98.684" calcext:value-type="float">
            <text:p>98.684</text:p>
          </table:table-cell>
          <table:table-cell table:formula="of:=(([.K146]+[.L146])/2) * 0.000000000001" office:value-type="float" office:value="0.000000000098193" calcext:value-type="float">
            <text:p>9.8193E-11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[.$M147]*[.$J$2]*1000" office:value-type="float" office:value="18.0490155" calcext:value-type="float">
            <text:p>18.0490155</text:p>
          </table:table-cell>
          <table:table-cell table:formula="of:=[.$M147]*[.$J$3]*1000" office:value-type="float" office:value="14.4983895" calcext:value-type="float">
            <text:p>14.4983895</text:p>
          </table:table-cell>
          <table:table-cell table:formula="of:=[.$M147]*[.$J$3]*1000" office:value-type="float" office:value="14.4983895" calcext:value-type="float">
            <text:p>14.4983895</text:p>
          </table:table-cell>
          <table:table-cell table:formula="of:=[.$M147]*[.$J$4]*1000" office:value-type="float" office:value="14.4983895986285" calcext:value-type="float">
            <text:p>14.4983895986285</text:p>
          </table:table-cell>
          <table:table-cell table:formula="of:=[.$M147]*[.$J$5]*1000" office:value-type="float" office:value="14.498389697257" calcext:value-type="float">
            <text:p>14.498389697257</text:p>
          </table:table-cell>
          <table:table-cell table:formula="of:=[.$M147]*[.$J$6]*1000" office:value-type="float" office:value="14.4983897958855" calcext:value-type="float">
            <text:p>14.4983897958855</text:p>
          </table:table-cell>
          <table:table-cell table:number-columns-repeated="3"/>
          <table:table-cell office:value-type="float" office:value="98.135" calcext:value-type="float">
            <text:p>98.135</text:p>
          </table:table-cell>
          <table:table-cell office:value-type="float" office:value="99.122" calcext:value-type="float">
            <text:p>99.122</text:p>
          </table:table-cell>
          <table:table-cell table:formula="of:=(([.K147]+[.L147])/2) * 0.000000000001" office:value-type="float" office:value="0.0000000000986285" calcext:value-type="float">
            <text:p>9.86285E-11</text:p>
          </table:table-cell>
        </table:table-row>
        <table:table-row table:style-name="ro1">
          <table:table-cell office:value-type="string" calcext:value-type="string">
            <text:p>M21</text:p>
          </table:table-cell>
          <table:table-cell table:formula="of:=[.$M148]*[.$J$2]*1000" office:value-type="float" office:value="18.089184" calcext:value-type="float">
            <text:p>18.089184</text:p>
          </table:table-cell>
          <table:table-cell table:formula="of:=[.$M148]*[.$J$3]*1000" office:value-type="float" office:value="14.530656" calcext:value-type="float">
            <text:p>14.530656</text:p>
          </table:table-cell>
          <table:table-cell table:formula="of:=[.$M148]*[.$J$3]*1000" office:value-type="float" office:value="14.530656" calcext:value-type="float">
            <text:p>14.530656</text:p>
          </table:table-cell>
          <table:table-cell table:formula="of:=[.$M148]*[.$J$4]*1000" office:value-type="float" office:value="14.530656098848" calcext:value-type="float">
            <text:p>14.530656098848</text:p>
          </table:table-cell>
          <table:table-cell table:formula="of:=[.$M148]*[.$J$5]*1000" office:value-type="float" office:value="14.530656197696" calcext:value-type="float">
            <text:p>14.530656197696</text:p>
          </table:table-cell>
          <table:table-cell table:formula="of:=[.$M148]*[.$J$6]*1000" office:value-type="float" office:value="14.530656296544" calcext:value-type="float">
            <text:p>14.530656296544</text:p>
          </table:table-cell>
          <table:table-cell table:number-columns-repeated="3"/>
          <table:table-cell office:value-type="float" office:value="98.354" calcext:value-type="float">
            <text:p>98.354</text:p>
          </table:table-cell>
          <table:table-cell office:value-type="float" office:value="99.342" calcext:value-type="float">
            <text:p>99.342</text:p>
          </table:table-cell>
          <table:table-cell table:formula="of:=(([.K148]+[.L148])/2) * 0.000000000001" office:value-type="float" office:value="0.000000000098848" calcext:value-type="float">
            <text:p>9.8848E-11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formula="of:=[.$M149]*[.$J$2]*1000" office:value-type="float" office:value="18.1031835" calcext:value-type="float">
            <text:p>18.1031835</text:p>
          </table:table-cell>
          <table:table-cell table:formula="of:=[.$M149]*[.$J$3]*1000" office:value-type="float" office:value="14.5419015" calcext:value-type="float">
            <text:p>14.5419015</text:p>
          </table:table-cell>
          <table:table-cell table:formula="of:=[.$M149]*[.$J$3]*1000" office:value-type="float" office:value="14.5419015" calcext:value-type="float">
            <text:p>14.5419015</text:p>
          </table:table-cell>
          <table:table-cell table:formula="of:=[.$M149]*[.$J$4]*1000" office:value-type="float" office:value="14.5419015989245" calcext:value-type="float">
            <text:p>14.5419015989245</text:p>
          </table:table-cell>
          <table:table-cell table:formula="of:=[.$M149]*[.$J$5]*1000" office:value-type="float" office:value="14.541901697849" calcext:value-type="float">
            <text:p>14.541901697849</text:p>
          </table:table-cell>
          <table:table-cell table:formula="of:=[.$M149]*[.$J$6]*1000" office:value-type="float" office:value="14.5419017967735" calcext:value-type="float">
            <text:p>14.5419017967735</text:p>
          </table:table-cell>
          <table:table-cell table:number-columns-repeated="3"/>
          <table:table-cell office:value-type="float" office:value="98.43" calcext:value-type="float">
            <text:p>98.43</text:p>
          </table:table-cell>
          <table:table-cell office:value-type="float" office:value="99.419" calcext:value-type="float">
            <text:p>99.419</text:p>
          </table:table-cell>
          <table:table-cell table:formula="of:=(([.K149]+[.L149])/2) * 0.000000000001" office:value-type="float" office:value="0.0000000000989245" calcext:value-type="float">
            <text:p>9.89245E-1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formula="of:=[.$M150]*[.$J$2]*1000" office:value-type="float" office:value="18.132006" calcext:value-type="float">
            <text:p>18.132006</text:p>
          </table:table-cell>
          <table:table-cell table:formula="of:=[.$M150]*[.$J$3]*1000" office:value-type="float" office:value="14.565054" calcext:value-type="float">
            <text:p>14.565054</text:p>
          </table:table-cell>
          <table:table-cell table:formula="of:=[.$M150]*[.$J$3]*1000" office:value-type="float" office:value="14.565054" calcext:value-type="float">
            <text:p>14.565054</text:p>
          </table:table-cell>
          <table:table-cell table:formula="of:=[.$M150]*[.$J$4]*1000" office:value-type="float" office:value="14.565054099082" calcext:value-type="float">
            <text:p>14.565054099082</text:p>
          </table:table-cell>
          <table:table-cell table:formula="of:=[.$M150]*[.$J$5]*1000" office:value-type="float" office:value="14.565054198164" calcext:value-type="float">
            <text:p>14.565054198164</text:p>
          </table:table-cell>
          <table:table-cell table:formula="of:=[.$M150]*[.$J$6]*1000" office:value-type="float" office:value="14.565054297246" calcext:value-type="float">
            <text:p>14.565054297246</text:p>
          </table:table-cell>
          <table:table-cell table:number-columns-repeated="3"/>
          <table:table-cell office:value-type="float" office:value="98.587" calcext:value-type="float">
            <text:p>98.587</text:p>
          </table:table-cell>
          <table:table-cell office:value-type="float" office:value="99.577" calcext:value-type="float">
            <text:p>99.577</text:p>
          </table:table-cell>
          <table:table-cell table:formula="of:=(([.K150]+[.L150])/2) * 0.000000000001" office:value-type="float" office:value="0.000000000099082" calcext:value-type="float">
            <text:p>9.9082E-11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formula="of:=[.$M151]*[.$J$2]*1000" office:value-type="float" office:value="18.197886" calcext:value-type="float">
            <text:p>18.197886</text:p>
          </table:table-cell>
          <table:table-cell table:formula="of:=[.$M151]*[.$J$3]*1000" office:value-type="float" office:value="14.617974" calcext:value-type="float">
            <text:p>14.617974</text:p>
          </table:table-cell>
          <table:table-cell table:formula="of:=[.$M151]*[.$J$3]*1000" office:value-type="float" office:value="14.617974" calcext:value-type="float">
            <text:p>14.617974</text:p>
          </table:table-cell>
          <table:table-cell table:formula="of:=[.$M151]*[.$J$4]*1000" office:value-type="float" office:value="14.617974099442" calcext:value-type="float">
            <text:p>14.617974099442</text:p>
          </table:table-cell>
          <table:table-cell table:formula="of:=[.$M151]*[.$J$5]*1000" office:value-type="float" office:value="14.617974198884" calcext:value-type="float">
            <text:p>14.617974198884</text:p>
          </table:table-cell>
          <table:table-cell table:formula="of:=[.$M151]*[.$J$6]*1000" office:value-type="float" office:value="14.617974298326" calcext:value-type="float">
            <text:p>14.617974298326</text:p>
          </table:table-cell>
          <table:table-cell table:number-columns-repeated="3"/>
          <table:table-cell office:value-type="float" office:value="98.945" calcext:value-type="float">
            <text:p>98.945</text:p>
          </table:table-cell>
          <table:table-cell office:value-type="float" office:value="99.939" calcext:value-type="float">
            <text:p>99.939</text:p>
          </table:table-cell>
          <table:table-cell table:formula="of:=(([.K151]+[.L151])/2) * 0.000000000001" office:value-type="float" office:value="0.000000000099442" calcext:value-type="float">
            <text:p>9.9442E-11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.$M152]*[.$J$2]*1000" office:value-type="float" office:value="18.2307345" calcext:value-type="float">
            <text:p>18.2307345</text:p>
          </table:table-cell>
          <table:table-cell table:formula="of:=[.$M152]*[.$J$3]*1000" office:value-type="float" office:value="14.6443605" calcext:value-type="float">
            <text:p>14.6443605</text:p>
          </table:table-cell>
          <table:table-cell table:formula="of:=[.$M152]*[.$J$3]*1000" office:value-type="float" office:value="14.6443605" calcext:value-type="float">
            <text:p>14.6443605</text:p>
          </table:table-cell>
          <table:table-cell table:formula="of:=[.$M152]*[.$J$4]*1000" office:value-type="float" office:value="14.6443605996215" calcext:value-type="float">
            <text:p>14.6443605996215</text:p>
          </table:table-cell>
          <table:table-cell table:formula="of:=[.$M152]*[.$J$5]*1000" office:value-type="float" office:value="14.644360699243" calcext:value-type="float">
            <text:p>14.644360699243</text:p>
          </table:table-cell>
          <table:table-cell table:formula="of:=[.$M152]*[.$J$6]*1000" office:value-type="float" office:value="14.6443607988645" calcext:value-type="float">
            <text:p>14.6443607988645</text:p>
          </table:table-cell>
          <table:table-cell table:number-columns-repeated="3"/>
          <table:table-cell office:value-type="float" office:value="99.123" calcext:value-type="float">
            <text:p>99.123</text:p>
          </table:table-cell>
          <table:table-cell office:value-type="float" office:value="100.12" calcext:value-type="float">
            <text:p>100.12</text:p>
          </table:table-cell>
          <table:table-cell table:formula="of:=(([.K152]+[.L152])/2) * 0.000000000001" office:value-type="float" office:value="0.0000000000996215" calcext:value-type="float">
            <text:p>9.96215E-11</text:p>
          </table:table-cell>
        </table:table-row>
        <table:table-row table:style-name="ro1">
          <table:table-cell office:value-type="string" calcext:value-type="string">
            <text:p>E21</text:p>
          </table:table-cell>
          <table:table-cell table:formula="of:=[.$M153]*[.$J$2]*1000" office:value-type="float" office:value="18.263949" calcext:value-type="float">
            <text:p>18.263949</text:p>
          </table:table-cell>
          <table:table-cell table:formula="of:=[.$M153]*[.$J$3]*1000" office:value-type="float" office:value="14.671041" calcext:value-type="float">
            <text:p>14.671041</text:p>
          </table:table-cell>
          <table:table-cell table:formula="of:=[.$M153]*[.$J$3]*1000" office:value-type="float" office:value="14.671041" calcext:value-type="float">
            <text:p>14.671041</text:p>
          </table:table-cell>
          <table:table-cell table:formula="of:=[.$M153]*[.$J$4]*1000" office:value-type="float" office:value="14.671041099803" calcext:value-type="float">
            <text:p>14.671041099803</text:p>
          </table:table-cell>
          <table:table-cell table:formula="of:=[.$M153]*[.$J$5]*1000" office:value-type="float" office:value="14.671041199606" calcext:value-type="float">
            <text:p>14.671041199606</text:p>
          </table:table-cell>
          <table:table-cell table:formula="of:=[.$M153]*[.$J$6]*1000" office:value-type="float" office:value="14.671041299409" calcext:value-type="float">
            <text:p>14.671041299409</text:p>
          </table:table-cell>
          <table:table-cell table:number-columns-repeated="3"/>
          <table:table-cell office:value-type="float" office:value="99.304" calcext:value-type="float">
            <text:p>99.304</text:p>
          </table:table-cell>
          <table:table-cell office:value-type="float" office:value="100.302" calcext:value-type="float">
            <text:p>100.302</text:p>
          </table:table-cell>
          <table:table-cell table:formula="of:=(([.K153]+[.L153])/2) * 0.000000000001" office:value-type="float" office:value="0.000000000099803" calcext:value-type="float">
            <text:p>9.9803E-11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table:formula="of:=[.$M154]*[.$J$2]*1000" office:value-type="float" office:value="18.2781315" calcext:value-type="float">
            <text:p>18.2781315</text:p>
          </table:table-cell>
          <table:table-cell table:formula="of:=[.$M154]*[.$J$3]*1000" office:value-type="float" office:value="14.6824335" calcext:value-type="float">
            <text:p>14.6824335</text:p>
          </table:table-cell>
          <table:table-cell table:formula="of:=[.$M154]*[.$J$3]*1000" office:value-type="float" office:value="14.6824335" calcext:value-type="float">
            <text:p>14.6824335</text:p>
          </table:table-cell>
          <table:table-cell table:formula="of:=[.$M154]*[.$J$4]*1000" office:value-type="float" office:value="14.6824335998805" calcext:value-type="float">
            <text:p>14.6824335998805</text:p>
          </table:table-cell>
          <table:table-cell table:formula="of:=[.$M154]*[.$J$5]*1000" office:value-type="float" office:value="14.682433699761" calcext:value-type="float">
            <text:p>14.682433699761</text:p>
          </table:table-cell>
          <table:table-cell table:formula="of:=[.$M154]*[.$J$6]*1000" office:value-type="float" office:value="14.6824337996415" calcext:value-type="float">
            <text:p>14.6824337996415</text:p>
          </table:table-cell>
          <table:table-cell table:number-columns-repeated="3"/>
          <table:table-cell office:value-type="float" office:value="99.381" calcext:value-type="float">
            <text:p>99.381</text:p>
          </table:table-cell>
          <table:table-cell office:value-type="float" office:value="100.38" calcext:value-type="float">
            <text:p>100.38</text:p>
          </table:table-cell>
          <table:table-cell table:formula="of:=(([.K154]+[.L154])/2) * 0.000000000001" office:value-type="float" office:value="0.0000000000998805" calcext:value-type="float">
            <text:p>9.98805E-11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table:formula="of:=[.$M155]*[.$J$2]*1000" office:value-type="float" office:value="18.3103395" calcext:value-type="float">
            <text:p>18.3103395</text:p>
          </table:table-cell>
          <table:table-cell table:formula="of:=[.$M155]*[.$J$3]*1000" office:value-type="float" office:value="14.7083055" calcext:value-type="float">
            <text:p>14.7083055</text:p>
          </table:table-cell>
          <table:table-cell table:formula="of:=[.$M155]*[.$J$3]*1000" office:value-type="float" office:value="14.7083055" calcext:value-type="float">
            <text:p>14.7083055</text:p>
          </table:table-cell>
          <table:table-cell table:formula="of:=[.$M155]*[.$J$4]*1000" office:value-type="float" office:value="14.7083056000565" calcext:value-type="float">
            <text:p>14.7083056000565</text:p>
          </table:table-cell>
          <table:table-cell table:formula="of:=[.$M155]*[.$J$5]*1000" office:value-type="float" office:value="14.708305700113" calcext:value-type="float">
            <text:p>14.708305700113</text:p>
          </table:table-cell>
          <table:table-cell table:formula="of:=[.$M155]*[.$J$6]*1000" office:value-type="float" office:value="14.7083058001695" calcext:value-type="float">
            <text:p>14.7083058001695</text:p>
          </table:table-cell>
          <table:table-cell table:number-columns-repeated="3"/>
          <table:table-cell office:value-type="float" office:value="99.556" calcext:value-type="float">
            <text:p>99.556</text:p>
          </table:table-cell>
          <table:table-cell office:value-type="float" office:value="100.557" calcext:value-type="float">
            <text:p>100.557</text:p>
          </table:table-cell>
          <table:table-cell table:formula="of:=(([.K155]+[.L155])/2) * 0.000000000001" office:value-type="float" office:value="0.0000000001000565" calcext:value-type="float">
            <text:p>1.000565E-10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formula="of:=[.$M156]*[.$J$2]*1000" office:value-type="float" office:value="18.3277245" calcext:value-type="float">
            <text:p>18.3277245</text:p>
          </table:table-cell>
          <table:table-cell table:formula="of:=[.$M156]*[.$J$3]*1000" office:value-type="float" office:value="14.7222705" calcext:value-type="float">
            <text:p>14.7222705</text:p>
          </table:table-cell>
          <table:table-cell table:formula="of:=[.$M156]*[.$J$3]*1000" office:value-type="float" office:value="14.7222705" calcext:value-type="float">
            <text:p>14.7222705</text:p>
          </table:table-cell>
          <table:table-cell table:formula="of:=[.$M156]*[.$J$4]*1000" office:value-type="float" office:value="14.7222706001515" calcext:value-type="float">
            <text:p>14.7222706001515</text:p>
          </table:table-cell>
          <table:table-cell table:formula="of:=[.$M156]*[.$J$5]*1000" office:value-type="float" office:value="14.722270700303" calcext:value-type="float">
            <text:p>14.722270700303</text:p>
          </table:table-cell>
          <table:table-cell table:formula="of:=[.$M156]*[.$J$6]*1000" office:value-type="float" office:value="14.7222708004545" calcext:value-type="float">
            <text:p>14.7222708004545</text:p>
          </table:table-cell>
          <table:table-cell table:number-columns-repeated="3"/>
          <table:table-cell office:value-type="float" office:value="99.651" calcext:value-type="float">
            <text:p>99.651</text:p>
          </table:table-cell>
          <table:table-cell office:value-type="float" office:value="100.652" calcext:value-type="float">
            <text:p>100.652</text:p>
          </table:table-cell>
          <table:table-cell table:formula="of:=(([.K156]+[.L156])/2) * 0.000000000001" office:value-type="float" office:value="0.0000000001001515" calcext:value-type="float">
            <text:p>1.001515E-10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table:formula="of:=[.$M157]*[.$J$2]*1000" office:value-type="float" office:value="18.4038525" calcext:value-type="float">
            <text:p>18.4038525</text:p>
          </table:table-cell>
          <table:table-cell table:formula="of:=[.$M157]*[.$J$3]*1000" office:value-type="float" office:value="14.7834225" calcext:value-type="float">
            <text:p>14.7834225</text:p>
          </table:table-cell>
          <table:table-cell table:formula="of:=[.$M157]*[.$J$3]*1000" office:value-type="float" office:value="14.7834225" calcext:value-type="float">
            <text:p>14.7834225</text:p>
          </table:table-cell>
          <table:table-cell table:formula="of:=[.$M157]*[.$J$4]*1000" office:value-type="float" office:value="14.7834226005675" calcext:value-type="float">
            <text:p>14.7834226005675</text:p>
          </table:table-cell>
          <table:table-cell table:formula="of:=[.$M157]*[.$J$5]*1000" office:value-type="float" office:value="14.783422701135" calcext:value-type="float">
            <text:p>14.783422701135</text:p>
          </table:table-cell>
          <table:table-cell table:formula="of:=[.$M157]*[.$J$6]*1000" office:value-type="float" office:value="14.7834228017025" calcext:value-type="float">
            <text:p>14.7834228017025</text:p>
          </table:table-cell>
          <table:table-cell table:number-columns-repeated="3"/>
          <table:table-cell office:value-type="float" office:value="100.065" calcext:value-type="float">
            <text:p>100.065</text:p>
          </table:table-cell>
          <table:table-cell office:value-type="float" office:value="101.07" calcext:value-type="float">
            <text:p>101.07</text:p>
          </table:table-cell>
          <table:table-cell table:formula="of:=(([.K157]+[.L157])/2) * 0.000000000001" office:value-type="float" office:value="0.0000000001005675" calcext:value-type="float">
            <text:p>1.005675E-10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formula="of:=[.$M158]*[.$J$2]*1000" office:value-type="float" office:value="18.411264" calcext:value-type="float">
            <text:p>18.411264</text:p>
          </table:table-cell>
          <table:table-cell table:formula="of:=[.$M158]*[.$J$3]*1000" office:value-type="float" office:value="14.789376" calcext:value-type="float">
            <text:p>14.789376</text:p>
          </table:table-cell>
          <table:table-cell table:formula="of:=[.$M158]*[.$J$3]*1000" office:value-type="float" office:value="14.789376" calcext:value-type="float">
            <text:p>14.789376</text:p>
          </table:table-cell>
          <table:table-cell table:formula="of:=[.$M158]*[.$J$4]*1000" office:value-type="float" office:value="14.789376100608" calcext:value-type="float">
            <text:p>14.789376100608</text:p>
          </table:table-cell>
          <table:table-cell table:formula="of:=[.$M158]*[.$J$5]*1000" office:value-type="float" office:value="14.789376201216" calcext:value-type="float">
            <text:p>14.789376201216</text:p>
          </table:table-cell>
          <table:table-cell table:formula="of:=[.$M158]*[.$J$6]*1000" office:value-type="float" office:value="14.789376301824" calcext:value-type="float">
            <text:p>14.789376301824</text:p>
          </table:table-cell>
          <table:table-cell table:number-columns-repeated="3"/>
          <table:table-cell office:value-type="float" office:value="100.105" calcext:value-type="float">
            <text:p>100.105</text:p>
          </table:table-cell>
          <table:table-cell office:value-type="float" office:value="101.111" calcext:value-type="float">
            <text:p>101.111</text:p>
          </table:table-cell>
          <table:table-cell table:formula="of:=(([.K158]+[.L158])/2) * 0.000000000001" office:value-type="float" office:value="0.000000000100608" calcext:value-type="float">
            <text:p>1.00608E-10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.$M159]*[.$J$2]*1000" office:value-type="float" office:value="18.4208715" calcext:value-type="float">
            <text:p>18.4208715</text:p>
          </table:table-cell>
          <table:table-cell table:formula="of:=[.$M159]*[.$J$3]*1000" office:value-type="float" office:value="14.7970935" calcext:value-type="float">
            <text:p>14.7970935</text:p>
          </table:table-cell>
          <table:table-cell table:formula="of:=[.$M159]*[.$J$3]*1000" office:value-type="float" office:value="14.7970935" calcext:value-type="float">
            <text:p>14.7970935</text:p>
          </table:table-cell>
          <table:table-cell table:formula="of:=[.$M159]*[.$J$4]*1000" office:value-type="float" office:value="14.7970936006605" calcext:value-type="float">
            <text:p>14.7970936006605</text:p>
          </table:table-cell>
          <table:table-cell table:formula="of:=[.$M159]*[.$J$5]*1000" office:value-type="float" office:value="14.797093701321" calcext:value-type="float">
            <text:p>14.797093701321</text:p>
          </table:table-cell>
          <table:table-cell table:formula="of:=[.$M159]*[.$J$6]*1000" office:value-type="float" office:value="14.7970938019815" calcext:value-type="float">
            <text:p>14.7970938019815</text:p>
          </table:table-cell>
          <table:table-cell table:number-columns-repeated="3"/>
          <table:table-cell office:value-type="float" office:value="100.157" calcext:value-type="float">
            <text:p>100.157</text:p>
          </table:table-cell>
          <table:table-cell office:value-type="float" office:value="101.164" calcext:value-type="float">
            <text:p>101.164</text:p>
          </table:table-cell>
          <table:table-cell table:formula="of:=(([.K159]+[.L159])/2) * 0.000000000001" office:value-type="float" office:value="0.0000000001006605" calcext:value-type="float">
            <text:p>1.006605E-10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table:formula="of:=[.$M160]*[.$J$2]*1000" office:value-type="float" office:value="18.4272765" calcext:value-type="float">
            <text:p>18.4272765</text:p>
          </table:table-cell>
          <table:table-cell table:formula="of:=[.$M160]*[.$J$3]*1000" office:value-type="float" office:value="14.8022385" calcext:value-type="float">
            <text:p>14.8022385</text:p>
          </table:table-cell>
          <table:table-cell table:formula="of:=[.$M160]*[.$J$3]*1000" office:value-type="float" office:value="14.8022385" calcext:value-type="float">
            <text:p>14.8022385</text:p>
          </table:table-cell>
          <table:table-cell table:formula="of:=[.$M160]*[.$J$4]*1000" office:value-type="float" office:value="14.8022386006955" calcext:value-type="float">
            <text:p>14.8022386006955</text:p>
          </table:table-cell>
          <table:table-cell table:formula="of:=[.$M160]*[.$J$5]*1000" office:value-type="float" office:value="14.802238701391" calcext:value-type="float">
            <text:p>14.802238701391</text:p>
          </table:table-cell>
          <table:table-cell table:formula="of:=[.$M160]*[.$J$6]*1000" office:value-type="float" office:value="14.8022388020865" calcext:value-type="float">
            <text:p>14.8022388020865</text:p>
          </table:table-cell>
          <table:table-cell table:number-columns-repeated="3"/>
          <table:table-cell office:value-type="float" office:value="100.192" calcext:value-type="float">
            <text:p>100.192</text:p>
          </table:table-cell>
          <table:table-cell office:value-type="float" office:value="101.199" calcext:value-type="float">
            <text:p>101.199</text:p>
          </table:table-cell>
          <table:table-cell table:formula="of:=(([.K160]+[.L160])/2) * 0.000000000001" office:value-type="float" office:value="0.0000000001006955" calcext:value-type="float">
            <text:p>1.006955E-10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table:formula="of:=[.$M161]*[.$J$2]*1000" office:value-type="float" office:value="18.4541775" calcext:value-type="float">
            <text:p>18.4541775</text:p>
          </table:table-cell>
          <table:table-cell table:formula="of:=[.$M161]*[.$J$3]*1000" office:value-type="float" office:value="14.8238475" calcext:value-type="float">
            <text:p>14.8238475</text:p>
          </table:table-cell>
          <table:table-cell table:formula="of:=[.$M161]*[.$J$3]*1000" office:value-type="float" office:value="14.8238475" calcext:value-type="float">
            <text:p>14.8238475</text:p>
          </table:table-cell>
          <table:table-cell table:formula="of:=[.$M161]*[.$J$4]*1000" office:value-type="float" office:value="14.8238476008425" calcext:value-type="float">
            <text:p>14.8238476008425</text:p>
          </table:table-cell>
          <table:table-cell table:formula="of:=[.$M161]*[.$J$5]*1000" office:value-type="float" office:value="14.823847701685" calcext:value-type="float">
            <text:p>14.823847701685</text:p>
          </table:table-cell>
          <table:table-cell table:formula="of:=[.$M161]*[.$J$6]*1000" office:value-type="float" office:value="14.8238478025275" calcext:value-type="float">
            <text:p>14.8238478025275</text:p>
          </table:table-cell>
          <table:table-cell table:number-columns-repeated="3"/>
          <table:table-cell office:value-type="float" office:value="100.338" calcext:value-type="float">
            <text:p>100.338</text:p>
          </table:table-cell>
          <table:table-cell office:value-type="float" office:value="101.347" calcext:value-type="float">
            <text:p>101.347</text:p>
          </table:table-cell>
          <table:table-cell table:formula="of:=(([.K161]+[.L161])/2) * 0.000000000001" office:value-type="float" office:value="0.0000000001008425" calcext:value-type="float">
            <text:p>1.008425E-10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.$M162]*[.$J$2]*1000" office:value-type="float" office:value="18.5416515" calcext:value-type="float">
            <text:p>18.5416515</text:p>
          </table:table-cell>
          <table:table-cell table:formula="of:=[.$M162]*[.$J$3]*1000" office:value-type="float" office:value="14.8941135" calcext:value-type="float">
            <text:p>14.8941135</text:p>
          </table:table-cell>
          <table:table-cell table:formula="of:=[.$M162]*[.$J$3]*1000" office:value-type="float" office:value="14.8941135" calcext:value-type="float">
            <text:p>14.8941135</text:p>
          </table:table-cell>
          <table:table-cell table:formula="of:=[.$M162]*[.$J$4]*1000" office:value-type="float" office:value="14.8941136013205" calcext:value-type="float">
            <text:p>14.8941136013205</text:p>
          </table:table-cell>
          <table:table-cell table:formula="of:=[.$M162]*[.$J$5]*1000" office:value-type="float" office:value="14.894113702641" calcext:value-type="float">
            <text:p>14.894113702641</text:p>
          </table:table-cell>
          <table:table-cell table:formula="of:=[.$M162]*[.$J$6]*1000" office:value-type="float" office:value="14.8941138039615" calcext:value-type="float">
            <text:p>14.8941138039615</text:p>
          </table:table-cell>
          <table:table-cell table:number-columns-repeated="3"/>
          <table:table-cell office:value-type="float" office:value="100.814" calcext:value-type="float">
            <text:p>100.814</text:p>
          </table:table-cell>
          <table:table-cell office:value-type="float" office:value="101.827" calcext:value-type="float">
            <text:p>101.827</text:p>
          </table:table-cell>
          <table:table-cell table:formula="of:=(([.K162]+[.L162])/2) * 0.000000000001" office:value-type="float" office:value="0.0000000001013205" calcext:value-type="float">
            <text:p>1.013205E-10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[.$M163]*[.$J$2]*1000" office:value-type="float" office:value="18.5511675" calcext:value-type="float">
            <text:p>18.5511675</text:p>
          </table:table-cell>
          <table:table-cell table:formula="of:=[.$M163]*[.$J$3]*1000" office:value-type="float" office:value="14.9017575" calcext:value-type="float">
            <text:p>14.9017575</text:p>
          </table:table-cell>
          <table:table-cell table:formula="of:=[.$M163]*[.$J$3]*1000" office:value-type="float" office:value="14.9017575" calcext:value-type="float">
            <text:p>14.9017575</text:p>
          </table:table-cell>
          <table:table-cell table:formula="of:=[.$M163]*[.$J$4]*1000" office:value-type="float" office:value="14.9017576013725" calcext:value-type="float">
            <text:p>14.9017576013725</text:p>
          </table:table-cell>
          <table:table-cell table:formula="of:=[.$M163]*[.$J$5]*1000" office:value-type="float" office:value="14.901757702745" calcext:value-type="float">
            <text:p>14.901757702745</text:p>
          </table:table-cell>
          <table:table-cell table:formula="of:=[.$M163]*[.$J$6]*1000" office:value-type="float" office:value="14.9017578041175" calcext:value-type="float">
            <text:p>14.9017578041175</text:p>
          </table:table-cell>
          <table:table-cell table:number-columns-repeated="3"/>
          <table:table-cell office:value-type="float" office:value="100.866" calcext:value-type="float">
            <text:p>100.866</text:p>
          </table:table-cell>
          <table:table-cell office:value-type="float" office:value="101.879" calcext:value-type="float">
            <text:p>101.879</text:p>
          </table:table-cell>
          <table:table-cell table:formula="of:=(([.K163]+[.L163])/2) * 0.000000000001" office:value-type="float" office:value="0.0000000001013725" calcext:value-type="float">
            <text:p>1.013725E-1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formula="of:=[.$M164]*[.$J$2]*1000" office:value-type="float" office:value="18.5788005" calcext:value-type="float">
            <text:p>18.5788005</text:p>
          </table:table-cell>
          <table:table-cell table:formula="of:=[.$M164]*[.$J$3]*1000" office:value-type="float" office:value="14.9239545" calcext:value-type="float">
            <text:p>14.9239545</text:p>
          </table:table-cell>
          <table:table-cell table:formula="of:=[.$M164]*[.$J$3]*1000" office:value-type="float" office:value="14.9239545" calcext:value-type="float">
            <text:p>14.9239545</text:p>
          </table:table-cell>
          <table:table-cell table:formula="of:=[.$M164]*[.$J$4]*1000" office:value-type="float" office:value="14.9239546015235" calcext:value-type="float">
            <text:p>14.9239546015235</text:p>
          </table:table-cell>
          <table:table-cell table:formula="of:=[.$M164]*[.$J$5]*1000" office:value-type="float" office:value="14.923954703047" calcext:value-type="float">
            <text:p>14.923954703047</text:p>
          </table:table-cell>
          <table:table-cell table:formula="of:=[.$M164]*[.$J$6]*1000" office:value-type="float" office:value="14.9239548045705" calcext:value-type="float">
            <text:p>14.9239548045705</text:p>
          </table:table-cell>
          <table:table-cell table:number-columns-repeated="3"/>
          <table:table-cell office:value-type="float" office:value="101.016" calcext:value-type="float">
            <text:p>101.016</text:p>
          </table:table-cell>
          <table:table-cell office:value-type="float" office:value="102.031" calcext:value-type="float">
            <text:p>102.031</text:p>
          </table:table-cell>
          <table:table-cell table:formula="of:=(([.K164]+[.L164])/2) * 0.000000000001" office:value-type="float" office:value="0.0000000001015235" calcext:value-type="float">
            <text:p>1.015235E-10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table:formula="of:=[.$M165]*[.$J$2]*1000" office:value-type="float" office:value="18.633975" calcext:value-type="float">
            <text:p>18.633975</text:p>
          </table:table-cell>
          <table:table-cell table:formula="of:=[.$M165]*[.$J$3]*1000" office:value-type="float" office:value="14.968275" calcext:value-type="float">
            <text:p>14.968275</text:p>
          </table:table-cell>
          <table:table-cell table:formula="of:=[.$M165]*[.$J$3]*1000" office:value-type="float" office:value="14.968275" calcext:value-type="float">
            <text:p>14.968275</text:p>
          </table:table-cell>
          <table:table-cell table:formula="of:=[.$M165]*[.$J$4]*1000" office:value-type="float" office:value="14.968275101825" calcext:value-type="float">
            <text:p>14.968275101825</text:p>
          </table:table-cell>
          <table:table-cell table:formula="of:=[.$M165]*[.$J$5]*1000" office:value-type="float" office:value="14.96827520365" calcext:value-type="float">
            <text:p>14.96827520365</text:p>
          </table:table-cell>
          <table:table-cell table:formula="of:=[.$M165]*[.$J$6]*1000" office:value-type="float" office:value="14.968275305475" calcext:value-type="float">
            <text:p>14.968275305475</text:p>
          </table:table-cell>
          <table:table-cell table:number-columns-repeated="3"/>
          <table:table-cell office:value-type="float" office:value="101.316" calcext:value-type="float">
            <text:p>101.316</text:p>
          </table:table-cell>
          <table:table-cell office:value-type="float" office:value="102.334" calcext:value-type="float">
            <text:p>102.334</text:p>
          </table:table-cell>
          <table:table-cell table:formula="of:=(([.K165]+[.L165])/2) * 0.000000000001" office:value-type="float" office:value="0.000000000101825" calcext:value-type="float">
            <text:p>1.01825E-10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table:formula="of:=[.$M166]*[.$J$2]*1000" office:value-type="float" office:value="18.6867705" calcext:value-type="float">
            <text:p>18.6867705</text:p>
          </table:table-cell>
          <table:table-cell table:formula="of:=[.$M166]*[.$J$3]*1000" office:value-type="float" office:value="15.0106845" calcext:value-type="float">
            <text:p>15.0106845</text:p>
          </table:table-cell>
          <table:table-cell table:formula="of:=[.$M166]*[.$J$3]*1000" office:value-type="float" office:value="15.0106845" calcext:value-type="float">
            <text:p>15.0106845</text:p>
          </table:table-cell>
          <table:table-cell table:formula="of:=[.$M166]*[.$J$4]*1000" office:value-type="float" office:value="15.0106846021135" calcext:value-type="float">
            <text:p>15.0106846021135</text:p>
          </table:table-cell>
          <table:table-cell table:formula="of:=[.$M166]*[.$J$5]*1000" office:value-type="float" office:value="15.010684704227" calcext:value-type="float">
            <text:p>15.010684704227</text:p>
          </table:table-cell>
          <table:table-cell table:formula="of:=[.$M166]*[.$J$6]*1000" office:value-type="float" office:value="15.0106848063405" calcext:value-type="float">
            <text:p>15.0106848063405</text:p>
          </table:table-cell>
          <table:table-cell table:number-columns-repeated="3"/>
          <table:table-cell office:value-type="float" office:value="101.603" calcext:value-type="float">
            <text:p>101.603</text:p>
          </table:table-cell>
          <table:table-cell office:value-type="float" office:value="102.624" calcext:value-type="float">
            <text:p>102.624</text:p>
          </table:table-cell>
          <table:table-cell table:formula="of:=(([.K166]+[.L166])/2) * 0.000000000001" office:value-type="float" office:value="0.0000000001021135" calcext:value-type="float">
            <text:p>1.021135E-10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table:formula="of:=[.$M167]*[.$J$2]*1000" office:value-type="float" office:value="18.743043" calcext:value-type="float">
            <text:p>18.743043</text:p>
          </table:table-cell>
          <table:table-cell table:formula="of:=[.$M167]*[.$J$3]*1000" office:value-type="float" office:value="15.055887" calcext:value-type="float">
            <text:p>15.055887</text:p>
          </table:table-cell>
          <table:table-cell table:formula="of:=[.$M167]*[.$J$3]*1000" office:value-type="float" office:value="15.055887" calcext:value-type="float">
            <text:p>15.055887</text:p>
          </table:table-cell>
          <table:table-cell table:formula="of:=[.$M167]*[.$J$4]*1000" office:value-type="float" office:value="15.055887102421" calcext:value-type="float">
            <text:p>15.055887102421</text:p>
          </table:table-cell>
          <table:table-cell table:formula="of:=[.$M167]*[.$J$5]*1000" office:value-type="float" office:value="15.055887204842" calcext:value-type="float">
            <text:p>15.055887204842</text:p>
          </table:table-cell>
          <table:table-cell table:formula="of:=[.$M167]*[.$J$6]*1000" office:value-type="float" office:value="15.055887307263" calcext:value-type="float">
            <text:p>15.055887307263</text:p>
          </table:table-cell>
          <table:table-cell table:number-columns-repeated="3"/>
          <table:table-cell office:value-type="float" office:value="101.909" calcext:value-type="float">
            <text:p>101.909</text:p>
          </table:table-cell>
          <table:table-cell office:value-type="float" office:value="102.933" calcext:value-type="float">
            <text:p>102.933</text:p>
          </table:table-cell>
          <table:table-cell table:formula="of:=(([.K167]+[.L167])/2) * 0.000000000001" office:value-type="float" office:value="0.000000000102421" calcext:value-type="float">
            <text:p>1.02421E-1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formula="of:=[.$M168]*[.$J$2]*1000" office:value-type="float" office:value="18.7929105" calcext:value-type="float">
            <text:p>18.7929105</text:p>
          </table:table-cell>
          <table:table-cell table:formula="of:=[.$M168]*[.$J$3]*1000" office:value-type="float" office:value="15.0959445" calcext:value-type="float">
            <text:p>15.0959445</text:p>
          </table:table-cell>
          <table:table-cell table:formula="of:=[.$M168]*[.$J$3]*1000" office:value-type="float" office:value="15.0959445" calcext:value-type="float">
            <text:p>15.0959445</text:p>
          </table:table-cell>
          <table:table-cell table:formula="of:=[.$M168]*[.$J$4]*1000" office:value-type="float" office:value="15.0959446026935" calcext:value-type="float">
            <text:p>15.0959446026935</text:p>
          </table:table-cell>
          <table:table-cell table:formula="of:=[.$M168]*[.$J$5]*1000" office:value-type="float" office:value="15.095944705387" calcext:value-type="float">
            <text:p>15.095944705387</text:p>
          </table:table-cell>
          <table:table-cell table:formula="of:=[.$M168]*[.$J$6]*1000" office:value-type="float" office:value="15.0959448080805" calcext:value-type="float">
            <text:p>15.0959448080805</text:p>
          </table:table-cell>
          <table:table-cell table:number-columns-repeated="3"/>
          <table:table-cell office:value-type="float" office:value="102.18" calcext:value-type="float">
            <text:p>102.18</text:p>
          </table:table-cell>
          <table:table-cell office:value-type="float" office:value="103.207" calcext:value-type="float">
            <text:p>103.207</text:p>
          </table:table-cell>
          <table:table-cell table:formula="of:=(([.K168]+[.L168])/2) * 0.000000000001" office:value-type="float" office:value="0.0000000001026935" calcext:value-type="float">
            <text:p>1.026935E-10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table:formula="of:=[.$M169]*[.$J$2]*1000" office:value-type="float" office:value="18.8324385" calcext:value-type="float">
            <text:p>18.8324385</text:p>
          </table:table-cell>
          <table:table-cell table:formula="of:=[.$M169]*[.$J$3]*1000" office:value-type="float" office:value="15.1276965" calcext:value-type="float">
            <text:p>15.1276965</text:p>
          </table:table-cell>
          <table:table-cell table:formula="of:=[.$M169]*[.$J$3]*1000" office:value-type="float" office:value="15.1276965" calcext:value-type="float">
            <text:p>15.1276965</text:p>
          </table:table-cell>
          <table:table-cell table:formula="of:=[.$M169]*[.$J$4]*1000" office:value-type="float" office:value="15.1276966029095" calcext:value-type="float">
            <text:p>15.1276966029095</text:p>
          </table:table-cell>
          <table:table-cell table:formula="of:=[.$M169]*[.$J$5]*1000" office:value-type="float" office:value="15.127696705819" calcext:value-type="float">
            <text:p>15.127696705819</text:p>
          </table:table-cell>
          <table:table-cell table:formula="of:=[.$M169]*[.$J$6]*1000" office:value-type="float" office:value="15.1276968087285" calcext:value-type="float">
            <text:p>15.1276968087285</text:p>
          </table:table-cell>
          <table:table-cell table:number-columns-repeated="3"/>
          <table:table-cell office:value-type="float" office:value="102.395" calcext:value-type="float">
            <text:p>102.395</text:p>
          </table:table-cell>
          <table:table-cell office:value-type="float" office:value="103.424" calcext:value-type="float">
            <text:p>103.424</text:p>
          </table:table-cell>
          <table:table-cell table:formula="of:=(([.K169]+[.L169])/2) * 0.000000000001" office:value-type="float" office:value="0.0000000001029095" calcext:value-type="float">
            <text:p>1.029095E-10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formula="of:=[.$M170]*[.$J$2]*1000" office:value-type="float" office:value="18.923298" calcext:value-type="float">
            <text:p>18.923298</text:p>
          </table:table-cell>
          <table:table-cell table:formula="of:=[.$M170]*[.$J$3]*1000" office:value-type="float" office:value="15.200682" calcext:value-type="float">
            <text:p>15.200682</text:p>
          </table:table-cell>
          <table:table-cell table:formula="of:=[.$M170]*[.$J$3]*1000" office:value-type="float" office:value="15.200682" calcext:value-type="float">
            <text:p>15.200682</text:p>
          </table:table-cell>
          <table:table-cell table:formula="of:=[.$M170]*[.$J$4]*1000" office:value-type="float" office:value="15.200682103406" calcext:value-type="float">
            <text:p>15.200682103406</text:p>
          </table:table-cell>
          <table:table-cell table:formula="of:=[.$M170]*[.$J$5]*1000" office:value-type="float" office:value="15.200682206812" calcext:value-type="float">
            <text:p>15.200682206812</text:p>
          </table:table-cell>
          <table:table-cell table:formula="of:=[.$M170]*[.$J$6]*1000" office:value-type="float" office:value="15.200682310218" calcext:value-type="float">
            <text:p>15.200682310218</text:p>
          </table:table-cell>
          <table:table-cell table:number-columns-repeated="3"/>
          <table:table-cell office:value-type="float" office:value="102.889" calcext:value-type="float">
            <text:p>102.889</text:p>
          </table:table-cell>
          <table:table-cell office:value-type="float" office:value="103.923" calcext:value-type="float">
            <text:p>103.923</text:p>
          </table:table-cell>
          <table:table-cell table:formula="of:=(([.K170]+[.L170])/2) * 0.000000000001" office:value-type="float" office:value="0.000000000103406" calcext:value-type="float">
            <text:p>1.03406E-1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formula="of:=[.$M171]*[.$J$2]*1000" office:value-type="float" office:value="19.025961" calcext:value-type="float">
            <text:p>19.025961</text:p>
          </table:table-cell>
          <table:table-cell table:formula="of:=[.$M171]*[.$J$3]*1000" office:value-type="float" office:value="15.283149" calcext:value-type="float">
            <text:p>15.283149</text:p>
          </table:table-cell>
          <table:table-cell table:formula="of:=[.$M171]*[.$J$3]*1000" office:value-type="float" office:value="15.283149" calcext:value-type="float">
            <text:p>15.283149</text:p>
          </table:table-cell>
          <table:table-cell table:formula="of:=[.$M171]*[.$J$4]*1000" office:value-type="float" office:value="15.283149103967" calcext:value-type="float">
            <text:p>15.283149103967</text:p>
          </table:table-cell>
          <table:table-cell table:formula="of:=[.$M171]*[.$J$5]*1000" office:value-type="float" office:value="15.283149207934" calcext:value-type="float">
            <text:p>15.283149207934</text:p>
          </table:table-cell>
          <table:table-cell table:formula="of:=[.$M171]*[.$J$6]*1000" office:value-type="float" office:value="15.283149311901" calcext:value-type="float">
            <text:p>15.283149311901</text:p>
          </table:table-cell>
          <table:table-cell table:number-columns-repeated="3"/>
          <table:table-cell office:value-type="float" office:value="103.447" calcext:value-type="float">
            <text:p>103.447</text:p>
          </table:table-cell>
          <table:table-cell office:value-type="float" office:value="104.487" calcext:value-type="float">
            <text:p>104.487</text:p>
          </table:table-cell>
          <table:table-cell table:formula="of:=(([.K171]+[.L171])/2) * 0.000000000001" office:value-type="float" office:value="0.000000000103967" calcext:value-type="float">
            <text:p>1.03967E-1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.$M172]*[.$J$2]*1000" office:value-type="float" office:value="19.0815015" calcext:value-type="float">
            <text:p>19.0815015</text:p>
          </table:table-cell>
          <table:table-cell table:formula="of:=[.$M172]*[.$J$3]*1000" office:value-type="float" office:value="15.3277635" calcext:value-type="float">
            <text:p>15.3277635</text:p>
          </table:table-cell>
          <table:table-cell table:formula="of:=[.$M172]*[.$J$3]*1000" office:value-type="float" office:value="15.3277635" calcext:value-type="float">
            <text:p>15.3277635</text:p>
          </table:table-cell>
          <table:table-cell table:formula="of:=[.$M172]*[.$J$4]*1000" office:value-type="float" office:value="15.3277636042705" calcext:value-type="float">
            <text:p>15.3277636042705</text:p>
          </table:table-cell>
          <table:table-cell table:formula="of:=[.$M172]*[.$J$5]*1000" office:value-type="float" office:value="15.327763708541" calcext:value-type="float">
            <text:p>15.327763708541</text:p>
          </table:table-cell>
          <table:table-cell table:formula="of:=[.$M172]*[.$J$6]*1000" office:value-type="float" office:value="15.3277638128115" calcext:value-type="float">
            <text:p>15.3277638128115</text:p>
          </table:table-cell>
          <table:table-cell table:number-columns-repeated="3"/>
          <table:table-cell office:value-type="float" office:value="103.749" calcext:value-type="float">
            <text:p>103.749</text:p>
          </table:table-cell>
          <table:table-cell office:value-type="float" office:value="104.792" calcext:value-type="float">
            <text:p>104.792</text:p>
          </table:table-cell>
          <table:table-cell table:formula="of:=(([.K172]+[.L172])/2) * 0.000000000001" office:value-type="float" office:value="0.0000000001042705" calcext:value-type="float">
            <text:p>1.042705E-1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table:formula="of:=[.$M173]*[.$J$2]*1000" office:value-type="float" office:value="19.1226765" calcext:value-type="float">
            <text:p>19.1226765</text:p>
          </table:table-cell>
          <table:table-cell table:formula="of:=[.$M173]*[.$J$3]*1000" office:value-type="float" office:value="15.3608385" calcext:value-type="float">
            <text:p>15.3608385</text:p>
          </table:table-cell>
          <table:table-cell table:formula="of:=[.$M173]*[.$J$3]*1000" office:value-type="float" office:value="15.3608385" calcext:value-type="float">
            <text:p>15.3608385</text:p>
          </table:table-cell>
          <table:table-cell table:formula="of:=[.$M173]*[.$J$4]*1000" office:value-type="float" office:value="15.3608386044955" calcext:value-type="float">
            <text:p>15.3608386044955</text:p>
          </table:table-cell>
          <table:table-cell table:formula="of:=[.$M173]*[.$J$5]*1000" office:value-type="float" office:value="15.360838708991" calcext:value-type="float">
            <text:p>15.360838708991</text:p>
          </table:table-cell>
          <table:table-cell table:formula="of:=[.$M173]*[.$J$6]*1000" office:value-type="float" office:value="15.3608388134865" calcext:value-type="float">
            <text:p>15.3608388134865</text:p>
          </table:table-cell>
          <table:table-cell table:number-columns-repeated="3"/>
          <table:table-cell office:value-type="float" office:value="103.973" calcext:value-type="float">
            <text:p>103.973</text:p>
          </table:table-cell>
          <table:table-cell office:value-type="float" office:value="105.018" calcext:value-type="float">
            <text:p>105.018</text:p>
          </table:table-cell>
          <table:table-cell table:formula="of:=(([.K173]+[.L173])/2) * 0.000000000001" office:value-type="float" office:value="0.0000000001044955" calcext:value-type="float">
            <text:p>1.044955E-10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table:formula="of:=[.$M174]*[.$J$2]*1000" office:value-type="float" office:value="19.247208" calcext:value-type="float">
            <text:p>19.247208</text:p>
          </table:table-cell>
          <table:table-cell table:formula="of:=[.$M174]*[.$J$3]*1000" office:value-type="float" office:value="15.460872" calcext:value-type="float">
            <text:p>15.460872</text:p>
          </table:table-cell>
          <table:table-cell table:formula="of:=[.$M174]*[.$J$3]*1000" office:value-type="float" office:value="15.460872" calcext:value-type="float">
            <text:p>15.460872</text:p>
          </table:table-cell>
          <table:table-cell table:formula="of:=[.$M174]*[.$J$4]*1000" office:value-type="float" office:value="15.460872105176" calcext:value-type="float">
            <text:p>15.460872105176</text:p>
          </table:table-cell>
          <table:table-cell table:formula="of:=[.$M174]*[.$J$5]*1000" office:value-type="float" office:value="15.460872210352" calcext:value-type="float">
            <text:p>15.460872210352</text:p>
          </table:table-cell>
          <table:table-cell table:formula="of:=[.$M174]*[.$J$6]*1000" office:value-type="float" office:value="15.460872315528" calcext:value-type="float">
            <text:p>15.460872315528</text:p>
          </table:table-cell>
          <table:table-cell table:number-columns-repeated="3"/>
          <table:table-cell office:value-type="float" office:value="104.65" calcext:value-type="float">
            <text:p>104.65</text:p>
          </table:table-cell>
          <table:table-cell office:value-type="float" office:value="105.702" calcext:value-type="float">
            <text:p>105.702</text:p>
          </table:table-cell>
          <table:table-cell table:formula="of:=(([.K174]+[.L174])/2) * 0.000000000001" office:value-type="float" office:value="0.000000000105176" calcext:value-type="float">
            <text:p>1.05176E-1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formula="of:=[.$M175]*[.$J$2]*1000" office:value-type="float" office:value="19.2974415" calcext:value-type="float">
            <text:p>19.2974415</text:p>
          </table:table-cell>
          <table:table-cell table:formula="of:=[.$M175]*[.$J$3]*1000" office:value-type="float" office:value="15.5012235" calcext:value-type="float">
            <text:p>15.5012235</text:p>
          </table:table-cell>
          <table:table-cell table:formula="of:=[.$M175]*[.$J$3]*1000" office:value-type="float" office:value="15.5012235" calcext:value-type="float">
            <text:p>15.5012235</text:p>
          </table:table-cell>
          <table:table-cell table:formula="of:=[.$M175]*[.$J$4]*1000" office:value-type="float" office:value="15.5012236054505" calcext:value-type="float">
            <text:p>15.5012236054505</text:p>
          </table:table-cell>
          <table:table-cell table:formula="of:=[.$M175]*[.$J$5]*1000" office:value-type="float" office:value="15.501223710901" calcext:value-type="float">
            <text:p>15.501223710901</text:p>
          </table:table-cell>
          <table:table-cell table:formula="of:=[.$M175]*[.$J$6]*1000" office:value-type="float" office:value="15.5012238163515" calcext:value-type="float">
            <text:p>15.5012238163515</text:p>
          </table:table-cell>
          <table:table-cell table:number-columns-repeated="3"/>
          <table:table-cell office:value-type="float" office:value="104.923" calcext:value-type="float">
            <text:p>104.923</text:p>
          </table:table-cell>
          <table:table-cell office:value-type="float" office:value="105.978" calcext:value-type="float">
            <text:p>105.978</text:p>
          </table:table-cell>
          <table:table-cell table:formula="of:=(([.K175]+[.L175])/2) * 0.000000000001" office:value-type="float" office:value="0.0000000001054505" calcext:value-type="float">
            <text:p>1.054505E-10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table:formula="of:=[.$M176]*[.$J$2]*1000" office:value-type="float" office:value="19.3217805" calcext:value-type="float">
            <text:p>19.3217805</text:p>
          </table:table-cell>
          <table:table-cell table:formula="of:=[.$M176]*[.$J$3]*1000" office:value-type="float" office:value="15.5207745" calcext:value-type="float">
            <text:p>15.5207745</text:p>
          </table:table-cell>
          <table:table-cell table:formula="of:=[.$M176]*[.$J$3]*1000" office:value-type="float" office:value="15.5207745" calcext:value-type="float">
            <text:p>15.5207745</text:p>
          </table:table-cell>
          <table:table-cell table:formula="of:=[.$M176]*[.$J$4]*1000" office:value-type="float" office:value="15.5207746055835" calcext:value-type="float">
            <text:p>15.5207746055835</text:p>
          </table:table-cell>
          <table:table-cell table:formula="of:=[.$M176]*[.$J$5]*1000" office:value-type="float" office:value="15.520774711167" calcext:value-type="float">
            <text:p>15.520774711167</text:p>
          </table:table-cell>
          <table:table-cell table:formula="of:=[.$M176]*[.$J$6]*1000" office:value-type="float" office:value="15.5207748167505" calcext:value-type="float">
            <text:p>15.5207748167505</text:p>
          </table:table-cell>
          <table:table-cell table:number-columns-repeated="3"/>
          <table:table-cell office:value-type="float" office:value="105.056" calcext:value-type="float">
            <text:p>105.056</text:p>
          </table:table-cell>
          <table:table-cell office:value-type="float" office:value="106.111" calcext:value-type="float">
            <text:p>106.111</text:p>
          </table:table-cell>
          <table:table-cell table:formula="of:=(([.K176]+[.L176])/2) * 0.000000000001" office:value-type="float" office:value="0.0000000001055835" calcext:value-type="float">
            <text:p>1.055835E-10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table:formula="of:=[.$M177]*[.$J$2]*1000" office:value-type="float" office:value="19.325715" calcext:value-type="float">
            <text:p>19.325715</text:p>
          </table:table-cell>
          <table:table-cell table:formula="of:=[.$M177]*[.$J$3]*1000" office:value-type="float" office:value="15.523935" calcext:value-type="float">
            <text:p>15.523935</text:p>
          </table:table-cell>
          <table:table-cell table:formula="of:=[.$M177]*[.$J$3]*1000" office:value-type="float" office:value="15.523935" calcext:value-type="float">
            <text:p>15.523935</text:p>
          </table:table-cell>
          <table:table-cell table:formula="of:=[.$M177]*[.$J$4]*1000" office:value-type="float" office:value="15.523935105605" calcext:value-type="float">
            <text:p>15.523935105605</text:p>
          </table:table-cell>
          <table:table-cell table:formula="of:=[.$M177]*[.$J$5]*1000" office:value-type="float" office:value="15.52393521121" calcext:value-type="float">
            <text:p>15.52393521121</text:p>
          </table:table-cell>
          <table:table-cell table:formula="of:=[.$M177]*[.$J$6]*1000" office:value-type="float" office:value="15.523935316815" calcext:value-type="float">
            <text:p>15.523935316815</text:p>
          </table:table-cell>
          <table:table-cell table:number-columns-repeated="3"/>
          <table:table-cell office:value-type="float" office:value="105.077" calcext:value-type="float">
            <text:p>105.077</text:p>
          </table:table-cell>
          <table:table-cell office:value-type="float" office:value="106.133" calcext:value-type="float">
            <text:p>106.133</text:p>
          </table:table-cell>
          <table:table-cell table:formula="of:=(([.K177]+[.L177])/2) * 0.000000000001" office:value-type="float" office:value="0.000000000105605" calcext:value-type="float">
            <text:p>1.05605E-1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[.$M178]*[.$J$2]*1000" office:value-type="float" office:value="19.357374" calcext:value-type="float">
            <text:p>19.357374</text:p>
          </table:table-cell>
          <table:table-cell table:formula="of:=[.$M178]*[.$J$3]*1000" office:value-type="float" office:value="15.549366" calcext:value-type="float">
            <text:p>15.549366</text:p>
          </table:table-cell>
          <table:table-cell table:formula="of:=[.$M178]*[.$J$3]*1000" office:value-type="float" office:value="15.549366" calcext:value-type="float">
            <text:p>15.549366</text:p>
          </table:table-cell>
          <table:table-cell table:formula="of:=[.$M178]*[.$J$4]*1000" office:value-type="float" office:value="15.549366105778" calcext:value-type="float">
            <text:p>15.549366105778</text:p>
          </table:table-cell>
          <table:table-cell table:formula="of:=[.$M178]*[.$J$5]*1000" office:value-type="float" office:value="15.549366211556" calcext:value-type="float">
            <text:p>15.549366211556</text:p>
          </table:table-cell>
          <table:table-cell table:formula="of:=[.$M178]*[.$J$6]*1000" office:value-type="float" office:value="15.549366317334" calcext:value-type="float">
            <text:p>15.549366317334</text:p>
          </table:table-cell>
          <table:table-cell table:number-columns-repeated="3"/>
          <table:table-cell office:value-type="float" office:value="105.249" calcext:value-type="float">
            <text:p>105.249</text:p>
          </table:table-cell>
          <table:table-cell office:value-type="float" office:value="106.307" calcext:value-type="float">
            <text:p>106.307</text:p>
          </table:table-cell>
          <table:table-cell table:formula="of:=(([.K178]+[.L178])/2) * 0.000000000001" office:value-type="float" office:value="0.000000000105778" calcext:value-type="float">
            <text:p>1.05778E-10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table:formula="of:=[.$M179]*[.$J$2]*1000" office:value-type="float" office:value="19.3684455" calcext:value-type="float">
            <text:p>19.3684455</text:p>
          </table:table-cell>
          <table:table-cell table:formula="of:=[.$M179]*[.$J$3]*1000" office:value-type="float" office:value="15.5582595" calcext:value-type="float">
            <text:p>15.5582595</text:p>
          </table:table-cell>
          <table:table-cell table:formula="of:=[.$M179]*[.$J$3]*1000" office:value-type="float" office:value="15.5582595" calcext:value-type="float">
            <text:p>15.5582595</text:p>
          </table:table-cell>
          <table:table-cell table:formula="of:=[.$M179]*[.$J$4]*1000" office:value-type="float" office:value="15.5582596058385" calcext:value-type="float">
            <text:p>15.5582596058385</text:p>
          </table:table-cell>
          <table:table-cell table:formula="of:=[.$M179]*[.$J$5]*1000" office:value-type="float" office:value="15.558259711677" calcext:value-type="float">
            <text:p>15.558259711677</text:p>
          </table:table-cell>
          <table:table-cell table:formula="of:=[.$M179]*[.$J$6]*1000" office:value-type="float" office:value="15.5582598175155" calcext:value-type="float">
            <text:p>15.5582598175155</text:p>
          </table:table-cell>
          <table:table-cell table:number-columns-repeated="3"/>
          <table:table-cell office:value-type="float" office:value="105.309" calcext:value-type="float">
            <text:p>105.309</text:p>
          </table:table-cell>
          <table:table-cell office:value-type="float" office:value="106.368" calcext:value-type="float">
            <text:p>106.368</text:p>
          </table:table-cell>
          <table:table-cell table:formula="of:=(([.K179]+[.L179])/2) * 0.000000000001" office:value-type="float" office:value="0.0000000001058385" calcext:value-type="float">
            <text:p>1.058385E-10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table:formula="of:=[.$M180]*[.$J$2]*1000" office:value-type="float" office:value="19.412091" calcext:value-type="float">
            <text:p>19.412091</text:p>
          </table:table-cell>
          <table:table-cell table:formula="of:=[.$M180]*[.$J$3]*1000" office:value-type="float" office:value="15.593319" calcext:value-type="float">
            <text:p>15.593319</text:p>
          </table:table-cell>
          <table:table-cell table:formula="of:=[.$M180]*[.$J$3]*1000" office:value-type="float" office:value="15.593319" calcext:value-type="float">
            <text:p>15.593319</text:p>
          </table:table-cell>
          <table:table-cell table:formula="of:=[.$M180]*[.$J$4]*1000" office:value-type="float" office:value="15.593319106077" calcext:value-type="float">
            <text:p>15.593319106077</text:p>
          </table:table-cell>
          <table:table-cell table:formula="of:=[.$M180]*[.$J$5]*1000" office:value-type="float" office:value="15.593319212154" calcext:value-type="float">
            <text:p>15.593319212154</text:p>
          </table:table-cell>
          <table:table-cell table:formula="of:=[.$M180]*[.$J$6]*1000" office:value-type="float" office:value="15.593319318231" calcext:value-type="float">
            <text:p>15.593319318231</text:p>
          </table:table-cell>
          <table:table-cell table:number-columns-repeated="3"/>
          <table:table-cell office:value-type="float" office:value="105.547" calcext:value-type="float">
            <text:p>105.547</text:p>
          </table:table-cell>
          <table:table-cell office:value-type="float" office:value="106.607" calcext:value-type="float">
            <text:p>106.607</text:p>
          </table:table-cell>
          <table:table-cell table:formula="of:=(([.K180]+[.L180])/2) * 0.000000000001" office:value-type="float" office:value="0.000000000106077" calcext:value-type="float">
            <text:p>1.06077E-10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[.$M181]*[.$J$2]*1000" office:value-type="float" office:value="19.475043" calcext:value-type="float">
            <text:p>19.475043</text:p>
          </table:table-cell>
          <table:table-cell table:formula="of:=[.$M181]*[.$J$3]*1000" office:value-type="float" office:value="15.643887" calcext:value-type="float">
            <text:p>15.643887</text:p>
          </table:table-cell>
          <table:table-cell table:formula="of:=[.$M181]*[.$J$3]*1000" office:value-type="float" office:value="15.643887" calcext:value-type="float">
            <text:p>15.643887</text:p>
          </table:table-cell>
          <table:table-cell table:formula="of:=[.$M181]*[.$J$4]*1000" office:value-type="float" office:value="15.643887106421" calcext:value-type="float">
            <text:p>15.643887106421</text:p>
          </table:table-cell>
          <table:table-cell table:formula="of:=[.$M181]*[.$J$5]*1000" office:value-type="float" office:value="15.643887212842" calcext:value-type="float">
            <text:p>15.643887212842</text:p>
          </table:table-cell>
          <table:table-cell table:formula="of:=[.$M181]*[.$J$6]*1000" office:value-type="float" office:value="15.643887319263" calcext:value-type="float">
            <text:p>15.643887319263</text:p>
          </table:table-cell>
          <table:table-cell table:number-columns-repeated="3"/>
          <table:table-cell office:value-type="float" office:value="105.889" calcext:value-type="float">
            <text:p>105.889</text:p>
          </table:table-cell>
          <table:table-cell office:value-type="float" office:value="106.953" calcext:value-type="float">
            <text:p>106.953</text:p>
          </table:table-cell>
          <table:table-cell table:formula="of:=(([.K181]+[.L181])/2) * 0.000000000001" office:value-type="float" office:value="0.000000000106421" calcext:value-type="float">
            <text:p>1.06421E-1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[.$M182]*[.$J$2]*1000" office:value-type="float" office:value="19.4833695" calcext:value-type="float">
            <text:p>19.4833695</text:p>
          </table:table-cell>
          <table:table-cell table:formula="of:=[.$M182]*[.$J$3]*1000" office:value-type="float" office:value="15.6505755" calcext:value-type="float">
            <text:p>15.6505755</text:p>
          </table:table-cell>
          <table:table-cell table:formula="of:=[.$M182]*[.$J$3]*1000" office:value-type="float" office:value="15.6505755" calcext:value-type="float">
            <text:p>15.6505755</text:p>
          </table:table-cell>
          <table:table-cell table:formula="of:=[.$M182]*[.$J$4]*1000" office:value-type="float" office:value="15.6505756064665" calcext:value-type="float">
            <text:p>15.6505756064665</text:p>
          </table:table-cell>
          <table:table-cell table:formula="of:=[.$M182]*[.$J$5]*1000" office:value-type="float" office:value="15.650575712933" calcext:value-type="float">
            <text:p>15.650575712933</text:p>
          </table:table-cell>
          <table:table-cell table:formula="of:=[.$M182]*[.$J$6]*1000" office:value-type="float" office:value="15.6505758193995" calcext:value-type="float">
            <text:p>15.6505758193995</text:p>
          </table:table-cell>
          <table:table-cell table:number-columns-repeated="3"/>
          <table:table-cell office:value-type="float" office:value="105.934" calcext:value-type="float">
            <text:p>105.934</text:p>
          </table:table-cell>
          <table:table-cell office:value-type="float" office:value="106.999" calcext:value-type="float">
            <text:p>106.999</text:p>
          </table:table-cell>
          <table:table-cell table:formula="of:=(([.K182]+[.L182])/2) * 0.000000000001" office:value-type="float" office:value="0.0000000001064665" calcext:value-type="float">
            <text:p>1.064665E-10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[.$M183]*[.$J$2]*1000" office:value-type="float" office:value="19.4851995" calcext:value-type="float">
            <text:p>19.4851995</text:p>
          </table:table-cell>
          <table:table-cell table:formula="of:=[.$M183]*[.$J$3]*1000" office:value-type="float" office:value="15.6520455" calcext:value-type="float">
            <text:p>15.6520455</text:p>
          </table:table-cell>
          <table:table-cell table:formula="of:=[.$M183]*[.$J$3]*1000" office:value-type="float" office:value="15.6520455" calcext:value-type="float">
            <text:p>15.6520455</text:p>
          </table:table-cell>
          <table:table-cell table:formula="of:=[.$M183]*[.$J$4]*1000" office:value-type="float" office:value="15.6520456064765" calcext:value-type="float">
            <text:p>15.6520456064765</text:p>
          </table:table-cell>
          <table:table-cell table:formula="of:=[.$M183]*[.$J$5]*1000" office:value-type="float" office:value="15.652045712953" calcext:value-type="float">
            <text:p>15.652045712953</text:p>
          </table:table-cell>
          <table:table-cell table:formula="of:=[.$M183]*[.$J$6]*1000" office:value-type="float" office:value="15.6520458194295" calcext:value-type="float">
            <text:p>15.6520458194295</text:p>
          </table:table-cell>
          <table:table-cell table:number-columns-repeated="3"/>
          <table:table-cell office:value-type="float" office:value="105.944" calcext:value-type="float">
            <text:p>105.944</text:p>
          </table:table-cell>
          <table:table-cell office:value-type="float" office:value="107.009" calcext:value-type="float">
            <text:p>107.009</text:p>
          </table:table-cell>
          <table:table-cell table:formula="of:=(([.K183]+[.L183])/2) * 0.000000000001" office:value-type="float" office:value="0.0000000001064765" calcext:value-type="float">
            <text:p>1.064765E-1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formula="of:=[.$M184]*[.$J$2]*1000" office:value-type="float" office:value="19.5243615" calcext:value-type="float">
            <text:p>19.5243615</text:p>
          </table:table-cell>
          <table:table-cell table:formula="of:=[.$M184]*[.$J$3]*1000" office:value-type="float" office:value="15.6835035" calcext:value-type="float">
            <text:p>15.6835035</text:p>
          </table:table-cell>
          <table:table-cell table:formula="of:=[.$M184]*[.$J$3]*1000" office:value-type="float" office:value="15.6835035" calcext:value-type="float">
            <text:p>15.6835035</text:p>
          </table:table-cell>
          <table:table-cell table:formula="of:=[.$M184]*[.$J$4]*1000" office:value-type="float" office:value="15.6835036066905" calcext:value-type="float">
            <text:p>15.6835036066905</text:p>
          </table:table-cell>
          <table:table-cell table:formula="of:=[.$M184]*[.$J$5]*1000" office:value-type="float" office:value="15.683503713381" calcext:value-type="float">
            <text:p>15.683503713381</text:p>
          </table:table-cell>
          <table:table-cell table:formula="of:=[.$M184]*[.$J$6]*1000" office:value-type="float" office:value="15.6835038200715" calcext:value-type="float">
            <text:p>15.6835038200715</text:p>
          </table:table-cell>
          <table:table-cell table:number-columns-repeated="3"/>
          <table:table-cell office:value-type="float" office:value="106.157" calcext:value-type="float">
            <text:p>106.157</text:p>
          </table:table-cell>
          <table:table-cell office:value-type="float" office:value="107.224" calcext:value-type="float">
            <text:p>107.224</text:p>
          </table:table-cell>
          <table:table-cell table:formula="of:=(([.K184]+[.L184])/2) * 0.000000000001" office:value-type="float" office:value="0.0000000001066905" calcext:value-type="float">
            <text:p>1.066905E-1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table:formula="of:=[.$M185]*[.$J$2]*1000" office:value-type="float" office:value="19.54623" calcext:value-type="float">
            <text:p>19.54623</text:p>
          </table:table-cell>
          <table:table-cell table:formula="of:=[.$M185]*[.$J$3]*1000" office:value-type="float" office:value="15.70107" calcext:value-type="float">
            <text:p>15.70107</text:p>
          </table:table-cell>
          <table:table-cell table:formula="of:=[.$M185]*[.$J$3]*1000" office:value-type="float" office:value="15.70107" calcext:value-type="float">
            <text:p>15.70107</text:p>
          </table:table-cell>
          <table:table-cell table:formula="of:=[.$M185]*[.$J$4]*1000" office:value-type="float" office:value="15.70107010681" calcext:value-type="float">
            <text:p>15.70107010681</text:p>
          </table:table-cell>
          <table:table-cell table:formula="of:=[.$M185]*[.$J$5]*1000" office:value-type="float" office:value="15.70107021362" calcext:value-type="float">
            <text:p>15.70107021362</text:p>
          </table:table-cell>
          <table:table-cell table:formula="of:=[.$M185]*[.$J$6]*1000" office:value-type="float" office:value="15.70107032043" calcext:value-type="float">
            <text:p>15.70107032043</text:p>
          </table:table-cell>
          <table:table-cell table:number-columns-repeated="3"/>
          <table:table-cell office:value-type="float" office:value="106.276" calcext:value-type="float">
            <text:p>106.276</text:p>
          </table:table-cell>
          <table:table-cell office:value-type="float" office:value="107.344" calcext:value-type="float">
            <text:p>107.344</text:p>
          </table:table-cell>
          <table:table-cell table:formula="of:=(([.K185]+[.L185])/2) * 0.000000000001" office:value-type="float" office:value="0.00000000010681" calcext:value-type="float">
            <text:p>1.0681E-10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table:formula="of:=[.$M186]*[.$J$2]*1000" office:value-type="float" office:value="19.5602295" calcext:value-type="float">
            <text:p>19.5602295</text:p>
          </table:table-cell>
          <table:table-cell table:formula="of:=[.$M186]*[.$J$3]*1000" office:value-type="float" office:value="15.7123155" calcext:value-type="float">
            <text:p>15.7123155</text:p>
          </table:table-cell>
          <table:table-cell table:formula="of:=[.$M186]*[.$J$3]*1000" office:value-type="float" office:value="15.7123155" calcext:value-type="float">
            <text:p>15.7123155</text:p>
          </table:table-cell>
          <table:table-cell table:formula="of:=[.$M186]*[.$J$4]*1000" office:value-type="float" office:value="15.7123156068865" calcext:value-type="float">
            <text:p>15.7123156068865</text:p>
          </table:table-cell>
          <table:table-cell table:formula="of:=[.$M186]*[.$J$5]*1000" office:value-type="float" office:value="15.712315713773" calcext:value-type="float">
            <text:p>15.712315713773</text:p>
          </table:table-cell>
          <table:table-cell table:formula="of:=[.$M186]*[.$J$6]*1000" office:value-type="float" office:value="15.7123158206595" calcext:value-type="float">
            <text:p>15.7123158206595</text:p>
          </table:table-cell>
          <table:table-cell table:number-columns-repeated="3"/>
          <table:table-cell office:value-type="float" office:value="106.352" calcext:value-type="float">
            <text:p>106.352</text:p>
          </table:table-cell>
          <table:table-cell office:value-type="float" office:value="107.421" calcext:value-type="float">
            <text:p>107.421</text:p>
          </table:table-cell>
          <table:table-cell table:formula="of:=(([.K186]+[.L186])/2) * 0.000000000001" office:value-type="float" office:value="0.0000000001068865" calcext:value-type="float">
            <text:p>1.068865E-10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formula="of:=[.$M187]*[.$J$2]*1000" office:value-type="float" office:value="19.686591" calcext:value-type="float">
            <text:p>19.686591</text:p>
          </table:table-cell>
          <table:table-cell table:formula="of:=[.$M187]*[.$J$3]*1000" office:value-type="float" office:value="15.813819" calcext:value-type="float">
            <text:p>15.813819</text:p>
          </table:table-cell>
          <table:table-cell table:formula="of:=[.$M187]*[.$J$3]*1000" office:value-type="float" office:value="15.813819" calcext:value-type="float">
            <text:p>15.813819</text:p>
          </table:table-cell>
          <table:table-cell table:formula="of:=[.$M187]*[.$J$4]*1000" office:value-type="float" office:value="15.813819107577" calcext:value-type="float">
            <text:p>15.813819107577</text:p>
          </table:table-cell>
          <table:table-cell table:formula="of:=[.$M187]*[.$J$5]*1000" office:value-type="float" office:value="15.813819215154" calcext:value-type="float">
            <text:p>15.813819215154</text:p>
          </table:table-cell>
          <table:table-cell table:formula="of:=[.$M187]*[.$J$6]*1000" office:value-type="float" office:value="15.813819322731" calcext:value-type="float">
            <text:p>15.813819322731</text:p>
          </table:table-cell>
          <table:table-cell table:number-columns-repeated="3"/>
          <table:table-cell office:value-type="float" office:value="107.039" calcext:value-type="float">
            <text:p>107.039</text:p>
          </table:table-cell>
          <table:table-cell office:value-type="float" office:value="108.115" calcext:value-type="float">
            <text:p>108.115</text:p>
          </table:table-cell>
          <table:table-cell table:formula="of:=(([.K187]+[.L187])/2) * 0.000000000001" office:value-type="float" office:value="0.000000000107577" calcext:value-type="float">
            <text:p>1.07577E-10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[.$M188]*[.$J$2]*1000" office:value-type="float" office:value="19.762719" calcext:value-type="float">
            <text:p>19.762719</text:p>
          </table:table-cell>
          <table:table-cell table:formula="of:=[.$M188]*[.$J$3]*1000" office:value-type="float" office:value="15.874971" calcext:value-type="float">
            <text:p>15.874971</text:p>
          </table:table-cell>
          <table:table-cell table:formula="of:=[.$M188]*[.$J$3]*1000" office:value-type="float" office:value="15.874971" calcext:value-type="float">
            <text:p>15.874971</text:p>
          </table:table-cell>
          <table:table-cell table:formula="of:=[.$M188]*[.$J$4]*1000" office:value-type="float" office:value="15.874971107993" calcext:value-type="float">
            <text:p>15.874971107993</text:p>
          </table:table-cell>
          <table:table-cell table:formula="of:=[.$M188]*[.$J$5]*1000" office:value-type="float" office:value="15.874971215986" calcext:value-type="float">
            <text:p>15.874971215986</text:p>
          </table:table-cell>
          <table:table-cell table:formula="of:=[.$M188]*[.$J$6]*1000" office:value-type="float" office:value="15.874971323979" calcext:value-type="float">
            <text:p>15.874971323979</text:p>
          </table:table-cell>
          <table:table-cell table:number-columns-repeated="3"/>
          <table:table-cell office:value-type="float" office:value="107.453" calcext:value-type="float">
            <text:p>107.453</text:p>
          </table:table-cell>
          <table:table-cell office:value-type="float" office:value="108.533" calcext:value-type="float">
            <text:p>108.533</text:p>
          </table:table-cell>
          <table:table-cell table:formula="of:=(([.K188]+[.L188])/2) * 0.000000000001" office:value-type="float" office:value="0.000000000107993" calcext:value-type="float">
            <text:p>1.07993E-10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table:formula="of:=[.$M189]*[.$J$2]*1000" office:value-type="float" office:value="19.7886135" calcext:value-type="float">
            <text:p>19.7886135</text:p>
          </table:table-cell>
          <table:table-cell table:formula="of:=[.$M189]*[.$J$3]*1000" office:value-type="float" office:value="15.8957715" calcext:value-type="float">
            <text:p>15.8957715</text:p>
          </table:table-cell>
          <table:table-cell table:formula="of:=[.$M189]*[.$J$3]*1000" office:value-type="float" office:value="15.8957715" calcext:value-type="float">
            <text:p>15.8957715</text:p>
          </table:table-cell>
          <table:table-cell table:formula="of:=[.$M189]*[.$J$4]*1000" office:value-type="float" office:value="15.8957716081345" calcext:value-type="float">
            <text:p>15.8957716081345</text:p>
          </table:table-cell>
          <table:table-cell table:formula="of:=[.$M189]*[.$J$5]*1000" office:value-type="float" office:value="15.895771716269" calcext:value-type="float">
            <text:p>15.895771716269</text:p>
          </table:table-cell>
          <table:table-cell table:formula="of:=[.$M189]*[.$J$6]*1000" office:value-type="float" office:value="15.8957718244035" calcext:value-type="float">
            <text:p>15.8957718244035</text:p>
          </table:table-cell>
          <table:table-cell table:number-columns-repeated="3"/>
          <table:table-cell office:value-type="float" office:value="107.594" calcext:value-type="float">
            <text:p>107.594</text:p>
          </table:table-cell>
          <table:table-cell office:value-type="float" office:value="108.675" calcext:value-type="float">
            <text:p>108.675</text:p>
          </table:table-cell>
          <table:table-cell table:formula="of:=(([.K189]+[.L189])/2) * 0.000000000001" office:value-type="float" office:value="0.0000000001081345" calcext:value-type="float">
            <text:p>1.081345E-1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table:formula="of:=[.$M190]*[.$J$2]*1000" office:value-type="float" office:value="19.830063" calcext:value-type="float">
            <text:p>19.830063</text:p>
          </table:table-cell>
          <table:table-cell table:formula="of:=[.$M190]*[.$J$3]*1000" office:value-type="float" office:value="15.929067" calcext:value-type="float">
            <text:p>15.929067</text:p>
          </table:table-cell>
          <table:table-cell table:formula="of:=[.$M190]*[.$J$3]*1000" office:value-type="float" office:value="15.929067" calcext:value-type="float">
            <text:p>15.929067</text:p>
          </table:table-cell>
          <table:table-cell table:formula="of:=[.$M190]*[.$J$4]*1000" office:value-type="float" office:value="15.929067108361" calcext:value-type="float">
            <text:p>15.929067108361</text:p>
          </table:table-cell>
          <table:table-cell table:formula="of:=[.$M190]*[.$J$5]*1000" office:value-type="float" office:value="15.929067216722" calcext:value-type="float">
            <text:p>15.929067216722</text:p>
          </table:table-cell>
          <table:table-cell table:formula="of:=[.$M190]*[.$J$6]*1000" office:value-type="float" office:value="15.929067325083" calcext:value-type="float">
            <text:p>15.929067325083</text:p>
          </table:table-cell>
          <table:table-cell table:number-columns-repeated="3"/>
          <table:table-cell office:value-type="float" office:value="107.819" calcext:value-type="float">
            <text:p>107.819</text:p>
          </table:table-cell>
          <table:table-cell office:value-type="float" office:value="108.903" calcext:value-type="float">
            <text:p>108.903</text:p>
          </table:table-cell>
          <table:table-cell table:formula="of:=(([.K190]+[.L190])/2) * 0.000000000001" office:value-type="float" office:value="0.000000000108361" calcext:value-type="float">
            <text:p>1.08361E-10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[.$M191]*[.$J$2]*1000" office:value-type="float" office:value="19.8616305" calcext:value-type="float">
            <text:p>19.8616305</text:p>
          </table:table-cell>
          <table:table-cell table:formula="of:=[.$M191]*[.$J$3]*1000" office:value-type="float" office:value="15.9544245" calcext:value-type="float">
            <text:p>15.9544245</text:p>
          </table:table-cell>
          <table:table-cell table:formula="of:=[.$M191]*[.$J$3]*1000" office:value-type="float" office:value="15.9544245" calcext:value-type="float">
            <text:p>15.9544245</text:p>
          </table:table-cell>
          <table:table-cell table:formula="of:=[.$M191]*[.$J$4]*1000" office:value-type="float" office:value="15.9544246085335" calcext:value-type="float">
            <text:p>15.9544246085335</text:p>
          </table:table-cell>
          <table:table-cell table:formula="of:=[.$M191]*[.$J$5]*1000" office:value-type="float" office:value="15.954424717067" calcext:value-type="float">
            <text:p>15.954424717067</text:p>
          </table:table-cell>
          <table:table-cell table:formula="of:=[.$M191]*[.$J$6]*1000" office:value-type="float" office:value="15.9544248256005" calcext:value-type="float">
            <text:p>15.9544248256005</text:p>
          </table:table-cell>
          <table:table-cell table:number-columns-repeated="3"/>
          <table:table-cell office:value-type="float" office:value="107.991" calcext:value-type="float">
            <text:p>107.991</text:p>
          </table:table-cell>
          <table:table-cell office:value-type="float" office:value="109.076" calcext:value-type="float">
            <text:p>109.076</text:p>
          </table:table-cell>
          <table:table-cell table:formula="of:=(([.K191]+[.L191])/2) * 0.000000000001" office:value-type="float" office:value="0.0000000001085335" calcext:value-type="float">
            <text:p>1.085335E-10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table:formula="of:=[.$M192]*[.$J$2]*1000" office:value-type="float" office:value="19.871238" calcext:value-type="float">
            <text:p>19.871238</text:p>
          </table:table-cell>
          <table:table-cell table:formula="of:=[.$M192]*[.$J$3]*1000" office:value-type="float" office:value="15.962142" calcext:value-type="float">
            <text:p>15.962142</text:p>
          </table:table-cell>
          <table:table-cell table:formula="of:=[.$M192]*[.$J$3]*1000" office:value-type="float" office:value="15.962142" calcext:value-type="float">
            <text:p>15.962142</text:p>
          </table:table-cell>
          <table:table-cell table:formula="of:=[.$M192]*[.$J$4]*1000" office:value-type="float" office:value="15.962142108586" calcext:value-type="float">
            <text:p>15.962142108586</text:p>
          </table:table-cell>
          <table:table-cell table:formula="of:=[.$M192]*[.$J$5]*1000" office:value-type="float" office:value="15.962142217172" calcext:value-type="float">
            <text:p>15.962142217172</text:p>
          </table:table-cell>
          <table:table-cell table:formula="of:=[.$M192]*[.$J$6]*1000" office:value-type="float" office:value="15.962142325758" calcext:value-type="float">
            <text:p>15.962142325758</text:p>
          </table:table-cell>
          <table:table-cell table:number-columns-repeated="3"/>
          <table:table-cell office:value-type="float" office:value="108.043" calcext:value-type="float">
            <text:p>108.043</text:p>
          </table:table-cell>
          <table:table-cell office:value-type="float" office:value="109.129" calcext:value-type="float">
            <text:p>109.129</text:p>
          </table:table-cell>
          <table:table-cell table:formula="of:=(([.K192]+[.L192])/2) * 0.000000000001" office:value-type="float" office:value="0.000000000108586" calcext:value-type="float">
            <text:p>1.08586E-10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[.$M193]*[.$J$2]*1000" office:value-type="float" office:value="19.9031715" calcext:value-type="float">
            <text:p>19.9031715</text:p>
          </table:table-cell>
          <table:table-cell table:formula="of:=[.$M193]*[.$J$3]*1000" office:value-type="float" office:value="15.9877935" calcext:value-type="float">
            <text:p>15.9877935</text:p>
          </table:table-cell>
          <table:table-cell table:formula="of:=[.$M193]*[.$J$3]*1000" office:value-type="float" office:value="15.9877935" calcext:value-type="float">
            <text:p>15.9877935</text:p>
          </table:table-cell>
          <table:table-cell table:formula="of:=[.$M193]*[.$J$4]*1000" office:value-type="float" office:value="15.9877936087605" calcext:value-type="float">
            <text:p>15.9877936087605</text:p>
          </table:table-cell>
          <table:table-cell table:formula="of:=[.$M193]*[.$J$5]*1000" office:value-type="float" office:value="15.987793717521" calcext:value-type="float">
            <text:p>15.987793717521</text:p>
          </table:table-cell>
          <table:table-cell table:formula="of:=[.$M193]*[.$J$6]*1000" office:value-type="float" office:value="15.9877938262815" calcext:value-type="float">
            <text:p>15.9877938262815</text:p>
          </table:table-cell>
          <table:table-cell table:number-columns-repeated="3"/>
          <table:table-cell office:value-type="float" office:value="108.217" calcext:value-type="float">
            <text:p>108.217</text:p>
          </table:table-cell>
          <table:table-cell office:value-type="float" office:value="109.304" calcext:value-type="float">
            <text:p>109.304</text:p>
          </table:table-cell>
          <table:table-cell table:formula="of:=(([.K193]+[.L193])/2) * 0.000000000001" office:value-type="float" office:value="0.0000000001087605" calcext:value-type="float">
            <text:p>1.087605E-10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table:formula="of:=[.$M194]*[.$J$2]*1000" office:value-type="float" office:value="19.9269615" calcext:value-type="float">
            <text:p>19.9269615</text:p>
          </table:table-cell>
          <table:table-cell table:formula="of:=[.$M194]*[.$J$3]*1000" office:value-type="float" office:value="16.0069035" calcext:value-type="float">
            <text:p>16.0069035</text:p>
          </table:table-cell>
          <table:table-cell table:formula="of:=[.$M194]*[.$J$3]*1000" office:value-type="float" office:value="16.0069035" calcext:value-type="float">
            <text:p>16.0069035</text:p>
          </table:table-cell>
          <table:table-cell table:formula="of:=[.$M194]*[.$J$4]*1000" office:value-type="float" office:value="16.0069036088905" calcext:value-type="float">
            <text:p>16.0069036088905</text:p>
          </table:table-cell>
          <table:table-cell table:formula="of:=[.$M194]*[.$J$5]*1000" office:value-type="float" office:value="16.006903717781" calcext:value-type="float">
            <text:p>16.006903717781</text:p>
          </table:table-cell>
          <table:table-cell table:formula="of:=[.$M194]*[.$J$6]*1000" office:value-type="float" office:value="16.0069038266715" calcext:value-type="float">
            <text:p>16.0069038266715</text:p>
          </table:table-cell>
          <table:table-cell table:number-columns-repeated="3"/>
          <table:table-cell office:value-type="float" office:value="108.346" calcext:value-type="float">
            <text:p>108.346</text:p>
          </table:table-cell>
          <table:table-cell office:value-type="float" office:value="109.435" calcext:value-type="float">
            <text:p>109.435</text:p>
          </table:table-cell>
          <table:table-cell table:formula="of:=(([.K194]+[.L194])/2) * 0.000000000001" office:value-type="float" office:value="0.0000000001088905" calcext:value-type="float">
            <text:p>1.088905E-10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[.$M195]*[.$J$2]*1000" office:value-type="float" office:value="19.9494705" calcext:value-type="float">
            <text:p>19.9494705</text:p>
          </table:table-cell>
          <table:table-cell table:formula="of:=[.$M195]*[.$J$3]*1000" office:value-type="float" office:value="16.0249845" calcext:value-type="float">
            <text:p>16.0249845</text:p>
          </table:table-cell>
          <table:table-cell table:formula="of:=[.$M195]*[.$J$3]*1000" office:value-type="float" office:value="16.0249845" calcext:value-type="float">
            <text:p>16.0249845</text:p>
          </table:table-cell>
          <table:table-cell table:formula="of:=[.$M195]*[.$J$4]*1000" office:value-type="float" office:value="16.0249846090135" calcext:value-type="float">
            <text:p>16.0249846090135</text:p>
          </table:table-cell>
          <table:table-cell table:formula="of:=[.$M195]*[.$J$5]*1000" office:value-type="float" office:value="16.024984718027" calcext:value-type="float">
            <text:p>16.024984718027</text:p>
          </table:table-cell>
          <table:table-cell table:formula="of:=[.$M195]*[.$J$6]*1000" office:value-type="float" office:value="16.0249848270405" calcext:value-type="float">
            <text:p>16.0249848270405</text:p>
          </table:table-cell>
          <table:table-cell table:number-columns-repeated="3"/>
          <table:table-cell office:value-type="float" office:value="108.468" calcext:value-type="float">
            <text:p>108.468</text:p>
          </table:table-cell>
          <table:table-cell office:value-type="float" office:value="109.559" calcext:value-type="float">
            <text:p>109.559</text:p>
          </table:table-cell>
          <table:table-cell table:formula="of:=(([.K195]+[.L195])/2) * 0.000000000001" office:value-type="float" office:value="0.0000000001090135" calcext:value-type="float">
            <text:p>1.090135E-10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formula="of:=[.$M196]*[.$J$2]*1000" office:value-type="float" office:value="19.989639" calcext:value-type="float">
            <text:p>19.989639</text:p>
          </table:table-cell>
          <table:table-cell table:formula="of:=[.$M196]*[.$J$3]*1000" office:value-type="float" office:value="16.057251" calcext:value-type="float">
            <text:p>16.057251</text:p>
          </table:table-cell>
          <table:table-cell table:formula="of:=[.$M196]*[.$J$3]*1000" office:value-type="float" office:value="16.057251" calcext:value-type="float">
            <text:p>16.057251</text:p>
          </table:table-cell>
          <table:table-cell table:formula="of:=[.$M196]*[.$J$4]*1000" office:value-type="float" office:value="16.057251109233" calcext:value-type="float">
            <text:p>16.057251109233</text:p>
          </table:table-cell>
          <table:table-cell table:formula="of:=[.$M196]*[.$J$5]*1000" office:value-type="float" office:value="16.057251218466" calcext:value-type="float">
            <text:p>16.057251218466</text:p>
          </table:table-cell>
          <table:table-cell table:formula="of:=[.$M196]*[.$J$6]*1000" office:value-type="float" office:value="16.057251327699" calcext:value-type="float">
            <text:p>16.057251327699</text:p>
          </table:table-cell>
          <table:table-cell table:number-columns-repeated="3"/>
          <table:table-cell office:value-type="float" office:value="108.687" calcext:value-type="float">
            <text:p>108.687</text:p>
          </table:table-cell>
          <table:table-cell office:value-type="float" office:value="109.779" calcext:value-type="float">
            <text:p>109.779</text:p>
          </table:table-cell>
          <table:table-cell table:formula="of:=(([.K196]+[.L196])/2) * 0.000000000001" office:value-type="float" office:value="0.000000000109233" calcext:value-type="float">
            <text:p>1.09233E-10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table:formula="of:=[.$M197]*[.$J$2]*1000" office:value-type="float" office:value="19.9908285" calcext:value-type="float">
            <text:p>19.9908285</text:p>
          </table:table-cell>
          <table:table-cell table:formula="of:=[.$M197]*[.$J$3]*1000" office:value-type="float" office:value="16.0582065" calcext:value-type="float">
            <text:p>16.0582065</text:p>
          </table:table-cell>
          <table:table-cell table:formula="of:=[.$M197]*[.$J$3]*1000" office:value-type="float" office:value="16.0582065" calcext:value-type="float">
            <text:p>16.0582065</text:p>
          </table:table-cell>
          <table:table-cell table:formula="of:=[.$M197]*[.$J$4]*1000" office:value-type="float" office:value="16.0582066092395" calcext:value-type="float">
            <text:p>16.0582066092395</text:p>
          </table:table-cell>
          <table:table-cell table:formula="of:=[.$M197]*[.$J$5]*1000" office:value-type="float" office:value="16.058206718479" calcext:value-type="float">
            <text:p>16.058206718479</text:p>
          </table:table-cell>
          <table:table-cell table:formula="of:=[.$M197]*[.$J$6]*1000" office:value-type="float" office:value="16.0582068277185" calcext:value-type="float">
            <text:p>16.0582068277185</text:p>
          </table:table-cell>
          <table:table-cell table:number-columns-repeated="3"/>
          <table:table-cell office:value-type="float" office:value="108.693" calcext:value-type="float">
            <text:p>108.693</text:p>
          </table:table-cell>
          <table:table-cell office:value-type="float" office:value="109.786" calcext:value-type="float">
            <text:p>109.786</text:p>
          </table:table-cell>
          <table:table-cell table:formula="of:=(([.K197]+[.L197])/2) * 0.000000000001" office:value-type="float" office:value="0.0000000001092395" calcext:value-type="float">
            <text:p>1.092395E-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formula="of:=[.$M198]*[.$J$2]*1000" office:value-type="float" office:value="20.0052855" calcext:value-type="float">
            <text:p>20.0052855</text:p>
          </table:table-cell>
          <table:table-cell table:formula="of:=[.$M198]*[.$J$3]*1000" office:value-type="float" office:value="16.0698195" calcext:value-type="float">
            <text:p>16.0698195</text:p>
          </table:table-cell>
          <table:table-cell table:formula="of:=[.$M198]*[.$J$3]*1000" office:value-type="float" office:value="16.0698195" calcext:value-type="float">
            <text:p>16.0698195</text:p>
          </table:table-cell>
          <table:table-cell table:formula="of:=[.$M198]*[.$J$4]*1000" office:value-type="float" office:value="16.0698196093185" calcext:value-type="float">
            <text:p>16.0698196093185</text:p>
          </table:table-cell>
          <table:table-cell table:formula="of:=[.$M198]*[.$J$5]*1000" office:value-type="float" office:value="16.069819718637" calcext:value-type="float">
            <text:p>16.069819718637</text:p>
          </table:table-cell>
          <table:table-cell table:formula="of:=[.$M198]*[.$J$6]*1000" office:value-type="float" office:value="16.0698198279555" calcext:value-type="float">
            <text:p>16.0698198279555</text:p>
          </table:table-cell>
          <table:table-cell table:number-columns-repeated="3"/>
          <table:table-cell office:value-type="float" office:value="108.772" calcext:value-type="float">
            <text:p>108.772</text:p>
          </table:table-cell>
          <table:table-cell office:value-type="float" office:value="109.865" calcext:value-type="float">
            <text:p>109.865</text:p>
          </table:table-cell>
          <table:table-cell table:formula="of:=(([.K198]+[.L198])/2) * 0.000000000001" office:value-type="float" office:value="0.0000000001093185" calcext:value-type="float">
            <text:p>1.093185E-1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table:formula="of:=[.$M199]*[.$J$2]*1000" office:value-type="float" office:value="20.057349" calcext:value-type="float">
            <text:p>20.057349</text:p>
          </table:table-cell>
          <table:table-cell table:formula="of:=[.$M199]*[.$J$3]*1000" office:value-type="float" office:value="16.111641" calcext:value-type="float">
            <text:p>16.111641</text:p>
          </table:table-cell>
          <table:table-cell table:formula="of:=[.$M199]*[.$J$3]*1000" office:value-type="float" office:value="16.111641" calcext:value-type="float">
            <text:p>16.111641</text:p>
          </table:table-cell>
          <table:table-cell table:formula="of:=[.$M199]*[.$J$4]*1000" office:value-type="float" office:value="16.111641109603" calcext:value-type="float">
            <text:p>16.111641109603</text:p>
          </table:table-cell>
          <table:table-cell table:formula="of:=[.$M199]*[.$J$5]*1000" office:value-type="float" office:value="16.111641219206" calcext:value-type="float">
            <text:p>16.111641219206</text:p>
          </table:table-cell>
          <table:table-cell table:formula="of:=[.$M199]*[.$J$6]*1000" office:value-type="float" office:value="16.111641328809" calcext:value-type="float">
            <text:p>16.111641328809</text:p>
          </table:table-cell>
          <table:table-cell table:number-columns-repeated="3"/>
          <table:table-cell office:value-type="float" office:value="109.055" calcext:value-type="float">
            <text:p>109.055</text:p>
          </table:table-cell>
          <table:table-cell office:value-type="float" office:value="110.151" calcext:value-type="float">
            <text:p>110.151</text:p>
          </table:table-cell>
          <table:table-cell table:formula="of:=(([.K199]+[.L199])/2) * 0.000000000001" office:value-type="float" office:value="0.000000000109603" calcext:value-type="float">
            <text:p>1.09603E-10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[.$M200]*[.$J$2]*1000" office:value-type="float" office:value="20.082603" calcext:value-type="float">
            <text:p>20.082603</text:p>
          </table:table-cell>
          <table:table-cell table:formula="of:=[.$M200]*[.$J$3]*1000" office:value-type="float" office:value="16.131927" calcext:value-type="float">
            <text:p>16.131927</text:p>
          </table:table-cell>
          <table:table-cell table:formula="of:=[.$M200]*[.$J$3]*1000" office:value-type="float" office:value="16.131927" calcext:value-type="float">
            <text:p>16.131927</text:p>
          </table:table-cell>
          <table:table-cell table:formula="of:=[.$M200]*[.$J$4]*1000" office:value-type="float" office:value="16.131927109741" calcext:value-type="float">
            <text:p>16.131927109741</text:p>
          </table:table-cell>
          <table:table-cell table:formula="of:=[.$M200]*[.$J$5]*1000" office:value-type="float" office:value="16.131927219482" calcext:value-type="float">
            <text:p>16.131927219482</text:p>
          </table:table-cell>
          <table:table-cell table:formula="of:=[.$M200]*[.$J$6]*1000" office:value-type="float" office:value="16.131927329223" calcext:value-type="float">
            <text:p>16.131927329223</text:p>
          </table:table-cell>
          <table:table-cell table:number-columns-repeated="3"/>
          <table:table-cell office:value-type="float" office:value="109.192" calcext:value-type="float">
            <text:p>109.192</text:p>
          </table:table-cell>
          <table:table-cell office:value-type="float" office:value="110.29" calcext:value-type="float">
            <text:p>110.29</text:p>
          </table:table-cell>
          <table:table-cell table:formula="of:=(([.K200]+[.L200])/2) * 0.000000000001" office:value-type="float" office:value="0.000000000109741" calcext:value-type="float">
            <text:p>1.09741E-10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[.$M201]*[.$J$2]*1000" office:value-type="float" office:value="20.086812" calcext:value-type="float">
            <text:p>20.086812</text:p>
          </table:table-cell>
          <table:table-cell table:formula="of:=[.$M201]*[.$J$3]*1000" office:value-type="float" office:value="16.135308" calcext:value-type="float">
            <text:p>16.135308</text:p>
          </table:table-cell>
          <table:table-cell table:formula="of:=[.$M201]*[.$J$3]*1000" office:value-type="float" office:value="16.135308" calcext:value-type="float">
            <text:p>16.135308</text:p>
          </table:table-cell>
          <table:table-cell table:formula="of:=[.$M201]*[.$J$4]*1000" office:value-type="float" office:value="16.135308109764" calcext:value-type="float">
            <text:p>16.135308109764</text:p>
          </table:table-cell>
          <table:table-cell table:formula="of:=[.$M201]*[.$J$5]*1000" office:value-type="float" office:value="16.135308219528" calcext:value-type="float">
            <text:p>16.135308219528</text:p>
          </table:table-cell>
          <table:table-cell table:formula="of:=[.$M201]*[.$J$6]*1000" office:value-type="float" office:value="16.135308329292" calcext:value-type="float">
            <text:p>16.135308329292</text:p>
          </table:table-cell>
          <table:table-cell table:number-columns-repeated="3"/>
          <table:table-cell office:value-type="float" office:value="109.215" calcext:value-type="float">
            <text:p>109.215</text:p>
          </table:table-cell>
          <table:table-cell office:value-type="float" office:value="110.313" calcext:value-type="float">
            <text:p>110.313</text:p>
          </table:table-cell>
          <table:table-cell table:formula="of:=(([.K201]+[.L201])/2) * 0.000000000001" office:value-type="float" office:value="0.000000000109764" calcext:value-type="float">
            <text:p>1.09764E-10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 table:formula="of:=[.$M202]*[.$J$2]*1000" office:value-type="float" office:value="20.099622" calcext:value-type="float">
            <text:p>20.099622</text:p>
          </table:table-cell>
          <table:table-cell table:formula="of:=[.$M202]*[.$J$3]*1000" office:value-type="float" office:value="16.145598" calcext:value-type="float">
            <text:p>16.145598</text:p>
          </table:table-cell>
          <table:table-cell table:formula="of:=[.$M202]*[.$J$3]*1000" office:value-type="float" office:value="16.145598" calcext:value-type="float">
            <text:p>16.145598</text:p>
          </table:table-cell>
          <table:table-cell table:formula="of:=[.$M202]*[.$J$4]*1000" office:value-type="float" office:value="16.145598109834" calcext:value-type="float">
            <text:p>16.145598109834</text:p>
          </table:table-cell>
          <table:table-cell table:formula="of:=[.$M202]*[.$J$5]*1000" office:value-type="float" office:value="16.145598219668" calcext:value-type="float">
            <text:p>16.145598219668</text:p>
          </table:table-cell>
          <table:table-cell table:formula="of:=[.$M202]*[.$J$6]*1000" office:value-type="float" office:value="16.145598329502" calcext:value-type="float">
            <text:p>16.145598329502</text:p>
          </table:table-cell>
          <table:table-cell table:number-columns-repeated="3"/>
          <table:table-cell office:value-type="float" office:value="109.285" calcext:value-type="float">
            <text:p>109.285</text:p>
          </table:table-cell>
          <table:table-cell office:value-type="float" office:value="110.383" calcext:value-type="float">
            <text:p>110.383</text:p>
          </table:table-cell>
          <table:table-cell table:formula="of:=(([.K202]+[.L202])/2) * 0.000000000001" office:value-type="float" office:value="0.000000000109834" calcext:value-type="float">
            <text:p>1.09834E-10</text:p>
          </table:table-cell>
        </table:table-row>
        <table:table-row table:style-name="ro1">
          <table:table-cell office:value-type="string" calcext:value-type="string">
            <text:p>T20</text:p>
          </table:table-cell>
          <table:table-cell table:formula="of:=[.$M203]*[.$J$2]*1000" office:value-type="float" office:value="20.243277" calcext:value-type="float">
            <text:p>20.243277</text:p>
          </table:table-cell>
          <table:table-cell table:formula="of:=[.$M203]*[.$J$3]*1000" office:value-type="float" office:value="16.260993" calcext:value-type="float">
            <text:p>16.260993</text:p>
          </table:table-cell>
          <table:table-cell table:formula="of:=[.$M203]*[.$J$3]*1000" office:value-type="float" office:value="16.260993" calcext:value-type="float">
            <text:p>16.260993</text:p>
          </table:table-cell>
          <table:table-cell table:formula="of:=[.$M203]*[.$J$4]*1000" office:value-type="float" office:value="16.260993110619" calcext:value-type="float">
            <text:p>16.260993110619</text:p>
          </table:table-cell>
          <table:table-cell table:formula="of:=[.$M203]*[.$J$5]*1000" office:value-type="float" office:value="16.260993221238" calcext:value-type="float">
            <text:p>16.260993221238</text:p>
          </table:table-cell>
          <table:table-cell table:formula="of:=[.$M203]*[.$J$6]*1000" office:value-type="float" office:value="16.260993331857" calcext:value-type="float">
            <text:p>16.260993331857</text:p>
          </table:table-cell>
          <table:table-cell table:number-columns-repeated="3"/>
          <table:table-cell office:value-type="float" office:value="110.066" calcext:value-type="float">
            <text:p>110.066</text:p>
          </table:table-cell>
          <table:table-cell office:value-type="float" office:value="111.172" calcext:value-type="float">
            <text:p>111.172</text:p>
          </table:table-cell>
          <table:table-cell table:formula="of:=(([.K203]+[.L203])/2) * 0.000000000001" office:value-type="float" office:value="0.000000000110619" calcext:value-type="float">
            <text:p>1.10619E-10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table:formula="of:=[.$M204]*[.$J$2]*1000" office:value-type="float" office:value="20.284269" calcext:value-type="float">
            <text:p>20.284269</text:p>
          </table:table-cell>
          <table:table-cell table:formula="of:=[.$M204]*[.$J$3]*1000" office:value-type="float" office:value="16.293921" calcext:value-type="float">
            <text:p>16.293921</text:p>
          </table:table-cell>
          <table:table-cell table:formula="of:=[.$M204]*[.$J$3]*1000" office:value-type="float" office:value="16.293921" calcext:value-type="float">
            <text:p>16.293921</text:p>
          </table:table-cell>
          <table:table-cell table:formula="of:=[.$M204]*[.$J$4]*1000" office:value-type="float" office:value="16.293921110843" calcext:value-type="float">
            <text:p>16.293921110843</text:p>
          </table:table-cell>
          <table:table-cell table:formula="of:=[.$M204]*[.$J$5]*1000" office:value-type="float" office:value="16.293921221686" calcext:value-type="float">
            <text:p>16.293921221686</text:p>
          </table:table-cell>
          <table:table-cell table:formula="of:=[.$M204]*[.$J$6]*1000" office:value-type="float" office:value="16.293921332529" calcext:value-type="float">
            <text:p>16.293921332529</text:p>
          </table:table-cell>
          <table:table-cell table:number-columns-repeated="3"/>
          <table:table-cell office:value-type="float" office:value="110.289" calcext:value-type="float">
            <text:p>110.289</text:p>
          </table:table-cell>
          <table:table-cell office:value-type="float" office:value="111.397" calcext:value-type="float">
            <text:p>111.397</text:p>
          </table:table-cell>
          <table:table-cell table:formula="of:=(([.K204]+[.L204])/2) * 0.000000000001" office:value-type="float" office:value="0.000000000110843" calcext:value-type="float">
            <text:p>1.10843E-10</text:p>
          </table:table-cell>
        </table:table-row>
        <table:table-row table:style-name="ro1">
          <table:table-cell office:value-type="string" calcext:value-type="string">
            <text:p>T19</text:p>
          </table:table-cell>
          <table:table-cell table:formula="of:=[.$M205]*[.$J$2]*1000" office:value-type="float" office:value="20.314281" calcext:value-type="float">
            <text:p>20.314281</text:p>
          </table:table-cell>
          <table:table-cell table:formula="of:=[.$M205]*[.$J$3]*1000" office:value-type="float" office:value="16.318029" calcext:value-type="float">
            <text:p>16.318029</text:p>
          </table:table-cell>
          <table:table-cell table:formula="of:=[.$M205]*[.$J$3]*1000" office:value-type="float" office:value="16.318029" calcext:value-type="float">
            <text:p>16.318029</text:p>
          </table:table-cell>
          <table:table-cell table:formula="of:=[.$M205]*[.$J$4]*1000" office:value-type="float" office:value="16.318029111007" calcext:value-type="float">
            <text:p>16.318029111007</text:p>
          </table:table-cell>
          <table:table-cell table:formula="of:=[.$M205]*[.$J$5]*1000" office:value-type="float" office:value="16.318029222014" calcext:value-type="float">
            <text:p>16.318029222014</text:p>
          </table:table-cell>
          <table:table-cell table:formula="of:=[.$M205]*[.$J$6]*1000" office:value-type="float" office:value="16.318029333021" calcext:value-type="float">
            <text:p>16.318029333021</text:p>
          </table:table-cell>
          <table:table-cell table:number-columns-repeated="3"/>
          <table:table-cell office:value-type="float" office:value="110.452" calcext:value-type="float">
            <text:p>110.452</text:p>
          </table:table-cell>
          <table:table-cell office:value-type="float" office:value="111.562" calcext:value-type="float">
            <text:p>111.562</text:p>
          </table:table-cell>
          <table:table-cell table:formula="of:=(([.K205]+[.L205])/2) * 0.000000000001" office:value-type="float" office:value="0.000000000111007" calcext:value-type="float">
            <text:p>1.11007E-10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table:formula="of:=[.$M206]*[.$J$2]*1000" office:value-type="float" office:value="20.3956245" calcext:value-type="float">
            <text:p>20.3956245</text:p>
          </table:table-cell>
          <table:table-cell table:formula="of:=[.$M206]*[.$J$3]*1000" office:value-type="float" office:value="16.3833705" calcext:value-type="float">
            <text:p>16.3833705</text:p>
          </table:table-cell>
          <table:table-cell table:formula="of:=[.$M206]*[.$J$3]*1000" office:value-type="float" office:value="16.3833705" calcext:value-type="float">
            <text:p>16.3833705</text:p>
          </table:table-cell>
          <table:table-cell table:formula="of:=[.$M206]*[.$J$4]*1000" office:value-type="float" office:value="16.3833706114515" calcext:value-type="float">
            <text:p>16.3833706114515</text:p>
          </table:table-cell>
          <table:table-cell table:formula="of:=[.$M206]*[.$J$5]*1000" office:value-type="float" office:value="16.383370722903" calcext:value-type="float">
            <text:p>16.383370722903</text:p>
          </table:table-cell>
          <table:table-cell table:formula="of:=[.$M206]*[.$J$6]*1000" office:value-type="float" office:value="16.3833708343545" calcext:value-type="float">
            <text:p>16.3833708343545</text:p>
          </table:table-cell>
          <table:table-cell table:number-columns-repeated="3"/>
          <table:table-cell office:value-type="float" office:value="110.894" calcext:value-type="float">
            <text:p>110.894</text:p>
          </table:table-cell>
          <table:table-cell office:value-type="float" office:value="112.009" calcext:value-type="float">
            <text:p>112.009</text:p>
          </table:table-cell>
          <table:table-cell table:formula="of:=(([.K206]+[.L206])/2) * 0.000000000001" office:value-type="float" office:value="0.0000000001114515" calcext:value-type="float">
            <text:p>1.114515E-10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table:formula="of:=[.$M207]*[.$J$2]*1000" office:value-type="float" office:value="20.4051405" calcext:value-type="float">
            <text:p>20.4051405</text:p>
          </table:table-cell>
          <table:table-cell table:formula="of:=[.$M207]*[.$J$3]*1000" office:value-type="float" office:value="16.3910145" calcext:value-type="float">
            <text:p>16.3910145</text:p>
          </table:table-cell>
          <table:table-cell table:formula="of:=[.$M207]*[.$J$3]*1000" office:value-type="float" office:value="16.3910145" calcext:value-type="float">
            <text:p>16.3910145</text:p>
          </table:table-cell>
          <table:table-cell table:formula="of:=[.$M207]*[.$J$4]*1000" office:value-type="float" office:value="16.3910146115035" calcext:value-type="float">
            <text:p>16.3910146115035</text:p>
          </table:table-cell>
          <table:table-cell table:formula="of:=[.$M207]*[.$J$5]*1000" office:value-type="float" office:value="16.391014723007" calcext:value-type="float">
            <text:p>16.391014723007</text:p>
          </table:table-cell>
          <table:table-cell table:formula="of:=[.$M207]*[.$J$6]*1000" office:value-type="float" office:value="16.3910148345105" calcext:value-type="float">
            <text:p>16.3910148345105</text:p>
          </table:table-cell>
          <table:table-cell table:number-columns-repeated="3"/>
          <table:table-cell office:value-type="float" office:value="110.946" calcext:value-type="float">
            <text:p>110.946</text:p>
          </table:table-cell>
          <table:table-cell office:value-type="float" office:value="112.061" calcext:value-type="float">
            <text:p>112.061</text:p>
          </table:table-cell>
          <table:table-cell table:formula="of:=(([.K207]+[.L207])/2) * 0.000000000001" office:value-type="float" office:value="0.0000000001115035" calcext:value-type="float">
            <text:p>1.115035E-10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table:formula="of:=[.$M208]*[.$J$2]*1000" office:value-type="float" office:value="20.4051405" calcext:value-type="float">
            <text:p>20.4051405</text:p>
          </table:table-cell>
          <table:table-cell table:formula="of:=[.$M208]*[.$J$3]*1000" office:value-type="float" office:value="16.3910145" calcext:value-type="float">
            <text:p>16.3910145</text:p>
          </table:table-cell>
          <table:table-cell table:formula="of:=[.$M208]*[.$J$3]*1000" office:value-type="float" office:value="16.3910145" calcext:value-type="float">
            <text:p>16.3910145</text:p>
          </table:table-cell>
          <table:table-cell table:formula="of:=[.$M208]*[.$J$4]*1000" office:value-type="float" office:value="16.3910146115035" calcext:value-type="float">
            <text:p>16.3910146115035</text:p>
          </table:table-cell>
          <table:table-cell table:formula="of:=[.$M208]*[.$J$5]*1000" office:value-type="float" office:value="16.391014723007" calcext:value-type="float">
            <text:p>16.391014723007</text:p>
          </table:table-cell>
          <table:table-cell table:formula="of:=[.$M208]*[.$J$6]*1000" office:value-type="float" office:value="16.3910148345105" calcext:value-type="float">
            <text:p>16.3910148345105</text:p>
          </table:table-cell>
          <table:table-cell table:number-columns-repeated="3"/>
          <table:table-cell office:value-type="float" office:value="110.946" calcext:value-type="float">
            <text:p>110.946</text:p>
          </table:table-cell>
          <table:table-cell office:value-type="float" office:value="112.061" calcext:value-type="float">
            <text:p>112.061</text:p>
          </table:table-cell>
          <table:table-cell table:formula="of:=(([.K208]+[.L208])/2) * 0.000000000001" office:value-type="float" office:value="0.0000000001115035" calcext:value-type="float">
            <text:p>1.115035E-10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table:formula="of:=[.$M209]*[.$J$2]*1000" office:value-type="float" office:value="20.489961" calcext:value-type="float">
            <text:p>20.489961</text:p>
          </table:table-cell>
          <table:table-cell table:formula="of:=[.$M209]*[.$J$3]*1000" office:value-type="float" office:value="16.459149" calcext:value-type="float">
            <text:p>16.459149</text:p>
          </table:table-cell>
          <table:table-cell table:formula="of:=[.$M209]*[.$J$3]*1000" office:value-type="float" office:value="16.459149" calcext:value-type="float">
            <text:p>16.459149</text:p>
          </table:table-cell>
          <table:table-cell table:formula="of:=[.$M209]*[.$J$4]*1000" office:value-type="float" office:value="16.459149111967" calcext:value-type="float">
            <text:p>16.459149111967</text:p>
          </table:table-cell>
          <table:table-cell table:formula="of:=[.$M209]*[.$J$5]*1000" office:value-type="float" office:value="16.459149223934" calcext:value-type="float">
            <text:p>16.459149223934</text:p>
          </table:table-cell>
          <table:table-cell table:formula="of:=[.$M209]*[.$J$6]*1000" office:value-type="float" office:value="16.459149335901" calcext:value-type="float">
            <text:p>16.459149335901</text:p>
          </table:table-cell>
          <table:table-cell table:number-columns-repeated="3"/>
          <table:table-cell office:value-type="float" office:value="111.407" calcext:value-type="float">
            <text:p>111.407</text:p>
          </table:table-cell>
          <table:table-cell office:value-type="float" office:value="112.527" calcext:value-type="float">
            <text:p>112.527</text:p>
          </table:table-cell>
          <table:table-cell table:formula="of:=(([.K209]+[.L209])/2) * 0.000000000001" office:value-type="float" office:value="0.000000000111967" calcext:value-type="float">
            <text:p>1.11967E-10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table:formula="of:=[.$M210]*[.$J$2]*1000" office:value-type="float" office:value="20.563527" calcext:value-type="float">
            <text:p>20.563527</text:p>
          </table:table-cell>
          <table:table-cell table:formula="of:=[.$M210]*[.$J$3]*1000" office:value-type="float" office:value="16.518243" calcext:value-type="float">
            <text:p>16.518243</text:p>
          </table:table-cell>
          <table:table-cell table:formula="of:=[.$M210]*[.$J$3]*1000" office:value-type="float" office:value="16.518243" calcext:value-type="float">
            <text:p>16.518243</text:p>
          </table:table-cell>
          <table:table-cell table:formula="of:=[.$M210]*[.$J$4]*1000" office:value-type="float" office:value="16.518243112369" calcext:value-type="float">
            <text:p>16.518243112369</text:p>
          </table:table-cell>
          <table:table-cell table:formula="of:=[.$M210]*[.$J$5]*1000" office:value-type="float" office:value="16.518243224738" calcext:value-type="float">
            <text:p>16.518243224738</text:p>
          </table:table-cell>
          <table:table-cell table:formula="of:=[.$M210]*[.$J$6]*1000" office:value-type="float" office:value="16.518243337107" calcext:value-type="float">
            <text:p>16.518243337107</text:p>
          </table:table-cell>
          <table:table-cell table:number-columns-repeated="3"/>
          <table:table-cell office:value-type="float" office:value="111.807" calcext:value-type="float">
            <text:p>111.807</text:p>
          </table:table-cell>
          <table:table-cell office:value-type="float" office:value="112.931" calcext:value-type="float">
            <text:p>112.931</text:p>
          </table:table-cell>
          <table:table-cell table:formula="of:=(([.K210]+[.L210])/2) * 0.000000000001" office:value-type="float" office:value="0.000000000112369" calcext:value-type="float">
            <text:p>1.12369E-1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[.$M211]*[.$J$2]*1000" office:value-type="float" office:value="20.6318775" calcext:value-type="float">
            <text:p>20.6318775</text:p>
          </table:table-cell>
          <table:table-cell table:formula="of:=[.$M211]*[.$J$3]*1000" office:value-type="float" office:value="16.5731475" calcext:value-type="float">
            <text:p>16.5731475</text:p>
          </table:table-cell>
          <table:table-cell table:formula="of:=[.$M211]*[.$J$3]*1000" office:value-type="float" office:value="16.5731475" calcext:value-type="float">
            <text:p>16.5731475</text:p>
          </table:table-cell>
          <table:table-cell table:formula="of:=[.$M211]*[.$J$4]*1000" office:value-type="float" office:value="16.5731476127425" calcext:value-type="float">
            <text:p>16.5731476127425</text:p>
          </table:table-cell>
          <table:table-cell table:formula="of:=[.$M211]*[.$J$5]*1000" office:value-type="float" office:value="16.573147725485" calcext:value-type="float">
            <text:p>16.573147725485</text:p>
          </table:table-cell>
          <table:table-cell table:formula="of:=[.$M211]*[.$J$6]*1000" office:value-type="float" office:value="16.5731478382275" calcext:value-type="float">
            <text:p>16.5731478382275</text:p>
          </table:table-cell>
          <table:table-cell table:number-columns-repeated="3"/>
          <table:table-cell office:value-type="float" office:value="112.179" calcext:value-type="float">
            <text:p>112.179</text:p>
          </table:table-cell>
          <table:table-cell office:value-type="float" office:value="113.306" calcext:value-type="float">
            <text:p>113.306</text:p>
          </table:table-cell>
          <table:table-cell table:formula="of:=(([.K211]+[.L211])/2) * 0.000000000001" office:value-type="float" office:value="0.0000000001127425" calcext:value-type="float">
            <text:p>1.127425E-10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formula="of:=[.$M212]*[.$J$2]*1000" office:value-type="float" office:value="20.6990385" calcext:value-type="float">
            <text:p>20.6990385</text:p>
          </table:table-cell>
          <table:table-cell table:formula="of:=[.$M212]*[.$J$3]*1000" office:value-type="float" office:value="16.6270965" calcext:value-type="float">
            <text:p>16.6270965</text:p>
          </table:table-cell>
          <table:table-cell table:formula="of:=[.$M212]*[.$J$3]*1000" office:value-type="float" office:value="16.6270965" calcext:value-type="float">
            <text:p>16.6270965</text:p>
          </table:table-cell>
          <table:table-cell table:formula="of:=[.$M212]*[.$J$4]*1000" office:value-type="float" office:value="16.6270966131095" calcext:value-type="float">
            <text:p>16.6270966131095</text:p>
          </table:table-cell>
          <table:table-cell table:formula="of:=[.$M212]*[.$J$5]*1000" office:value-type="float" office:value="16.627096726219" calcext:value-type="float">
            <text:p>16.627096726219</text:p>
          </table:table-cell>
          <table:table-cell table:formula="of:=[.$M212]*[.$J$6]*1000" office:value-type="float" office:value="16.6270968393285" calcext:value-type="float">
            <text:p>16.6270968393285</text:p>
          </table:table-cell>
          <table:table-cell table:number-columns-repeated="3"/>
          <table:table-cell office:value-type="float" office:value="112.544" calcext:value-type="float">
            <text:p>112.544</text:p>
          </table:table-cell>
          <table:table-cell office:value-type="float" office:value="113.675" calcext:value-type="float">
            <text:p>113.675</text:p>
          </table:table-cell>
          <table:table-cell table:formula="of:=(([.K212]+[.L212])/2) * 0.000000000001" office:value-type="float" office:value="0.0000000001131095" calcext:value-type="float">
            <text:p>1.131095E-10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[.$M213]*[.$J$2]*1000" office:value-type="float" office:value="20.705169" calcext:value-type="float">
            <text:p>20.705169</text:p>
          </table:table-cell>
          <table:table-cell table:formula="of:=[.$M213]*[.$J$3]*1000" office:value-type="float" office:value="16.632021" calcext:value-type="float">
            <text:p>16.632021</text:p>
          </table:table-cell>
          <table:table-cell table:formula="of:=[.$M213]*[.$J$3]*1000" office:value-type="float" office:value="16.632021" calcext:value-type="float">
            <text:p>16.632021</text:p>
          </table:table-cell>
          <table:table-cell table:formula="of:=[.$M213]*[.$J$4]*1000" office:value-type="float" office:value="16.632021113143" calcext:value-type="float">
            <text:p>16.632021113143</text:p>
          </table:table-cell>
          <table:table-cell table:formula="of:=[.$M213]*[.$J$5]*1000" office:value-type="float" office:value="16.632021226286" calcext:value-type="float">
            <text:p>16.632021226286</text:p>
          </table:table-cell>
          <table:table-cell table:formula="of:=[.$M213]*[.$J$6]*1000" office:value-type="float" office:value="16.632021339429" calcext:value-type="float">
            <text:p>16.632021339429</text:p>
          </table:table-cell>
          <table:table-cell table:number-columns-repeated="3"/>
          <table:table-cell office:value-type="float" office:value="112.577" calcext:value-type="float">
            <text:p>112.577</text:p>
          </table:table-cell>
          <table:table-cell office:value-type="float" office:value="113.709" calcext:value-type="float">
            <text:p>113.709</text:p>
          </table:table-cell>
          <table:table-cell table:formula="of:=(([.K213]+[.L213])/2) * 0.000000000001" office:value-type="float" office:value="0.000000000113143" calcext:value-type="float">
            <text:p>1.13143E-1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[.$M214]*[.$J$2]*1000" office:value-type="float" office:value="20.723469" calcext:value-type="float">
            <text:p>20.723469</text:p>
          </table:table-cell>
          <table:table-cell table:formula="of:=[.$M214]*[.$J$3]*1000" office:value-type="float" office:value="16.646721" calcext:value-type="float">
            <text:p>16.646721</text:p>
          </table:table-cell>
          <table:table-cell table:formula="of:=[.$M214]*[.$J$3]*1000" office:value-type="float" office:value="16.646721" calcext:value-type="float">
            <text:p>16.646721</text:p>
          </table:table-cell>
          <table:table-cell table:formula="of:=[.$M214]*[.$J$4]*1000" office:value-type="float" office:value="16.646721113243" calcext:value-type="float">
            <text:p>16.646721113243</text:p>
          </table:table-cell>
          <table:table-cell table:formula="of:=[.$M214]*[.$J$5]*1000" office:value-type="float" office:value="16.646721226486" calcext:value-type="float">
            <text:p>16.646721226486</text:p>
          </table:table-cell>
          <table:table-cell table:formula="of:=[.$M214]*[.$J$6]*1000" office:value-type="float" office:value="16.646721339729" calcext:value-type="float">
            <text:p>16.646721339729</text:p>
          </table:table-cell>
          <table:table-cell table:number-columns-repeated="3"/>
          <table:table-cell office:value-type="float" office:value="112.677" calcext:value-type="float">
            <text:p>112.677</text:p>
          </table:table-cell>
          <table:table-cell office:value-type="float" office:value="113.809" calcext:value-type="float">
            <text:p>113.809</text:p>
          </table:table-cell>
          <table:table-cell table:formula="of:=(([.K214]+[.L214])/2) * 0.000000000001" office:value-type="float" office:value="0.000000000113243" calcext:value-type="float">
            <text:p>1.13243E-10</text:p>
          </table:table-cell>
        </table:table-row>
        <table:table-row table:style-name="ro1">
          <table:table-cell office:value-type="string" calcext:value-type="string">
            <text:p>E22</text:p>
          </table:table-cell>
          <table:table-cell table:formula="of:=[.$M215]*[.$J$2]*1000" office:value-type="float" office:value="20.750736" calcext:value-type="float">
            <text:p>20.750736</text:p>
          </table:table-cell>
          <table:table-cell table:formula="of:=[.$M215]*[.$J$3]*1000" office:value-type="float" office:value="16.668624" calcext:value-type="float">
            <text:p>16.668624</text:p>
          </table:table-cell>
          <table:table-cell table:formula="of:=[.$M215]*[.$J$3]*1000" office:value-type="float" office:value="16.668624" calcext:value-type="float">
            <text:p>16.668624</text:p>
          </table:table-cell>
          <table:table-cell table:formula="of:=[.$M215]*[.$J$4]*1000" office:value-type="float" office:value="16.668624113392" calcext:value-type="float">
            <text:p>16.668624113392</text:p>
          </table:table-cell>
          <table:table-cell table:formula="of:=[.$M215]*[.$J$5]*1000" office:value-type="float" office:value="16.668624226784" calcext:value-type="float">
            <text:p>16.668624226784</text:p>
          </table:table-cell>
          <table:table-cell table:formula="of:=[.$M215]*[.$J$6]*1000" office:value-type="float" office:value="16.668624340176" calcext:value-type="float">
            <text:p>16.668624340176</text:p>
          </table:table-cell>
          <table:table-cell table:number-columns-repeated="3"/>
          <table:table-cell office:value-type="float" office:value="112.825" calcext:value-type="float">
            <text:p>112.825</text:p>
          </table:table-cell>
          <table:table-cell office:value-type="float" office:value="113.959" calcext:value-type="float">
            <text:p>113.959</text:p>
          </table:table-cell>
          <table:table-cell table:formula="of:=(([.K215]+[.L215])/2) * 0.000000000001" office:value-type="float" office:value="0.000000000113392" calcext:value-type="float">
            <text:p>1.13392E-10</text:p>
          </table:table-cell>
        </table:table-row>
        <table:table-row table:style-name="ro1">
          <table:table-cell office:value-type="string" calcext:value-type="string">
            <text:p>AB6</text:p>
          </table:table-cell>
          <table:table-cell table:formula="of:=[.$M216]*[.$J$2]*1000" office:value-type="float" office:value="20.861085" calcext:value-type="float">
            <text:p>20.861085</text:p>
          </table:table-cell>
          <table:table-cell table:formula="of:=[.$M216]*[.$J$3]*1000" office:value-type="float" office:value="16.757265" calcext:value-type="float">
            <text:p>16.757265</text:p>
          </table:table-cell>
          <table:table-cell table:formula="of:=[.$M216]*[.$J$3]*1000" office:value-type="float" office:value="16.757265" calcext:value-type="float">
            <text:p>16.757265</text:p>
          </table:table-cell>
          <table:table-cell table:formula="of:=[.$M216]*[.$J$4]*1000" office:value-type="float" office:value="16.757265113995" calcext:value-type="float">
            <text:p>16.757265113995</text:p>
          </table:table-cell>
          <table:table-cell table:formula="of:=[.$M216]*[.$J$5]*1000" office:value-type="float" office:value="16.75726522799" calcext:value-type="float">
            <text:p>16.75726522799</text:p>
          </table:table-cell>
          <table:table-cell table:formula="of:=[.$M216]*[.$J$6]*1000" office:value-type="float" office:value="16.757265341985" calcext:value-type="float">
            <text:p>16.757265341985</text:p>
          </table:table-cell>
          <table:table-cell table:number-columns-repeated="3"/>
          <table:table-cell office:value-type="float" office:value="113.425" calcext:value-type="float">
            <text:p>113.425</text:p>
          </table:table-cell>
          <table:table-cell office:value-type="float" office:value="114.565" calcext:value-type="float">
            <text:p>114.565</text:p>
          </table:table-cell>
          <table:table-cell table:formula="of:=(([.K216]+[.L216])/2) * 0.000000000001" office:value-type="float" office:value="0.000000000113995" calcext:value-type="float">
            <text:p>1.13995E-10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[.$M217]*[.$J$2]*1000" office:value-type="float" office:value="20.86932" calcext:value-type="float">
            <text:p>20.86932</text:p>
          </table:table-cell>
          <table:table-cell table:formula="of:=[.$M217]*[.$J$3]*1000" office:value-type="float" office:value="16.76388" calcext:value-type="float">
            <text:p>16.76388</text:p>
          </table:table-cell>
          <table:table-cell table:formula="of:=[.$M217]*[.$J$3]*1000" office:value-type="float" office:value="16.76388" calcext:value-type="float">
            <text:p>16.76388</text:p>
          </table:table-cell>
          <table:table-cell table:formula="of:=[.$M217]*[.$J$4]*1000" office:value-type="float" office:value="16.76388011404" calcext:value-type="float">
            <text:p>16.76388011404</text:p>
          </table:table-cell>
          <table:table-cell table:formula="of:=[.$M217]*[.$J$5]*1000" office:value-type="float" office:value="16.76388022808" calcext:value-type="float">
            <text:p>16.76388022808</text:p>
          </table:table-cell>
          <table:table-cell table:formula="of:=[.$M217]*[.$J$6]*1000" office:value-type="float" office:value="16.76388034212" calcext:value-type="float">
            <text:p>16.76388034212</text:p>
          </table:table-cell>
          <table:table-cell table:number-columns-repeated="3"/>
          <table:table-cell office:value-type="float" office:value="113.47" calcext:value-type="float">
            <text:p>113.47</text:p>
          </table:table-cell>
          <table:table-cell office:value-type="float" office:value="114.61" calcext:value-type="float">
            <text:p>114.61</text:p>
          </table:table-cell>
          <table:table-cell table:formula="of:=(([.K217]+[.L217])/2) * 0.000000000001" office:value-type="float" office:value="0.00000000011404" calcext:value-type="float">
            <text:p>1.1404E-10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[.$M218]*[.$J$2]*1000" office:value-type="float" office:value="20.8798425" calcext:value-type="float">
            <text:p>20.8798425</text:p>
          </table:table-cell>
          <table:table-cell table:formula="of:=[.$M218]*[.$J$3]*1000" office:value-type="float" office:value="16.7723325" calcext:value-type="float">
            <text:p>16.7723325</text:p>
          </table:table-cell>
          <table:table-cell table:formula="of:=[.$M218]*[.$J$3]*1000" office:value-type="float" office:value="16.7723325" calcext:value-type="float">
            <text:p>16.7723325</text:p>
          </table:table-cell>
          <table:table-cell table:formula="of:=[.$M218]*[.$J$4]*1000" office:value-type="float" office:value="16.7723326140975" calcext:value-type="float">
            <text:p>16.7723326140975</text:p>
          </table:table-cell>
          <table:table-cell table:formula="of:=[.$M218]*[.$J$5]*1000" office:value-type="float" office:value="16.772332728195" calcext:value-type="float">
            <text:p>16.772332728195</text:p>
          </table:table-cell>
          <table:table-cell table:formula="of:=[.$M218]*[.$J$6]*1000" office:value-type="float" office:value="16.7723328422925" calcext:value-type="float">
            <text:p>16.7723328422925</text:p>
          </table:table-cell>
          <table:table-cell table:number-columns-repeated="3"/>
          <table:table-cell office:value-type="float" office:value="113.527" calcext:value-type="float">
            <text:p>113.527</text:p>
          </table:table-cell>
          <table:table-cell office:value-type="float" office:value="114.668" calcext:value-type="float">
            <text:p>114.668</text:p>
          </table:table-cell>
          <table:table-cell table:formula="of:=(([.K218]+[.L218])/2) * 0.000000000001" office:value-type="float" office:value="0.0000000001140975" calcext:value-type="float">
            <text:p>1.140975E-10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formula="of:=[.$M219]*[.$J$2]*1000" office:value-type="float" office:value="20.9215665" calcext:value-type="float">
            <text:p>20.9215665</text:p>
          </table:table-cell>
          <table:table-cell table:formula="of:=[.$M219]*[.$J$3]*1000" office:value-type="float" office:value="16.8058485" calcext:value-type="float">
            <text:p>16.8058485</text:p>
          </table:table-cell>
          <table:table-cell table:formula="of:=[.$M219]*[.$J$3]*1000" office:value-type="float" office:value="16.8058485" calcext:value-type="float">
            <text:p>16.8058485</text:p>
          </table:table-cell>
          <table:table-cell table:formula="of:=[.$M219]*[.$J$4]*1000" office:value-type="float" office:value="16.8058486143255" calcext:value-type="float">
            <text:p>16.8058486143255</text:p>
          </table:table-cell>
          <table:table-cell table:formula="of:=[.$M219]*[.$J$5]*1000" office:value-type="float" office:value="16.805848728651" calcext:value-type="float">
            <text:p>16.805848728651</text:p>
          </table:table-cell>
          <table:table-cell table:formula="of:=[.$M219]*[.$J$6]*1000" office:value-type="float" office:value="16.8058488429765" calcext:value-type="float">
            <text:p>16.8058488429765</text:p>
          </table:table-cell>
          <table:table-cell table:number-columns-repeated="3"/>
          <table:table-cell office:value-type="float" office:value="113.754" calcext:value-type="float">
            <text:p>113.754</text:p>
          </table:table-cell>
          <table:table-cell office:value-type="float" office:value="114.897" calcext:value-type="float">
            <text:p>114.897</text:p>
          </table:table-cell>
          <table:table-cell table:formula="of:=(([.K219]+[.L219])/2) * 0.000000000001" office:value-type="float" office:value="0.0000000001143255" calcext:value-type="float">
            <text:p>1.143255E-10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table:formula="of:=[.$M220]*[.$J$2]*1000" office:value-type="float" office:value="20.9881785" calcext:value-type="float">
            <text:p>20.9881785</text:p>
          </table:table-cell>
          <table:table-cell table:formula="of:=[.$M220]*[.$J$3]*1000" office:value-type="float" office:value="16.8593565" calcext:value-type="float">
            <text:p>16.8593565</text:p>
          </table:table-cell>
          <table:table-cell table:formula="of:=[.$M220]*[.$J$3]*1000" office:value-type="float" office:value="16.8593565" calcext:value-type="float">
            <text:p>16.8593565</text:p>
          </table:table-cell>
          <table:table-cell table:formula="of:=[.$M220]*[.$J$4]*1000" office:value-type="float" office:value="16.8593566146895" calcext:value-type="float">
            <text:p>16.8593566146895</text:p>
          </table:table-cell>
          <table:table-cell table:formula="of:=[.$M220]*[.$J$5]*1000" office:value-type="float" office:value="16.859356729379" calcext:value-type="float">
            <text:p>16.859356729379</text:p>
          </table:table-cell>
          <table:table-cell table:formula="of:=[.$M220]*[.$J$6]*1000" office:value-type="float" office:value="16.8593568440685" calcext:value-type="float">
            <text:p>16.8593568440685</text:p>
          </table:table-cell>
          <table:table-cell table:number-columns-repeated="3"/>
          <table:table-cell office:value-type="float" office:value="114.116" calcext:value-type="float">
            <text:p>114.116</text:p>
          </table:table-cell>
          <table:table-cell office:value-type="float" office:value="115.263" calcext:value-type="float">
            <text:p>115.263</text:p>
          </table:table-cell>
          <table:table-cell table:formula="of:=(([.K220]+[.L220])/2) * 0.000000000001" office:value-type="float" office:value="0.0000000001146895" calcext:value-type="float">
            <text:p>1.146895E-1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[.$M221]*[.$J$2]*1000" office:value-type="float" office:value="20.9956815" calcext:value-type="float">
            <text:p>20.9956815</text:p>
          </table:table-cell>
          <table:table-cell table:formula="of:=[.$M221]*[.$J$3]*1000" office:value-type="float" office:value="16.8653835" calcext:value-type="float">
            <text:p>16.8653835</text:p>
          </table:table-cell>
          <table:table-cell table:formula="of:=[.$M221]*[.$J$3]*1000" office:value-type="float" office:value="16.8653835" calcext:value-type="float">
            <text:p>16.8653835</text:p>
          </table:table-cell>
          <table:table-cell table:formula="of:=[.$M221]*[.$J$4]*1000" office:value-type="float" office:value="16.8653836147305" calcext:value-type="float">
            <text:p>16.8653836147305</text:p>
          </table:table-cell>
          <table:table-cell table:formula="of:=[.$M221]*[.$J$5]*1000" office:value-type="float" office:value="16.865383729461" calcext:value-type="float">
            <text:p>16.865383729461</text:p>
          </table:table-cell>
          <table:table-cell table:formula="of:=[.$M221]*[.$J$6]*1000" office:value-type="float" office:value="16.8653838441915" calcext:value-type="float">
            <text:p>16.8653838441915</text:p>
          </table:table-cell>
          <table:table-cell table:number-columns-repeated="3"/>
          <table:table-cell office:value-type="float" office:value="114.157" calcext:value-type="float">
            <text:p>114.157</text:p>
          </table:table-cell>
          <table:table-cell office:value-type="float" office:value="115.304" calcext:value-type="float">
            <text:p>115.304</text:p>
          </table:table-cell>
          <table:table-cell table:formula="of:=(([.K221]+[.L221])/2) * 0.000000000001" office:value-type="float" office:value="0.0000000001147305" calcext:value-type="float">
            <text:p>1.147305E-10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table:formula="of:=[.$M222]*[.$J$2]*1000" office:value-type="float" office:value="21.1085925" calcext:value-type="float">
            <text:p>21.1085925</text:p>
          </table:table-cell>
          <table:table-cell table:formula="of:=[.$M222]*[.$J$3]*1000" office:value-type="float" office:value="16.9560825" calcext:value-type="float">
            <text:p>16.9560825</text:p>
          </table:table-cell>
          <table:table-cell table:formula="of:=[.$M222]*[.$J$3]*1000" office:value-type="float" office:value="16.9560825" calcext:value-type="float">
            <text:p>16.9560825</text:p>
          </table:table-cell>
          <table:table-cell table:formula="of:=[.$M222]*[.$J$4]*1000" office:value-type="float" office:value="16.9560826153475" calcext:value-type="float">
            <text:p>16.9560826153475</text:p>
          </table:table-cell>
          <table:table-cell table:formula="of:=[.$M222]*[.$J$5]*1000" office:value-type="float" office:value="16.956082730695" calcext:value-type="float">
            <text:p>16.956082730695</text:p>
          </table:table-cell>
          <table:table-cell table:formula="of:=[.$M222]*[.$J$6]*1000" office:value-type="float" office:value="16.9560828460425" calcext:value-type="float">
            <text:p>16.9560828460425</text:p>
          </table:table-cell>
          <table:table-cell table:number-columns-repeated="3"/>
          <table:table-cell office:value-type="float" office:value="114.771" calcext:value-type="float">
            <text:p>114.771</text:p>
          </table:table-cell>
          <table:table-cell office:value-type="float" office:value="115.924" calcext:value-type="float">
            <text:p>115.924</text:p>
          </table:table-cell>
          <table:table-cell table:formula="of:=(([.K222]+[.L222])/2) * 0.000000000001" office:value-type="float" office:value="0.0000000001153475" calcext:value-type="float">
            <text:p>1.153475E-10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table:formula="of:=[.$M223]*[.$J$2]*1000" office:value-type="float" office:value="21.191217" calcext:value-type="float">
            <text:p>21.191217</text:p>
          </table:table-cell>
          <table:table-cell table:formula="of:=[.$M223]*[.$J$3]*1000" office:value-type="float" office:value="17.022453" calcext:value-type="float">
            <text:p>17.022453</text:p>
          </table:table-cell>
          <table:table-cell table:formula="of:=[.$M223]*[.$J$3]*1000" office:value-type="float" office:value="17.022453" calcext:value-type="float">
            <text:p>17.022453</text:p>
          </table:table-cell>
          <table:table-cell table:formula="of:=[.$M223]*[.$J$4]*1000" office:value-type="float" office:value="17.022453115799" calcext:value-type="float">
            <text:p>17.022453115799</text:p>
          </table:table-cell>
          <table:table-cell table:formula="of:=[.$M223]*[.$J$5]*1000" office:value-type="float" office:value="17.022453231598" calcext:value-type="float">
            <text:p>17.022453231598</text:p>
          </table:table-cell>
          <table:table-cell table:formula="of:=[.$M223]*[.$J$6]*1000" office:value-type="float" office:value="17.022453347397" calcext:value-type="float">
            <text:p>17.022453347397</text:p>
          </table:table-cell>
          <table:table-cell table:number-columns-repeated="3"/>
          <table:table-cell office:value-type="float" office:value="115.22" calcext:value-type="float">
            <text:p>115.22</text:p>
          </table:table-cell>
          <table:table-cell office:value-type="float" office:value="116.378" calcext:value-type="float">
            <text:p>116.378</text:p>
          </table:table-cell>
          <table:table-cell table:formula="of:=(([.K223]+[.L223])/2) * 0.000000000001" office:value-type="float" office:value="0.000000000115799" calcext:value-type="float">
            <text:p>1.15799E-10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[.$M224]*[.$J$2]*1000" office:value-type="float" office:value="21.296625" calcext:value-type="float">
            <text:p>21.296625</text:p>
          </table:table-cell>
          <table:table-cell table:formula="of:=[.$M224]*[.$J$3]*1000" office:value-type="float" office:value="17.107125" calcext:value-type="float">
            <text:p>17.107125</text:p>
          </table:table-cell>
          <table:table-cell table:formula="of:=[.$M224]*[.$J$3]*1000" office:value-type="float" office:value="17.107125" calcext:value-type="float">
            <text:p>17.107125</text:p>
          </table:table-cell>
          <table:table-cell table:formula="of:=[.$M224]*[.$J$4]*1000" office:value-type="float" office:value="17.107125116375" calcext:value-type="float">
            <text:p>17.107125116375</text:p>
          </table:table-cell>
          <table:table-cell table:formula="of:=[.$M224]*[.$J$5]*1000" office:value-type="float" office:value="17.10712523275" calcext:value-type="float">
            <text:p>17.10712523275</text:p>
          </table:table-cell>
          <table:table-cell table:formula="of:=[.$M224]*[.$J$6]*1000" office:value-type="float" office:value="17.107125349125" calcext:value-type="float">
            <text:p>17.107125349125</text:p>
          </table:table-cell>
          <table:table-cell table:number-columns-repeated="3"/>
          <table:table-cell office:value-type="float" office:value="115.793" calcext:value-type="float">
            <text:p>115.793</text:p>
          </table:table-cell>
          <table:table-cell office:value-type="float" office:value="116.957" calcext:value-type="float">
            <text:p>116.957</text:p>
          </table:table-cell>
          <table:table-cell table:formula="of:=(([.K224]+[.L224])/2) * 0.000000000001" office:value-type="float" office:value="0.000000000116375" calcext:value-type="float">
            <text:p>1.16375E-10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table:formula="of:=[.$M225]*[.$J$2]*1000" office:value-type="float" office:value="21.3818115" calcext:value-type="float">
            <text:p>21.3818115</text:p>
          </table:table-cell>
          <table:table-cell table:formula="of:=[.$M225]*[.$J$3]*1000" office:value-type="float" office:value="17.1755535" calcext:value-type="float">
            <text:p>17.1755535</text:p>
          </table:table-cell>
          <table:table-cell table:formula="of:=[.$M225]*[.$J$3]*1000" office:value-type="float" office:value="17.1755535" calcext:value-type="float">
            <text:p>17.1755535</text:p>
          </table:table-cell>
          <table:table-cell table:formula="of:=[.$M225]*[.$J$4]*1000" office:value-type="float" office:value="17.1755536168405" calcext:value-type="float">
            <text:p>17.1755536168405</text:p>
          </table:table-cell>
          <table:table-cell table:formula="of:=[.$M225]*[.$J$5]*1000" office:value-type="float" office:value="17.175553733681" calcext:value-type="float">
            <text:p>17.175553733681</text:p>
          </table:table-cell>
          <table:table-cell table:formula="of:=[.$M225]*[.$J$6]*1000" office:value-type="float" office:value="17.1755538505215" calcext:value-type="float">
            <text:p>17.1755538505215</text:p>
          </table:table-cell>
          <table:table-cell table:number-columns-repeated="3"/>
          <table:table-cell office:value-type="float" office:value="116.256" calcext:value-type="float">
            <text:p>116.256</text:p>
          </table:table-cell>
          <table:table-cell office:value-type="float" office:value="117.425" calcext:value-type="float">
            <text:p>117.425</text:p>
          </table:table-cell>
          <table:table-cell table:formula="of:=(([.K225]+[.L225])/2) * 0.000000000001" office:value-type="float" office:value="0.0000000001168405" calcext:value-type="float">
            <text:p>1.168405E-10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table:formula="of:=[.$M226]*[.$J$2]*1000" office:value-type="float" office:value="21.4035885" calcext:value-type="float">
            <text:p>21.4035885</text:p>
          </table:table-cell>
          <table:table-cell table:formula="of:=[.$M226]*[.$J$3]*1000" office:value-type="float" office:value="17.1930465" calcext:value-type="float">
            <text:p>17.1930465</text:p>
          </table:table-cell>
          <table:table-cell table:formula="of:=[.$M226]*[.$J$3]*1000" office:value-type="float" office:value="17.1930465" calcext:value-type="float">
            <text:p>17.1930465</text:p>
          </table:table-cell>
          <table:table-cell table:formula="of:=[.$M226]*[.$J$4]*1000" office:value-type="float" office:value="17.1930466169595" calcext:value-type="float">
            <text:p>17.1930466169595</text:p>
          </table:table-cell>
          <table:table-cell table:formula="of:=[.$M226]*[.$J$5]*1000" office:value-type="float" office:value="17.193046733919" calcext:value-type="float">
            <text:p>17.193046733919</text:p>
          </table:table-cell>
          <table:table-cell table:formula="of:=[.$M226]*[.$J$6]*1000" office:value-type="float" office:value="17.1930468508785" calcext:value-type="float">
            <text:p>17.1930468508785</text:p>
          </table:table-cell>
          <table:table-cell table:number-columns-repeated="3"/>
          <table:table-cell office:value-type="float" office:value="116.375" calcext:value-type="float">
            <text:p>116.375</text:p>
          </table:table-cell>
          <table:table-cell office:value-type="float" office:value="117.544" calcext:value-type="float">
            <text:p>117.544</text:p>
          </table:table-cell>
          <table:table-cell table:formula="of:=(([.K226]+[.L226])/2) * 0.000000000001" office:value-type="float" office:value="0.0000000001169595" calcext:value-type="float">
            <text:p>1.169595E-10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table:formula="of:=[.$M227]*[.$J$2]*1000" office:value-type="float" office:value="21.406608" calcext:value-type="float">
            <text:p>21.406608</text:p>
          </table:table-cell>
          <table:table-cell table:formula="of:=[.$M227]*[.$J$3]*1000" office:value-type="float" office:value="17.195472" calcext:value-type="float">
            <text:p>17.195472</text:p>
          </table:table-cell>
          <table:table-cell table:formula="of:=[.$M227]*[.$J$3]*1000" office:value-type="float" office:value="17.195472" calcext:value-type="float">
            <text:p>17.195472</text:p>
          </table:table-cell>
          <table:table-cell table:formula="of:=[.$M227]*[.$J$4]*1000" office:value-type="float" office:value="17.195472116976" calcext:value-type="float">
            <text:p>17.195472116976</text:p>
          </table:table-cell>
          <table:table-cell table:formula="of:=[.$M227]*[.$J$5]*1000" office:value-type="float" office:value="17.195472233952" calcext:value-type="float">
            <text:p>17.195472233952</text:p>
          </table:table-cell>
          <table:table-cell table:formula="of:=[.$M227]*[.$J$6]*1000" office:value-type="float" office:value="17.195472350928" calcext:value-type="float">
            <text:p>17.195472350928</text:p>
          </table:table-cell>
          <table:table-cell table:number-columns-repeated="3"/>
          <table:table-cell office:value-type="float" office:value="116.391" calcext:value-type="float">
            <text:p>116.391</text:p>
          </table:table-cell>
          <table:table-cell office:value-type="float" office:value="117.561" calcext:value-type="float">
            <text:p>117.561</text:p>
          </table:table-cell>
          <table:table-cell table:formula="of:=(([.K227]+[.L227])/2) * 0.000000000001" office:value-type="float" office:value="0.000000000116976" calcext:value-type="float">
            <text:p>1.16976E-10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[.$M228]*[.$J$2]*1000" office:value-type="float" office:value="21.45675" calcext:value-type="float">
            <text:p>21.45675</text:p>
          </table:table-cell>
          <table:table-cell table:formula="of:=[.$M228]*[.$J$3]*1000" office:value-type="float" office:value="17.23575" calcext:value-type="float">
            <text:p>17.23575</text:p>
          </table:table-cell>
          <table:table-cell table:formula="of:=[.$M228]*[.$J$3]*1000" office:value-type="float" office:value="17.23575" calcext:value-type="float">
            <text:p>17.23575</text:p>
          </table:table-cell>
          <table:table-cell table:formula="of:=[.$M228]*[.$J$4]*1000" office:value-type="float" office:value="17.23575011725" calcext:value-type="float">
            <text:p>17.23575011725</text:p>
          </table:table-cell>
          <table:table-cell table:formula="of:=[.$M228]*[.$J$5]*1000" office:value-type="float" office:value="17.2357502345" calcext:value-type="float">
            <text:p>17.2357502345</text:p>
          </table:table-cell>
          <table:table-cell table:formula="of:=[.$M228]*[.$J$6]*1000" office:value-type="float" office:value="17.23575035175" calcext:value-type="float">
            <text:p>17.23575035175</text:p>
          </table:table-cell>
          <table:table-cell table:number-columns-repeated="3"/>
          <table:table-cell office:value-type="float" office:value="116.664" calcext:value-type="float">
            <text:p>116.664</text:p>
          </table:table-cell>
          <table:table-cell office:value-type="float" office:value="117.836" calcext:value-type="float">
            <text:p>117.836</text:p>
          </table:table-cell>
          <table:table-cell table:formula="of:=(([.K228]+[.L228])/2) * 0.000000000001" office:value-type="float" office:value="0.00000000011725" calcext:value-type="float">
            <text:p>1.1725E-10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table:formula="of:=[.$M229]*[.$J$2]*1000" office:value-type="float" office:value="21.47688" calcext:value-type="float">
            <text:p>21.47688</text:p>
          </table:table-cell>
          <table:table-cell table:formula="of:=[.$M229]*[.$J$3]*1000" office:value-type="float" office:value="17.25192" calcext:value-type="float">
            <text:p>17.25192</text:p>
          </table:table-cell>
          <table:table-cell table:formula="of:=[.$M229]*[.$J$3]*1000" office:value-type="float" office:value="17.25192" calcext:value-type="float">
            <text:p>17.25192</text:p>
          </table:table-cell>
          <table:table-cell table:formula="of:=[.$M229]*[.$J$4]*1000" office:value-type="float" office:value="17.25192011736" calcext:value-type="float">
            <text:p>17.25192011736</text:p>
          </table:table-cell>
          <table:table-cell table:formula="of:=[.$M229]*[.$J$5]*1000" office:value-type="float" office:value="17.25192023472" calcext:value-type="float">
            <text:p>17.25192023472</text:p>
          </table:table-cell>
          <table:table-cell table:formula="of:=[.$M229]*[.$J$6]*1000" office:value-type="float" office:value="17.25192035208" calcext:value-type="float">
            <text:p>17.25192035208</text:p>
          </table:table-cell>
          <table:table-cell table:number-columns-repeated="3"/>
          <table:table-cell office:value-type="float" office:value="116.773" calcext:value-type="float">
            <text:p>116.773</text:p>
          </table:table-cell>
          <table:table-cell office:value-type="float" office:value="117.947" calcext:value-type="float">
            <text:p>117.947</text:p>
          </table:table-cell>
          <table:table-cell table:formula="of:=(([.K229]+[.L229])/2) * 0.000000000001" office:value-type="float" office:value="0.00000000011736" calcext:value-type="float">
            <text:p>1.1736E-1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formula="of:=[.$M230]*[.$J$2]*1000" office:value-type="float" office:value="21.521349" calcext:value-type="float">
            <text:p>21.521349</text:p>
          </table:table-cell>
          <table:table-cell table:formula="of:=[.$M230]*[.$J$3]*1000" office:value-type="float" office:value="17.287641" calcext:value-type="float">
            <text:p>17.287641</text:p>
          </table:table-cell>
          <table:table-cell table:formula="of:=[.$M230]*[.$J$3]*1000" office:value-type="float" office:value="17.287641" calcext:value-type="float">
            <text:p>17.287641</text:p>
          </table:table-cell>
          <table:table-cell table:formula="of:=[.$M230]*[.$J$4]*1000" office:value-type="float" office:value="17.287641117603" calcext:value-type="float">
            <text:p>17.287641117603</text:p>
          </table:table-cell>
          <table:table-cell table:formula="of:=[.$M230]*[.$J$5]*1000" office:value-type="float" office:value="17.287641235206" calcext:value-type="float">
            <text:p>17.287641235206</text:p>
          </table:table-cell>
          <table:table-cell table:formula="of:=[.$M230]*[.$J$6]*1000" office:value-type="float" office:value="17.287641352809" calcext:value-type="float">
            <text:p>17.287641352809</text:p>
          </table:table-cell>
          <table:table-cell table:number-columns-repeated="3"/>
          <table:table-cell office:value-type="float" office:value="117.015" calcext:value-type="float">
            <text:p>117.015</text:p>
          </table:table-cell>
          <table:table-cell office:value-type="float" office:value="118.191" calcext:value-type="float">
            <text:p>118.191</text:p>
          </table:table-cell>
          <table:table-cell table:formula="of:=(([.K230]+[.L230])/2) * 0.000000000001" office:value-type="float" office:value="0.000000000117603" calcext:value-type="float">
            <text:p>1.17603E-1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.$M231]*[.$J$2]*1000" office:value-type="float" office:value="21.530499" calcext:value-type="float">
            <text:p>21.530499</text:p>
          </table:table-cell>
          <table:table-cell table:formula="of:=[.$M231]*[.$J$3]*1000" office:value-type="float" office:value="17.294991" calcext:value-type="float">
            <text:p>17.294991</text:p>
          </table:table-cell>
          <table:table-cell table:formula="of:=[.$M231]*[.$J$3]*1000" office:value-type="float" office:value="17.294991" calcext:value-type="float">
            <text:p>17.294991</text:p>
          </table:table-cell>
          <table:table-cell table:formula="of:=[.$M231]*[.$J$4]*1000" office:value-type="float" office:value="17.294991117653" calcext:value-type="float">
            <text:p>17.294991117653</text:p>
          </table:table-cell>
          <table:table-cell table:formula="of:=[.$M231]*[.$J$5]*1000" office:value-type="float" office:value="17.294991235306" calcext:value-type="float">
            <text:p>17.294991235306</text:p>
          </table:table-cell>
          <table:table-cell table:formula="of:=[.$M231]*[.$J$6]*1000" office:value-type="float" office:value="17.294991352959" calcext:value-type="float">
            <text:p>17.294991352959</text:p>
          </table:table-cell>
          <table:table-cell table:number-columns-repeated="3"/>
          <table:table-cell office:value-type="float" office:value="117.065" calcext:value-type="float">
            <text:p>117.065</text:p>
          </table:table-cell>
          <table:table-cell office:value-type="float" office:value="118.241" calcext:value-type="float">
            <text:p>118.241</text:p>
          </table:table-cell>
          <table:table-cell table:formula="of:=(([.K231]+[.L231])/2) * 0.000000000001" office:value-type="float" office:value="0.000000000117653" calcext:value-type="float">
            <text:p>1.17653E-10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formula="of:=[.$M232]*[.$J$2]*1000" office:value-type="float" office:value="21.7185315" calcext:value-type="float">
            <text:p>21.7185315</text:p>
          </table:table-cell>
          <table:table-cell table:formula="of:=[.$M232]*[.$J$3]*1000" office:value-type="float" office:value="17.4460335" calcext:value-type="float">
            <text:p>17.4460335</text:p>
          </table:table-cell>
          <table:table-cell table:formula="of:=[.$M232]*[.$J$3]*1000" office:value-type="float" office:value="17.4460335" calcext:value-type="float">
            <text:p>17.4460335</text:p>
          </table:table-cell>
          <table:table-cell table:formula="of:=[.$M232]*[.$J$4]*1000" office:value-type="float" office:value="17.4460336186805" calcext:value-type="float">
            <text:p>17.4460336186805</text:p>
          </table:table-cell>
          <table:table-cell table:formula="of:=[.$M232]*[.$J$5]*1000" office:value-type="float" office:value="17.446033737361" calcext:value-type="float">
            <text:p>17.446033737361</text:p>
          </table:table-cell>
          <table:table-cell table:formula="of:=[.$M232]*[.$J$6]*1000" office:value-type="float" office:value="17.4460338560415" calcext:value-type="float">
            <text:p>17.4460338560415</text:p>
          </table:table-cell>
          <table:table-cell table:number-columns-repeated="3"/>
          <table:table-cell office:value-type="float" office:value="118.087" calcext:value-type="float">
            <text:p>118.087</text:p>
          </table:table-cell>
          <table:table-cell office:value-type="float" office:value="119.274" calcext:value-type="float">
            <text:p>119.274</text:p>
          </table:table-cell>
          <table:table-cell table:formula="of:=(([.K232]+[.L232])/2) * 0.000000000001" office:value-type="float" office:value="0.0000000001186805" calcext:value-type="float">
            <text:p>1.186805E-10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[.$M233]*[.$J$2]*1000" office:value-type="float" office:value="21.7307925" calcext:value-type="float">
            <text:p>21.7307925</text:p>
          </table:table-cell>
          <table:table-cell table:formula="of:=[.$M233]*[.$J$3]*1000" office:value-type="float" office:value="17.4558825" calcext:value-type="float">
            <text:p>17.4558825</text:p>
          </table:table-cell>
          <table:table-cell table:formula="of:=[.$M233]*[.$J$3]*1000" office:value-type="float" office:value="17.4558825" calcext:value-type="float">
            <text:p>17.4558825</text:p>
          </table:table-cell>
          <table:table-cell table:formula="of:=[.$M233]*[.$J$4]*1000" office:value-type="float" office:value="17.4558826187475" calcext:value-type="float">
            <text:p>17.4558826187475</text:p>
          </table:table-cell>
          <table:table-cell table:formula="of:=[.$M233]*[.$J$5]*1000" office:value-type="float" office:value="17.455882737495" calcext:value-type="float">
            <text:p>17.455882737495</text:p>
          </table:table-cell>
          <table:table-cell table:formula="of:=[.$M233]*[.$J$6]*1000" office:value-type="float" office:value="17.4558828562425" calcext:value-type="float">
            <text:p>17.4558828562425</text:p>
          </table:table-cell>
          <table:table-cell table:number-columns-repeated="3"/>
          <table:table-cell office:value-type="float" office:value="118.154" calcext:value-type="float">
            <text:p>118.154</text:p>
          </table:table-cell>
          <table:table-cell office:value-type="float" office:value="119.341" calcext:value-type="float">
            <text:p>119.341</text:p>
          </table:table-cell>
          <table:table-cell table:formula="of:=(([.K233]+[.L233])/2) * 0.000000000001" office:value-type="float" office:value="0.0000000001187475" calcext:value-type="float">
            <text:p>1.187475E-10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table:formula="of:=[.$M234]*[.$J$2]*1000" office:value-type="float" office:value="21.741315" calcext:value-type="float">
            <text:p>21.741315</text:p>
          </table:table-cell>
          <table:table-cell table:formula="of:=[.$M234]*[.$J$3]*1000" office:value-type="float" office:value="17.464335" calcext:value-type="float">
            <text:p>17.464335</text:p>
          </table:table-cell>
          <table:table-cell table:formula="of:=[.$M234]*[.$J$3]*1000" office:value-type="float" office:value="17.464335" calcext:value-type="float">
            <text:p>17.464335</text:p>
          </table:table-cell>
          <table:table-cell table:formula="of:=[.$M234]*[.$J$4]*1000" office:value-type="float" office:value="17.464335118805" calcext:value-type="float">
            <text:p>17.464335118805</text:p>
          </table:table-cell>
          <table:table-cell table:formula="of:=[.$M234]*[.$J$5]*1000" office:value-type="float" office:value="17.46433523761" calcext:value-type="float">
            <text:p>17.46433523761</text:p>
          </table:table-cell>
          <table:table-cell table:formula="of:=[.$M234]*[.$J$6]*1000" office:value-type="float" office:value="17.464335356415" calcext:value-type="float">
            <text:p>17.464335356415</text:p>
          </table:table-cell>
          <table:table-cell table:number-columns-repeated="3"/>
          <table:table-cell office:value-type="float" office:value="118.211" calcext:value-type="float">
            <text:p>118.211</text:p>
          </table:table-cell>
          <table:table-cell office:value-type="float" office:value="119.399" calcext:value-type="float">
            <text:p>119.399</text:p>
          </table:table-cell>
          <table:table-cell table:formula="of:=(([.K234]+[.L234])/2) * 0.000000000001" office:value-type="float" office:value="0.000000000118805" calcext:value-type="float">
            <text:p>1.18805E-10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table:formula="of:=[.$M235]*[.$J$2]*1000" office:value-type="float" office:value="21.785418" calcext:value-type="float">
            <text:p>21.785418</text:p>
          </table:table-cell>
          <table:table-cell table:formula="of:=[.$M235]*[.$J$3]*1000" office:value-type="float" office:value="17.499762" calcext:value-type="float">
            <text:p>17.499762</text:p>
          </table:table-cell>
          <table:table-cell table:formula="of:=[.$M235]*[.$J$3]*1000" office:value-type="float" office:value="17.499762" calcext:value-type="float">
            <text:p>17.499762</text:p>
          </table:table-cell>
          <table:table-cell table:formula="of:=[.$M235]*[.$J$4]*1000" office:value-type="float" office:value="17.499762119046" calcext:value-type="float">
            <text:p>17.499762119046</text:p>
          </table:table-cell>
          <table:table-cell table:formula="of:=[.$M235]*[.$J$5]*1000" office:value-type="float" office:value="17.499762238092" calcext:value-type="float">
            <text:p>17.499762238092</text:p>
          </table:table-cell>
          <table:table-cell table:formula="of:=[.$M235]*[.$J$6]*1000" office:value-type="float" office:value="17.499762357138" calcext:value-type="float">
            <text:p>17.499762357138</text:p>
          </table:table-cell>
          <table:table-cell table:number-columns-repeated="3"/>
          <table:table-cell office:value-type="float" office:value="118.451" calcext:value-type="float">
            <text:p>118.451</text:p>
          </table:table-cell>
          <table:table-cell office:value-type="float" office:value="119.641" calcext:value-type="float">
            <text:p>119.641</text:p>
          </table:table-cell>
          <table:table-cell table:formula="of:=(([.K235]+[.L235])/2) * 0.000000000001" office:value-type="float" office:value="0.000000000119046" calcext:value-type="float">
            <text:p>1.19046E-10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table:formula="of:=[.$M236]*[.$J$2]*1000" office:value-type="float" office:value="21.804999" calcext:value-type="float">
            <text:p>21.804999</text:p>
          </table:table-cell>
          <table:table-cell table:formula="of:=[.$M236]*[.$J$3]*1000" office:value-type="float" office:value="17.515491" calcext:value-type="float">
            <text:p>17.515491</text:p>
          </table:table-cell>
          <table:table-cell table:formula="of:=[.$M236]*[.$J$3]*1000" office:value-type="float" office:value="17.515491" calcext:value-type="float">
            <text:p>17.515491</text:p>
          </table:table-cell>
          <table:table-cell table:formula="of:=[.$M236]*[.$J$4]*1000" office:value-type="float" office:value="17.515491119153" calcext:value-type="float">
            <text:p>17.515491119153</text:p>
          </table:table-cell>
          <table:table-cell table:formula="of:=[.$M236]*[.$J$5]*1000" office:value-type="float" office:value="17.515491238306" calcext:value-type="float">
            <text:p>17.515491238306</text:p>
          </table:table-cell>
          <table:table-cell table:formula="of:=[.$M236]*[.$J$6]*1000" office:value-type="float" office:value="17.515491357459" calcext:value-type="float">
            <text:p>17.515491357459</text:p>
          </table:table-cell>
          <table:table-cell table:number-columns-repeated="3"/>
          <table:table-cell office:value-type="float" office:value="118.557" calcext:value-type="float">
            <text:p>118.557</text:p>
          </table:table-cell>
          <table:table-cell office:value-type="float" office:value="119.749" calcext:value-type="float">
            <text:p>119.749</text:p>
          </table:table-cell>
          <table:table-cell table:formula="of:=(([.K236]+[.L236])/2) * 0.000000000001" office:value-type="float" office:value="0.000000000119153" calcext:value-type="float">
            <text:p>1.19153E-10</text:p>
          </table:table-cell>
        </table:table-row>
        <table:table-row table:style-name="ro1">
          <table:table-cell office:value-type="string" calcext:value-type="string">
            <text:p>AB8</text:p>
          </table:table-cell>
          <table:table-cell table:formula="of:=[.$M237]*[.$J$2]*1000" office:value-type="float" office:value="21.9772935" calcext:value-type="float">
            <text:p>21.9772935</text:p>
          </table:table-cell>
          <table:table-cell table:formula="of:=[.$M237]*[.$J$3]*1000" office:value-type="float" office:value="17.6538915" calcext:value-type="float">
            <text:p>17.6538915</text:p>
          </table:table-cell>
          <table:table-cell table:formula="of:=[.$M237]*[.$J$3]*1000" office:value-type="float" office:value="17.6538915" calcext:value-type="float">
            <text:p>17.6538915</text:p>
          </table:table-cell>
          <table:table-cell table:formula="of:=[.$M237]*[.$J$4]*1000" office:value-type="float" office:value="17.6538916200945" calcext:value-type="float">
            <text:p>17.6538916200945</text:p>
          </table:table-cell>
          <table:table-cell table:formula="of:=[.$M237]*[.$J$5]*1000" office:value-type="float" office:value="17.653891740189" calcext:value-type="float">
            <text:p>17.653891740189</text:p>
          </table:table-cell>
          <table:table-cell table:formula="of:=[.$M237]*[.$J$6]*1000" office:value-type="float" office:value="17.6538918602835" calcext:value-type="float">
            <text:p>17.6538918602835</text:p>
          </table:table-cell>
          <table:table-cell table:number-columns-repeated="3"/>
          <table:table-cell office:value-type="float" office:value="119.494" calcext:value-type="float">
            <text:p>119.494</text:p>
          </table:table-cell>
          <table:table-cell office:value-type="float" office:value="120.695" calcext:value-type="float">
            <text:p>120.695</text:p>
          </table:table-cell>
          <table:table-cell table:formula="of:=(([.K237]+[.L237])/2) * 0.000000000001" office:value-type="float" office:value="0.0000000001200945" calcext:value-type="float">
            <text:p>1.200945E-10</text:p>
          </table:table-cell>
        </table:table-row>
        <table:table-row table:style-name="ro1">
          <table:table-cell office:value-type="string" calcext:value-type="string">
            <text:p>AA8</text:p>
          </table:table-cell>
          <table:table-cell table:formula="of:=[.$M238]*[.$J$2]*1000" office:value-type="float" office:value="22.007397" calcext:value-type="float">
            <text:p>22.007397</text:p>
          </table:table-cell>
          <table:table-cell table:formula="of:=[.$M238]*[.$J$3]*1000" office:value-type="float" office:value="17.678073" calcext:value-type="float">
            <text:p>17.678073</text:p>
          </table:table-cell>
          <table:table-cell table:formula="of:=[.$M238]*[.$J$3]*1000" office:value-type="float" office:value="17.678073" calcext:value-type="float">
            <text:p>17.678073</text:p>
          </table:table-cell>
          <table:table-cell table:formula="of:=[.$M238]*[.$J$4]*1000" office:value-type="float" office:value="17.678073120259" calcext:value-type="float">
            <text:p>17.678073120259</text:p>
          </table:table-cell>
          <table:table-cell table:formula="of:=[.$M238]*[.$J$5]*1000" office:value-type="float" office:value="17.678073240518" calcext:value-type="float">
            <text:p>17.678073240518</text:p>
          </table:table-cell>
          <table:table-cell table:formula="of:=[.$M238]*[.$J$6]*1000" office:value-type="float" office:value="17.678073360777" calcext:value-type="float">
            <text:p>17.678073360777</text:p>
          </table:table-cell>
          <table:table-cell table:number-columns-repeated="3"/>
          <table:table-cell office:value-type="float" office:value="119.658" calcext:value-type="float">
            <text:p>119.658</text:p>
          </table:table-cell>
          <table:table-cell office:value-type="float" office:value="120.86" calcext:value-type="float">
            <text:p>120.86</text:p>
          </table:table-cell>
          <table:table-cell table:formula="of:=(([.K238]+[.L238])/2) * 0.000000000001" office:value-type="float" office:value="0.000000000120259" calcext:value-type="float">
            <text:p>1.20259E-1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[.$M239]*[.$J$2]*1000" office:value-type="float" office:value="22.072179" calcext:value-type="float">
            <text:p>22.072179</text:p>
          </table:table-cell>
          <table:table-cell table:formula="of:=[.$M239]*[.$J$3]*1000" office:value-type="float" office:value="17.730111" calcext:value-type="float">
            <text:p>17.730111</text:p>
          </table:table-cell>
          <table:table-cell table:formula="of:=[.$M239]*[.$J$3]*1000" office:value-type="float" office:value="17.730111" calcext:value-type="float">
            <text:p>17.730111</text:p>
          </table:table-cell>
          <table:table-cell table:formula="of:=[.$M239]*[.$J$4]*1000" office:value-type="float" office:value="17.730111120613" calcext:value-type="float">
            <text:p>17.730111120613</text:p>
          </table:table-cell>
          <table:table-cell table:formula="of:=[.$M239]*[.$J$5]*1000" office:value-type="float" office:value="17.730111241226" calcext:value-type="float">
            <text:p>17.730111241226</text:p>
          </table:table-cell>
          <table:table-cell table:formula="of:=[.$M239]*[.$J$6]*1000" office:value-type="float" office:value="17.730111361839" calcext:value-type="float">
            <text:p>17.730111361839</text:p>
          </table:table-cell>
          <table:table-cell table:number-columns-repeated="3"/>
          <table:table-cell office:value-type="float" office:value="120.01" calcext:value-type="float">
            <text:p>120.01</text:p>
          </table:table-cell>
          <table:table-cell office:value-type="float" office:value="121.216" calcext:value-type="float">
            <text:p>121.216</text:p>
          </table:table-cell>
          <table:table-cell table:formula="of:=(([.K239]+[.L239])/2) * 0.000000000001" office:value-type="float" office:value="0.000000000120613" calcext:value-type="float">
            <text:p>1.20613E-10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[.$M240]*[.$J$2]*1000" office:value-type="float" office:value="22.141536" calcext:value-type="float">
            <text:p>22.141536</text:p>
          </table:table-cell>
          <table:table-cell table:formula="of:=[.$M240]*[.$J$3]*1000" office:value-type="float" office:value="17.785824" calcext:value-type="float">
            <text:p>17.785824</text:p>
          </table:table-cell>
          <table:table-cell table:formula="of:=[.$M240]*[.$J$3]*1000" office:value-type="float" office:value="17.785824" calcext:value-type="float">
            <text:p>17.785824</text:p>
          </table:table-cell>
          <table:table-cell table:formula="of:=[.$M240]*[.$J$4]*1000" office:value-type="float" office:value="17.785824120992" calcext:value-type="float">
            <text:p>17.785824120992</text:p>
          </table:table-cell>
          <table:table-cell table:formula="of:=[.$M240]*[.$J$5]*1000" office:value-type="float" office:value="17.785824241984" calcext:value-type="float">
            <text:p>17.785824241984</text:p>
          </table:table-cell>
          <table:table-cell table:formula="of:=[.$M240]*[.$J$6]*1000" office:value-type="float" office:value="17.785824362976" calcext:value-type="float">
            <text:p>17.785824362976</text:p>
          </table:table-cell>
          <table:table-cell table:number-columns-repeated="3"/>
          <table:table-cell office:value-type="float" office:value="120.387" calcext:value-type="float">
            <text:p>120.387</text:p>
          </table:table-cell>
          <table:table-cell office:value-type="float" office:value="121.597" calcext:value-type="float">
            <text:p>121.597</text:p>
          </table:table-cell>
          <table:table-cell table:formula="of:=(([.K240]+[.L240])/2) * 0.000000000001" office:value-type="float" office:value="0.000000000120992" calcext:value-type="float">
            <text:p>1.20992E-10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[.$M241]*[.$J$2]*1000" office:value-type="float" office:value="22.1520585" calcext:value-type="float">
            <text:p>22.1520585</text:p>
          </table:table-cell>
          <table:table-cell table:formula="of:=[.$M241]*[.$J$3]*1000" office:value-type="float" office:value="17.7942765" calcext:value-type="float">
            <text:p>17.7942765</text:p>
          </table:table-cell>
          <table:table-cell table:formula="of:=[.$M241]*[.$J$3]*1000" office:value-type="float" office:value="17.7942765" calcext:value-type="float">
            <text:p>17.7942765</text:p>
          </table:table-cell>
          <table:table-cell table:formula="of:=[.$M241]*[.$J$4]*1000" office:value-type="float" office:value="17.7942766210495" calcext:value-type="float">
            <text:p>17.7942766210495</text:p>
          </table:table-cell>
          <table:table-cell table:formula="of:=[.$M241]*[.$J$5]*1000" office:value-type="float" office:value="17.794276742099" calcext:value-type="float">
            <text:p>17.794276742099</text:p>
          </table:table-cell>
          <table:table-cell table:formula="of:=[.$M241]*[.$J$6]*1000" office:value-type="float" office:value="17.7942768631485" calcext:value-type="float">
            <text:p>17.7942768631485</text:p>
          </table:table-cell>
          <table:table-cell table:number-columns-repeated="3"/>
          <table:table-cell office:value-type="float" office:value="120.444" calcext:value-type="float">
            <text:p>120.444</text:p>
          </table:table-cell>
          <table:table-cell office:value-type="float" office:value="121.655" calcext:value-type="float">
            <text:p>121.655</text:p>
          </table:table-cell>
          <table:table-cell table:formula="of:=(([.K241]+[.L241])/2) * 0.000000000001" office:value-type="float" office:value="0.0000000001210495" calcext:value-type="float">
            <text:p>1.210495E-1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[.$M242]*[.$J$2]*1000" office:value-type="float" office:value="22.188933" calcext:value-type="float">
            <text:p>22.188933</text:p>
          </table:table-cell>
          <table:table-cell table:formula="of:=[.$M242]*[.$J$3]*1000" office:value-type="float" office:value="17.823897" calcext:value-type="float">
            <text:p>17.823897</text:p>
          </table:table-cell>
          <table:table-cell table:formula="of:=[.$M242]*[.$J$3]*1000" office:value-type="float" office:value="17.823897" calcext:value-type="float">
            <text:p>17.823897</text:p>
          </table:table-cell>
          <table:table-cell table:formula="of:=[.$M242]*[.$J$4]*1000" office:value-type="float" office:value="17.823897121251" calcext:value-type="float">
            <text:p>17.823897121251</text:p>
          </table:table-cell>
          <table:table-cell table:formula="of:=[.$M242]*[.$J$5]*1000" office:value-type="float" office:value="17.823897242502" calcext:value-type="float">
            <text:p>17.823897242502</text:p>
          </table:table-cell>
          <table:table-cell table:formula="of:=[.$M242]*[.$J$6]*1000" office:value-type="float" office:value="17.823897363753" calcext:value-type="float">
            <text:p>17.823897363753</text:p>
          </table:table-cell>
          <table:table-cell table:number-columns-repeated="3"/>
          <table:table-cell office:value-type="float" office:value="120.645" calcext:value-type="float">
            <text:p>120.645</text:p>
          </table:table-cell>
          <table:table-cell office:value-type="float" office:value="121.857" calcext:value-type="float">
            <text:p>121.857</text:p>
          </table:table-cell>
          <table:table-cell table:formula="of:=(([.K242]+[.L242])/2) * 0.000000000001" office:value-type="float" office:value="0.000000000121251" calcext:value-type="float">
            <text:p>1.21251E-10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[.$M243]*[.$J$2]*1000" office:value-type="float" office:value="22.189116" calcext:value-type="float">
            <text:p>22.189116</text:p>
          </table:table-cell>
          <table:table-cell table:formula="of:=[.$M243]*[.$J$3]*1000" office:value-type="float" office:value="17.824044" calcext:value-type="float">
            <text:p>17.824044</text:p>
          </table:table-cell>
          <table:table-cell table:formula="of:=[.$M243]*[.$J$3]*1000" office:value-type="float" office:value="17.824044" calcext:value-type="float">
            <text:p>17.824044</text:p>
          </table:table-cell>
          <table:table-cell table:formula="of:=[.$M243]*[.$J$4]*1000" office:value-type="float" office:value="17.824044121252" calcext:value-type="float">
            <text:p>17.824044121252</text:p>
          </table:table-cell>
          <table:table-cell table:formula="of:=[.$M243]*[.$J$5]*1000" office:value-type="float" office:value="17.824044242504" calcext:value-type="float">
            <text:p>17.824044242504</text:p>
          </table:table-cell>
          <table:table-cell table:formula="of:=[.$M243]*[.$J$6]*1000" office:value-type="float" office:value="17.824044363756" calcext:value-type="float">
            <text:p>17.824044363756</text:p>
          </table:table-cell>
          <table:table-cell table:number-columns-repeated="3"/>
          <table:table-cell office:value-type="float" office:value="120.646" calcext:value-type="float">
            <text:p>120.646</text:p>
          </table:table-cell>
          <table:table-cell office:value-type="float" office:value="121.858" calcext:value-type="float">
            <text:p>121.858</text:p>
          </table:table-cell>
          <table:table-cell table:formula="of:=(([.K243]+[.L243])/2) * 0.000000000001" office:value-type="float" office:value="0.000000000121252" calcext:value-type="float">
            <text:p>1.21252E-1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[.$M244]*[.$J$2]*1000" office:value-type="float" office:value="22.3090725" calcext:value-type="float">
            <text:p>22.3090725</text:p>
          </table:table-cell>
          <table:table-cell table:formula="of:=[.$M244]*[.$J$3]*1000" office:value-type="float" office:value="17.9204025" calcext:value-type="float">
            <text:p>17.9204025</text:p>
          </table:table-cell>
          <table:table-cell table:formula="of:=[.$M244]*[.$J$3]*1000" office:value-type="float" office:value="17.9204025" calcext:value-type="float">
            <text:p>17.9204025</text:p>
          </table:table-cell>
          <table:table-cell table:formula="of:=[.$M244]*[.$J$4]*1000" office:value-type="float" office:value="17.9204026219075" calcext:value-type="float">
            <text:p>17.9204026219075</text:p>
          </table:table-cell>
          <table:table-cell table:formula="of:=[.$M244]*[.$J$5]*1000" office:value-type="float" office:value="17.920402743815" calcext:value-type="float">
            <text:p>17.920402743815</text:p>
          </table:table-cell>
          <table:table-cell table:formula="of:=[.$M244]*[.$J$6]*1000" office:value-type="float" office:value="17.9204028657225" calcext:value-type="float">
            <text:p>17.9204028657225</text:p>
          </table:table-cell>
          <table:table-cell table:number-columns-repeated="3"/>
          <table:table-cell office:value-type="float" office:value="121.298" calcext:value-type="float">
            <text:p>121.298</text:p>
          </table:table-cell>
          <table:table-cell office:value-type="float" office:value="122.517" calcext:value-type="float">
            <text:p>122.517</text:p>
          </table:table-cell>
          <table:table-cell table:formula="of:=(([.K244]+[.L244])/2) * 0.000000000001" office:value-type="float" office:value="0.0000000001219075" calcext:value-type="float">
            <text:p>1.219075E-1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[.$M245]*[.$J$2]*1000" office:value-type="float" office:value="22.390965" calcext:value-type="float">
            <text:p>22.390965</text:p>
          </table:table-cell>
          <table:table-cell table:formula="of:=[.$M245]*[.$J$3]*1000" office:value-type="float" office:value="17.986185" calcext:value-type="float">
            <text:p>17.986185</text:p>
          </table:table-cell>
          <table:table-cell table:formula="of:=[.$M245]*[.$J$3]*1000" office:value-type="float" office:value="17.986185" calcext:value-type="float">
            <text:p>17.986185</text:p>
          </table:table-cell>
          <table:table-cell table:formula="of:=[.$M245]*[.$J$4]*1000" office:value-type="float" office:value="17.986185122355" calcext:value-type="float">
            <text:p>17.986185122355</text:p>
          </table:table-cell>
          <table:table-cell table:formula="of:=[.$M245]*[.$J$5]*1000" office:value-type="float" office:value="17.98618524471" calcext:value-type="float">
            <text:p>17.98618524471</text:p>
          </table:table-cell>
          <table:table-cell table:formula="of:=[.$M245]*[.$J$6]*1000" office:value-type="float" office:value="17.986185367065" calcext:value-type="float">
            <text:p>17.986185367065</text:p>
          </table:table-cell>
          <table:table-cell table:number-columns-repeated="3"/>
          <table:table-cell office:value-type="float" office:value="121.743" calcext:value-type="float">
            <text:p>121.743</text:p>
          </table:table-cell>
          <table:table-cell office:value-type="float" office:value="122.967" calcext:value-type="float">
            <text:p>122.967</text:p>
          </table:table-cell>
          <table:table-cell table:formula="of:=(([.K245]+[.L245])/2) * 0.000000000001" office:value-type="float" office:value="0.000000000122355" calcext:value-type="float">
            <text:p>1.22355E-1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formula="of:=[.$M246]*[.$J$2]*1000" office:value-type="float" office:value="22.424088" calcext:value-type="float">
            <text:p>22.424088</text:p>
          </table:table-cell>
          <table:table-cell table:formula="of:=[.$M246]*[.$J$3]*1000" office:value-type="float" office:value="18.012792" calcext:value-type="float">
            <text:p>18.012792</text:p>
          </table:table-cell>
          <table:table-cell table:formula="of:=[.$M246]*[.$J$3]*1000" office:value-type="float" office:value="18.012792" calcext:value-type="float">
            <text:p>18.012792</text:p>
          </table:table-cell>
          <table:table-cell table:formula="of:=[.$M246]*[.$J$4]*1000" office:value-type="float" office:value="18.012792122536" calcext:value-type="float">
            <text:p>18.012792122536</text:p>
          </table:table-cell>
          <table:table-cell table:formula="of:=[.$M246]*[.$J$5]*1000" office:value-type="float" office:value="18.012792245072" calcext:value-type="float">
            <text:p>18.012792245072</text:p>
          </table:table-cell>
          <table:table-cell table:formula="of:=[.$M246]*[.$J$6]*1000" office:value-type="float" office:value="18.012792367608" calcext:value-type="float">
            <text:p>18.012792367608</text:p>
          </table:table-cell>
          <table:table-cell table:number-columns-repeated="3"/>
          <table:table-cell office:value-type="float" office:value="121.923" calcext:value-type="float">
            <text:p>121.923</text:p>
          </table:table-cell>
          <table:table-cell office:value-type="float" office:value="123.149" calcext:value-type="float">
            <text:p>123.149</text:p>
          </table:table-cell>
          <table:table-cell table:formula="of:=(([.K246]+[.L246])/2) * 0.000000000001" office:value-type="float" office:value="0.000000000122536" calcext:value-type="float">
            <text:p>1.22536E-1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formula="of:=[.$M247]*[.$J$2]*1000" office:value-type="float" office:value="22.440375" calcext:value-type="float">
            <text:p>22.440375</text:p>
          </table:table-cell>
          <table:table-cell table:formula="of:=[.$M247]*[.$J$3]*1000" office:value-type="float" office:value="18.025875" calcext:value-type="float">
            <text:p>18.025875</text:p>
          </table:table-cell>
          <table:table-cell table:formula="of:=[.$M247]*[.$J$3]*1000" office:value-type="float" office:value="18.025875" calcext:value-type="float">
            <text:p>18.025875</text:p>
          </table:table-cell>
          <table:table-cell table:formula="of:=[.$M247]*[.$J$4]*1000" office:value-type="float" office:value="18.025875122625" calcext:value-type="float">
            <text:p>18.025875122625</text:p>
          </table:table-cell>
          <table:table-cell table:formula="of:=[.$M247]*[.$J$5]*1000" office:value-type="float" office:value="18.02587524525" calcext:value-type="float">
            <text:p>18.02587524525</text:p>
          </table:table-cell>
          <table:table-cell table:formula="of:=[.$M247]*[.$J$6]*1000" office:value-type="float" office:value="18.025875367875" calcext:value-type="float">
            <text:p>18.025875367875</text:p>
          </table:table-cell>
          <table:table-cell table:number-columns-repeated="3"/>
          <table:table-cell office:value-type="float" office:value="122.012" calcext:value-type="float">
            <text:p>122.012</text:p>
          </table:table-cell>
          <table:table-cell office:value-type="float" office:value="123.238" calcext:value-type="float">
            <text:p>123.238</text:p>
          </table:table-cell>
          <table:table-cell table:formula="of:=(([.K247]+[.L247])/2) * 0.000000000001" office:value-type="float" office:value="0.000000000122625" calcext:value-type="float">
            <text:p>1.22625E-1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formula="of:=[.$M248]*[.$J$2]*1000" office:value-type="float" office:value="22.444767" calcext:value-type="float">
            <text:p>22.444767</text:p>
          </table:table-cell>
          <table:table-cell table:formula="of:=[.$M248]*[.$J$3]*1000" office:value-type="float" office:value="18.029403" calcext:value-type="float">
            <text:p>18.029403</text:p>
          </table:table-cell>
          <table:table-cell table:formula="of:=[.$M248]*[.$J$3]*1000" office:value-type="float" office:value="18.029403" calcext:value-type="float">
            <text:p>18.029403</text:p>
          </table:table-cell>
          <table:table-cell table:formula="of:=[.$M248]*[.$J$4]*1000" office:value-type="float" office:value="18.029403122649" calcext:value-type="float">
            <text:p>18.029403122649</text:p>
          </table:table-cell>
          <table:table-cell table:formula="of:=[.$M248]*[.$J$5]*1000" office:value-type="float" office:value="18.029403245298" calcext:value-type="float">
            <text:p>18.029403245298</text:p>
          </table:table-cell>
          <table:table-cell table:formula="of:=[.$M248]*[.$J$6]*1000" office:value-type="float" office:value="18.029403367947" calcext:value-type="float">
            <text:p>18.029403367947</text:p>
          </table:table-cell>
          <table:table-cell table:number-columns-repeated="3"/>
          <table:table-cell office:value-type="float" office:value="122.036" calcext:value-type="float">
            <text:p>122.036</text:p>
          </table:table-cell>
          <table:table-cell office:value-type="float" office:value="123.262" calcext:value-type="float">
            <text:p>123.262</text:p>
          </table:table-cell>
          <table:table-cell table:formula="of:=(([.K248]+[.L248])/2) * 0.000000000001" office:value-type="float" office:value="0.000000000122649" calcext:value-type="float">
            <text:p>1.22649E-1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[.$M249]*[.$J$2]*1000" office:value-type="float" office:value="22.6115715" calcext:value-type="float">
            <text:p>22.6115715</text:p>
          </table:table-cell>
          <table:table-cell table:formula="of:=[.$M249]*[.$J$3]*1000" office:value-type="float" office:value="18.1633935" calcext:value-type="float">
            <text:p>18.1633935</text:p>
          </table:table-cell>
          <table:table-cell table:formula="of:=[.$M249]*[.$J$3]*1000" office:value-type="float" office:value="18.1633935" calcext:value-type="float">
            <text:p>18.1633935</text:p>
          </table:table-cell>
          <table:table-cell table:formula="of:=[.$M249]*[.$J$4]*1000" office:value-type="float" office:value="18.1633936235605" calcext:value-type="float">
            <text:p>18.1633936235605</text:p>
          </table:table-cell>
          <table:table-cell table:formula="of:=[.$M249]*[.$J$5]*1000" office:value-type="float" office:value="18.163393747121" calcext:value-type="float">
            <text:p>18.163393747121</text:p>
          </table:table-cell>
          <table:table-cell table:formula="of:=[.$M249]*[.$J$6]*1000" office:value-type="float" office:value="18.1633938706815" calcext:value-type="float">
            <text:p>18.1633938706815</text:p>
          </table:table-cell>
          <table:table-cell table:number-columns-repeated="3"/>
          <table:table-cell office:value-type="float" office:value="122.943" calcext:value-type="float">
            <text:p>122.943</text:p>
          </table:table-cell>
          <table:table-cell office:value-type="float" office:value="124.178" calcext:value-type="float">
            <text:p>124.178</text:p>
          </table:table-cell>
          <table:table-cell table:formula="of:=(([.K249]+[.L249])/2) * 0.000000000001" office:value-type="float" office:value="0.0000000001235605" calcext:value-type="float">
            <text:p>1.235605E-1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.$M250]*[.$J$2]*1000" office:value-type="float" office:value="22.7059995" calcext:value-type="float">
            <text:p>22.7059995</text:p>
          </table:table-cell>
          <table:table-cell table:formula="of:=[.$M250]*[.$J$3]*1000" office:value-type="float" office:value="18.2392455" calcext:value-type="float">
            <text:p>18.2392455</text:p>
          </table:table-cell>
          <table:table-cell table:formula="of:=[.$M250]*[.$J$3]*1000" office:value-type="float" office:value="18.2392455" calcext:value-type="float">
            <text:p>18.2392455</text:p>
          </table:table-cell>
          <table:table-cell table:formula="of:=[.$M250]*[.$J$4]*1000" office:value-type="float" office:value="18.2392456240765" calcext:value-type="float">
            <text:p>18.2392456240765</text:p>
          </table:table-cell>
          <table:table-cell table:formula="of:=[.$M250]*[.$J$5]*1000" office:value-type="float" office:value="18.239245748153" calcext:value-type="float">
            <text:p>18.239245748153</text:p>
          </table:table-cell>
          <table:table-cell table:formula="of:=[.$M250]*[.$J$6]*1000" office:value-type="float" office:value="18.2392458722295" calcext:value-type="float">
            <text:p>18.2392458722295</text:p>
          </table:table-cell>
          <table:table-cell table:number-columns-repeated="3"/>
          <table:table-cell office:value-type="float" office:value="123.456" calcext:value-type="float">
            <text:p>123.456</text:p>
          </table:table-cell>
          <table:table-cell office:value-type="float" office:value="124.697" calcext:value-type="float">
            <text:p>124.697</text:p>
          </table:table-cell>
          <table:table-cell table:formula="of:=(([.K250]+[.L250])/2) * 0.000000000001" office:value-type="float" office:value="0.0000000001240765" calcext:value-type="float">
            <text:p>1.240765E-10</text:p>
          </table:table-cell>
        </table:table-row>
        <table:table-row table:style-name="ro1">
          <table:table-cell office:value-type="string" calcext:value-type="string">
            <text:p>AB7</text:p>
          </table:table-cell>
          <table:table-cell table:formula="of:=[.$M251]*[.$J$2]*1000" office:value-type="float" office:value="22.808754" calcext:value-type="float">
            <text:p>22.808754</text:p>
          </table:table-cell>
          <table:table-cell table:formula="of:=[.$M251]*[.$J$3]*1000" office:value-type="float" office:value="18.321786" calcext:value-type="float">
            <text:p>18.321786</text:p>
          </table:table-cell>
          <table:table-cell table:formula="of:=[.$M251]*[.$J$3]*1000" office:value-type="float" office:value="18.321786" calcext:value-type="float">
            <text:p>18.321786</text:p>
          </table:table-cell>
          <table:table-cell table:formula="of:=[.$M251]*[.$J$4]*1000" office:value-type="float" office:value="18.321786124638" calcext:value-type="float">
            <text:p>18.321786124638</text:p>
          </table:table-cell>
          <table:table-cell table:formula="of:=[.$M251]*[.$J$5]*1000" office:value-type="float" office:value="18.321786249276" calcext:value-type="float">
            <text:p>18.321786249276</text:p>
          </table:table-cell>
          <table:table-cell table:formula="of:=[.$M251]*[.$J$6]*1000" office:value-type="float" office:value="18.321786373914" calcext:value-type="float">
            <text:p>18.321786373914</text:p>
          </table:table-cell>
          <table:table-cell table:number-columns-repeated="3"/>
          <table:table-cell office:value-type="float" office:value="124.015" calcext:value-type="float">
            <text:p>124.015</text:p>
          </table:table-cell>
          <table:table-cell office:value-type="float" office:value="125.261" calcext:value-type="float">
            <text:p>125.261</text:p>
          </table:table-cell>
          <table:table-cell table:formula="of:=(([.K251]+[.L251])/2) * 0.000000000001" office:value-type="float" office:value="0.000000000124638" calcext:value-type="float">
            <text:p>1.24638E-10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table:formula="of:=[.$M252]*[.$J$2]*1000" office:value-type="float" office:value="22.8280605" calcext:value-type="float">
            <text:p>22.8280605</text:p>
          </table:table-cell>
          <table:table-cell table:formula="of:=[.$M252]*[.$J$3]*1000" office:value-type="float" office:value="18.3372945" calcext:value-type="float">
            <text:p>18.3372945</text:p>
          </table:table-cell>
          <table:table-cell table:formula="of:=[.$M252]*[.$J$3]*1000" office:value-type="float" office:value="18.3372945" calcext:value-type="float">
            <text:p>18.3372945</text:p>
          </table:table-cell>
          <table:table-cell table:formula="of:=[.$M252]*[.$J$4]*1000" office:value-type="float" office:value="18.3372946247435" calcext:value-type="float">
            <text:p>18.3372946247435</text:p>
          </table:table-cell>
          <table:table-cell table:formula="of:=[.$M252]*[.$J$5]*1000" office:value-type="float" office:value="18.337294749487" calcext:value-type="float">
            <text:p>18.337294749487</text:p>
          </table:table-cell>
          <table:table-cell table:formula="of:=[.$M252]*[.$J$6]*1000" office:value-type="float" office:value="18.3372948742305" calcext:value-type="float">
            <text:p>18.3372948742305</text:p>
          </table:table-cell>
          <table:table-cell table:number-columns-repeated="3"/>
          <table:table-cell office:value-type="float" office:value="124.12" calcext:value-type="float">
            <text:p>124.12</text:p>
          </table:table-cell>
          <table:table-cell office:value-type="float" office:value="125.367" calcext:value-type="float">
            <text:p>125.367</text:p>
          </table:table-cell>
          <table:table-cell table:formula="of:=(([.K252]+[.L252])/2) * 0.000000000001" office:value-type="float" office:value="0.0000000001247435" calcext:value-type="float">
            <text:p>1.247435E-10</text:p>
          </table:table-cell>
        </table:table-row>
        <table:table-row table:style-name="ro1">
          <table:table-cell office:value-type="string" calcext:value-type="string">
            <text:p>V19</text:p>
          </table:table-cell>
          <table:table-cell table:formula="of:=[.$M253]*[.$J$2]*1000" office:value-type="float" office:value="23.3959095" calcext:value-type="float">
            <text:p>23.3959095</text:p>
          </table:table-cell>
          <table:table-cell table:formula="of:=[.$M253]*[.$J$3]*1000" office:value-type="float" office:value="18.7934355" calcext:value-type="float">
            <text:p>18.7934355</text:p>
          </table:table-cell>
          <table:table-cell table:formula="of:=[.$M253]*[.$J$3]*1000" office:value-type="float" office:value="18.7934355" calcext:value-type="float">
            <text:p>18.7934355</text:p>
          </table:table-cell>
          <table:table-cell table:formula="of:=[.$M253]*[.$J$4]*1000" office:value-type="float" office:value="18.7934356278465" calcext:value-type="float">
            <text:p>18.7934356278465</text:p>
          </table:table-cell>
          <table:table-cell table:formula="of:=[.$M253]*[.$J$5]*1000" office:value-type="float" office:value="18.793435755693" calcext:value-type="float">
            <text:p>18.793435755693</text:p>
          </table:table-cell>
          <table:table-cell table:formula="of:=[.$M253]*[.$J$6]*1000" office:value-type="float" office:value="18.7934358835395" calcext:value-type="float">
            <text:p>18.7934358835395</text:p>
          </table:table-cell>
          <table:table-cell table:number-columns-repeated="3"/>
          <table:table-cell office:value-type="float" office:value="127.207" calcext:value-type="float">
            <text:p>127.207</text:p>
          </table:table-cell>
          <table:table-cell office:value-type="float" office:value="128.486" calcext:value-type="float">
            <text:p>128.486</text:p>
          </table:table-cell>
          <table:table-cell table:formula="of:=(([.K253]+[.L253])/2) * 0.000000000001" office:value-type="float" office:value="0.0000000001278465" calcext:value-type="float">
            <text:p>1.278465E-1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.$M254]*[.$J$2]*1000" office:value-type="float" office:value="23.7379365" calcext:value-type="float">
            <text:p>23.7379365</text:p>
          </table:table-cell>
          <table:table-cell table:formula="of:=[.$M254]*[.$J$3]*1000" office:value-type="float" office:value="19.0681785" calcext:value-type="float">
            <text:p>19.0681785</text:p>
          </table:table-cell>
          <table:table-cell table:formula="of:=[.$M254]*[.$J$3]*1000" office:value-type="float" office:value="19.0681785" calcext:value-type="float">
            <text:p>19.0681785</text:p>
          </table:table-cell>
          <table:table-cell table:formula="of:=[.$M254]*[.$J$4]*1000" office:value-type="float" office:value="19.0681786297155" calcext:value-type="float">
            <text:p>19.0681786297155</text:p>
          </table:table-cell>
          <table:table-cell table:formula="of:=[.$M254]*[.$J$5]*1000" office:value-type="float" office:value="19.068178759431" calcext:value-type="float">
            <text:p>19.068178759431</text:p>
          </table:table-cell>
          <table:table-cell table:formula="of:=[.$M254]*[.$J$6]*1000" office:value-type="float" office:value="19.0681788891465" calcext:value-type="float">
            <text:p>19.0681788891465</text:p>
          </table:table-cell>
          <table:table-cell table:number-columns-repeated="3"/>
          <table:table-cell office:value-type="float" office:value="129.067" calcext:value-type="float">
            <text:p>129.067</text:p>
          </table:table-cell>
          <table:table-cell office:value-type="float" office:value="130.364" calcext:value-type="float">
            <text:p>130.364</text:p>
          </table:table-cell>
          <table:table-cell table:formula="of:=(([.K254]+[.L254])/2) * 0.000000000001" office:value-type="float" office:value="0.0000000001297155" calcext:value-type="float">
            <text:p>1.297155E-10</text:p>
          </table:table-cell>
        </table:table-row>
        <table:table-row table:style-name="ro1">
          <table:table-cell office:value-type="string" calcext:value-type="string">
            <text:p>V17</text:p>
          </table:table-cell>
          <table:table-cell table:formula="of:=[.$M255]*[.$J$2]*1000" office:value-type="float" office:value="23.751936" calcext:value-type="float">
            <text:p>23.751936</text:p>
          </table:table-cell>
          <table:table-cell table:formula="of:=[.$M255]*[.$J$3]*1000" office:value-type="float" office:value="19.079424" calcext:value-type="float">
            <text:p>19.079424</text:p>
          </table:table-cell>
          <table:table-cell table:formula="of:=[.$M255]*[.$J$3]*1000" office:value-type="float" office:value="19.079424" calcext:value-type="float">
            <text:p>19.079424</text:p>
          </table:table-cell>
          <table:table-cell table:formula="of:=[.$M255]*[.$J$4]*1000" office:value-type="float" office:value="19.079424129792" calcext:value-type="float">
            <text:p>19.079424129792</text:p>
          </table:table-cell>
          <table:table-cell table:formula="of:=[.$M255]*[.$J$5]*1000" office:value-type="float" office:value="19.079424259584" calcext:value-type="float">
            <text:p>19.079424259584</text:p>
          </table:table-cell>
          <table:table-cell table:formula="of:=[.$M255]*[.$J$6]*1000" office:value-type="float" office:value="19.079424389376" calcext:value-type="float">
            <text:p>19.079424389376</text:p>
          </table:table-cell>
          <table:table-cell table:number-columns-repeated="3"/>
          <table:table-cell office:value-type="float" office:value="129.143" calcext:value-type="float">
            <text:p>129.143</text:p>
          </table:table-cell>
          <table:table-cell office:value-type="float" office:value="130.441" calcext:value-type="float">
            <text:p>130.441</text:p>
          </table:table-cell>
          <table:table-cell table:formula="of:=(([.K255]+[.L255])/2) * 0.000000000001" office:value-type="float" office:value="0.000000000129792" calcext:value-type="float">
            <text:p>1.29792E-10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table:formula="of:=[.$M256]*[.$J$2]*1000" office:value-type="float" office:value="23.7703275" calcext:value-type="float">
            <text:p>23.7703275</text:p>
          </table:table-cell>
          <table:table-cell table:formula="of:=[.$M256]*[.$J$3]*1000" office:value-type="float" office:value="19.0941975" calcext:value-type="float">
            <text:p>19.0941975</text:p>
          </table:table-cell>
          <table:table-cell table:formula="of:=[.$M256]*[.$J$3]*1000" office:value-type="float" office:value="19.0941975" calcext:value-type="float">
            <text:p>19.0941975</text:p>
          </table:table-cell>
          <table:table-cell table:formula="of:=[.$M256]*[.$J$4]*1000" office:value-type="float" office:value="19.0941976298925" calcext:value-type="float">
            <text:p>19.0941976298925</text:p>
          </table:table-cell>
          <table:table-cell table:formula="of:=[.$M256]*[.$J$5]*1000" office:value-type="float" office:value="19.094197759785" calcext:value-type="float">
            <text:p>19.094197759785</text:p>
          </table:table-cell>
          <table:table-cell table:formula="of:=[.$M256]*[.$J$6]*1000" office:value-type="float" office:value="19.0941978896775" calcext:value-type="float">
            <text:p>19.0941978896775</text:p>
          </table:table-cell>
          <table:table-cell table:number-columns-repeated="3"/>
          <table:table-cell office:value-type="float" office:value="129.243" calcext:value-type="float">
            <text:p>129.243</text:p>
          </table:table-cell>
          <table:table-cell office:value-type="float" office:value="130.542" calcext:value-type="float">
            <text:p>130.542</text:p>
          </table:table-cell>
          <table:table-cell table:formula="of:=(([.K256]+[.L256])/2) * 0.000000000001" office:value-type="float" office:value="0.0000000001298925" calcext:value-type="float">
            <text:p>1.298925E-10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[.$M257]*[.$J$2]*1000" office:value-type="float" office:value="23.973915" calcext:value-type="float">
            <text:p>23.973915</text:p>
          </table:table-cell>
          <table:table-cell table:formula="of:=[.$M257]*[.$J$3]*1000" office:value-type="float" office:value="19.257735" calcext:value-type="float">
            <text:p>19.257735</text:p>
          </table:table-cell>
          <table:table-cell table:formula="of:=[.$M257]*[.$J$3]*1000" office:value-type="float" office:value="19.257735" calcext:value-type="float">
            <text:p>19.257735</text:p>
          </table:table-cell>
          <table:table-cell table:formula="of:=[.$M257]*[.$J$4]*1000" office:value-type="float" office:value="19.257735131005" calcext:value-type="float">
            <text:p>19.257735131005</text:p>
          </table:table-cell>
          <table:table-cell table:formula="of:=[.$M257]*[.$J$5]*1000" office:value-type="float" office:value="19.25773526201" calcext:value-type="float">
            <text:p>19.25773526201</text:p>
          </table:table-cell>
          <table:table-cell table:formula="of:=[.$M257]*[.$J$6]*1000" office:value-type="float" office:value="19.257735393015" calcext:value-type="float">
            <text:p>19.257735393015</text:p>
          </table:table-cell>
          <table:table-cell table:number-columns-repeated="3"/>
          <table:table-cell office:value-type="float" office:value="130.35" calcext:value-type="float">
            <text:p>130.35</text:p>
          </table:table-cell>
          <table:table-cell office:value-type="float" office:value="131.66" calcext:value-type="float">
            <text:p>131.66</text:p>
          </table:table-cell>
          <table:table-cell table:formula="of:=(([.K257]+[.L257])/2) * 0.000000000001" office:value-type="float" office:value="0.000000000131005" calcext:value-type="float">
            <text:p>1.31005E-10</text:p>
          </table:table-cell>
        </table:table-row>
        <table:table-row table:style-name="ro1">
          <table:table-cell office:value-type="string" calcext:value-type="string">
            <text:p>W17</text:p>
          </table:table-cell>
          <table:table-cell table:formula="of:=[.$M258]*[.$J$2]*1000" office:value-type="float" office:value="23.9857185" calcext:value-type="float">
            <text:p>23.9857185</text:p>
          </table:table-cell>
          <table:table-cell table:formula="of:=[.$M258]*[.$J$3]*1000" office:value-type="float" office:value="19.2672165" calcext:value-type="float">
            <text:p>19.2672165</text:p>
          </table:table-cell>
          <table:table-cell table:formula="of:=[.$M258]*[.$J$3]*1000" office:value-type="float" office:value="19.2672165" calcext:value-type="float">
            <text:p>19.2672165</text:p>
          </table:table-cell>
          <table:table-cell table:formula="of:=[.$M258]*[.$J$4]*1000" office:value-type="float" office:value="19.2672166310695" calcext:value-type="float">
            <text:p>19.2672166310695</text:p>
          </table:table-cell>
          <table:table-cell table:formula="of:=[.$M258]*[.$J$5]*1000" office:value-type="float" office:value="19.267216762139" calcext:value-type="float">
            <text:p>19.267216762139</text:p>
          </table:table-cell>
          <table:table-cell table:formula="of:=[.$M258]*[.$J$6]*1000" office:value-type="float" office:value="19.2672168932085" calcext:value-type="float">
            <text:p>19.2672168932085</text:p>
          </table:table-cell>
          <table:table-cell table:number-columns-repeated="3"/>
          <table:table-cell office:value-type="float" office:value="130.414" calcext:value-type="float">
            <text:p>130.414</text:p>
          </table:table-cell>
          <table:table-cell office:value-type="float" office:value="131.725" calcext:value-type="float">
            <text:p>131.725</text:p>
          </table:table-cell>
          <table:table-cell table:formula="of:=(([.K258]+[.L258])/2) * 0.000000000001" office:value-type="float" office:value="0.0000000001310695" calcext:value-type="float">
            <text:p>1.310695E-10</text:p>
          </table:table-cell>
        </table:table-row>
        <table:table-row table:style-name="ro1">
          <table:table-cell office:value-type="string" calcext:value-type="string">
            <text:p>Y16</text:p>
          </table:table-cell>
          <table:table-cell table:formula="of:=[.$M259]*[.$J$2]*1000" office:value-type="float" office:value="24.3515355" calcext:value-type="float">
            <text:p>24.3515355</text:p>
          </table:table-cell>
          <table:table-cell table:formula="of:=[.$M259]*[.$J$3]*1000" office:value-type="float" office:value="19.5610695" calcext:value-type="float">
            <text:p>19.5610695</text:p>
          </table:table-cell>
          <table:table-cell table:formula="of:=[.$M259]*[.$J$3]*1000" office:value-type="float" office:value="19.5610695" calcext:value-type="float">
            <text:p>19.5610695</text:p>
          </table:table-cell>
          <table:table-cell table:formula="of:=[.$M259]*[.$J$4]*1000" office:value-type="float" office:value="19.5610696330685" calcext:value-type="float">
            <text:p>19.5610696330685</text:p>
          </table:table-cell>
          <table:table-cell table:formula="of:=[.$M259]*[.$J$5]*1000" office:value-type="float" office:value="19.561069766137" calcext:value-type="float">
            <text:p>19.561069766137</text:p>
          </table:table-cell>
          <table:table-cell table:formula="of:=[.$M259]*[.$J$6]*1000" office:value-type="float" office:value="19.5610698992055" calcext:value-type="float">
            <text:p>19.5610698992055</text:p>
          </table:table-cell>
          <table:table-cell table:number-columns-repeated="3"/>
          <table:table-cell office:value-type="float" office:value="132.403" calcext:value-type="float">
            <text:p>132.403</text:p>
          </table:table-cell>
          <table:table-cell office:value-type="float" office:value="133.734" calcext:value-type="float">
            <text:p>133.734</text:p>
          </table:table-cell>
          <table:table-cell table:formula="of:=(([.K259]+[.L259])/2) * 0.000000000001" office:value-type="float" office:value="0.0000000001330685" calcext:value-type="float">
            <text:p>1.330685E-10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table:formula="of:=[.$M260]*[.$J$2]*1000" office:value-type="float" office:value="24.479178" calcext:value-type="float">
            <text:p>24.479178</text:p>
          </table:table-cell>
          <table:table-cell table:formula="of:=[.$M260]*[.$J$3]*1000" office:value-type="float" office:value="19.663602" calcext:value-type="float">
            <text:p>19.663602</text:p>
          </table:table-cell>
          <table:table-cell table:formula="of:=[.$M260]*[.$J$3]*1000" office:value-type="float" office:value="19.663602" calcext:value-type="float">
            <text:p>19.663602</text:p>
          </table:table-cell>
          <table:table-cell table:formula="of:=[.$M260]*[.$J$4]*1000" office:value-type="float" office:value="19.663602133766" calcext:value-type="float">
            <text:p>19.663602133766</text:p>
          </table:table-cell>
          <table:table-cell table:formula="of:=[.$M260]*[.$J$5]*1000" office:value-type="float" office:value="19.663602267532" calcext:value-type="float">
            <text:p>19.663602267532</text:p>
          </table:table-cell>
          <table:table-cell table:formula="of:=[.$M260]*[.$J$6]*1000" office:value-type="float" office:value="19.663602401298" calcext:value-type="float">
            <text:p>19.663602401298</text:p>
          </table:table-cell>
          <table:table-cell table:number-columns-repeated="3"/>
          <table:table-cell office:value-type="float" office:value="133.097" calcext:value-type="float">
            <text:p>133.097</text:p>
          </table:table-cell>
          <table:table-cell office:value-type="float" office:value="134.435" calcext:value-type="float">
            <text:p>134.435</text:p>
          </table:table-cell>
          <table:table-cell table:formula="of:=(([.K260]+[.L260])/2) * 0.000000000001" office:value-type="float" office:value="0.000000000133766" calcext:value-type="float">
            <text:p>1.33766E-10</text:p>
          </table:table-cell>
        </table:table-row>
        <table:table-row table:style-name="ro1">
          <table:table-cell office:value-type="string" calcext:value-type="string">
            <text:p>AA16</text:p>
          </table:table-cell>
          <table:table-cell table:formula="of:=[.$M261]*[.$J$2]*1000" office:value-type="float" office:value="24.487413" calcext:value-type="float">
            <text:p>24.487413</text:p>
          </table:table-cell>
          <table:table-cell table:formula="of:=[.$M261]*[.$J$3]*1000" office:value-type="float" office:value="19.670217" calcext:value-type="float">
            <text:p>19.670217</text:p>
          </table:table-cell>
          <table:table-cell table:formula="of:=[.$M261]*[.$J$3]*1000" office:value-type="float" office:value="19.670217" calcext:value-type="float">
            <text:p>19.670217</text:p>
          </table:table-cell>
          <table:table-cell table:formula="of:=[.$M261]*[.$J$4]*1000" office:value-type="float" office:value="19.670217133811" calcext:value-type="float">
            <text:p>19.670217133811</text:p>
          </table:table-cell>
          <table:table-cell table:formula="of:=[.$M261]*[.$J$5]*1000" office:value-type="float" office:value="19.670217267622" calcext:value-type="float">
            <text:p>19.670217267622</text:p>
          </table:table-cell>
          <table:table-cell table:formula="of:=[.$M261]*[.$J$6]*1000" office:value-type="float" office:value="19.670217401433" calcext:value-type="float">
            <text:p>19.670217401433</text:p>
          </table:table-cell>
          <table:table-cell table:number-columns-repeated="3"/>
          <table:table-cell office:value-type="float" office:value="133.142" calcext:value-type="float">
            <text:p>133.142</text:p>
          </table:table-cell>
          <table:table-cell office:value-type="float" office:value="134.48" calcext:value-type="float">
            <text:p>134.48</text:p>
          </table:table-cell>
          <table:table-cell table:formula="of:=(([.K261]+[.L261])/2) * 0.000000000001" office:value-type="float" office:value="0.000000000133811" calcext:value-type="float">
            <text:p>1.33811E-1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formula="of:=[.$M262]*[.$J$2]*1000" office:value-type="float" office:value="24.488511" calcext:value-type="float">
            <text:p>24.488511</text:p>
          </table:table-cell>
          <table:table-cell table:formula="of:=[.$M262]*[.$J$3]*1000" office:value-type="float" office:value="19.671099" calcext:value-type="float">
            <text:p>19.671099</text:p>
          </table:table-cell>
          <table:table-cell table:formula="of:=[.$M262]*[.$J$3]*1000" office:value-type="float" office:value="19.671099" calcext:value-type="float">
            <text:p>19.671099</text:p>
          </table:table-cell>
          <table:table-cell table:formula="of:=[.$M262]*[.$J$4]*1000" office:value-type="float" office:value="19.671099133817" calcext:value-type="float">
            <text:p>19.671099133817</text:p>
          </table:table-cell>
          <table:table-cell table:formula="of:=[.$M262]*[.$J$5]*1000" office:value-type="float" office:value="19.671099267634" calcext:value-type="float">
            <text:p>19.671099267634</text:p>
          </table:table-cell>
          <table:table-cell table:formula="of:=[.$M262]*[.$J$6]*1000" office:value-type="float" office:value="19.671099401451" calcext:value-type="float">
            <text:p>19.671099401451</text:p>
          </table:table-cell>
          <table:table-cell table:number-columns-repeated="3"/>
          <table:table-cell office:value-type="float" office:value="133.148" calcext:value-type="float">
            <text:p>133.148</text:p>
          </table:table-cell>
          <table:table-cell office:value-type="float" office:value="134.486" calcext:value-type="float">
            <text:p>134.486</text:p>
          </table:table-cell>
          <table:table-cell table:formula="of:=(([.K262]+[.L262])/2) * 0.000000000001" office:value-type="float" office:value="0.000000000133817" calcext:value-type="float">
            <text:p>1.33817E-10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table:formula="of:=[.$M263]*[.$J$2]*1000" office:value-type="float" office:value="24.5828475" calcext:value-type="float">
            <text:p>24.5828475</text:p>
          </table:table-cell>
          <table:table-cell table:formula="of:=[.$M263]*[.$J$3]*1000" office:value-type="float" office:value="19.7468775" calcext:value-type="float">
            <text:p>19.7468775</text:p>
          </table:table-cell>
          <table:table-cell table:formula="of:=[.$M263]*[.$J$3]*1000" office:value-type="float" office:value="19.7468775" calcext:value-type="float">
            <text:p>19.7468775</text:p>
          </table:table-cell>
          <table:table-cell table:formula="of:=[.$M263]*[.$J$4]*1000" office:value-type="float" office:value="19.7468776343325" calcext:value-type="float">
            <text:p>19.7468776343325</text:p>
          </table:table-cell>
          <table:table-cell table:formula="of:=[.$M263]*[.$J$5]*1000" office:value-type="float" office:value="19.746877768665" calcext:value-type="float">
            <text:p>19.746877768665</text:p>
          </table:table-cell>
          <table:table-cell table:formula="of:=[.$M263]*[.$J$6]*1000" office:value-type="float" office:value="19.7468779029975" calcext:value-type="float">
            <text:p>19.7468779029975</text:p>
          </table:table-cell>
          <table:table-cell table:number-columns-repeated="3"/>
          <table:table-cell office:value-type="float" office:value="133.661" calcext:value-type="float">
            <text:p>133.661</text:p>
          </table:table-cell>
          <table:table-cell office:value-type="float" office:value="135.004" calcext:value-type="float">
            <text:p>135.004</text:p>
          </table:table-cell>
          <table:table-cell table:formula="of:=(([.K263]+[.L263])/2) * 0.000000000001" office:value-type="float" office:value="0.0000000001343325" calcext:value-type="float">
            <text:p>1.343325E-10</text:p>
          </table:table-cell>
        </table:table-row>
        <table:table-row table:style-name="ro1">
          <table:table-cell office:value-type="string" calcext:value-type="string">
            <text:p>AB17</text:p>
          </table:table-cell>
          <table:table-cell table:formula="of:=[.$M264]*[.$J$2]*1000" office:value-type="float" office:value="24.728973" calcext:value-type="float">
            <text:p>24.728973</text:p>
          </table:table-cell>
          <table:table-cell table:formula="of:=[.$M264]*[.$J$3]*1000" office:value-type="float" office:value="19.864257" calcext:value-type="float">
            <text:p>19.864257</text:p>
          </table:table-cell>
          <table:table-cell table:formula="of:=[.$M264]*[.$J$3]*1000" office:value-type="float" office:value="19.864257" calcext:value-type="float">
            <text:p>19.864257</text:p>
          </table:table-cell>
          <table:table-cell table:formula="of:=[.$M264]*[.$J$4]*1000" office:value-type="float" office:value="19.864257135131" calcext:value-type="float">
            <text:p>19.864257135131</text:p>
          </table:table-cell>
          <table:table-cell table:formula="of:=[.$M264]*[.$J$5]*1000" office:value-type="float" office:value="19.864257270262" calcext:value-type="float">
            <text:p>19.864257270262</text:p>
          </table:table-cell>
          <table:table-cell table:formula="of:=[.$M264]*[.$J$6]*1000" office:value-type="float" office:value="19.864257405393" calcext:value-type="float">
            <text:p>19.864257405393</text:p>
          </table:table-cell>
          <table:table-cell table:number-columns-repeated="3"/>
          <table:table-cell office:value-type="float" office:value="134.455" calcext:value-type="float">
            <text:p>134.455</text:p>
          </table:table-cell>
          <table:table-cell office:value-type="float" office:value="135.807" calcext:value-type="float">
            <text:p>135.807</text:p>
          </table:table-cell>
          <table:table-cell table:formula="of:=(([.K264]+[.L264])/2) * 0.000000000001" office:value-type="float" office:value="0.000000000135131" calcext:value-type="float">
            <text:p>1.35131E-10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table:formula="of:=[.$M265]*[.$J$2]*1000" office:value-type="float" office:value="24.771063" calcext:value-type="float">
            <text:p>24.771063</text:p>
          </table:table-cell>
          <table:table-cell table:formula="of:=[.$M265]*[.$J$3]*1000" office:value-type="float" office:value="19.898067" calcext:value-type="float">
            <text:p>19.898067</text:p>
          </table:table-cell>
          <table:table-cell table:formula="of:=[.$M265]*[.$J$3]*1000" office:value-type="float" office:value="19.898067" calcext:value-type="float">
            <text:p>19.898067</text:p>
          </table:table-cell>
          <table:table-cell table:formula="of:=[.$M265]*[.$J$4]*1000" office:value-type="float" office:value="19.898067135361" calcext:value-type="float">
            <text:p>19.898067135361</text:p>
          </table:table-cell>
          <table:table-cell table:formula="of:=[.$M265]*[.$J$5]*1000" office:value-type="float" office:value="19.898067270722" calcext:value-type="float">
            <text:p>19.898067270722</text:p>
          </table:table-cell>
          <table:table-cell table:formula="of:=[.$M265]*[.$J$6]*1000" office:value-type="float" office:value="19.898067406083" calcext:value-type="float">
            <text:p>19.898067406083</text:p>
          </table:table-cell>
          <table:table-cell table:number-columns-repeated="3"/>
          <table:table-cell office:value-type="float" office:value="134.684" calcext:value-type="float">
            <text:p>134.684</text:p>
          </table:table-cell>
          <table:table-cell office:value-type="float" office:value="136.038" calcext:value-type="float">
            <text:p>136.038</text:p>
          </table:table-cell>
          <table:table-cell table:formula="of:=(([.K265]+[.L265])/2) * 0.000000000001" office:value-type="float" office:value="0.000000000135361" calcext:value-type="float">
            <text:p>1.35361E-1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formula="of:=[.$M266]*[.$J$2]*1000" office:value-type="float" office:value="24.7964085" calcext:value-type="float">
            <text:p>24.7964085</text:p>
          </table:table-cell>
          <table:table-cell table:formula="of:=[.$M266]*[.$J$3]*1000" office:value-type="float" office:value="19.9184265" calcext:value-type="float">
            <text:p>19.9184265</text:p>
          </table:table-cell>
          <table:table-cell table:formula="of:=[.$M266]*[.$J$3]*1000" office:value-type="float" office:value="19.9184265" calcext:value-type="float">
            <text:p>19.9184265</text:p>
          </table:table-cell>
          <table:table-cell table:formula="of:=[.$M266]*[.$J$4]*1000" office:value-type="float" office:value="19.9184266354995" calcext:value-type="float">
            <text:p>19.9184266354995</text:p>
          </table:table-cell>
          <table:table-cell table:formula="of:=[.$M266]*[.$J$5]*1000" office:value-type="float" office:value="19.918426770999" calcext:value-type="float">
            <text:p>19.918426770999</text:p>
          </table:table-cell>
          <table:table-cell table:formula="of:=[.$M266]*[.$J$6]*1000" office:value-type="float" office:value="19.9184269064985" calcext:value-type="float">
            <text:p>19.9184269064985</text:p>
          </table:table-cell>
          <table:table-cell table:number-columns-repeated="3"/>
          <table:table-cell office:value-type="float" office:value="134.822" calcext:value-type="float">
            <text:p>134.822</text:p>
          </table:table-cell>
          <table:table-cell office:value-type="float" office:value="136.177" calcext:value-type="float">
            <text:p>136.177</text:p>
          </table:table-cell>
          <table:table-cell table:formula="of:=(([.K266]+[.L266])/2) * 0.000000000001" office:value-type="float" office:value="0.0000000001354995" calcext:value-type="float">
            <text:p>1.354995E-1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formula="of:=[.$M267]*[.$J$2]*1000" office:value-type="float" office:value="24.8026305" calcext:value-type="float">
            <text:p>24.8026305</text:p>
          </table:table-cell>
          <table:table-cell table:formula="of:=[.$M267]*[.$J$3]*1000" office:value-type="float" office:value="19.9234245" calcext:value-type="float">
            <text:p>19.9234245</text:p>
          </table:table-cell>
          <table:table-cell table:formula="of:=[.$M267]*[.$J$3]*1000" office:value-type="float" office:value="19.9234245" calcext:value-type="float">
            <text:p>19.9234245</text:p>
          </table:table-cell>
          <table:table-cell table:formula="of:=[.$M267]*[.$J$4]*1000" office:value-type="float" office:value="19.9234246355335" calcext:value-type="float">
            <text:p>19.9234246355335</text:p>
          </table:table-cell>
          <table:table-cell table:formula="of:=[.$M267]*[.$J$5]*1000" office:value-type="float" office:value="19.923424771067" calcext:value-type="float">
            <text:p>19.923424771067</text:p>
          </table:table-cell>
          <table:table-cell table:formula="of:=[.$M267]*[.$J$6]*1000" office:value-type="float" office:value="19.9234249066005" calcext:value-type="float">
            <text:p>19.9234249066005</text:p>
          </table:table-cell>
          <table:table-cell table:number-columns-repeated="3"/>
          <table:table-cell office:value-type="float" office:value="134.856" calcext:value-type="float">
            <text:p>134.856</text:p>
          </table:table-cell>
          <table:table-cell office:value-type="float" office:value="136.211" calcext:value-type="float">
            <text:p>136.211</text:p>
          </table:table-cell>
          <table:table-cell table:formula="of:=(([.K267]+[.L267])/2) * 0.000000000001" office:value-type="float" office:value="0.0000000001355335" calcext:value-type="float">
            <text:p>1.355335E-10</text:p>
          </table:table-cell>
        </table:table-row>
        <table:table-row table:style-name="ro1">
          <table:table-cell office:value-type="string" calcext:value-type="string">
            <text:p>V18</text:p>
          </table:table-cell>
          <table:table-cell table:formula="of:=[.$M268]*[.$J$2]*1000" office:value-type="float" office:value="24.8652165" calcext:value-type="float">
            <text:p>24.8652165</text:p>
          </table:table-cell>
          <table:table-cell table:formula="of:=[.$M268]*[.$J$3]*1000" office:value-type="float" office:value="19.9736985" calcext:value-type="float">
            <text:p>19.9736985</text:p>
          </table:table-cell>
          <table:table-cell table:formula="of:=[.$M268]*[.$J$3]*1000" office:value-type="float" office:value="19.9736985" calcext:value-type="float">
            <text:p>19.9736985</text:p>
          </table:table-cell>
          <table:table-cell table:formula="of:=[.$M268]*[.$J$4]*1000" office:value-type="float" office:value="19.9736986358755" calcext:value-type="float">
            <text:p>19.9736986358755</text:p>
          </table:table-cell>
          <table:table-cell table:formula="of:=[.$M268]*[.$J$5]*1000" office:value-type="float" office:value="19.973698771751" calcext:value-type="float">
            <text:p>19.973698771751</text:p>
          </table:table-cell>
          <table:table-cell table:formula="of:=[.$M268]*[.$J$6]*1000" office:value-type="float" office:value="19.9736989076265" calcext:value-type="float">
            <text:p>19.9736989076265</text:p>
          </table:table-cell>
          <table:table-cell table:number-columns-repeated="3"/>
          <table:table-cell office:value-type="float" office:value="135.196" calcext:value-type="float">
            <text:p>135.196</text:p>
          </table:table-cell>
          <table:table-cell office:value-type="float" office:value="136.555" calcext:value-type="float">
            <text:p>136.555</text:p>
          </table:table-cell>
          <table:table-cell table:formula="of:=(([.K268]+[.L268])/2) * 0.000000000001" office:value-type="float" office:value="0.0000000001358755" calcext:value-type="float">
            <text:p>1.358755E-10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formula="of:=[.$M269]*[.$J$2]*1000" office:value-type="float" office:value="24.901725" calcext:value-type="float">
            <text:p>24.901725</text:p>
          </table:table-cell>
          <table:table-cell table:formula="of:=[.$M269]*[.$J$3]*1000" office:value-type="float" office:value="20.003025" calcext:value-type="float">
            <text:p>20.003025</text:p>
          </table:table-cell>
          <table:table-cell table:formula="of:=[.$M269]*[.$J$3]*1000" office:value-type="float" office:value="20.003025" calcext:value-type="float">
            <text:p>20.003025</text:p>
          </table:table-cell>
          <table:table-cell table:formula="of:=[.$M269]*[.$J$4]*1000" office:value-type="float" office:value="20.003025136075" calcext:value-type="float">
            <text:p>20.003025136075</text:p>
          </table:table-cell>
          <table:table-cell table:formula="of:=[.$M269]*[.$J$5]*1000" office:value-type="float" office:value="20.00302527215" calcext:value-type="float">
            <text:p>20.00302527215</text:p>
          </table:table-cell>
          <table:table-cell table:formula="of:=[.$M269]*[.$J$6]*1000" office:value-type="float" office:value="20.003025408225" calcext:value-type="float">
            <text:p>20.003025408225</text:p>
          </table:table-cell>
          <table:table-cell table:number-columns-repeated="3"/>
          <table:table-cell office:value-type="float" office:value="135.395" calcext:value-type="float">
            <text:p>135.395</text:p>
          </table:table-cell>
          <table:table-cell office:value-type="float" office:value="136.755" calcext:value-type="float">
            <text:p>136.755</text:p>
          </table:table-cell>
          <table:table-cell table:formula="of:=(([.K269]+[.L269])/2) * 0.000000000001" office:value-type="float" office:value="0.000000000136075" calcext:value-type="float">
            <text:p>1.36075E-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formula="of:=[.$M270]*[.$J$2]*1000" office:value-type="float" office:value="24.9093195" calcext:value-type="float">
            <text:p>24.9093195</text:p>
          </table:table-cell>
          <table:table-cell table:formula="of:=[.$M270]*[.$J$3]*1000" office:value-type="float" office:value="20.0091255" calcext:value-type="float">
            <text:p>20.0091255</text:p>
          </table:table-cell>
          <table:table-cell table:formula="of:=[.$M270]*[.$J$3]*1000" office:value-type="float" office:value="20.0091255" calcext:value-type="float">
            <text:p>20.0091255</text:p>
          </table:table-cell>
          <table:table-cell table:formula="of:=[.$M270]*[.$J$4]*1000" office:value-type="float" office:value="20.0091256361165" calcext:value-type="float">
            <text:p>20.0091256361165</text:p>
          </table:table-cell>
          <table:table-cell table:formula="of:=[.$M270]*[.$J$5]*1000" office:value-type="float" office:value="20.009125772233" calcext:value-type="float">
            <text:p>20.009125772233</text:p>
          </table:table-cell>
          <table:table-cell table:formula="of:=[.$M270]*[.$J$6]*1000" office:value-type="float" office:value="20.0091259083495" calcext:value-type="float">
            <text:p>20.0091259083495</text:p>
          </table:table-cell>
          <table:table-cell table:number-columns-repeated="3"/>
          <table:table-cell office:value-type="float" office:value="135.436" calcext:value-type="float">
            <text:p>135.436</text:p>
          </table:table-cell>
          <table:table-cell office:value-type="float" office:value="136.797" calcext:value-type="float">
            <text:p>136.797</text:p>
          </table:table-cell>
          <table:table-cell table:formula="of:=(([.K270]+[.L270])/2) * 0.000000000001" office:value-type="float" office:value="0.0000000001361165" calcext:value-type="float">
            <text:p>1.361165E-10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[.$M271]*[.$J$2]*1000" office:value-type="float" office:value="24.925149" calcext:value-type="float">
            <text:p>24.925149</text:p>
          </table:table-cell>
          <table:table-cell table:formula="of:=[.$M271]*[.$J$3]*1000" office:value-type="float" office:value="20.021841" calcext:value-type="float">
            <text:p>20.021841</text:p>
          </table:table-cell>
          <table:table-cell table:formula="of:=[.$M271]*[.$J$3]*1000" office:value-type="float" office:value="20.021841" calcext:value-type="float">
            <text:p>20.021841</text:p>
          </table:table-cell>
          <table:table-cell table:formula="of:=[.$M271]*[.$J$4]*1000" office:value-type="float" office:value="20.021841136203" calcext:value-type="float">
            <text:p>20.021841136203</text:p>
          </table:table-cell>
          <table:table-cell table:formula="of:=[.$M271]*[.$J$5]*1000" office:value-type="float" office:value="20.021841272406" calcext:value-type="float">
            <text:p>20.021841272406</text:p>
          </table:table-cell>
          <table:table-cell table:formula="of:=[.$M271]*[.$J$6]*1000" office:value-type="float" office:value="20.021841408609" calcext:value-type="float">
            <text:p>20.021841408609</text:p>
          </table:table-cell>
          <table:table-cell table:number-columns-repeated="3"/>
          <table:table-cell office:value-type="float" office:value="135.522" calcext:value-type="float">
            <text:p>135.522</text:p>
          </table:table-cell>
          <table:table-cell office:value-type="float" office:value="136.884" calcext:value-type="float">
            <text:p>136.884</text:p>
          </table:table-cell>
          <table:table-cell table:formula="of:=(([.K271]+[.L271])/2) * 0.000000000001" office:value-type="float" office:value="0.000000000136203" calcext:value-type="float">
            <text:p>1.36203E-10</text:p>
          </table:table-cell>
        </table:table-row>
        <table:table-row table:style-name="ro1">
          <table:table-cell office:value-type="string" calcext:value-type="string">
            <text:p>W14</text:p>
          </table:table-cell>
          <table:table-cell table:formula="of:=[.$M272]*[.$J$2]*1000" office:value-type="float" office:value="24.9845325" calcext:value-type="float">
            <text:p>24.9845325</text:p>
          </table:table-cell>
          <table:table-cell table:formula="of:=[.$M272]*[.$J$3]*1000" office:value-type="float" office:value="20.0695425" calcext:value-type="float">
            <text:p>20.0695425</text:p>
          </table:table-cell>
          <table:table-cell table:formula="of:=[.$M272]*[.$J$3]*1000" office:value-type="float" office:value="20.0695425" calcext:value-type="float">
            <text:p>20.0695425</text:p>
          </table:table-cell>
          <table:table-cell table:formula="of:=[.$M272]*[.$J$4]*1000" office:value-type="float" office:value="20.0695426365275" calcext:value-type="float">
            <text:p>20.0695426365275</text:p>
          </table:table-cell>
          <table:table-cell table:formula="of:=[.$M272]*[.$J$5]*1000" office:value-type="float" office:value="20.069542773055" calcext:value-type="float">
            <text:p>20.069542773055</text:p>
          </table:table-cell>
          <table:table-cell table:formula="of:=[.$M272]*[.$J$6]*1000" office:value-type="float" office:value="20.0695429095825" calcext:value-type="float">
            <text:p>20.0695429095825</text:p>
          </table:table-cell>
          <table:table-cell table:number-columns-repeated="3"/>
          <table:table-cell office:value-type="float" office:value="135.845" calcext:value-type="float">
            <text:p>135.845</text:p>
          </table:table-cell>
          <table:table-cell office:value-type="float" office:value="137.21" calcext:value-type="float">
            <text:p>137.21</text:p>
          </table:table-cell>
          <table:table-cell table:formula="of:=(([.K272]+[.L272])/2) * 0.000000000001" office:value-type="float" office:value="0.0000000001365275" calcext:value-type="float">
            <text:p>1.365275E-10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table:formula="of:=[.$M273]*[.$J$2]*1000" office:value-type="float" office:value="25.006218" calcext:value-type="float">
            <text:p>25.006218</text:p>
          </table:table-cell>
          <table:table-cell table:formula="of:=[.$M273]*[.$J$3]*1000" office:value-type="float" office:value="20.086962" calcext:value-type="float">
            <text:p>20.086962</text:p>
          </table:table-cell>
          <table:table-cell table:formula="of:=[.$M273]*[.$J$3]*1000" office:value-type="float" office:value="20.086962" calcext:value-type="float">
            <text:p>20.086962</text:p>
          </table:table-cell>
          <table:table-cell table:formula="of:=[.$M273]*[.$J$4]*1000" office:value-type="float" office:value="20.086962136646" calcext:value-type="float">
            <text:p>20.086962136646</text:p>
          </table:table-cell>
          <table:table-cell table:formula="of:=[.$M273]*[.$J$5]*1000" office:value-type="float" office:value="20.086962273292" calcext:value-type="float">
            <text:p>20.086962273292</text:p>
          </table:table-cell>
          <table:table-cell table:formula="of:=[.$M273]*[.$J$6]*1000" office:value-type="float" office:value="20.086962409938" calcext:value-type="float">
            <text:p>20.086962409938</text:p>
          </table:table-cell>
          <table:table-cell table:number-columns-repeated="3"/>
          <table:table-cell office:value-type="float" office:value="135.963" calcext:value-type="float">
            <text:p>135.963</text:p>
          </table:table-cell>
          <table:table-cell office:value-type="float" office:value="137.329" calcext:value-type="float">
            <text:p>137.329</text:p>
          </table:table-cell>
          <table:table-cell table:formula="of:=(([.K273]+[.L273])/2) * 0.000000000001" office:value-type="float" office:value="0.000000000136646" calcext:value-type="float">
            <text:p>1.36646E-10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table:formula="of:=[.$M274]*[.$J$2]*1000" office:value-type="float" office:value="25.067889" calcext:value-type="float">
            <text:p>25.067889</text:p>
          </table:table-cell>
          <table:table-cell table:formula="of:=[.$M274]*[.$J$3]*1000" office:value-type="float" office:value="20.136501" calcext:value-type="float">
            <text:p>20.136501</text:p>
          </table:table-cell>
          <table:table-cell table:formula="of:=[.$M274]*[.$J$3]*1000" office:value-type="float" office:value="20.136501" calcext:value-type="float">
            <text:p>20.136501</text:p>
          </table:table-cell>
          <table:table-cell table:formula="of:=[.$M274]*[.$J$4]*1000" office:value-type="float" office:value="20.136501136983" calcext:value-type="float">
            <text:p>20.136501136983</text:p>
          </table:table-cell>
          <table:table-cell table:formula="of:=[.$M274]*[.$J$5]*1000" office:value-type="float" office:value="20.136501273966" calcext:value-type="float">
            <text:p>20.136501273966</text:p>
          </table:table-cell>
          <table:table-cell table:formula="of:=[.$M274]*[.$J$6]*1000" office:value-type="float" office:value="20.136501410949" calcext:value-type="float">
            <text:p>20.136501410949</text:p>
          </table:table-cell>
          <table:table-cell table:number-columns-repeated="3"/>
          <table:table-cell office:value-type="float" office:value="136.298" calcext:value-type="float">
            <text:p>136.298</text:p>
          </table:table-cell>
          <table:table-cell office:value-type="float" office:value="137.668" calcext:value-type="float">
            <text:p>137.668</text:p>
          </table:table-cell>
          <table:table-cell table:formula="of:=(([.K274]+[.L274])/2) * 0.000000000001" office:value-type="float" office:value="0.000000000136983" calcext:value-type="float">
            <text:p>1.36983E-10</text:p>
          </table:table-cell>
        </table:table-row>
        <table:table-row table:style-name="ro1">
          <table:table-cell office:value-type="string" calcext:value-type="string">
            <text:p>V22</text:p>
          </table:table-cell>
          <table:table-cell table:formula="of:=[.$M275]*[.$J$2]*1000" office:value-type="float" office:value="25.104123" calcext:value-type="float">
            <text:p>25.104123</text:p>
          </table:table-cell>
          <table:table-cell table:formula="of:=[.$M275]*[.$J$3]*1000" office:value-type="float" office:value="20.165607" calcext:value-type="float">
            <text:p>20.165607</text:p>
          </table:table-cell>
          <table:table-cell table:formula="of:=[.$M275]*[.$J$3]*1000" office:value-type="float" office:value="20.165607" calcext:value-type="float">
            <text:p>20.165607</text:p>
          </table:table-cell>
          <table:table-cell table:formula="of:=[.$M275]*[.$J$4]*1000" office:value-type="float" office:value="20.165607137181" calcext:value-type="float">
            <text:p>20.165607137181</text:p>
          </table:table-cell>
          <table:table-cell table:formula="of:=[.$M275]*[.$J$5]*1000" office:value-type="float" office:value="20.165607274362" calcext:value-type="float">
            <text:p>20.165607274362</text:p>
          </table:table-cell>
          <table:table-cell table:formula="of:=[.$M275]*[.$J$6]*1000" office:value-type="float" office:value="20.165607411543" calcext:value-type="float">
            <text:p>20.165607411543</text:p>
          </table:table-cell>
          <table:table-cell table:number-columns-repeated="3"/>
          <table:table-cell office:value-type="float" office:value="136.495" calcext:value-type="float">
            <text:p>136.495</text:p>
          </table:table-cell>
          <table:table-cell office:value-type="float" office:value="137.867" calcext:value-type="float">
            <text:p>137.867</text:p>
          </table:table-cell>
          <table:table-cell table:formula="of:=(([.K275]+[.L275])/2) * 0.000000000001" office:value-type="float" office:value="0.000000000137181" calcext:value-type="float">
            <text:p>1.37181E-10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table:formula="of:=[.$M276]*[.$J$2]*1000" office:value-type="float" office:value="25.2365235" calcext:value-type="float">
            <text:p>25.2365235</text:p>
          </table:table-cell>
          <table:table-cell table:formula="of:=[.$M276]*[.$J$3]*1000" office:value-type="float" office:value="20.2719615" calcext:value-type="float">
            <text:p>20.2719615</text:p>
          </table:table-cell>
          <table:table-cell table:formula="of:=[.$M276]*[.$J$3]*1000" office:value-type="float" office:value="20.2719615" calcext:value-type="float">
            <text:p>20.2719615</text:p>
          </table:table-cell>
          <table:table-cell table:formula="of:=[.$M276]*[.$J$4]*1000" office:value-type="float" office:value="20.2719616379045" calcext:value-type="float">
            <text:p>20.2719616379045</text:p>
          </table:table-cell>
          <table:table-cell table:formula="of:=[.$M276]*[.$J$5]*1000" office:value-type="float" office:value="20.271961775809" calcext:value-type="float">
            <text:p>20.271961775809</text:p>
          </table:table-cell>
          <table:table-cell table:formula="of:=[.$M276]*[.$J$6]*1000" office:value-type="float" office:value="20.2719619137135" calcext:value-type="float">
            <text:p>20.2719619137135</text:p>
          </table:table-cell>
          <table:table-cell table:number-columns-repeated="3"/>
          <table:table-cell office:value-type="float" office:value="137.215" calcext:value-type="float">
            <text:p>137.215</text:p>
          </table:table-cell>
          <table:table-cell office:value-type="float" office:value="138.594" calcext:value-type="float">
            <text:p>138.594</text:p>
          </table:table-cell>
          <table:table-cell table:formula="of:=(([.K276]+[.L276])/2) * 0.000000000001" office:value-type="float" office:value="0.0000000001379045" calcext:value-type="float">
            <text:p>1.379045E-10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table:formula="of:=[.$M277]*[.$J$2]*1000" office:value-type="float" office:value="25.326834" calcext:value-type="float">
            <text:p>25.326834</text:p>
          </table:table-cell>
          <table:table-cell table:formula="of:=[.$M277]*[.$J$3]*1000" office:value-type="float" office:value="20.344506" calcext:value-type="float">
            <text:p>20.344506</text:p>
          </table:table-cell>
          <table:table-cell table:formula="of:=[.$M277]*[.$J$3]*1000" office:value-type="float" office:value="20.344506" calcext:value-type="float">
            <text:p>20.344506</text:p>
          </table:table-cell>
          <table:table-cell table:formula="of:=[.$M277]*[.$J$4]*1000" office:value-type="float" office:value="20.344506138398" calcext:value-type="float">
            <text:p>20.344506138398</text:p>
          </table:table-cell>
          <table:table-cell table:formula="of:=[.$M277]*[.$J$5]*1000" office:value-type="float" office:value="20.344506276796" calcext:value-type="float">
            <text:p>20.344506276796</text:p>
          </table:table-cell>
          <table:table-cell table:formula="of:=[.$M277]*[.$J$6]*1000" office:value-type="float" office:value="20.344506415194" calcext:value-type="float">
            <text:p>20.344506415194</text:p>
          </table:table-cell>
          <table:table-cell table:number-columns-repeated="3"/>
          <table:table-cell office:value-type="float" office:value="137.706" calcext:value-type="float">
            <text:p>137.706</text:p>
          </table:table-cell>
          <table:table-cell office:value-type="float" office:value="139.09" calcext:value-type="float">
            <text:p>139.09</text:p>
          </table:table-cell>
          <table:table-cell table:formula="of:=(([.K277]+[.L277])/2) * 0.000000000001" office:value-type="float" office:value="0.000000000138398" calcext:value-type="float">
            <text:p>1.38398E-10</text:p>
          </table:table-cell>
        </table:table-row>
        <table:table-row table:style-name="ro1">
          <table:table-cell office:value-type="string" calcext:value-type="string">
            <text:p>T21</text:p>
          </table:table-cell>
          <table:table-cell table:formula="of:=[.$M278]*[.$J$2]*1000" office:value-type="float" office:value="25.334886" calcext:value-type="float">
            <text:p>25.334886</text:p>
          </table:table-cell>
          <table:table-cell table:formula="of:=[.$M278]*[.$J$3]*1000" office:value-type="float" office:value="20.350974" calcext:value-type="float">
            <text:p>20.350974</text:p>
          </table:table-cell>
          <table:table-cell table:formula="of:=[.$M278]*[.$J$3]*1000" office:value-type="float" office:value="20.350974" calcext:value-type="float">
            <text:p>20.350974</text:p>
          </table:table-cell>
          <table:table-cell table:formula="of:=[.$M278]*[.$J$4]*1000" office:value-type="float" office:value="20.350974138442" calcext:value-type="float">
            <text:p>20.350974138442</text:p>
          </table:table-cell>
          <table:table-cell table:formula="of:=[.$M278]*[.$J$5]*1000" office:value-type="float" office:value="20.350974276884" calcext:value-type="float">
            <text:p>20.350974276884</text:p>
          </table:table-cell>
          <table:table-cell table:formula="of:=[.$M278]*[.$J$6]*1000" office:value-type="float" office:value="20.350974415326" calcext:value-type="float">
            <text:p>20.350974415326</text:p>
          </table:table-cell>
          <table:table-cell table:number-columns-repeated="3"/>
          <table:table-cell office:value-type="float" office:value="137.75" calcext:value-type="float">
            <text:p>137.75</text:p>
          </table:table-cell>
          <table:table-cell office:value-type="float" office:value="139.134" calcext:value-type="float">
            <text:p>139.134</text:p>
          </table:table-cell>
          <table:table-cell table:formula="of:=(([.K278]+[.L278])/2) * 0.000000000001" office:value-type="float" office:value="0.000000000138442" calcext:value-type="float">
            <text:p>1.38442E-1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formula="of:=[.$M279]*[.$J$2]*1000" office:value-type="float" office:value="25.439562" calcext:value-type="float">
            <text:p>25.439562</text:p>
          </table:table-cell>
          <table:table-cell table:formula="of:=[.$M279]*[.$J$3]*1000" office:value-type="float" office:value="20.435058" calcext:value-type="float">
            <text:p>20.435058</text:p>
          </table:table-cell>
          <table:table-cell table:formula="of:=[.$M279]*[.$J$3]*1000" office:value-type="float" office:value="20.435058" calcext:value-type="float">
            <text:p>20.435058</text:p>
          </table:table-cell>
          <table:table-cell table:formula="of:=[.$M279]*[.$J$4]*1000" office:value-type="float" office:value="20.435058139014" calcext:value-type="float">
            <text:p>20.435058139014</text:p>
          </table:table-cell>
          <table:table-cell table:formula="of:=[.$M279]*[.$J$5]*1000" office:value-type="float" office:value="20.435058278028" calcext:value-type="float">
            <text:p>20.435058278028</text:p>
          </table:table-cell>
          <table:table-cell table:formula="of:=[.$M279]*[.$J$6]*1000" office:value-type="float" office:value="20.435058417042" calcext:value-type="float">
            <text:p>20.435058417042</text:p>
          </table:table-cell>
          <table:table-cell table:number-columns-repeated="3"/>
          <table:table-cell office:value-type="float" office:value="138.319" calcext:value-type="float">
            <text:p>138.319</text:p>
          </table:table-cell>
          <table:table-cell office:value-type="float" office:value="139.709" calcext:value-type="float">
            <text:p>139.709</text:p>
          </table:table-cell>
          <table:table-cell table:formula="of:=(([.K279]+[.L279])/2) * 0.000000000001" office:value-type="float" office:value="0.000000000139014" calcext:value-type="float">
            <text:p>1.39014E-10</text:p>
          </table:table-cell>
        </table:table-row>
        <table:table-row table:style-name="ro1">
          <table:table-cell office:value-type="string" calcext:value-type="string">
            <text:p>AB15</text:p>
          </table:table-cell>
          <table:table-cell table:formula="of:=[.$M280]*[.$J$2]*1000" office:value-type="float" office:value="25.496292" calcext:value-type="float">
            <text:p>25.496292</text:p>
          </table:table-cell>
          <table:table-cell table:formula="of:=[.$M280]*[.$J$3]*1000" office:value-type="float" office:value="20.480628" calcext:value-type="float">
            <text:p>20.480628</text:p>
          </table:table-cell>
          <table:table-cell table:formula="of:=[.$M280]*[.$J$3]*1000" office:value-type="float" office:value="20.480628" calcext:value-type="float">
            <text:p>20.480628</text:p>
          </table:table-cell>
          <table:table-cell table:formula="of:=[.$M280]*[.$J$4]*1000" office:value-type="float" office:value="20.480628139324" calcext:value-type="float">
            <text:p>20.480628139324</text:p>
          </table:table-cell>
          <table:table-cell table:formula="of:=[.$M280]*[.$J$5]*1000" office:value-type="float" office:value="20.480628278648" calcext:value-type="float">
            <text:p>20.480628278648</text:p>
          </table:table-cell>
          <table:table-cell table:formula="of:=[.$M280]*[.$J$6]*1000" office:value-type="float" office:value="20.480628417972" calcext:value-type="float">
            <text:p>20.480628417972</text:p>
          </table:table-cell>
          <table:table-cell table:number-columns-repeated="3"/>
          <table:table-cell office:value-type="float" office:value="138.627" calcext:value-type="float">
            <text:p>138.627</text:p>
          </table:table-cell>
          <table:table-cell office:value-type="float" office:value="140.021" calcext:value-type="float">
            <text:p>140.021</text:p>
          </table:table-cell>
          <table:table-cell table:formula="of:=(([.K280]+[.L280])/2) * 0.000000000001" office:value-type="float" office:value="0.000000000139324" calcext:value-type="float">
            <text:p>1.39324E-10</text:p>
          </table:table-cell>
        </table:table-row>
        <table:table-row table:style-name="ro1">
          <table:table-cell office:value-type="string" calcext:value-type="string">
            <text:p>AA14</text:p>
          </table:table-cell>
          <table:table-cell table:formula="of:=[.$M281]*[.$J$2]*1000" office:value-type="float" office:value="25.63098" calcext:value-type="float">
            <text:p>25.63098</text:p>
          </table:table-cell>
          <table:table-cell table:formula="of:=[.$M281]*[.$J$3]*1000" office:value-type="float" office:value="20.58882" calcext:value-type="float">
            <text:p>20.58882</text:p>
          </table:table-cell>
          <table:table-cell table:formula="of:=[.$M281]*[.$J$3]*1000" office:value-type="float" office:value="20.58882" calcext:value-type="float">
            <text:p>20.58882</text:p>
          </table:table-cell>
          <table:table-cell table:formula="of:=[.$M281]*[.$J$4]*1000" office:value-type="float" office:value="20.58882014006" calcext:value-type="float">
            <text:p>20.58882014006</text:p>
          </table:table-cell>
          <table:table-cell table:formula="of:=[.$M281]*[.$J$5]*1000" office:value-type="float" office:value="20.58882028012" calcext:value-type="float">
            <text:p>20.58882028012</text:p>
          </table:table-cell>
          <table:table-cell table:formula="of:=[.$M281]*[.$J$6]*1000" office:value-type="float" office:value="20.58882042018" calcext:value-type="float">
            <text:p>20.58882042018</text:p>
          </table:table-cell>
          <table:table-cell table:number-columns-repeated="3"/>
          <table:table-cell office:value-type="float" office:value="139.36" calcext:value-type="float">
            <text:p>139.36</text:p>
          </table:table-cell>
          <table:table-cell office:value-type="float" office:value="140.76" calcext:value-type="float">
            <text:p>140.76</text:p>
          </table:table-cell>
          <table:table-cell table:formula="of:=(([.K281]+[.L281])/2) * 0.000000000001" office:value-type="float" office:value="0.00000000014006" calcext:value-type="float">
            <text:p>1.4006E-10</text:p>
          </table:table-cell>
        </table:table-row>
        <table:table-row table:style-name="ro1">
          <table:table-cell office:value-type="string" calcext:value-type="string">
            <text:p>AB18</text:p>
          </table:table-cell>
          <table:table-cell table:formula="of:=[.$M282]*[.$J$2]*1000" office:value-type="float" office:value="25.6799325" calcext:value-type="float">
            <text:p>25.6799325</text:p>
          </table:table-cell>
          <table:table-cell table:formula="of:=[.$M282]*[.$J$3]*1000" office:value-type="float" office:value="20.6281425" calcext:value-type="float">
            <text:p>20.6281425</text:p>
          </table:table-cell>
          <table:table-cell table:formula="of:=[.$M282]*[.$J$3]*1000" office:value-type="float" office:value="20.6281425" calcext:value-type="float">
            <text:p>20.6281425</text:p>
          </table:table-cell>
          <table:table-cell table:formula="of:=[.$M282]*[.$J$4]*1000" office:value-type="float" office:value="20.6281426403275" calcext:value-type="float">
            <text:p>20.6281426403275</text:p>
          </table:table-cell>
          <table:table-cell table:formula="of:=[.$M282]*[.$J$5]*1000" office:value-type="float" office:value="20.628142780655" calcext:value-type="float">
            <text:p>20.628142780655</text:p>
          </table:table-cell>
          <table:table-cell table:formula="of:=[.$M282]*[.$J$6]*1000" office:value-type="float" office:value="20.6281429209825" calcext:value-type="float">
            <text:p>20.6281429209825</text:p>
          </table:table-cell>
          <table:table-cell table:number-columns-repeated="3"/>
          <table:table-cell office:value-type="float" office:value="139.626" calcext:value-type="float">
            <text:p>139.626</text:p>
          </table:table-cell>
          <table:table-cell office:value-type="float" office:value="141.029" calcext:value-type="float">
            <text:p>141.029</text:p>
          </table:table-cell>
          <table:table-cell table:formula="of:=(([.K282]+[.L282])/2) * 0.000000000001" office:value-type="float" office:value="0.0000000001403275" calcext:value-type="float">
            <text:p>1.403275E-10</text:p>
          </table:table-cell>
        </table:table-row>
        <table:table-row table:style-name="ro1">
          <table:table-cell office:value-type="string" calcext:value-type="string">
            <text:p>Y18</text:p>
          </table:table-cell>
          <table:table-cell table:formula="of:=[.$M283]*[.$J$2]*1000" office:value-type="float" office:value="25.686612" calcext:value-type="float">
            <text:p>25.686612</text:p>
          </table:table-cell>
          <table:table-cell table:formula="of:=[.$M283]*[.$J$3]*1000" office:value-type="float" office:value="20.633508" calcext:value-type="float">
            <text:p>20.633508</text:p>
          </table:table-cell>
          <table:table-cell table:formula="of:=[.$M283]*[.$J$3]*1000" office:value-type="float" office:value="20.633508" calcext:value-type="float">
            <text:p>20.633508</text:p>
          </table:table-cell>
          <table:table-cell table:formula="of:=[.$M283]*[.$J$4]*1000" office:value-type="float" office:value="20.633508140364" calcext:value-type="float">
            <text:p>20.633508140364</text:p>
          </table:table-cell>
          <table:table-cell table:formula="of:=[.$M283]*[.$J$5]*1000" office:value-type="float" office:value="20.633508280728" calcext:value-type="float">
            <text:p>20.633508280728</text:p>
          </table:table-cell>
          <table:table-cell table:formula="of:=[.$M283]*[.$J$6]*1000" office:value-type="float" office:value="20.633508421092" calcext:value-type="float">
            <text:p>20.633508421092</text:p>
          </table:table-cell>
          <table:table-cell table:number-columns-repeated="3"/>
          <table:table-cell office:value-type="float" office:value="139.662" calcext:value-type="float">
            <text:p>139.662</text:p>
          </table:table-cell>
          <table:table-cell office:value-type="float" office:value="141.066" calcext:value-type="float">
            <text:p>141.066</text:p>
          </table:table-cell>
          <table:table-cell table:formula="of:=(([.K283]+[.L283])/2) * 0.000000000001" office:value-type="float" office:value="0.000000000140364" calcext:value-type="float">
            <text:p>1.40364E-10</text:p>
          </table:table-cell>
        </table:table-row>
        <table:table-row table:style-name="ro1">
          <table:table-cell office:value-type="string" calcext:value-type="string">
            <text:p>W22</text:p>
          </table:table-cell>
          <table:table-cell table:formula="of:=[.$M284]*[.$J$2]*1000" office:value-type="float" office:value="25.7077485" calcext:value-type="float">
            <text:p>25.7077485</text:p>
          </table:table-cell>
          <table:table-cell table:formula="of:=[.$M284]*[.$J$3]*1000" office:value-type="float" office:value="20.6504865" calcext:value-type="float">
            <text:p>20.6504865</text:p>
          </table:table-cell>
          <table:table-cell table:formula="of:=[.$M284]*[.$J$3]*1000" office:value-type="float" office:value="20.6504865" calcext:value-type="float">
            <text:p>20.6504865</text:p>
          </table:table-cell>
          <table:table-cell table:formula="of:=[.$M284]*[.$J$4]*1000" office:value-type="float" office:value="20.6504866404795" calcext:value-type="float">
            <text:p>20.6504866404795</text:p>
          </table:table-cell>
          <table:table-cell table:formula="of:=[.$M284]*[.$J$5]*1000" office:value-type="float" office:value="20.650486780959" calcext:value-type="float">
            <text:p>20.650486780959</text:p>
          </table:table-cell>
          <table:table-cell table:formula="of:=[.$M284]*[.$J$6]*1000" office:value-type="float" office:value="20.6504869214385" calcext:value-type="float">
            <text:p>20.6504869214385</text:p>
          </table:table-cell>
          <table:table-cell table:number-columns-repeated="3"/>
          <table:table-cell office:value-type="float" office:value="139.777" calcext:value-type="float">
            <text:p>139.777</text:p>
          </table:table-cell>
          <table:table-cell office:value-type="float" office:value="141.182" calcext:value-type="float">
            <text:p>141.182</text:p>
          </table:table-cell>
          <table:table-cell table:formula="of:=(([.K284]+[.L284])/2) * 0.000000000001" office:value-type="float" office:value="0.0000000001404795" calcext:value-type="float">
            <text:p>1.404795E-10</text:p>
          </table:table-cell>
        </table:table-row>
        <table:table-row table:style-name="ro1">
          <table:table-cell office:value-type="string" calcext:value-type="string">
            <text:p>AA18</text:p>
          </table:table-cell>
          <table:table-cell table:formula="of:=[.$M285]*[.$J$2]*1000" office:value-type="float" office:value="25.8204765" calcext:value-type="float">
            <text:p>25.8204765</text:p>
          </table:table-cell>
          <table:table-cell table:formula="of:=[.$M285]*[.$J$3]*1000" office:value-type="float" office:value="20.7410385" calcext:value-type="float">
            <text:p>20.7410385</text:p>
          </table:table-cell>
          <table:table-cell table:formula="of:=[.$M285]*[.$J$3]*1000" office:value-type="float" office:value="20.7410385" calcext:value-type="float">
            <text:p>20.7410385</text:p>
          </table:table-cell>
          <table:table-cell table:formula="of:=[.$M285]*[.$J$4]*1000" office:value-type="float" office:value="20.7410386410955" calcext:value-type="float">
            <text:p>20.7410386410955</text:p>
          </table:table-cell>
          <table:table-cell table:formula="of:=[.$M285]*[.$J$5]*1000" office:value-type="float" office:value="20.741038782191" calcext:value-type="float">
            <text:p>20.741038782191</text:p>
          </table:table-cell>
          <table:table-cell table:formula="of:=[.$M285]*[.$J$6]*1000" office:value-type="float" office:value="20.7410389232865" calcext:value-type="float">
            <text:p>20.7410389232865</text:p>
          </table:table-cell>
          <table:table-cell table:number-columns-repeated="3"/>
          <table:table-cell office:value-type="float" office:value="140.39" calcext:value-type="float">
            <text:p>140.39</text:p>
          </table:table-cell>
          <table:table-cell office:value-type="float" office:value="141.801" calcext:value-type="float">
            <text:p>141.801</text:p>
          </table:table-cell>
          <table:table-cell table:formula="of:=(([.K285]+[.L285])/2) * 0.000000000001" office:value-type="float" office:value="0.0000000001410955" calcext:value-type="float">
            <text:p>1.410955E-1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table:formula="of:=[.$M286]*[.$J$2]*1000" office:value-type="float" office:value="26.085369" calcext:value-type="float">
            <text:p>26.085369</text:p>
          </table:table-cell>
          <table:table-cell table:formula="of:=[.$M286]*[.$J$3]*1000" office:value-type="float" office:value="20.953821" calcext:value-type="float">
            <text:p>20.953821</text:p>
          </table:table-cell>
          <table:table-cell table:formula="of:=[.$M286]*[.$J$3]*1000" office:value-type="float" office:value="20.953821" calcext:value-type="float">
            <text:p>20.953821</text:p>
          </table:table-cell>
          <table:table-cell table:formula="of:=[.$M286]*[.$J$4]*1000" office:value-type="float" office:value="20.953821142543" calcext:value-type="float">
            <text:p>20.953821142543</text:p>
          </table:table-cell>
          <table:table-cell table:formula="of:=[.$M286]*[.$J$5]*1000" office:value-type="float" office:value="20.953821285086" calcext:value-type="float">
            <text:p>20.953821285086</text:p>
          </table:table-cell>
          <table:table-cell table:formula="of:=[.$M286]*[.$J$6]*1000" office:value-type="float" office:value="20.953821427629" calcext:value-type="float">
            <text:p>20.953821427629</text:p>
          </table:table-cell>
          <table:table-cell table:number-columns-repeated="3"/>
          <table:table-cell office:value-type="float" office:value="141.83" calcext:value-type="float">
            <text:p>141.83</text:p>
          </table:table-cell>
          <table:table-cell office:value-type="float" office:value="143.256" calcext:value-type="float">
            <text:p>143.256</text:p>
          </table:table-cell>
          <table:table-cell table:formula="of:=(([.K286]+[.L286])/2) * 0.000000000001" office:value-type="float" office:value="0.000000000142543" calcext:value-type="float">
            <text:p>1.42543E-10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 table:formula="of:=[.$M287]*[.$J$2]*1000" office:value-type="float" office:value="26.097996" calcext:value-type="float">
            <text:p>26.097996</text:p>
          </table:table-cell>
          <table:table-cell table:formula="of:=[.$M287]*[.$J$3]*1000" office:value-type="float" office:value="20.963964" calcext:value-type="float">
            <text:p>20.963964</text:p>
          </table:table-cell>
          <table:table-cell table:formula="of:=[.$M287]*[.$J$3]*1000" office:value-type="float" office:value="20.963964" calcext:value-type="float">
            <text:p>20.963964</text:p>
          </table:table-cell>
          <table:table-cell table:formula="of:=[.$M287]*[.$J$4]*1000" office:value-type="float" office:value="20.963964142612" calcext:value-type="float">
            <text:p>20.963964142612</text:p>
          </table:table-cell>
          <table:table-cell table:formula="of:=[.$M287]*[.$J$5]*1000" office:value-type="float" office:value="20.963964285224" calcext:value-type="float">
            <text:p>20.963964285224</text:p>
          </table:table-cell>
          <table:table-cell table:formula="of:=[.$M287]*[.$J$6]*1000" office:value-type="float" office:value="20.963964427836" calcext:value-type="float">
            <text:p>20.963964427836</text:p>
          </table:table-cell>
          <table:table-cell table:number-columns-repeated="3"/>
          <table:table-cell office:value-type="float" office:value="141.899" calcext:value-type="float">
            <text:p>141.899</text:p>
          </table:table-cell>
          <table:table-cell office:value-type="float" office:value="143.325" calcext:value-type="float">
            <text:p>143.325</text:p>
          </table:table-cell>
          <table:table-cell table:formula="of:=(([.K287]+[.L287])/2) * 0.000000000001" office:value-type="float" office:value="0.000000000142612" calcext:value-type="float">
            <text:p>1.42612E-10</text:p>
          </table:table-cell>
        </table:table-row>
        <table:table-row table:style-name="ro1">
          <table:table-cell office:value-type="string" calcext:value-type="string">
            <text:p>AA15</text:p>
          </table:table-cell>
          <table:table-cell table:formula="of:=[.$M288]*[.$J$2]*1000" office:value-type="float" office:value="26.202306" calcext:value-type="float">
            <text:p>26.202306</text:p>
          </table:table-cell>
          <table:table-cell table:formula="of:=[.$M288]*[.$J$3]*1000" office:value-type="float" office:value="21.047754" calcext:value-type="float">
            <text:p>21.047754</text:p>
          </table:table-cell>
          <table:table-cell table:formula="of:=[.$M288]*[.$J$3]*1000" office:value-type="float" office:value="21.047754" calcext:value-type="float">
            <text:p>21.047754</text:p>
          </table:table-cell>
          <table:table-cell table:formula="of:=[.$M288]*[.$J$4]*1000" office:value-type="float" office:value="21.047754143182" calcext:value-type="float">
            <text:p>21.047754143182</text:p>
          </table:table-cell>
          <table:table-cell table:formula="of:=[.$M288]*[.$J$5]*1000" office:value-type="float" office:value="21.047754286364" calcext:value-type="float">
            <text:p>21.047754286364</text:p>
          </table:table-cell>
          <table:table-cell table:formula="of:=[.$M288]*[.$J$6]*1000" office:value-type="float" office:value="21.047754429546" calcext:value-type="float">
            <text:p>21.047754429546</text:p>
          </table:table-cell>
          <table:table-cell table:number-columns-repeated="3"/>
          <table:table-cell office:value-type="float" office:value="142.466" calcext:value-type="float">
            <text:p>142.466</text:p>
          </table:table-cell>
          <table:table-cell office:value-type="float" office:value="143.898" calcext:value-type="float">
            <text:p>143.898</text:p>
          </table:table-cell>
          <table:table-cell table:formula="of:=(([.K288]+[.L288])/2) * 0.000000000001" office:value-type="float" office:value="0.000000000143182" calcext:value-type="float">
            <text:p>1.43182E-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formula="of:=[.$M289]*[.$J$2]*1000" office:value-type="float" office:value="26.2139265" calcext:value-type="float">
            <text:p>26.2139265</text:p>
          </table:table-cell>
          <table:table-cell table:formula="of:=[.$M289]*[.$J$3]*1000" office:value-type="float" office:value="21.0570885" calcext:value-type="float">
            <text:p>21.0570885</text:p>
          </table:table-cell>
          <table:table-cell table:formula="of:=[.$M289]*[.$J$3]*1000" office:value-type="float" office:value="21.0570885" calcext:value-type="float">
            <text:p>21.0570885</text:p>
          </table:table-cell>
          <table:table-cell table:formula="of:=[.$M289]*[.$J$4]*1000" office:value-type="float" office:value="21.0570886432455" calcext:value-type="float">
            <text:p>21.0570886432455</text:p>
          </table:table-cell>
          <table:table-cell table:formula="of:=[.$M289]*[.$J$5]*1000" office:value-type="float" office:value="21.057088786491" calcext:value-type="float">
            <text:p>21.057088786491</text:p>
          </table:table-cell>
          <table:table-cell table:formula="of:=[.$M289]*[.$J$6]*1000" office:value-type="float" office:value="21.0570889297365" calcext:value-type="float">
            <text:p>21.0570889297365</text:p>
          </table:table-cell>
          <table:table-cell table:number-columns-repeated="3"/>
          <table:table-cell office:value-type="float" office:value="142.529" calcext:value-type="float">
            <text:p>142.529</text:p>
          </table:table-cell>
          <table:table-cell office:value-type="float" office:value="143.962" calcext:value-type="float">
            <text:p>143.962</text:p>
          </table:table-cell>
          <table:table-cell table:formula="of:=(([.K289]+[.L289])/2) * 0.000000000001" office:value-type="float" office:value="0.0000000001432455" calcext:value-type="float">
            <text:p>1.432455E-1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table:formula="of:=[.$M290]*[.$J$2]*1000" office:value-type="float" office:value="26.228658" calcext:value-type="float">
            <text:p>26.228658</text:p>
          </table:table-cell>
          <table:table-cell table:formula="of:=[.$M290]*[.$J$3]*1000" office:value-type="float" office:value="21.068922" calcext:value-type="float">
            <text:p>21.068922</text:p>
          </table:table-cell>
          <table:table-cell table:formula="of:=[.$M290]*[.$J$3]*1000" office:value-type="float" office:value="21.068922" calcext:value-type="float">
            <text:p>21.068922</text:p>
          </table:table-cell>
          <table:table-cell table:formula="of:=[.$M290]*[.$J$4]*1000" office:value-type="float" office:value="21.068922143326" calcext:value-type="float">
            <text:p>21.068922143326</text:p>
          </table:table-cell>
          <table:table-cell table:formula="of:=[.$M290]*[.$J$5]*1000" office:value-type="float" office:value="21.068922286652" calcext:value-type="float">
            <text:p>21.068922286652</text:p>
          </table:table-cell>
          <table:table-cell table:formula="of:=[.$M290]*[.$J$6]*1000" office:value-type="float" office:value="21.068922429978" calcext:value-type="float">
            <text:p>21.068922429978</text:p>
          </table:table-cell>
          <table:table-cell table:number-columns-repeated="3"/>
          <table:table-cell office:value-type="float" office:value="142.609" calcext:value-type="float">
            <text:p>142.609</text:p>
          </table:table-cell>
          <table:table-cell office:value-type="float" office:value="144.043" calcext:value-type="float">
            <text:p>144.043</text:p>
          </table:table-cell>
          <table:table-cell table:formula="of:=(([.K290]+[.L290])/2) * 0.000000000001" office:value-type="float" office:value="0.000000000143326" calcext:value-type="float">
            <text:p>1.43326E-10</text:p>
          </table:table-cell>
        </table:table-row>
        <table:table-row table:style-name="ro1">
          <table:table-cell office:value-type="string" calcext:value-type="string">
            <text:p>W11</text:p>
          </table:table-cell>
          <table:table-cell table:formula="of:=[.$M291]*[.$J$2]*1000" office:value-type="float" office:value="26.270931" calcext:value-type="float">
            <text:p>26.270931</text:p>
          </table:table-cell>
          <table:table-cell table:formula="of:=[.$M291]*[.$J$3]*1000" office:value-type="float" office:value="21.102879" calcext:value-type="float">
            <text:p>21.102879</text:p>
          </table:table-cell>
          <table:table-cell table:formula="of:=[.$M291]*[.$J$3]*1000" office:value-type="float" office:value="21.102879" calcext:value-type="float">
            <text:p>21.102879</text:p>
          </table:table-cell>
          <table:table-cell table:formula="of:=[.$M291]*[.$J$4]*1000" office:value-type="float" office:value="21.102879143557" calcext:value-type="float">
            <text:p>21.102879143557</text:p>
          </table:table-cell>
          <table:table-cell table:formula="of:=[.$M291]*[.$J$5]*1000" office:value-type="float" office:value="21.102879287114" calcext:value-type="float">
            <text:p>21.102879287114</text:p>
          </table:table-cell>
          <table:table-cell table:formula="of:=[.$M291]*[.$J$6]*1000" office:value-type="float" office:value="21.102879430671" calcext:value-type="float">
            <text:p>21.102879430671</text:p>
          </table:table-cell>
          <table:table-cell table:number-columns-repeated="3"/>
          <table:table-cell office:value-type="float" office:value="142.839" calcext:value-type="float">
            <text:p>142.839</text:p>
          </table:table-cell>
          <table:table-cell office:value-type="float" office:value="144.275" calcext:value-type="float">
            <text:p>144.275</text:p>
          </table:table-cell>
          <table:table-cell table:formula="of:=(([.K291]+[.L291])/2) * 0.000000000001" office:value-type="float" office:value="0.000000000143557" calcext:value-type="float">
            <text:p>1.43557E-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[.$M292]*[.$J$2]*1000" office:value-type="float" office:value="26.280447" calcext:value-type="float">
            <text:p>26.280447</text:p>
          </table:table-cell>
          <table:table-cell table:formula="of:=[.$M292]*[.$J$3]*1000" office:value-type="float" office:value="21.110523" calcext:value-type="float">
            <text:p>21.110523</text:p>
          </table:table-cell>
          <table:table-cell table:formula="of:=[.$M292]*[.$J$3]*1000" office:value-type="float" office:value="21.110523" calcext:value-type="float">
            <text:p>21.110523</text:p>
          </table:table-cell>
          <table:table-cell table:formula="of:=[.$M292]*[.$J$4]*1000" office:value-type="float" office:value="21.110523143609" calcext:value-type="float">
            <text:p>21.110523143609</text:p>
          </table:table-cell>
          <table:table-cell table:formula="of:=[.$M292]*[.$J$5]*1000" office:value-type="float" office:value="21.110523287218" calcext:value-type="float">
            <text:p>21.110523287218</text:p>
          </table:table-cell>
          <table:table-cell table:formula="of:=[.$M292]*[.$J$6]*1000" office:value-type="float" office:value="21.110523430827" calcext:value-type="float">
            <text:p>21.110523430827</text:p>
          </table:table-cell>
          <table:table-cell table:number-columns-repeated="3"/>
          <table:table-cell office:value-type="float" office:value="142.891" calcext:value-type="float">
            <text:p>142.891</text:p>
          </table:table-cell>
          <table:table-cell office:value-type="float" office:value="144.327" calcext:value-type="float">
            <text:p>144.327</text:p>
          </table:table-cell>
          <table:table-cell table:formula="of:=(([.K292]+[.L292])/2) * 0.000000000001" office:value-type="float" office:value="0.000000000143609" calcext:value-type="float">
            <text:p>1.43609E-10</text:p>
          </table:table-cell>
        </table:table-row>
        <table:table-row table:style-name="ro1">
          <table:table-cell office:value-type="string" calcext:value-type="string">
            <text:p>AB20</text:p>
          </table:table-cell>
          <table:table-cell table:formula="of:=[.$M293]*[.$J$2]*1000" office:value-type="float" office:value="26.397018" calcext:value-type="float">
            <text:p>26.397018</text:p>
          </table:table-cell>
          <table:table-cell table:formula="of:=[.$M293]*[.$J$3]*1000" office:value-type="float" office:value="21.204162" calcext:value-type="float">
            <text:p>21.204162</text:p>
          </table:table-cell>
          <table:table-cell table:formula="of:=[.$M293]*[.$J$3]*1000" office:value-type="float" office:value="21.204162" calcext:value-type="float">
            <text:p>21.204162</text:p>
          </table:table-cell>
          <table:table-cell table:formula="of:=[.$M293]*[.$J$4]*1000" office:value-type="float" office:value="21.204162144246" calcext:value-type="float">
            <text:p>21.204162144246</text:p>
          </table:table-cell>
          <table:table-cell table:formula="of:=[.$M293]*[.$J$5]*1000" office:value-type="float" office:value="21.204162288492" calcext:value-type="float">
            <text:p>21.204162288492</text:p>
          </table:table-cell>
          <table:table-cell table:formula="of:=[.$M293]*[.$J$6]*1000" office:value-type="float" office:value="21.204162432738" calcext:value-type="float">
            <text:p>21.204162432738</text:p>
          </table:table-cell>
          <table:table-cell table:number-columns-repeated="3"/>
          <table:table-cell office:value-type="float" office:value="143.525" calcext:value-type="float">
            <text:p>143.525</text:p>
          </table:table-cell>
          <table:table-cell office:value-type="float" office:value="144.967" calcext:value-type="float">
            <text:p>144.967</text:p>
          </table:table-cell>
          <table:table-cell table:formula="of:=(([.K293]+[.L293])/2) * 0.000000000001" office:value-type="float" office:value="0.000000000144246" calcext:value-type="float">
            <text:p>1.44246E-10</text:p>
          </table:table-cell>
        </table:table-row>
        <table:table-row table:style-name="ro1">
          <table:table-cell office:value-type="string" calcext:value-type="string">
            <text:p>AB16</text:p>
          </table:table-cell>
          <table:table-cell table:formula="of:=[.$M294]*[.$J$2]*1000" office:value-type="float" office:value="26.4287685" calcext:value-type="float">
            <text:p>26.4287685</text:p>
          </table:table-cell>
          <table:table-cell table:formula="of:=[.$M294]*[.$J$3]*1000" office:value-type="float" office:value="21.2296665" calcext:value-type="float">
            <text:p>21.2296665</text:p>
          </table:table-cell>
          <table:table-cell table:formula="of:=[.$M294]*[.$J$3]*1000" office:value-type="float" office:value="21.2296665" calcext:value-type="float">
            <text:p>21.2296665</text:p>
          </table:table-cell>
          <table:table-cell table:formula="of:=[.$M294]*[.$J$4]*1000" office:value-type="float" office:value="21.2296666444195" calcext:value-type="float">
            <text:p>21.2296666444195</text:p>
          </table:table-cell>
          <table:table-cell table:formula="of:=[.$M294]*[.$J$5]*1000" office:value-type="float" office:value="21.229666788839" calcext:value-type="float">
            <text:p>21.229666788839</text:p>
          </table:table-cell>
          <table:table-cell table:formula="of:=[.$M294]*[.$J$6]*1000" office:value-type="float" office:value="21.2296669332585" calcext:value-type="float">
            <text:p>21.2296669332585</text:p>
          </table:table-cell>
          <table:table-cell table:number-columns-repeated="3"/>
          <table:table-cell office:value-type="float" office:value="143.697" calcext:value-type="float">
            <text:p>143.697</text:p>
          </table:table-cell>
          <table:table-cell office:value-type="float" office:value="145.142" calcext:value-type="float">
            <text:p>145.142</text:p>
          </table:table-cell>
          <table:table-cell table:formula="of:=(([.K294]+[.L294])/2) * 0.000000000001" office:value-type="float" office:value="0.0000000001444195" calcext:value-type="float">
            <text:p>1.444195E-10</text:p>
          </table:table-cell>
        </table:table-row>
        <table:table-row table:style-name="ro1">
          <table:table-cell office:value-type="string" calcext:value-type="string">
            <text:p>Y19</text:p>
          </table:table-cell>
          <table:table-cell table:formula="of:=[.$M295]*[.$J$2]*1000" office:value-type="float" office:value="26.4419445" calcext:value-type="float">
            <text:p>26.4419445</text:p>
          </table:table-cell>
          <table:table-cell table:formula="of:=[.$M295]*[.$J$3]*1000" office:value-type="float" office:value="21.2402505" calcext:value-type="float">
            <text:p>21.2402505</text:p>
          </table:table-cell>
          <table:table-cell table:formula="of:=[.$M295]*[.$J$3]*1000" office:value-type="float" office:value="21.2402505" calcext:value-type="float">
            <text:p>21.2402505</text:p>
          </table:table-cell>
          <table:table-cell table:formula="of:=[.$M295]*[.$J$4]*1000" office:value-type="float" office:value="21.2402506444915" calcext:value-type="float">
            <text:p>21.2402506444915</text:p>
          </table:table-cell>
          <table:table-cell table:formula="of:=[.$M295]*[.$J$5]*1000" office:value-type="float" office:value="21.240250788983" calcext:value-type="float">
            <text:p>21.240250788983</text:p>
          </table:table-cell>
          <table:table-cell table:formula="of:=[.$M295]*[.$J$6]*1000" office:value-type="float" office:value="21.2402509334745" calcext:value-type="float">
            <text:p>21.2402509334745</text:p>
          </table:table-cell>
          <table:table-cell table:number-columns-repeated="3"/>
          <table:table-cell office:value-type="float" office:value="143.769" calcext:value-type="float">
            <text:p>143.769</text:p>
          </table:table-cell>
          <table:table-cell office:value-type="float" office:value="145.214" calcext:value-type="float">
            <text:p>145.214</text:p>
          </table:table-cell>
          <table:table-cell table:formula="of:=(([.K295]+[.L295])/2) * 0.000000000001" office:value-type="float" office:value="0.0000000001444915" calcext:value-type="float">
            <text:p>1.444915E-10</text:p>
          </table:table-cell>
        </table:table-row>
        <table:table-row table:style-name="ro1">
          <table:table-cell office:value-type="string" calcext:value-type="string">
            <text:p>AA10</text:p>
          </table:table-cell>
          <table:table-cell table:formula="of:=[.$M296]*[.$J$2]*1000" office:value-type="float" office:value="26.5155105" calcext:value-type="float">
            <text:p>26.5155105</text:p>
          </table:table-cell>
          <table:table-cell table:formula="of:=[.$M296]*[.$J$3]*1000" office:value-type="float" office:value="21.2993445" calcext:value-type="float">
            <text:p>21.2993445</text:p>
          </table:table-cell>
          <table:table-cell table:formula="of:=[.$M296]*[.$J$3]*1000" office:value-type="float" office:value="21.2993445" calcext:value-type="float">
            <text:p>21.2993445</text:p>
          </table:table-cell>
          <table:table-cell table:formula="of:=[.$M296]*[.$J$4]*1000" office:value-type="float" office:value="21.2993446448935" calcext:value-type="float">
            <text:p>21.2993446448935</text:p>
          </table:table-cell>
          <table:table-cell table:formula="of:=[.$M296]*[.$J$5]*1000" office:value-type="float" office:value="21.299344789787" calcext:value-type="float">
            <text:p>21.299344789787</text:p>
          </table:table-cell>
          <table:table-cell table:formula="of:=[.$M296]*[.$J$6]*1000" office:value-type="float" office:value="21.2993449346805" calcext:value-type="float">
            <text:p>21.2993449346805</text:p>
          </table:table-cell>
          <table:table-cell table:number-columns-repeated="3"/>
          <table:table-cell office:value-type="float" office:value="144.169" calcext:value-type="float">
            <text:p>144.169</text:p>
          </table:table-cell>
          <table:table-cell office:value-type="float" office:value="145.618" calcext:value-type="float">
            <text:p>145.618</text:p>
          </table:table-cell>
          <table:table-cell table:formula="of:=(([.K296]+[.L296])/2) * 0.000000000001" office:value-type="float" office:value="0.0000000001448935" calcext:value-type="float">
            <text:p>1.448935E-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formula="of:=[.$M297]*[.$J$2]*1000" office:value-type="float" office:value="26.5204515" calcext:value-type="float">
            <text:p>26.5204515</text:p>
          </table:table-cell>
          <table:table-cell table:formula="of:=[.$M297]*[.$J$3]*1000" office:value-type="float" office:value="21.3033135" calcext:value-type="float">
            <text:p>21.3033135</text:p>
          </table:table-cell>
          <table:table-cell table:formula="of:=[.$M297]*[.$J$3]*1000" office:value-type="float" office:value="21.3033135" calcext:value-type="float">
            <text:p>21.3033135</text:p>
          </table:table-cell>
          <table:table-cell table:formula="of:=[.$M297]*[.$J$4]*1000" office:value-type="float" office:value="21.3033136449205" calcext:value-type="float">
            <text:p>21.3033136449205</text:p>
          </table:table-cell>
          <table:table-cell table:formula="of:=[.$M297]*[.$J$5]*1000" office:value-type="float" office:value="21.303313789841" calcext:value-type="float">
            <text:p>21.303313789841</text:p>
          </table:table-cell>
          <table:table-cell table:formula="of:=[.$M297]*[.$J$6]*1000" office:value-type="float" office:value="21.3033139347615" calcext:value-type="float">
            <text:p>21.3033139347615</text:p>
          </table:table-cell>
          <table:table-cell table:number-columns-repeated="3"/>
          <table:table-cell office:value-type="float" office:value="144.196" calcext:value-type="float">
            <text:p>144.196</text:p>
          </table:table-cell>
          <table:table-cell office:value-type="float" office:value="145.645" calcext:value-type="float">
            <text:p>145.645</text:p>
          </table:table-cell>
          <table:table-cell table:formula="of:=(([.K297]+[.L297])/2) * 0.000000000001" office:value-type="float" office:value="0.0000000001449205" calcext:value-type="float">
            <text:p>1.449205E-10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formula="of:=[.$M298]*[.$J$2]*1000" office:value-type="float" office:value="26.5341765" calcext:value-type="float">
            <text:p>26.5341765</text:p>
          </table:table-cell>
          <table:table-cell table:formula="of:=[.$M298]*[.$J$3]*1000" office:value-type="float" office:value="21.3143385" calcext:value-type="float">
            <text:p>21.3143385</text:p>
          </table:table-cell>
          <table:table-cell table:formula="of:=[.$M298]*[.$J$3]*1000" office:value-type="float" office:value="21.3143385" calcext:value-type="float">
            <text:p>21.3143385</text:p>
          </table:table-cell>
          <table:table-cell table:formula="of:=[.$M298]*[.$J$4]*1000" office:value-type="float" office:value="21.3143386449955" calcext:value-type="float">
            <text:p>21.3143386449955</text:p>
          </table:table-cell>
          <table:table-cell table:formula="of:=[.$M298]*[.$J$5]*1000" office:value-type="float" office:value="21.314338789991" calcext:value-type="float">
            <text:p>21.314338789991</text:p>
          </table:table-cell>
          <table:table-cell table:formula="of:=[.$M298]*[.$J$6]*1000" office:value-type="float" office:value="21.3143389349865" calcext:value-type="float">
            <text:p>21.3143389349865</text:p>
          </table:table-cell>
          <table:table-cell table:number-columns-repeated="3"/>
          <table:table-cell office:value-type="float" office:value="144.271" calcext:value-type="float">
            <text:p>144.271</text:p>
          </table:table-cell>
          <table:table-cell office:value-type="float" office:value="145.72" calcext:value-type="float">
            <text:p>145.72</text:p>
          </table:table-cell>
          <table:table-cell table:formula="of:=(([.K298]+[.L298])/2) * 0.000000000001" office:value-type="float" office:value="0.0000000001449955" calcext:value-type="float">
            <text:p>1.449955E-10</text:p>
          </table:table-cell>
        </table:table-row>
        <table:table-row table:style-name="ro1">
          <table:table-cell office:value-type="string" calcext:value-type="string">
            <text:p>W20</text:p>
          </table:table-cell>
          <table:table-cell table:formula="of:=[.$M299]*[.$J$2]*1000" office:value-type="float" office:value="26.5629075" calcext:value-type="float">
            <text:p>26.5629075</text:p>
          </table:table-cell>
          <table:table-cell table:formula="of:=[.$M299]*[.$J$3]*1000" office:value-type="float" office:value="21.3374175" calcext:value-type="float">
            <text:p>21.3374175</text:p>
          </table:table-cell>
          <table:table-cell table:formula="of:=[.$M299]*[.$J$3]*1000" office:value-type="float" office:value="21.3374175" calcext:value-type="float">
            <text:p>21.3374175</text:p>
          </table:table-cell>
          <table:table-cell table:formula="of:=[.$M299]*[.$J$4]*1000" office:value-type="float" office:value="21.3374176451525" calcext:value-type="float">
            <text:p>21.3374176451525</text:p>
          </table:table-cell>
          <table:table-cell table:formula="of:=[.$M299]*[.$J$5]*1000" office:value-type="float" office:value="21.337417790305" calcext:value-type="float">
            <text:p>21.337417790305</text:p>
          </table:table-cell>
          <table:table-cell table:formula="of:=[.$M299]*[.$J$6]*1000" office:value-type="float" office:value="21.3374179354575" calcext:value-type="float">
            <text:p>21.3374179354575</text:p>
          </table:table-cell>
          <table:table-cell table:number-columns-repeated="3"/>
          <table:table-cell office:value-type="float" office:value="144.427" calcext:value-type="float">
            <text:p>144.427</text:p>
          </table:table-cell>
          <table:table-cell office:value-type="float" office:value="145.878" calcext:value-type="float">
            <text:p>145.878</text:p>
          </table:table-cell>
          <table:table-cell table:formula="of:=(([.K299]+[.L299])/2) * 0.000000000001" office:value-type="float" office:value="0.0000000001451525" calcext:value-type="float">
            <text:p>1.451525E-10</text:p>
          </table:table-cell>
        </table:table-row>
        <table:table-row table:style-name="ro1">
          <table:table-cell office:value-type="string" calcext:value-type="string">
            <text:p>Y21</text:p>
          </table:table-cell>
          <table:table-cell table:formula="of:=[.$M300]*[.$J$2]*1000" office:value-type="float" office:value="26.6635575" calcext:value-type="float">
            <text:p>26.6635575</text:p>
          </table:table-cell>
          <table:table-cell table:formula="of:=[.$M300]*[.$J$3]*1000" office:value-type="float" office:value="21.4182675" calcext:value-type="float">
            <text:p>21.4182675</text:p>
          </table:table-cell>
          <table:table-cell table:formula="of:=[.$M300]*[.$J$3]*1000" office:value-type="float" office:value="21.4182675" calcext:value-type="float">
            <text:p>21.4182675</text:p>
          </table:table-cell>
          <table:table-cell table:formula="of:=[.$M300]*[.$J$4]*1000" office:value-type="float" office:value="21.4182676457025" calcext:value-type="float">
            <text:p>21.4182676457025</text:p>
          </table:table-cell>
          <table:table-cell table:formula="of:=[.$M300]*[.$J$5]*1000" office:value-type="float" office:value="21.418267791405" calcext:value-type="float">
            <text:p>21.418267791405</text:p>
          </table:table-cell>
          <table:table-cell table:formula="of:=[.$M300]*[.$J$6]*1000" office:value-type="float" office:value="21.4182679371075" calcext:value-type="float">
            <text:p>21.4182679371075</text:p>
          </table:table-cell>
          <table:table-cell table:number-columns-repeated="3"/>
          <table:table-cell office:value-type="float" office:value="144.974" calcext:value-type="float">
            <text:p>144.974</text:p>
          </table:table-cell>
          <table:table-cell office:value-type="float" office:value="146.431" calcext:value-type="float">
            <text:p>146.431</text:p>
          </table:table-cell>
          <table:table-cell table:formula="of:=(([.K300]+[.L300])/2) * 0.000000000001" office:value-type="float" office:value="0.0000000001457025" calcext:value-type="float">
            <text:p>1.457025E-10</text:p>
          </table:table-cell>
        </table:table-row>
        <table:table-row table:style-name="ro1">
          <table:table-cell office:value-type="string" calcext:value-type="string">
            <text:p>W21</text:p>
          </table:table-cell>
          <table:table-cell table:formula="of:=[.$M301]*[.$J$2]*1000" office:value-type="float" office:value="26.7109545" calcext:value-type="float">
            <text:p>26.7109545</text:p>
          </table:table-cell>
          <table:table-cell table:formula="of:=[.$M301]*[.$J$3]*1000" office:value-type="float" office:value="21.4563405" calcext:value-type="float">
            <text:p>21.4563405</text:p>
          </table:table-cell>
          <table:table-cell table:formula="of:=[.$M301]*[.$J$3]*1000" office:value-type="float" office:value="21.4563405" calcext:value-type="float">
            <text:p>21.4563405</text:p>
          </table:table-cell>
          <table:table-cell table:formula="of:=[.$M301]*[.$J$4]*1000" office:value-type="float" office:value="21.4563406459615" calcext:value-type="float">
            <text:p>21.4563406459615</text:p>
          </table:table-cell>
          <table:table-cell table:formula="of:=[.$M301]*[.$J$5]*1000" office:value-type="float" office:value="21.456340791923" calcext:value-type="float">
            <text:p>21.456340791923</text:p>
          </table:table-cell>
          <table:table-cell table:formula="of:=[.$M301]*[.$J$6]*1000" office:value-type="float" office:value="21.4563409378845" calcext:value-type="float">
            <text:p>21.4563409378845</text:p>
          </table:table-cell>
          <table:table-cell table:number-columns-repeated="3"/>
          <table:table-cell office:value-type="float" office:value="145.232" calcext:value-type="float">
            <text:p>145.232</text:p>
          </table:table-cell>
          <table:table-cell office:value-type="float" office:value="146.691" calcext:value-type="float">
            <text:p>146.691</text:p>
          </table:table-cell>
          <table:table-cell table:formula="of:=(([.K301]+[.L301])/2) * 0.000000000001" office:value-type="float" office:value="0.0000000001459615" calcext:value-type="float">
            <text:p>1.459615E-10</text:p>
          </table:table-cell>
        </table:table-row>
        <table:table-row table:style-name="ro1">
          <table:table-cell office:value-type="string" calcext:value-type="string">
            <text:p>AA19</text:p>
          </table:table-cell>
          <table:table-cell table:formula="of:=[.$M302]*[.$J$2]*1000" office:value-type="float" office:value="26.8039185" calcext:value-type="float">
            <text:p>26.8039185</text:p>
          </table:table-cell>
          <table:table-cell table:formula="of:=[.$M302]*[.$J$3]*1000" office:value-type="float" office:value="21.5310165" calcext:value-type="float">
            <text:p>21.5310165</text:p>
          </table:table-cell>
          <table:table-cell table:formula="of:=[.$M302]*[.$J$3]*1000" office:value-type="float" office:value="21.5310165" calcext:value-type="float">
            <text:p>21.5310165</text:p>
          </table:table-cell>
          <table:table-cell table:formula="of:=[.$M302]*[.$J$4]*1000" office:value-type="float" office:value="21.5310166464695" calcext:value-type="float">
            <text:p>21.5310166464695</text:p>
          </table:table-cell>
          <table:table-cell table:formula="of:=[.$M302]*[.$J$5]*1000" office:value-type="float" office:value="21.531016792939" calcext:value-type="float">
            <text:p>21.531016792939</text:p>
          </table:table-cell>
          <table:table-cell table:formula="of:=[.$M302]*[.$J$6]*1000" office:value-type="float" office:value="21.5310169394085" calcext:value-type="float">
            <text:p>21.5310169394085</text:p>
          </table:table-cell>
          <table:table-cell table:number-columns-repeated="3"/>
          <table:table-cell office:value-type="float" office:value="145.737" calcext:value-type="float">
            <text:p>145.737</text:p>
          </table:table-cell>
          <table:table-cell office:value-type="float" office:value="147.202" calcext:value-type="float">
            <text:p>147.202</text:p>
          </table:table-cell>
          <table:table-cell table:formula="of:=(([.K302]+[.L302])/2) * 0.000000000001" office:value-type="float" office:value="0.0000000001464695" calcext:value-type="float">
            <text:p>1.464695E-10</text:p>
          </table:table-cell>
        </table:table-row>
        <table:table-row table:style-name="ro1">
          <table:table-cell office:value-type="string" calcext:value-type="string">
            <text:p>W19</text:p>
          </table:table-cell>
          <table:table-cell table:formula="of:=[.$M303]*[.$J$2]*1000" office:value-type="float" office:value="26.9570895" calcext:value-type="float">
            <text:p>26.9570895</text:p>
          </table:table-cell>
          <table:table-cell table:formula="of:=[.$M303]*[.$J$3]*1000" office:value-type="float" office:value="21.6540555" calcext:value-type="float">
            <text:p>21.6540555</text:p>
          </table:table-cell>
          <table:table-cell table:formula="of:=[.$M303]*[.$J$3]*1000" office:value-type="float" office:value="21.6540555" calcext:value-type="float">
            <text:p>21.6540555</text:p>
          </table:table-cell>
          <table:table-cell table:formula="of:=[.$M303]*[.$J$4]*1000" office:value-type="float" office:value="21.6540556473065" calcext:value-type="float">
            <text:p>21.6540556473065</text:p>
          </table:table-cell>
          <table:table-cell table:formula="of:=[.$M303]*[.$J$5]*1000" office:value-type="float" office:value="21.654055794613" calcext:value-type="float">
            <text:p>21.654055794613</text:p>
          </table:table-cell>
          <table:table-cell table:formula="of:=[.$M303]*[.$J$6]*1000" office:value-type="float" office:value="21.6540559419195" calcext:value-type="float">
            <text:p>21.6540559419195</text:p>
          </table:table-cell>
          <table:table-cell table:number-columns-repeated="3"/>
          <table:table-cell office:value-type="float" office:value="146.57" calcext:value-type="float">
            <text:p>146.57</text:p>
          </table:table-cell>
          <table:table-cell office:value-type="float" office:value="148.043" calcext:value-type="float">
            <text:p>148.043</text:p>
          </table:table-cell>
          <table:table-cell table:formula="of:=(([.K303]+[.L303])/2) * 0.000000000001" office:value-type="float" office:value="0.0000000001473065" calcext:value-type="float">
            <text:p>1.473065E-10</text:p>
          </table:table-cell>
        </table:table-row>
        <table:table-row table:style-name="ro1">
          <table:table-cell office:value-type="string" calcext:value-type="string">
            <text:p>Y22</text:p>
          </table:table-cell>
          <table:table-cell table:formula="of:=[.$M304]*[.$J$2]*1000" office:value-type="float" office:value="27.524481" calcext:value-type="float">
            <text:p>27.524481</text:p>
          </table:table-cell>
          <table:table-cell table:formula="of:=[.$M304]*[.$J$3]*1000" office:value-type="float" office:value="22.109829" calcext:value-type="float">
            <text:p>22.109829</text:p>
          </table:table-cell>
          <table:table-cell table:formula="of:=[.$M304]*[.$J$3]*1000" office:value-type="float" office:value="22.109829" calcext:value-type="float">
            <text:p>22.109829</text:p>
          </table:table-cell>
          <table:table-cell table:formula="of:=[.$M304]*[.$J$4]*1000" office:value-type="float" office:value="22.109829150407" calcext:value-type="float">
            <text:p>22.109829150407</text:p>
          </table:table-cell>
          <table:table-cell table:formula="of:=[.$M304]*[.$J$5]*1000" office:value-type="float" office:value="22.109829300814" calcext:value-type="float">
            <text:p>22.109829300814</text:p>
          </table:table-cell>
          <table:table-cell table:formula="of:=[.$M304]*[.$J$6]*1000" office:value-type="float" office:value="22.109829451221" calcext:value-type="float">
            <text:p>22.109829451221</text:p>
          </table:table-cell>
          <table:table-cell table:number-columns-repeated="3"/>
          <table:table-cell office:value-type="float" office:value="149.655" calcext:value-type="float">
            <text:p>149.655</text:p>
          </table:table-cell>
          <table:table-cell office:value-type="float" office:value="151.159" calcext:value-type="float">
            <text:p>151.159</text:p>
          </table:table-cell>
          <table:table-cell table:formula="of:=(([.K304]+[.L304])/2) * 0.000000000001" office:value-type="float" office:value="0.000000000150407" calcext:value-type="float">
            <text:p>1.50407E-10</text:p>
          </table:table-cell>
        </table:table-row>
        <table:table-row table:style-name="ro1">
          <table:table-cell office:value-type="string" calcext:value-type="string">
            <text:p>AA11</text:p>
          </table:table-cell>
          <table:table-cell table:formula="of:=[.$M305]*[.$J$2]*1000" office:value-type="float" office:value="28.040358" calcext:value-type="float">
            <text:p>28.040358</text:p>
          </table:table-cell>
          <table:table-cell table:formula="of:=[.$M305]*[.$J$3]*1000" office:value-type="float" office:value="22.524222" calcext:value-type="float">
            <text:p>22.524222</text:p>
          </table:table-cell>
          <table:table-cell table:formula="of:=[.$M305]*[.$J$3]*1000" office:value-type="float" office:value="22.524222" calcext:value-type="float">
            <text:p>22.524222</text:p>
          </table:table-cell>
          <table:table-cell table:formula="of:=[.$M305]*[.$J$4]*1000" office:value-type="float" office:value="22.524222153226" calcext:value-type="float">
            <text:p>22.524222153226</text:p>
          </table:table-cell>
          <table:table-cell table:formula="of:=[.$M305]*[.$J$5]*1000" office:value-type="float" office:value="22.524222306452" calcext:value-type="float">
            <text:p>22.524222306452</text:p>
          </table:table-cell>
          <table:table-cell table:formula="of:=[.$M305]*[.$J$6]*1000" office:value-type="float" office:value="22.524222459678" calcext:value-type="float">
            <text:p>22.524222459678</text:p>
          </table:table-cell>
          <table:table-cell table:number-columns-repeated="3"/>
          <table:table-cell office:value-type="float" office:value="152.46" calcext:value-type="float">
            <text:p>152.46</text:p>
          </table:table-cell>
          <table:table-cell office:value-type="float" office:value="153.992" calcext:value-type="float">
            <text:p>153.992</text:p>
          </table:table-cell>
          <table:table-cell table:formula="of:=(([.K305]+[.L305])/2) * 0.000000000001" office:value-type="float" office:value="0.000000000153226" calcext:value-type="float">
            <text:p>1.53226E-10</text:p>
          </table:table-cell>
        </table:table-row>
        <table:table-row table:style-name="ro1">
          <table:table-cell office:value-type="string" calcext:value-type="string">
            <text:p>AA20</text:p>
          </table:table-cell>
          <table:table-cell table:formula="of:=[.$M306]*[.$J$2]*1000" office:value-type="float" office:value="28.07952" calcext:value-type="float">
            <text:p>28.07952</text:p>
          </table:table-cell>
          <table:table-cell table:formula="of:=[.$M306]*[.$J$3]*1000" office:value-type="float" office:value="22.55568" calcext:value-type="float">
            <text:p>22.55568</text:p>
          </table:table-cell>
          <table:table-cell table:formula="of:=[.$M306]*[.$J$3]*1000" office:value-type="float" office:value="22.55568" calcext:value-type="float">
            <text:p>22.55568</text:p>
          </table:table-cell>
          <table:table-cell table:formula="of:=[.$M306]*[.$J$4]*1000" office:value-type="float" office:value="22.55568015344" calcext:value-type="float">
            <text:p>22.55568015344</text:p>
          </table:table-cell>
          <table:table-cell table:formula="of:=[.$M306]*[.$J$5]*1000" office:value-type="float" office:value="22.55568030688" calcext:value-type="float">
            <text:p>22.55568030688</text:p>
          </table:table-cell>
          <table:table-cell table:formula="of:=[.$M306]*[.$J$6]*1000" office:value-type="float" office:value="22.55568046032" calcext:value-type="float">
            <text:p>22.55568046032</text:p>
          </table:table-cell>
          <table:table-cell table:number-columns-repeated="3"/>
          <table:table-cell office:value-type="float" office:value="152.673" calcext:value-type="float">
            <text:p>152.673</text:p>
          </table:table-cell>
          <table:table-cell office:value-type="float" office:value="154.207" calcext:value-type="float">
            <text:p>154.207</text:p>
          </table:table-cell>
          <table:table-cell table:formula="of:=(([.K306]+[.L306])/2) * 0.000000000001" office:value-type="float" office:value="0.00000000015344" calcext:value-type="float">
            <text:p>1.5344E-10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formula="of:=[.$M307]*[.$J$2]*1000" office:value-type="float" office:value="28.355667" calcext:value-type="float">
            <text:p>28.355667</text:p>
          </table:table-cell>
          <table:table-cell table:formula="of:=[.$M307]*[.$J$3]*1000" office:value-type="float" office:value="22.777503" calcext:value-type="float">
            <text:p>22.777503</text:p>
          </table:table-cell>
          <table:table-cell table:formula="of:=[.$M307]*[.$J$3]*1000" office:value-type="float" office:value="22.777503" calcext:value-type="float">
            <text:p>22.777503</text:p>
          </table:table-cell>
          <table:table-cell table:formula="of:=[.$M307]*[.$J$4]*1000" office:value-type="float" office:value="22.777503154949" calcext:value-type="float">
            <text:p>22.777503154949</text:p>
          </table:table-cell>
          <table:table-cell table:formula="of:=[.$M307]*[.$J$5]*1000" office:value-type="float" office:value="22.777503309898" calcext:value-type="float">
            <text:p>22.777503309898</text:p>
          </table:table-cell>
          <table:table-cell table:formula="of:=[.$M307]*[.$J$6]*1000" office:value-type="float" office:value="22.777503464847" calcext:value-type="float">
            <text:p>22.777503464847</text:p>
          </table:table-cell>
          <table:table-cell table:number-columns-repeated="3"/>
          <table:table-cell office:value-type="float" office:value="154.174" calcext:value-type="float">
            <text:p>154.174</text:p>
          </table:table-cell>
          <table:table-cell office:value-type="float" office:value="155.724" calcext:value-type="float">
            <text:p>155.724</text:p>
          </table:table-cell>
          <table:table-cell table:formula="of:=(([.K307]+[.L307])/2) * 0.000000000001" office:value-type="float" office:value="0.000000000154949" calcext:value-type="float">
            <text:p>1.54949E-10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table:formula="of:=[.$M308]*[.$J$2]*1000" office:value-type="float" office:value="28.6062855" calcext:value-type="float">
            <text:p>28.6062855</text:p>
          </table:table-cell>
          <table:table-cell table:formula="of:=[.$M308]*[.$J$3]*1000" office:value-type="float" office:value="22.9788195" calcext:value-type="float">
            <text:p>22.9788195</text:p>
          </table:table-cell>
          <table:table-cell table:formula="of:=[.$M308]*[.$J$3]*1000" office:value-type="float" office:value="22.9788195" calcext:value-type="float">
            <text:p>22.9788195</text:p>
          </table:table-cell>
          <table:table-cell table:formula="of:=[.$M308]*[.$J$4]*1000" office:value-type="float" office:value="22.9788196563185" calcext:value-type="float">
            <text:p>22.9788196563185</text:p>
          </table:table-cell>
          <table:table-cell table:formula="of:=[.$M308]*[.$J$5]*1000" office:value-type="float" office:value="22.978819812637" calcext:value-type="float">
            <text:p>22.978819812637</text:p>
          </table:table-cell>
          <table:table-cell table:formula="of:=[.$M308]*[.$J$6]*1000" office:value-type="float" office:value="22.9788199689555" calcext:value-type="float">
            <text:p>22.9788199689555</text:p>
          </table:table-cell>
          <table:table-cell table:number-columns-repeated="3"/>
          <table:table-cell office:value-type="float" office:value="155.537" calcext:value-type="float">
            <text:p>155.537</text:p>
          </table:table-cell>
          <table:table-cell office:value-type="float" office:value="157.1" calcext:value-type="float">
            <text:p>157.1</text:p>
          </table:table-cell>
          <table:table-cell table:formula="of:=(([.K308]+[.L308])/2) * 0.000000000001" office:value-type="float" office:value="0.0000000001563185" calcext:value-type="float">
            <text:p>1.563185E-10</text:p>
          </table:table-cell>
        </table:table-row>
        <table:table-row table:style-name="ro1">
          <table:table-cell office:value-type="string" calcext:value-type="string">
            <text:p>AA21</text:p>
          </table:table-cell>
          <table:table-cell table:formula="of:=[.$M309]*[.$J$2]*1000" office:value-type="float" office:value="28.810788" calcext:value-type="float">
            <text:p>28.810788</text:p>
          </table:table-cell>
          <table:table-cell table:formula="of:=[.$M309]*[.$J$3]*1000" office:value-type="float" office:value="23.143092" calcext:value-type="float">
            <text:p>23.143092</text:p>
          </table:table-cell>
          <table:table-cell table:formula="of:=[.$M309]*[.$J$3]*1000" office:value-type="float" office:value="23.143092" calcext:value-type="float">
            <text:p>23.143092</text:p>
          </table:table-cell>
          <table:table-cell table:formula="of:=[.$M309]*[.$J$4]*1000" office:value-type="float" office:value="23.143092157436" calcext:value-type="float">
            <text:p>23.143092157436</text:p>
          </table:table-cell>
          <table:table-cell table:formula="of:=[.$M309]*[.$J$5]*1000" office:value-type="float" office:value="23.143092314872" calcext:value-type="float">
            <text:p>23.143092314872</text:p>
          </table:table-cell>
          <table:table-cell table:formula="of:=[.$M309]*[.$J$6]*1000" office:value-type="float" office:value="23.143092472308" calcext:value-type="float">
            <text:p>23.143092472308</text:p>
          </table:table-cell>
          <table:table-cell table:number-columns-repeated="3"/>
          <table:table-cell office:value-type="float" office:value="156.649" calcext:value-type="float">
            <text:p>156.649</text:p>
          </table:table-cell>
          <table:table-cell office:value-type="float" office:value="158.223" calcext:value-type="float">
            <text:p>158.223</text:p>
          </table:table-cell>
          <table:table-cell table:formula="of:=(([.K309]+[.L309])/2) * 0.000000000001" office:value-type="float" office:value="0.000000000157436" calcext:value-type="float">
            <text:p>1.57436E-10</text:p>
          </table:table-cell>
        </table:table-row>
        <table:table-row table:style-name="ro1">
          <table:table-cell office:value-type="string" calcext:value-type="string">
            <text:p>AB5</text:p>
          </table:table-cell>
          <table:table-cell table:formula="of:=[.$M310]*[.$J$2]*1000" office:value-type="float" office:value="28.94145" calcext:value-type="float">
            <text:p>28.94145</text:p>
          </table:table-cell>
          <table:table-cell table:formula="of:=[.$M310]*[.$J$3]*1000" office:value-type="float" office:value="23.24805" calcext:value-type="float">
            <text:p>23.24805</text:p>
          </table:table-cell>
          <table:table-cell table:formula="of:=[.$M310]*[.$J$3]*1000" office:value-type="float" office:value="23.24805" calcext:value-type="float">
            <text:p>23.24805</text:p>
          </table:table-cell>
          <table:table-cell table:formula="of:=[.$M310]*[.$J$4]*1000" office:value-type="float" office:value="23.24805015815" calcext:value-type="float">
            <text:p>23.24805015815</text:p>
          </table:table-cell>
          <table:table-cell table:formula="of:=[.$M310]*[.$J$5]*1000" office:value-type="float" office:value="23.2480503163" calcext:value-type="float">
            <text:p>23.2480503163</text:p>
          </table:table-cell>
          <table:table-cell table:formula="of:=[.$M310]*[.$J$6]*1000" office:value-type="float" office:value="23.24805047445" calcext:value-type="float">
            <text:p>23.24805047445</text:p>
          </table:table-cell>
          <table:table-cell table:number-columns-repeated="3"/>
          <table:table-cell office:value-type="float" office:value="157.359" calcext:value-type="float">
            <text:p>157.359</text:p>
          </table:table-cell>
          <table:table-cell office:value-type="float" office:value="158.941" calcext:value-type="float">
            <text:p>158.941</text:p>
          </table:table-cell>
          <table:table-cell table:formula="of:=(([.K310]+[.L310])/2) * 0.000000000001" office:value-type="float" office:value="0.00000000015815" calcext:value-type="float">
            <text:p>1.5815E-10</text:p>
          </table:table-cell>
        </table:table-row>
        <table:table-row table:style-name="ro1">
          <table:table-cell office:value-type="string" calcext:value-type="string">
            <text:p>AB12</text:p>
          </table:table-cell>
          <table:table-cell table:formula="of:=[.$M311]*[.$J$2]*1000" office:value-type="float" office:value="29.32941" calcext:value-type="float">
            <text:p>29.32941</text:p>
          </table:table-cell>
          <table:table-cell table:formula="of:=[.$M311]*[.$J$3]*1000" office:value-type="float" office:value="23.55969" calcext:value-type="float">
            <text:p>23.55969</text:p>
          </table:table-cell>
          <table:table-cell table:formula="of:=[.$M311]*[.$J$3]*1000" office:value-type="float" office:value="23.55969" calcext:value-type="float">
            <text:p>23.55969</text:p>
          </table:table-cell>
          <table:table-cell table:formula="of:=[.$M311]*[.$J$4]*1000" office:value-type="float" office:value="23.55969016027" calcext:value-type="float">
            <text:p>23.55969016027</text:p>
          </table:table-cell>
          <table:table-cell table:formula="of:=[.$M311]*[.$J$5]*1000" office:value-type="float" office:value="23.55969032054" calcext:value-type="float">
            <text:p>23.55969032054</text:p>
          </table:table-cell>
          <table:table-cell table:formula="of:=[.$M311]*[.$J$6]*1000" office:value-type="float" office:value="23.55969048081" calcext:value-type="float">
            <text:p>23.55969048081</text:p>
          </table:table-cell>
          <table:table-cell table:number-columns-repeated="3"/>
          <table:table-cell office:value-type="float" office:value="159.469" calcext:value-type="float">
            <text:p>159.469</text:p>
          </table:table-cell>
          <table:table-cell office:value-type="float" office:value="161.071" calcext:value-type="float">
            <text:p>161.071</text:p>
          </table:table-cell>
          <table:table-cell table:formula="of:=(([.K311]+[.L311])/2) * 0.000000000001" office:value-type="float" office:value="0.00000000016027" calcext:value-type="float">
            <text:p>1.6027E-10</text:p>
          </table:table-cell>
        </table:table-row>
        <table:table-row table:style-name="ro1">
          <table:table-cell office:value-type="string" calcext:value-type="string">
            <text:p>AB21</text:p>
          </table:table-cell>
          <table:table-cell table:formula="of:=[.$M312]*[.$J$2]*1000" office:value-type="float" office:value="29.3737875" calcext:value-type="float">
            <text:p>29.3737875</text:p>
          </table:table-cell>
          <table:table-cell table:formula="of:=[.$M312]*[.$J$3]*1000" office:value-type="float" office:value="23.5953375" calcext:value-type="float">
            <text:p>23.5953375</text:p>
          </table:table-cell>
          <table:table-cell table:formula="of:=[.$M312]*[.$J$3]*1000" office:value-type="float" office:value="23.5953375" calcext:value-type="float">
            <text:p>23.5953375</text:p>
          </table:table-cell>
          <table:table-cell table:formula="of:=[.$M312]*[.$J$4]*1000" office:value-type="float" office:value="23.5953376605125" calcext:value-type="float">
            <text:p>23.5953376605125</text:p>
          </table:table-cell>
          <table:table-cell table:formula="of:=[.$M312]*[.$J$5]*1000" office:value-type="float" office:value="23.595337821025" calcext:value-type="float">
            <text:p>23.595337821025</text:p>
          </table:table-cell>
          <table:table-cell table:formula="of:=[.$M312]*[.$J$6]*1000" office:value-type="float" office:value="23.5953379815375" calcext:value-type="float">
            <text:p>23.5953379815375</text:p>
          </table:table-cell>
          <table:table-cell table:number-columns-repeated="3"/>
          <table:table-cell office:value-type="float" office:value="159.71" calcext:value-type="float">
            <text:p>159.71</text:p>
          </table:table-cell>
          <table:table-cell office:value-type="float" office:value="161.315" calcext:value-type="float">
            <text:p>161.315</text:p>
          </table:table-cell>
          <table:table-cell table:formula="of:=(([.K312]+[.L312])/2) * 0.000000000001" office:value-type="float" office:value="0.0000000001605125" calcext:value-type="float">
            <text:p>1.605125E-10</text:p>
          </table:table-cell>
        </table:table-row>
        <table:table-row table:style-name="ro1">
          <table:table-cell office:value-type="string" calcext:value-type="string">
            <text:p>AB22</text:p>
          </table:table-cell>
          <table:table-cell table:formula="of:=[.$M313]*[.$J$2]*1000" office:value-type="float" office:value="29.4500985" calcext:value-type="float">
            <text:p>29.4500985</text:p>
          </table:table-cell>
          <table:table-cell table:formula="of:=[.$M313]*[.$J$3]*1000" office:value-type="float" office:value="23.6566365" calcext:value-type="float">
            <text:p>23.6566365</text:p>
          </table:table-cell>
          <table:table-cell table:formula="of:=[.$M313]*[.$J$3]*1000" office:value-type="float" office:value="23.6566365" calcext:value-type="float">
            <text:p>23.6566365</text:p>
          </table:table-cell>
          <table:table-cell table:formula="of:=[.$M313]*[.$J$4]*1000" office:value-type="float" office:value="23.6566366609295" calcext:value-type="float">
            <text:p>23.6566366609295</text:p>
          </table:table-cell>
          <table:table-cell table:formula="of:=[.$M313]*[.$J$5]*1000" office:value-type="float" office:value="23.656636821859" calcext:value-type="float">
            <text:p>23.656636821859</text:p>
          </table:table-cell>
          <table:table-cell table:formula="of:=[.$M313]*[.$J$6]*1000" office:value-type="float" office:value="23.6566369827885" calcext:value-type="float">
            <text:p>23.6566369827885</text:p>
          </table:table-cell>
          <table:table-cell table:number-columns-repeated="3"/>
          <table:table-cell office:value-type="float" office:value="160.125" calcext:value-type="float">
            <text:p>160.125</text:p>
          </table:table-cell>
          <table:table-cell office:value-type="float" office:value="161.734" calcext:value-type="float">
            <text:p>161.734</text:p>
          </table:table-cell>
          <table:table-cell table:formula="of:=(([.K313]+[.L313])/2) * 0.000000000001" office:value-type="float" office:value="0.0000000001609295" calcext:value-type="float">
            <text:p>1.609295E-10</text:p>
          </table:table-cell>
        </table:table-row>
        <table:table-row table:style-name="ro1">
          <table:table-cell office:value-type="string" calcext:value-type="string">
            <text:p>AA13</text:p>
          </table:table-cell>
          <table:table-cell table:formula="of:=[.$M314]*[.$J$2]*1000" office:value-type="float" office:value="29.5507485" calcext:value-type="float">
            <text:p>29.5507485</text:p>
          </table:table-cell>
          <table:table-cell table:formula="of:=[.$M314]*[.$J$3]*1000" office:value-type="float" office:value="23.7374865" calcext:value-type="float">
            <text:p>23.7374865</text:p>
          </table:table-cell>
          <table:table-cell table:formula="of:=[.$M314]*[.$J$3]*1000" office:value-type="float" office:value="23.7374865" calcext:value-type="float">
            <text:p>23.7374865</text:p>
          </table:table-cell>
          <table:table-cell table:formula="of:=[.$M314]*[.$J$4]*1000" office:value-type="float" office:value="23.7374866614795" calcext:value-type="float">
            <text:p>23.7374866614795</text:p>
          </table:table-cell>
          <table:table-cell table:formula="of:=[.$M314]*[.$J$5]*1000" office:value-type="float" office:value="23.737486822959" calcext:value-type="float">
            <text:p>23.737486822959</text:p>
          </table:table-cell>
          <table:table-cell table:formula="of:=[.$M314]*[.$J$6]*1000" office:value-type="float" office:value="23.7374869844385" calcext:value-type="float">
            <text:p>23.7374869844385</text:p>
          </table:table-cell>
          <table:table-cell table:number-columns-repeated="3"/>
          <table:table-cell office:value-type="float" office:value="160.672" calcext:value-type="float">
            <text:p>160.672</text:p>
          </table:table-cell>
          <table:table-cell office:value-type="float" office:value="162.287" calcext:value-type="float">
            <text:p>162.287</text:p>
          </table:table-cell>
          <table:table-cell table:formula="of:=(([.K314]+[.L314])/2) * 0.000000000001" office:value-type="float" office:value="0.0000000001614795" calcext:value-type="float">
            <text:p>1.614795E-10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table:formula="of:=[.$M315]*[.$J$2]*1000" office:value-type="float" office:value="29.7277095" calcext:value-type="float">
            <text:p>29.7277095</text:p>
          </table:table-cell>
          <table:table-cell table:formula="of:=[.$M315]*[.$J$3]*1000" office:value-type="float" office:value="23.8796355" calcext:value-type="float">
            <text:p>23.8796355</text:p>
          </table:table-cell>
          <table:table-cell table:formula="of:=[.$M315]*[.$J$3]*1000" office:value-type="float" office:value="23.8796355" calcext:value-type="float">
            <text:p>23.8796355</text:p>
          </table:table-cell>
          <table:table-cell table:formula="of:=[.$M315]*[.$J$4]*1000" office:value-type="float" office:value="23.8796356624465" calcext:value-type="float">
            <text:p>23.8796356624465</text:p>
          </table:table-cell>
          <table:table-cell table:formula="of:=[.$M315]*[.$J$5]*1000" office:value-type="float" office:value="23.879635824893" calcext:value-type="float">
            <text:p>23.879635824893</text:p>
          </table:table-cell>
          <table:table-cell table:formula="of:=[.$M315]*[.$J$6]*1000" office:value-type="float" office:value="23.8796359873395" calcext:value-type="float">
            <text:p>23.8796359873395</text:p>
          </table:table-cell>
          <table:table-cell table:number-columns-repeated="3"/>
          <table:table-cell office:value-type="float" office:value="161.634" calcext:value-type="float">
            <text:p>161.634</text:p>
          </table:table-cell>
          <table:table-cell office:value-type="float" office:value="163.259" calcext:value-type="float">
            <text:p>163.259</text:p>
          </table:table-cell>
          <table:table-cell table:formula="of:=(([.K315]+[.L315])/2) * 0.000000000001" office:value-type="float" office:value="0.0000000001624465" calcext:value-type="float">
            <text:p>1.624465E-10</text:p>
          </table:table-cell>
        </table:table-row>
        <table:table-row table:style-name="ro1">
          <table:table-cell office:value-type="string" calcext:value-type="string">
            <text:p>AB11</text:p>
          </table:table-cell>
          <table:table-cell table:formula="of:=[.$M316]*[.$J$2]*1000" office:value-type="float" office:value="29.7785835" calcext:value-type="float">
            <text:p>29.7785835</text:p>
          </table:table-cell>
          <table:table-cell table:formula="of:=[.$M316]*[.$J$3]*1000" office:value-type="float" office:value="23.9205015" calcext:value-type="float">
            <text:p>23.9205015</text:p>
          </table:table-cell>
          <table:table-cell table:formula="of:=[.$M316]*[.$J$3]*1000" office:value-type="float" office:value="23.9205015" calcext:value-type="float">
            <text:p>23.9205015</text:p>
          </table:table-cell>
          <table:table-cell table:formula="of:=[.$M316]*[.$J$4]*1000" office:value-type="float" office:value="23.9205016627245" calcext:value-type="float">
            <text:p>23.9205016627245</text:p>
          </table:table-cell>
          <table:table-cell table:formula="of:=[.$M316]*[.$J$5]*1000" office:value-type="float" office:value="23.920501825449" calcext:value-type="float">
            <text:p>23.920501825449</text:p>
          </table:table-cell>
          <table:table-cell table:formula="of:=[.$M316]*[.$J$6]*1000" office:value-type="float" office:value="23.9205019881735" calcext:value-type="float">
            <text:p>23.9205019881735</text:p>
          </table:table-cell>
          <table:table-cell table:number-columns-repeated="3"/>
          <table:table-cell office:value-type="float" office:value="161.911" calcext:value-type="float">
            <text:p>161.911</text:p>
          </table:table-cell>
          <table:table-cell office:value-type="float" office:value="163.538" calcext:value-type="float">
            <text:p>163.538</text:p>
          </table:table-cell>
          <table:table-cell table:formula="of:=(([.K316]+[.L316])/2) * 0.000000000001" office:value-type="float" office:value="0.0000000001627245" calcext:value-type="float">
            <text:p>1.627245E-10</text:p>
          </table:table-cell>
        </table:table-row>
        <table:table-row table:style-name="ro1">
          <table:table-cell office:value-type="string" calcext:value-type="string">
            <text:p>AA9</text:p>
          </table:table-cell>
          <table:table-cell table:formula="of:=[.$M317]*[.$J$2]*1000" office:value-type="float" office:value="30.164073" calcext:value-type="float">
            <text:p>30.164073</text:p>
          </table:table-cell>
          <table:table-cell table:formula="of:=[.$M317]*[.$J$3]*1000" office:value-type="float" office:value="24.230157" calcext:value-type="float">
            <text:p>24.230157</text:p>
          </table:table-cell>
          <table:table-cell table:formula="of:=[.$M317]*[.$J$3]*1000" office:value-type="float" office:value="24.230157" calcext:value-type="float">
            <text:p>24.230157</text:p>
          </table:table-cell>
          <table:table-cell table:formula="of:=[.$M317]*[.$J$4]*1000" office:value-type="float" office:value="24.230157164831" calcext:value-type="float">
            <text:p>24.230157164831</text:p>
          </table:table-cell>
          <table:table-cell table:formula="of:=[.$M317]*[.$J$5]*1000" office:value-type="float" office:value="24.230157329662" calcext:value-type="float">
            <text:p>24.230157329662</text:p>
          </table:table-cell>
          <table:table-cell table:formula="of:=[.$M317]*[.$J$6]*1000" office:value-type="float" office:value="24.230157494493" calcext:value-type="float">
            <text:p>24.230157494493</text:p>
          </table:table-cell>
          <table:table-cell table:number-columns-repeated="3"/>
          <table:table-cell office:value-type="float" office:value="164.007" calcext:value-type="float">
            <text:p>164.007</text:p>
          </table:table-cell>
          <table:table-cell office:value-type="float" office:value="165.655" calcext:value-type="float">
            <text:p>165.655</text:p>
          </table:table-cell>
          <table:table-cell table:formula="of:=(([.K317]+[.L317])/2) * 0.000000000001" office:value-type="float" office:value="0.000000000164831" calcext:value-type="float">
            <text:p>1.64831E-10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.$M318]*[.$J$2]*1000" office:value-type="float" office:value="30.1659945" calcext:value-type="float">
            <text:p>30.1659945</text:p>
          </table:table-cell>
          <table:table-cell table:formula="of:=[.$M318]*[.$J$3]*1000" office:value-type="float" office:value="24.2317005" calcext:value-type="float">
            <text:p>24.2317005</text:p>
          </table:table-cell>
          <table:table-cell table:formula="of:=[.$M318]*[.$J$3]*1000" office:value-type="float" office:value="24.2317005" calcext:value-type="float">
            <text:p>24.2317005</text:p>
          </table:table-cell>
          <table:table-cell table:formula="of:=[.$M318]*[.$J$4]*1000" office:value-type="float" office:value="24.2317006648415" calcext:value-type="float">
            <text:p>24.2317006648415</text:p>
          </table:table-cell>
          <table:table-cell table:formula="of:=[.$M318]*[.$J$5]*1000" office:value-type="float" office:value="24.231700829683" calcext:value-type="float">
            <text:p>24.231700829683</text:p>
          </table:table-cell>
          <table:table-cell table:formula="of:=[.$M318]*[.$J$6]*1000" office:value-type="float" office:value="24.2317009945245" calcext:value-type="float">
            <text:p>24.2317009945245</text:p>
          </table:table-cell>
          <table:table-cell table:number-columns-repeated="3"/>
          <table:table-cell office:value-type="float" office:value="164.017" calcext:value-type="float">
            <text:p>164.017</text:p>
          </table:table-cell>
          <table:table-cell office:value-type="float" office:value="165.666" calcext:value-type="float">
            <text:p>165.666</text:p>
          </table:table-cell>
          <table:table-cell table:formula="of:=(([.K318]+[.L318])/2) * 0.000000000001" office:value-type="float" office:value="0.0000000001648415" calcext:value-type="float">
            <text:p>1.648415E-10</text:p>
          </table:table-cell>
        </table:table-row>
        <table:table-row table:style-name="ro1">
          <table:table-cell office:value-type="string" calcext:value-type="string">
            <text:p>AB2</text:p>
          </table:table-cell>
          <table:table-cell table:formula="of:=[.$M319]*[.$J$2]*1000" office:value-type="float" office:value="30.243495" calcext:value-type="float">
            <text:p>30.243495</text:p>
          </table:table-cell>
          <table:table-cell table:formula="of:=[.$M319]*[.$J$3]*1000" office:value-type="float" office:value="24.293955" calcext:value-type="float">
            <text:p>24.293955</text:p>
          </table:table-cell>
          <table:table-cell table:formula="of:=[.$M319]*[.$J$3]*1000" office:value-type="float" office:value="24.293955" calcext:value-type="float">
            <text:p>24.293955</text:p>
          </table:table-cell>
          <table:table-cell table:formula="of:=[.$M319]*[.$J$4]*1000" office:value-type="float" office:value="24.293955165265" calcext:value-type="float">
            <text:p>24.293955165265</text:p>
          </table:table-cell>
          <table:table-cell table:formula="of:=[.$M319]*[.$J$5]*1000" office:value-type="float" office:value="24.29395533053" calcext:value-type="float">
            <text:p>24.29395533053</text:p>
          </table:table-cell>
          <table:table-cell table:formula="of:=[.$M319]*[.$J$6]*1000" office:value-type="float" office:value="24.293955495795" calcext:value-type="float">
            <text:p>24.293955495795</text:p>
          </table:table-cell>
          <table:table-cell table:number-columns-repeated="3"/>
          <table:table-cell office:value-type="float" office:value="164.439" calcext:value-type="float">
            <text:p>164.439</text:p>
          </table:table-cell>
          <table:table-cell office:value-type="float" office:value="166.091" calcext:value-type="float">
            <text:p>166.091</text:p>
          </table:table-cell>
          <table:table-cell table:formula="of:=(([.K319]+[.L319])/2) * 0.000000000001" office:value-type="float" office:value="0.000000000165265" calcext:value-type="float">
            <text:p>1.65265E-10</text:p>
          </table:table-cell>
        </table:table-row>
        <table:table-row table:style-name="ro1">
          <table:table-cell office:value-type="string" calcext:value-type="string">
            <text:p>AB3</text:p>
          </table:table-cell>
          <table:table-cell table:formula="of:=[.$M320]*[.$J$2]*1000" office:value-type="float" office:value="30.371229" calcext:value-type="float">
            <text:p>30.371229</text:p>
          </table:table-cell>
          <table:table-cell table:formula="of:=[.$M320]*[.$J$3]*1000" office:value-type="float" office:value="24.396561" calcext:value-type="float">
            <text:p>24.396561</text:p>
          </table:table-cell>
          <table:table-cell table:formula="of:=[.$M320]*[.$J$3]*1000" office:value-type="float" office:value="24.396561" calcext:value-type="float">
            <text:p>24.396561</text:p>
          </table:table-cell>
          <table:table-cell table:formula="of:=[.$M320]*[.$J$4]*1000" office:value-type="float" office:value="24.396561165963" calcext:value-type="float">
            <text:p>24.396561165963</text:p>
          </table:table-cell>
          <table:table-cell table:formula="of:=[.$M320]*[.$J$5]*1000" office:value-type="float" office:value="24.396561331926" calcext:value-type="float">
            <text:p>24.396561331926</text:p>
          </table:table-cell>
          <table:table-cell table:formula="of:=[.$M320]*[.$J$6]*1000" office:value-type="float" office:value="24.396561497889" calcext:value-type="float">
            <text:p>24.396561497889</text:p>
          </table:table-cell>
          <table:table-cell table:number-columns-repeated="3"/>
          <table:table-cell office:value-type="float" office:value="165.133" calcext:value-type="float">
            <text:p>165.133</text:p>
          </table:table-cell>
          <table:table-cell office:value-type="float" office:value="166.793" calcext:value-type="float">
            <text:p>166.793</text:p>
          </table:table-cell>
          <table:table-cell table:formula="of:=(([.K320]+[.L320])/2) * 0.000000000001" office:value-type="float" office:value="0.000000000165963" calcext:value-type="float">
            <text:p>1.65963E-10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table:formula="of:=[.$M321]*[.$J$2]*1000" office:value-type="float" office:value="30.4016985" calcext:value-type="float">
            <text:p>30.4016985</text:p>
          </table:table-cell>
          <table:table-cell table:formula="of:=[.$M321]*[.$J$3]*1000" office:value-type="float" office:value="24.4210365" calcext:value-type="float">
            <text:p>24.4210365</text:p>
          </table:table-cell>
          <table:table-cell table:formula="of:=[.$M321]*[.$J$3]*1000" office:value-type="float" office:value="24.4210365" calcext:value-type="float">
            <text:p>24.4210365</text:p>
          </table:table-cell>
          <table:table-cell table:formula="of:=[.$M321]*[.$J$4]*1000" office:value-type="float" office:value="24.4210366661295" calcext:value-type="float">
            <text:p>24.4210366661295</text:p>
          </table:table-cell>
          <table:table-cell table:formula="of:=[.$M321]*[.$J$5]*1000" office:value-type="float" office:value="24.421036832259" calcext:value-type="float">
            <text:p>24.421036832259</text:p>
          </table:table-cell>
          <table:table-cell table:formula="of:=[.$M321]*[.$J$6]*1000" office:value-type="float" office:value="24.4210369983885" calcext:value-type="float">
            <text:p>24.4210369983885</text:p>
          </table:table-cell>
          <table:table-cell table:number-columns-repeated="3"/>
          <table:table-cell office:value-type="float" office:value="165.299" calcext:value-type="float">
            <text:p>165.299</text:p>
          </table:table-cell>
          <table:table-cell office:value-type="float" office:value="166.96" calcext:value-type="float">
            <text:p>166.96</text:p>
          </table:table-cell>
          <table:table-cell table:formula="of:=(([.K321]+[.L321])/2) * 0.000000000001" office:value-type="float" office:value="0.0000000001661295" calcext:value-type="float">
            <text:p>1.661295E-10</text:p>
          </table:table-cell>
        </table:table-row>
        <table:table-row table:style-name="ro1">
          <table:table-cell office:value-type="string" calcext:value-type="string">
            <text:p>AB1</text:p>
          </table:table-cell>
          <table:table-cell table:formula="of:=[.$M322]*[.$J$2]*1000" office:value-type="float" office:value="30.7170075" calcext:value-type="float">
            <text:p>30.7170075</text:p>
          </table:table-cell>
          <table:table-cell table:formula="of:=[.$M322]*[.$J$3]*1000" office:value-type="float" office:value="24.6743175" calcext:value-type="float">
            <text:p>24.6743175</text:p>
          </table:table-cell>
          <table:table-cell table:formula="of:=[.$M322]*[.$J$3]*1000" office:value-type="float" office:value="24.6743175" calcext:value-type="float">
            <text:p>24.6743175</text:p>
          </table:table-cell>
          <table:table-cell table:formula="of:=[.$M322]*[.$J$4]*1000" office:value-type="float" office:value="24.6743176678525" calcext:value-type="float">
            <text:p>24.6743176678525</text:p>
          </table:table-cell>
          <table:table-cell table:formula="of:=[.$M322]*[.$J$5]*1000" office:value-type="float" office:value="24.674317835705" calcext:value-type="float">
            <text:p>24.674317835705</text:p>
          </table:table-cell>
          <table:table-cell table:formula="of:=[.$M322]*[.$J$6]*1000" office:value-type="float" office:value="24.6743180035575" calcext:value-type="float">
            <text:p>24.6743180035575</text:p>
          </table:table-cell>
          <table:table-cell table:number-columns-repeated="3"/>
          <table:table-cell office:value-type="float" office:value="167.013" calcext:value-type="float">
            <text:p>167.013</text:p>
          </table:table-cell>
          <table:table-cell office:value-type="float" office:value="168.692" calcext:value-type="float">
            <text:p>168.692</text:p>
          </table:table-cell>
          <table:table-cell table:formula="of:=(([.K322]+[.L322])/2) * 0.000000000001" office:value-type="float" office:value="0.0000000001678525" calcext:value-type="float">
            <text:p>1.678525E-10</text:p>
          </table:table-cell>
        </table:table-row>
        <table:table-row table:style-name="ro1">
          <table:table-cell office:value-type="string" calcext:value-type="string">
            <text:p>AB13</text:p>
          </table:table-cell>
          <table:table-cell table:formula="of:=[.$M323]*[.$J$2]*1000" office:value-type="float" office:value="30.9058635" calcext:value-type="float">
            <text:p>30.9058635</text:p>
          </table:table-cell>
          <table:table-cell table:formula="of:=[.$M323]*[.$J$3]*1000" office:value-type="float" office:value="24.8260215" calcext:value-type="float">
            <text:p>24.8260215</text:p>
          </table:table-cell>
          <table:table-cell table:formula="of:=[.$M323]*[.$J$3]*1000" office:value-type="float" office:value="24.8260215" calcext:value-type="float">
            <text:p>24.8260215</text:p>
          </table:table-cell>
          <table:table-cell table:formula="of:=[.$M323]*[.$J$4]*1000" office:value-type="float" office:value="24.8260216688845" calcext:value-type="float">
            <text:p>24.8260216688845</text:p>
          </table:table-cell>
          <table:table-cell table:formula="of:=[.$M323]*[.$J$5]*1000" office:value-type="float" office:value="24.826021837769" calcext:value-type="float">
            <text:p>24.826021837769</text:p>
          </table:table-cell>
          <table:table-cell table:formula="of:=[.$M323]*[.$J$6]*1000" office:value-type="float" office:value="24.8260220066535" calcext:value-type="float">
            <text:p>24.8260220066535</text:p>
          </table:table-cell>
          <table:table-cell table:number-columns-repeated="3"/>
          <table:table-cell office:value-type="float" office:value="168.04" calcext:value-type="float">
            <text:p>168.04</text:p>
          </table:table-cell>
          <table:table-cell office:value-type="float" office:value="169.729" calcext:value-type="float">
            <text:p>169.729</text:p>
          </table:table-cell>
          <table:table-cell table:formula="of:=(([.K323]+[.L323])/2) * 0.000000000001" office:value-type="float" office:value="0.0000000001688845" calcext:value-type="float">
            <text:p>1.688845E-10</text:p>
          </table:table-cell>
        </table:table-row>
        <table:table-row table:style-name="ro1">
          <table:table-cell office:value-type="string" calcext:value-type="string">
            <text:p>AB10</text:p>
          </table:table-cell>
          <table:table-cell table:formula="of:=[.$M324]*[.$J$2]*1000" office:value-type="float" office:value="31.4623665" calcext:value-type="float">
            <text:p>31.4623665</text:p>
          </table:table-cell>
          <table:table-cell table:formula="of:=[.$M324]*[.$J$3]*1000" office:value-type="float" office:value="25.2730485" calcext:value-type="float">
            <text:p>25.2730485</text:p>
          </table:table-cell>
          <table:table-cell table:formula="of:=[.$M324]*[.$J$3]*1000" office:value-type="float" office:value="25.2730485" calcext:value-type="float">
            <text:p>25.2730485</text:p>
          </table:table-cell>
          <table:table-cell table:formula="of:=[.$M324]*[.$J$4]*1000" office:value-type="float" office:value="25.2730486719255" calcext:value-type="float">
            <text:p>25.2730486719255</text:p>
          </table:table-cell>
          <table:table-cell table:formula="of:=[.$M324]*[.$J$5]*1000" office:value-type="float" office:value="25.273048843851" calcext:value-type="float">
            <text:p>25.273048843851</text:p>
          </table:table-cell>
          <table:table-cell table:formula="of:=[.$M324]*[.$J$6]*1000" office:value-type="float" office:value="25.2730490157765" calcext:value-type="float">
            <text:p>25.2730490157765</text:p>
          </table:table-cell>
          <table:table-cell table:number-columns-repeated="3"/>
          <table:table-cell office:value-type="float" office:value="171.066" calcext:value-type="float">
            <text:p>171.066</text:p>
          </table:table-cell>
          <table:table-cell office:value-type="float" office:value="172.785" calcext:value-type="float">
            <text:p>172.785</text:p>
          </table:table-cell>
          <table:table-cell table:formula="of:=(([.K324]+[.L324])/2) * 0.000000000001" office:value-type="float" office:value="0.0000000001719255" calcext:value-type="float">
            <text:p>1.719255E-10</text:p>
          </table:table-cell>
        </table:table-row>
      </table:table>
      <table:named-expressions/>
      <table:database-ranges>
        <table:database-range table:name="__Anonymous_Sheet_DB__0" table:target-range-address="Sheet1.A2:Sheet1.B3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22:45:54.302594252</meta:creation-date>
    <dc:date>2020-08-31T16:35:18.718868759</dc:date>
    <meta:editing-duration>P1DT16H57M15S</meta:editing-duration>
    <meta:editing-cycles>5</meta:editing-cycles>
    <meta:generator>LibreOffice/6.4.4.2$Linux_X86_64 LibreOffice_project/40$Build-2</meta:generator>
    <meta:document-statistic meta:table-count="1" meta:cell-count="3253" meta:object-count="0"/>
  </office:meta>
</office:document-meta>
</file>